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06.85pt" svg:y="2.83pt">
            <loext:p draw:notify-on-update-of-ranges="Sheet1.K1:Sheet1.K490 Sheet1.J1:Sheet1.J49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[76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.7]</text:p>
          </table:table-cell>
          <table:table-cell office:value-type="float" office:value="1167.70586026432" calcext:value-type="float">
            <text:p>1167.7058602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5.0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.7]</text:p>
          </table:table-cell>
          <table:table-cell office:value-type="float" office:value="1136.42381990878" calcext:value-type="float">
            <text:p>1136.4238199088</text:p>
          </table:table-cell>
          <table:table-cell table:formula="of:=[.K1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75.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.7]</text:p>
          </table:table-cell>
          <table:table-cell office:value-type="float" office:value="1135.95905121381" calcext:value-type="float">
            <text:p>1135.9590512138</text:p>
          </table:table-cell>
          <table:table-cell table:formula="of:=[.K2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5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.7]</text:p>
          </table:table-cell>
          <table:table-cell office:value-type="float" office:value="1137.65361413864" calcext:value-type="float">
            <text:p>1137.6536141387</text:p>
          </table:table-cell>
          <table:table-cell table:formula="of:=[.K3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75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.7]</text:p>
          </table:table-cell>
          <table:table-cell office:value-type="float" office:value="1137.60158868745" calcext:value-type="float">
            <text:p>1137.6015886875</text:p>
          </table:table-cell>
          <table:table-cell table:formula="of:=[.K4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75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.7]</text:p>
          </table:table-cell>
          <table:table-cell office:value-type="float" office:value="1137.64849113052" calcext:value-type="float">
            <text:p>1137.6484911305</text:p>
          </table:table-cell>
          <table:table-cell table:formula="of:=[.K5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75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67" calcext:value-type="float">
            <text:p>2.67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.7]</text:p>
          </table:table-cell>
          <table:table-cell office:value-type="float" office:value="596.418573840756" calcext:value-type="float">
            <text:p>596.4185738408</text:p>
          </table:table-cell>
          <table:table-cell table:formula="of:=[.K6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75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0.7]</text:p>
          </table:table-cell>
          <table:table-cell office:value-type="float" office:value="1233.72772135667" calcext:value-type="float">
            <text:p>1233.7277213567</text:p>
          </table:table-cell>
          <table:table-cell table:formula="of:=[.K7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75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1.7]</text:p>
          </table:table-cell>
          <table:table-cell office:value-type="float" office:value="8320.83490523006" calcext:value-type="float">
            <text:p>8320.8349052301</text:p>
          </table:table-cell>
          <table:table-cell table:formula="of:=[.K8]+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75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.7]</text:p>
          </table:table-cell>
          <table:table-cell office:value-type="float" office:value="1137.71034899947" calcext:value-type="float">
            <text:p>1137.7103489995</text:p>
          </table:table-cell>
          <table:table-cell table:formula="of:=[.K9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75.2222222222222</text:p>
          </table:table-cell>
          <table:table-cell office:value-type="float" office:value="1.72222222222222" calcext:value-type="float">
            <text:p>1.7222222222</text:p>
          </table:table-cell>
          <table:table-cell office:value-type="float" office:value="0.722222222222222" calcext:value-type="float">
            <text:p>0.7222222222</text:p>
          </table:table-cell>
          <table:table-cell office:value-type="float" office:value="250.222222222222" calcext:value-type="float">
            <text:p>250.2222222222</text:p>
          </table:table-cell>
          <table:table-cell table:number-columns-repeated="2" office:value-type="float" office:value="0.722222222222222" calcext:value-type="float">
            <text:p>0.7222222222</text:p>
          </table:table-cell>
          <table:table-cell office:value-type="float" office:value="1.89222222222222" calcext:value-type="float">
            <text:p>1.8922222222</text:p>
          </table:table-cell>
          <table:table-cell office:value-type="float" office:value="1.18222222222222" calcext:value-type="float">
            <text:p>1.1822222222</text:p>
          </table:table-cell>
          <table:table-cell office:value-type="string" calcext:value-type="string">
            <text:p>1.0e-9]</text:p>
          </table:table-cell>
          <table:table-cell office:value-type="float" office:value="1304.77222731388" calcext:value-type="float">
            <text:p>1304.7722273139</text:p>
          </table:table-cell>
          <table:table-cell table:formula="of:=[.K10]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75.16666666666666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50.166666666667" calcext:value-type="float">
            <text:p>250.1666666667</text:p>
          </table:table-cell>
          <table:table-cell table:number-columns-repeated="2" office:value-type="float" office:value="0.666666666666667" calcext:value-type="float">
            <text:p>0.6666666667</text:p>
          </table:table-cell>
          <table:table-cell office:value-type="float" office:value="1.83666666666667" calcext:value-type="float">
            <text:p>1.8366666667</text:p>
          </table:table-cell>
          <table:table-cell office:value-type="float" office:value="1.12666666666667" calcext:value-type="float">
            <text:p>1.1266666667</text:p>
          </table:table-cell>
          <table:table-cell office:value-type="string" calcext:value-type="string">
            <text:p>0.3500000005]</text:p>
          </table:table-cell>
          <table:table-cell office:value-type="float" office:value="430.601517780941" calcext:value-type="float">
            <text:p>430.6015177809</text:p>
          </table:table-cell>
          <table:table-cell table:formula="of:=[.K11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75.25925925925924</text:p>
          </table:table-cell>
          <table:table-cell office:value-type="float" office:value="1.75925925925926" calcext:value-type="float">
            <text:p>1.7592592593</text:p>
          </table:table-cell>
          <table:table-cell office:value-type="float" office:value="0.759259259259259" calcext:value-type="float">
            <text:p>0.7592592593</text:p>
          </table:table-cell>
          <table:table-cell office:value-type="float" office:value="250.259259259259" calcext:value-type="float">
            <text:p>250.2592592593</text:p>
          </table:table-cell>
          <table:table-cell table:number-columns-repeated="2" office:value-type="float" office:value="0.759259259259259" calcext:value-type="float">
            <text:p>0.7592592593</text:p>
          </table:table-cell>
          <table:table-cell office:value-type="float" office:value="1.92925925925926" calcext:value-type="float">
            <text:p>1.929259259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6222222223333334]</text:p>
          </table:table-cell>
          <table:table-cell office:value-type="float" office:value="563.259400893342" calcext:value-type="float">
            <text:p>563.2594008933</text:p>
          </table:table-cell>
          <table:table-cell table:formula="of:=[.K12]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74.0946502057613</text:p>
          </table:table-cell>
          <table:table-cell office:value-type="float" office:value="1.81687242798354" calcext:value-type="float">
            <text:p>1.816872428</text:p>
          </table:table-cell>
          <table:table-cell office:value-type="float" office:value="0.816872427983539" calcext:value-type="float">
            <text:p>0.816872428</text:p>
          </table:table-cell>
          <table:table-cell office:value-type="float" office:value="250.316872427983" calcext:value-type="float">
            <text:p>250.316872428</text:p>
          </table:table-cell>
          <table:table-cell table:number-columns-repeated="2" office:value-type="float" office:value="0.816872427983539" calcext:value-type="float">
            <text:p>0.816872428</text:p>
          </table:table-cell>
          <table:table-cell office:value-type="float" office:value="1.98687242798354" calcext:value-type="float">
            <text:p>1.986872428</text:p>
          </table:table-cell>
          <table:table-cell office:value-type="float" office:value="0.783703703925926" calcext:value-type="float">
            <text:p>0.7837037039</text:p>
          </table:table-cell>
          <table:table-cell office:value-type="string" calcext:value-type="string">
            <text:p>0.6049382717407408]</text:p>
          </table:table-cell>
          <table:table-cell office:value-type="float" office:value="489.888479000708" calcext:value-type="float">
            <text:p>489.8884790007</text:p>
          </table:table-cell>
          <table:table-cell table:formula="of:=[.K13]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[74.89346136259715</text:p>
          </table:table-cell>
          <table:table-cell office:value-type="float" office:value="1.88728852309099" calcext:value-type="float">
            <text:p>1.8872885231</text:p>
          </table:table-cell>
          <table:table-cell office:value-type="float" office:value="0.887288523090992" calcext:value-type="float">
            <text:p>0.8872885231</text:p>
          </table:table-cell>
          <table:table-cell office:value-type="float" office:value="250.387288523091" calcext:value-type="float">
            <text:p>250.3872885231</text:p>
          </table:table-cell>
          <table:table-cell table:number-columns-repeated="2" office:value-type="float" office:value="0.887288523090992" calcext:value-type="float">
            <text:p>0.8872885231</text:p>
          </table:table-cell>
          <table:table-cell office:value-type="float" office:value="2.05728852309099" calcext:value-type="float">
            <text:p>2.0572885231</text:p>
          </table:table-cell>
          <table:table-cell office:value-type="float" office:value="0.744526749242798" calcext:value-type="float">
            <text:p>0.7445267492</text:p>
          </table:table-cell>
          <table:table-cell office:value-type="string" calcext:value-type="string">
            <text:p>0.5838134432386832]</text:p>
          </table:table-cell>
          <table:table-cell office:value-type="float" office:value="438.004632998796" calcext:value-type="float">
            <text:p>438.0046329988</text:p>
          </table:table-cell>
          <table:table-cell table:formula="of:=[.K14]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74.86978610984093</text:p>
          </table:table-cell>
          <table:table-cell office:value-type="float" office:value="1.97335263933343" calcext:value-type="float">
            <text:p>1.9733526393</text:p>
          </table:table-cell>
          <table:table-cell office:value-type="float" office:value="0.973352639333435" calcext:value-type="float">
            <text:p>0.9733526393</text:p>
          </table:table-cell>
          <table:table-cell office:value-type="float" office:value="249.251130417111" calcext:value-type="float">
            <text:p>249.2511304171</text:p>
          </table:table-cell>
          <table:table-cell table:number-columns-repeated="2" office:value-type="float" office:value="0.973352639333435" calcext:value-type="float">
            <text:p>0.9733526393</text:p>
          </table:table-cell>
          <table:table-cell office:value-type="float" office:value="2.14335263933343" calcext:value-type="float">
            <text:p>2.1433526393</text:p>
          </table:table-cell>
          <table:table-cell office:value-type="float" office:value="0.696643804630087" calcext:value-type="float">
            <text:p>0.6966438046</text:p>
          </table:table-cell>
          <table:table-cell office:value-type="string" calcext:value-type="string">
            <text:p>0.5579942084028349]</text:p>
          </table:table-cell>
          <table:table-cell office:value-type="float" office:value="413.444336804857" calcext:value-type="float">
            <text:p>413.4443368049</text:p>
          </table:table-cell>
          <table:table-cell table:formula="of:=[.K15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74.8046791647614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string" calcext:value-type="string">
            <text:p>0.4869913126042523]</text:p>
          </table:table-cell>
          <table:table-cell office:value-type="float" office:value="663.804627756811" calcext:value-type="float">
            <text:p>663.8046277568</text:p>
          </table:table-cell>
          <table:table-cell table:formula="of:=[.K16]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75.8046791647614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string" calcext:value-type="string">
            <text:p>0.4869913126042523]</text:p>
          </table:table-cell>
          <table:table-cell office:value-type="float" office:value="646.348212019906" calcext:value-type="float">
            <text:p>646.3482120199</text:p>
          </table:table-cell>
          <table:table-cell table:formula="of:=[.K17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74.8046791647614</text:p>
          </table:table-cell>
          <table:table-cell office:value-type="float" office:value="3.21002895900015" calcext:value-type="float">
            <text:p>3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string" calcext:value-type="string">
            <text:p>0.4869913126042523]</text:p>
          </table:table-cell>
          <table:table-cell office:value-type="float" office:value="660.638715825531" calcext:value-type="float">
            <text:p>660.6387158255</text:p>
          </table:table-cell>
          <table:table-cell table:formula="of:=[.K18]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74.8046791647614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string" calcext:value-type="string">
            <text:p>0.4869913126042523]</text:p>
          </table:table-cell>
          <table:table-cell office:value-type="float" office:value="661.748332422615" calcext:value-type="float">
            <text:p>661.7483324226</text:p>
          </table:table-cell>
          <table:table-cell table:formula="of:=[.K19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74.8046791647614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9.376695625667" calcext:value-type="float">
            <text:p>249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string" calcext:value-type="string">
            <text:p>0.4869913126042523]</text:p>
          </table:table-cell>
          <table:table-cell office:value-type="float" office:value="664.003374507995" calcext:value-type="float">
            <text:p>664.003374508</text:p>
          </table:table-cell>
          <table:table-cell table:formula="of:=[.K20]+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74.8046791647614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string" calcext:value-type="string">
            <text:p>0.4869913126042523]</text:p>
          </table:table-cell>
          <table:table-cell office:value-type="float" office:value="664.168253641441" calcext:value-type="float">
            <text:p>664.1682536414</text:p>
          </table:table-cell>
          <table:table-cell table:formula="of:=[.K21]+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74.8046791647614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string" calcext:value-type="string">
            <text:p>0.4869913126042523]</text:p>
          </table:table-cell>
          <table:table-cell office:value-type="float" office:value="663.794223641014" calcext:value-type="float">
            <text:p>663.794223641</text:p>
          </table:table-cell>
          <table:table-cell table:formula="of:=[.K22]+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74.8046791647614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3.38002895900015" calcext:value-type="float">
            <text:p>3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string" calcext:value-type="string">
            <text:p>0.4869913126042523]</text:p>
          </table:table-cell>
          <table:table-cell office:value-type="float" office:value="3890.87178762398" calcext:value-type="float">
            <text:p>3890.871787624</text:p>
          </table:table-cell>
          <table:table-cell table:formula="of:=[.K23]+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74.8046791647614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1.56496570694513" calcext:value-type="float">
            <text:p>1.5649657069</text:p>
          </table:table-cell>
          <table:table-cell office:value-type="string" calcext:value-type="string">
            <text:p>0.4869913126042523]</text:p>
          </table:table-cell>
          <table:table-cell office:value-type="float" office:value="901.114927356625" calcext:value-type="float">
            <text:p>901.1149273566</text:p>
          </table:table-cell>
          <table:table-cell table:formula="of:=[.K24]+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74.8046791647614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string" calcext:value-type="string">
            <text:p>1.4869913126042524]</text:p>
          </table:table-cell>
          <table:table-cell office:value-type="float" office:value="5669.14789659388" calcext:value-type="float">
            <text:p>5669.1478965939</text:p>
          </table:table-cell>
          <table:table-cell table:formula="of:=[.K25]+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[74.8046791647614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string" calcext:value-type="string">
            <text:p>0.4869913126042523]</text:p>
          </table:table-cell>
          <table:table-cell office:value-type="float" office:value="663.804627756811" calcext:value-type="float">
            <text:p>663.8046277568</text:p>
          </table:table-cell>
          <table:table-cell table:formula="of:=[.K26]+1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[75.02690138698362</text:p>
          </table:table-cell>
          <table:table-cell office:value-type="float" office:value="2.43225118122237" calcext:value-type="float">
            <text:p>2.4322511812</text:p>
          </table:table-cell>
          <table:table-cell office:value-type="float" office:value="1.43225118122237" calcext:value-type="float">
            <text:p>1.4322511812</text:p>
          </table:table-cell>
          <table:table-cell office:value-type="float" office:value="248.598917847889" calcext:value-type="float">
            <text:p>248.5989178479</text:p>
          </table:table-cell>
          <table:table-cell table:number-columns-repeated="2" office:value-type="float" office:value="1.43225118122237" calcext:value-type="float">
            <text:p>1.4322511812</text:p>
          </table:table-cell>
          <table:table-cell office:value-type="float" office:value="2.60225118122237" calcext:value-type="float">
            <text:p>2.6022511812</text:p>
          </table:table-cell>
          <table:table-cell office:value-type="float" office:value="0.787187929167352" calcext:value-type="float">
            <text:p>0.7871879292</text:p>
          </table:table-cell>
          <table:table-cell office:value-type="string" calcext:value-type="string">
            <text:p>1.0e-9]</text:p>
          </table:table-cell>
          <table:table-cell office:value-type="float" office:value="5622.67694349313" calcext:value-type="float">
            <text:p>5622.6769434931</text:p>
          </table:table-cell>
          <table:table-cell table:formula="of:=[.K27]+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[74.97134583142807</text:p>
          </table:table-cell>
          <table:table-cell office:value-type="float" office:value="2.37669562566682" calcext:value-type="float">
            <text:p>2.3766956257</text:p>
          </table:table-cell>
          <table:table-cell office:value-type="float" office:value="1.37669562566682" calcext:value-type="float">
            <text:p>1.3766956257</text:p>
          </table:table-cell>
          <table:table-cell office:value-type="float" office:value="248.543362292333" calcext:value-type="float">
            <text:p>248.5433622923</text:p>
          </table:table-cell>
          <table:table-cell table:number-columns-repeated="2" office:value-type="float" office:value="1.37669562566682" calcext:value-type="float">
            <text:p>1.3766956257</text:p>
          </table:table-cell>
          <table:table-cell office:value-type="float" office:value="2.54669562566682" calcext:value-type="float">
            <text:p>2.5466956257</text:p>
          </table:table-cell>
          <table:table-cell office:value-type="float" office:value="0.731632373611796" calcext:value-type="float">
            <text:p>0.7316323736</text:p>
          </table:table-cell>
          <table:table-cell office:value-type="string" calcext:value-type="string">
            <text:p>0.24349565680212618]</text:p>
          </table:table-cell>
          <table:table-cell office:value-type="float" office:value="2527.69599601114" calcext:value-type="float">
            <text:p>2527.6959960111</text:p>
          </table:table-cell>
          <table:table-cell table:formula="of:=[.K28]+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75.06393842402063</text:p>
          </table:table-cell>
          <table:table-cell office:value-type="float" office:value="2.46928821825941" calcext:value-type="float">
            <text:p>2.4692882183</text:p>
          </table:table-cell>
          <table:table-cell office:value-type="float" office:value="1.46928821825941" calcext:value-type="float">
            <text:p>1.4692882183</text:p>
          </table:table-cell>
          <table:table-cell office:value-type="float" office:value="248.635954884926" calcext:value-type="float">
            <text:p>248.6359548849</text:p>
          </table:table-cell>
          <table:table-cell table:number-columns-repeated="2" office:value-type="float" office:value="1.46928821825941" calcext:value-type="float">
            <text:p>1.4692882183</text:p>
          </table:table-cell>
          <table:table-cell office:value-type="float" office:value="1.41706599603719" calcext:value-type="float">
            <text:p>1.417065996</text:p>
          </table:table-cell>
          <table:table-cell office:value-type="float" office:value="0.824224966204389" calcext:value-type="float">
            <text:p>0.8242249662</text:p>
          </table:table-cell>
          <table:table-cell office:value-type="string" calcext:value-type="string">
            <text:p>0.43288116687044653]</text:p>
          </table:table-cell>
          <table:table-cell office:value-type="float" office:value="851.767599164288" calcext:value-type="float">
            <text:p>851.7675991643</text:p>
          </table:table-cell>
          <table:table-cell table:formula="of:=[.K29]+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74.91784788904121</text:p>
          </table:table-cell>
          <table:table-cell office:value-type="float" office:value="2.32319768327999" calcext:value-type="float">
            <text:p>2.3231976833</text:p>
          </table:table-cell>
          <table:table-cell office:value-type="float" office:value="1.32319768327999" calcext:value-type="float">
            <text:p>1.3231976833</text:p>
          </table:table-cell>
          <table:table-cell office:value-type="float" office:value="248.489864349946" calcext:value-type="float">
            <text:p>248.4898643499</text:p>
          </table:table-cell>
          <table:table-cell table:number-columns-repeated="2" office:value-type="float" office:value="1.32319768327999" calcext:value-type="float">
            <text:p>1.3231976833</text:p>
          </table:table-cell>
          <table:table-cell office:value-type="float" office:value="1.99937052278616" calcext:value-type="float">
            <text:p>1.9993705228</text:p>
          </table:table-cell>
          <table:table-cell office:value-type="float" office:value="0.678134431224966" calcext:value-type="float">
            <text:p>0.6781344312</text:p>
          </table:table-cell>
          <table:table-cell office:value-type="string" calcext:value-type="string">
            <text:p>0.7184624915766438]</text:p>
          </table:table-cell>
          <table:table-cell office:value-type="float" office:value="704.687636029816" calcext:value-type="float">
            <text:p>704.6876360298</text:p>
          </table:table-cell>
          <table:table-cell table:formula="of:=[.K30]+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[75.1096631611034</text:p>
          </table:table-cell>
          <table:table-cell office:value-type="float" office:value="2.51501295534217" calcext:value-type="float">
            <text:p>2.5150129553</text:p>
          </table:table-cell>
          <table:table-cell office:value-type="float" office:value="1.51501295534217" calcext:value-type="float">
            <text:p>1.5150129553</text:p>
          </table:table-cell>
          <table:table-cell office:value-type="float" office:value="248.681679622009" calcext:value-type="float">
            <text:p>248.681679622</text:p>
          </table:table-cell>
          <table:table-cell table:number-columns-repeated="2" office:value-type="float" office:value="1.51501295534217" calcext:value-type="float">
            <text:p>1.5150129553</text:p>
          </table:table-cell>
          <table:table-cell office:value-type="float" office:value="2.08144642584972" calcext:value-type="float">
            <text:p>2.081446425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264048755461602]</text:p>
          </table:table-cell>
          <table:table-cell office:value-type="float" office:value="377.514341436476" calcext:value-type="float">
            <text:p>377.5143414365</text:p>
          </table:table-cell>
          <table:table-cell table:formula="of:=[.K31]+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75.2621551592744</text:p>
          </table:table-cell>
          <table:table-cell office:value-type="float" office:value="2.66750495351318" calcext:value-type="float">
            <text:p>2.6675049535</text:p>
          </table:table-cell>
          <table:table-cell office:value-type="float" office:value="1.66750495351318" calcext:value-type="float">
            <text:p>1.6675049535</text:p>
          </table:table-cell>
          <table:table-cell office:value-type="float" office:value="248.83417162018" calcext:value-type="float">
            <text:p>248.8341716202</text:p>
          </table:table-cell>
          <table:table-cell table:number-columns-repeated="2" office:value-type="float" office:value="1.66750495351318" calcext:value-type="float">
            <text:p>1.6675049535</text:p>
          </table:table-cell>
          <table:table-cell office:value-type="float" office:value="1.9321551592745" calcext:value-type="float">
            <text:p>1.932155159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461116570171142]</text:p>
          </table:table-cell>
          <table:table-cell office:value-type="float" office:value="434.911512493498" calcext:value-type="float">
            <text:p>434.9115124935</text:p>
          </table:table-cell>
          <table:table-cell table:formula="of:=[.K32]+1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[74.89445206523389</text:p>
          </table:table-cell>
          <table:table-cell office:value-type="float" office:value="2.29980185947264" calcext:value-type="float">
            <text:p>2.2998018595</text:p>
          </table:table-cell>
          <table:table-cell office:value-type="float" office:value="1.29980185947264" calcext:value-type="float">
            <text:p>1.2998018595</text:p>
          </table:table-cell>
          <table:table-cell office:value-type="float" office:value="248.466468526139" calcext:value-type="float">
            <text:p>248.4664685261</text:p>
          </table:table-cell>
          <table:table-cell table:number-columns-repeated="2" office:value-type="float" office:value="1.29980185947264" calcext:value-type="float">
            <text:p>1.2998018595</text:p>
          </table:table-cell>
          <table:table-cell office:value-type="float" office:value="3.15887364730986" calcext:value-type="float">
            <text:p>3.1588736473</text:p>
          </table:table-cell>
          <table:table-cell office:value-type="float" office:value="0.205307118426916" calcext:value-type="float">
            <text:p>0.2053071184</text:p>
          </table:table-cell>
          <table:table-cell office:value-type="string" calcext:value-type="string">
            <text:p>0.6056773524236699]</text:p>
          </table:table-cell>
          <table:table-cell office:value-type="float" office:value="1650.08412502061" calcext:value-type="float">
            <text:p>1650.0841250206</text:p>
          </table:table-cell>
          <table:table-cell table:formula="of:=[.K33]+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75.02156683432395</text:p>
          </table:table-cell>
          <table:table-cell office:value-type="float" office:value="2.42691662856272" calcext:value-type="float">
            <text:p>2.4269166286</text:p>
          </table:table-cell>
          <table:table-cell office:value-type="float" office:value="1.42691662856272" calcext:value-type="float">
            <text:p>1.4269166286</text:p>
          </table:table-cell>
          <table:table-cell office:value-type="float" office:value="248.593583295229" calcext:value-type="float">
            <text:p>248.5935832952</text:p>
          </table:table-cell>
          <table:table-cell table:number-columns-repeated="2" office:value-type="float" office:value="1.42691662856272" calcext:value-type="float">
            <text:p>1.4269166286</text:p>
          </table:table-cell>
          <table:table-cell office:value-type="float" office:value="1.85251790885536" calcext:value-type="float">
            <text:p>1.8525179089</text:p>
          </table:table-cell>
          <table:table-cell office:value-type="float" office:value="0.669495504260021" calcext:value-type="float">
            <text:p>0.6694955043</text:p>
          </table:table-cell>
          <table:table-cell office:value-type="string" calcext:value-type="string">
            <text:p>0.4760802132587524]</text:p>
          </table:table-cell>
          <table:table-cell office:value-type="float" office:value="416.781554941359" calcext:value-type="float">
            <text:p>416.7815549414</text:p>
          </table:table-cell>
          <table:table-cell table:formula="of:=[.K34]+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[75.06359125472059</text:p>
          </table:table-cell>
          <table:table-cell office:value-type="float" office:value="2.46894104895934" calcext:value-type="float">
            <text:p>2.468941049</text:p>
          </table:table-cell>
          <table:table-cell office:value-type="float" office:value="1.46894104895934" calcext:value-type="float">
            <text:p>1.468941049</text:p>
          </table:table-cell>
          <table:table-cell office:value-type="float" office:value="248.635607715626" calcext:value-type="float">
            <text:p>248.6356077156</text:p>
          </table:table-cell>
          <table:table-cell table:number-columns-repeated="2" office:value-type="float" office:value="1.46894104895934" calcext:value-type="float">
            <text:p>1.468941049</text:p>
          </table:table-cell>
          <table:table-cell office:value-type="float" office:value="2.54393520635404" calcext:value-type="float">
            <text:p>2.5439352064</text:p>
          </table:table-cell>
          <table:table-cell office:value-type="float" office:value="0.349477891858575" calcext:value-type="float">
            <text:p>0.3494778919</text:p>
          </table:table-cell>
          <table:table-cell office:value-type="string" calcext:value-type="string">
            <text:p>0.2662332992023857]</text:p>
          </table:table-cell>
          <table:table-cell office:value-type="float" office:value="2245.13241009902" calcext:value-type="float">
            <text:p>2245.132410099</text:p>
          </table:table-cell>
          <table:table-cell table:formula="of:=[.K35]+1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74.95428373046106</text:p>
          </table:table-cell>
          <table:table-cell office:value-type="float" office:value="2.35963352469982" calcext:value-type="float">
            <text:p>2.3596335247</text:p>
          </table:table-cell>
          <table:table-cell office:value-type="float" office:value="1.35963352469983" calcext:value-type="float">
            <text:p>1.3596335247</text:p>
          </table:table-cell>
          <table:table-cell office:value-type="float" office:value="248.526300191366" calcext:value-type="float">
            <text:p>248.5263001914</text:p>
          </table:table-cell>
          <table:table-cell table:number-columns-repeated="2" office:value-type="float" office:value="1.35963352469983" calcext:value-type="float">
            <text:p>1.3596335247</text:p>
          </table:table-cell>
          <table:table-cell office:value-type="float" office:value="2.13551169367813" calcext:value-type="float">
            <text:p>2.1355116937</text:p>
          </table:table-cell>
          <table:table-cell office:value-type="float" office:value="0.595970296383368" calcext:value-type="float">
            <text:p>0.5959702964</text:p>
          </table:table-cell>
          <table:table-cell office:value-type="string" calcext:value-type="string">
            <text:p>0.6054051934830793]</text:p>
          </table:table-cell>
          <table:table-cell office:value-type="float" office:value="419.182815263207" calcext:value-type="float">
            <text:p>419.1828152632</text:p>
          </table:table-cell>
          <table:table-cell table:formula="of:=[.K36]+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[75.21000543804477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string" calcext:value-type="string">
            <text:p>0.5240186739256277]</text:p>
          </table:table-cell>
          <table:table-cell office:value-type="float" office:value="388.557584324059" calcext:value-type="float">
            <text:p>388.5575843241</text:p>
          </table:table-cell>
          <table:table-cell table:formula="of:=[.K37]+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[76.21000543804477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string" calcext:value-type="string">
            <text:p>0.5240186739256277]</text:p>
          </table:table-cell>
          <table:table-cell office:value-type="float" office:value="387.208265408019" calcext:value-type="float">
            <text:p>387.208265408</text:p>
          </table:table-cell>
          <table:table-cell table:formula="of:=[.K38]+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[75.21000543804477</text:p>
          </table:table-cell>
          <table:table-cell office:value-type="float" office:value="3.61535523228354" calcext:value-type="float">
            <text:p>3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string" calcext:value-type="string">
            <text:p>0.5240186739256277]</text:p>
          </table:table-cell>
          <table:table-cell office:value-type="float" office:value="386.149382564924" calcext:value-type="float">
            <text:p>386.1493825649</text:p>
          </table:table-cell>
          <table:table-cell table:formula="of:=[.K39]+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[75.21000543804477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string" calcext:value-type="string">
            <text:p>0.5240186739256277]</text:p>
          </table:table-cell>
          <table:table-cell office:value-type="float" office:value="387.36575263488" calcext:value-type="float">
            <text:p>387.3657526349</text:p>
          </table:table-cell>
          <table:table-cell table:formula="of:=[.K40]+1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[75.21000543804477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9.78202189895" calcext:value-type="float">
            <text:p>249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string" calcext:value-type="string">
            <text:p>0.5240186739256277]</text:p>
          </table:table-cell>
          <table:table-cell office:value-type="float" office:value="388.651727573102" calcext:value-type="float">
            <text:p>388.6517275731</text:p>
          </table:table-cell>
          <table:table-cell table:formula="of:=[.K41]+1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[75.21000543804477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1.39313301006132" calcext:value-type="float">
            <text:p>1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string" calcext:value-type="string">
            <text:p>0.5240186739256277]</text:p>
          </table:table-cell>
          <table:table-cell office:value-type="float" office:value="388.772735331922" calcext:value-type="float">
            <text:p>388.7727353319</text:p>
          </table:table-cell>
          <table:table-cell table:formula="of:=[.K42]+1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[75.21000543804477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string" calcext:value-type="string">
            <text:p>0.5240186739256277]</text:p>
          </table:table-cell>
          <table:table-cell office:value-type="float" office:value="388.286190782263" calcext:value-type="float">
            <text:p>388.2861907823</text:p>
          </table:table-cell>
          <table:table-cell table:formula="of:=[.K43]+1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[75.21000543804477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3.10893960006849" calcext:value-type="float">
            <text:p>3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string" calcext:value-type="string">
            <text:p>0.5240186739256277]</text:p>
          </table:table-cell>
          <table:table-cell office:value-type="float" office:value="2229.34877507183" calcext:value-type="float">
            <text:p>2229.3487750718</text:p>
          </table:table-cell>
          <table:table-cell table:formula="of:=[.K44]+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[75.21000543804477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1.46953652490246" calcext:value-type="float">
            <text:p>1.4695365249</text:p>
          </table:table-cell>
          <table:table-cell office:value-type="string" calcext:value-type="string">
            <text:p>0.5240186739256277]</text:p>
          </table:table-cell>
          <table:table-cell office:value-type="float" office:value="533.887465815488" calcext:value-type="float">
            <text:p>533.8874658155</text:p>
          </table:table-cell>
          <table:table-cell table:formula="of:=[.K45]+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[75.21000543804477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string" calcext:value-type="string">
            <text:p>1.5240186739256276]</text:p>
          </table:table-cell>
          <table:table-cell office:value-type="float" office:value="6361.18775005089" calcext:value-type="float">
            <text:p>6361.1877500509</text:p>
          </table:table-cell>
          <table:table-cell table:formula="of:=[.K46]+1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[75.21000543804477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string" calcext:value-type="string">
            <text:p>0.5240186739256277]</text:p>
          </table:table-cell>
          <table:table-cell office:value-type="float" office:value="388.557584324059" calcext:value-type="float">
            <text:p>388.5575843241</text:p>
          </table:table-cell>
          <table:table-cell table:formula="of:=[.K47]+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[75.43222766026697</text:p>
          </table:table-cell>
          <table:table-cell office:value-type="float" office:value="2.83757745450577" calcext:value-type="float">
            <text:p>2.8375774545</text:p>
          </table:table-cell>
          <table:table-cell office:value-type="float" office:value="1.83757745450577" calcext:value-type="float">
            <text:p>1.8375774545</text:p>
          </table:table-cell>
          <table:table-cell office:value-type="float" office:value="249.004244121172" calcext:value-type="float">
            <text:p>249.0042441212</text:p>
          </table:table-cell>
          <table:table-cell office:value-type="float" office:value="0.615355232283545" calcext:value-type="float">
            <text:p>0.6153552323</text:p>
          </table:table-cell>
          <table:table-cell office:value-type="float" office:value="1.83757745450577" calcext:value-type="float">
            <text:p>1.8375774545</text:p>
          </table:table-cell>
          <table:table-cell office:value-type="float" office:value="2.33116182229071" calcext:value-type="float">
            <text:p>2.3311618223</text:p>
          </table:table-cell>
          <table:table-cell office:value-type="float" office:value="0.691758747124685" calcext:value-type="float">
            <text:p>0.6917587471</text:p>
          </table:table-cell>
          <table:table-cell office:value-type="string" calcext:value-type="string">
            <text:p>1.0e-9]</text:p>
          </table:table-cell>
          <table:table-cell office:value-type="float" office:value="3491.78163544674" calcext:value-type="float">
            <text:p>3491.7816354468</text:p>
          </table:table-cell>
          <table:table-cell table:formula="of:=[.K48]+1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[75.37667210471142</text:p>
          </table:table-cell>
          <table:table-cell office:value-type="float" office:value="2.78202189895021" calcext:value-type="float">
            <text:p>2.782021899</text:p>
          </table:table-cell>
          <table:table-cell office:value-type="float" office:value="1.78202189895021" calcext:value-type="float">
            <text:p>1.782021899</text:p>
          </table:table-cell>
          <table:table-cell office:value-type="float" office:value="248.948688565617" calcext:value-type="float">
            <text:p>248.9486885656</text:p>
          </table:table-cell>
          <table:table-cell office:value-type="float" office:value="0.55979967672799" calcext:value-type="float">
            <text:p>0.5597996767</text:p>
          </table:table-cell>
          <table:table-cell office:value-type="float" office:value="1.78202189895021" calcext:value-type="float">
            <text:p>1.782021899</text:p>
          </table:table-cell>
          <table:table-cell office:value-type="float" office:value="2.27560626673516" calcext:value-type="float">
            <text:p>2.2756062667</text:p>
          </table:table-cell>
          <table:table-cell office:value-type="float" office:value="0.63620319156913" calcext:value-type="float">
            <text:p>0.6362031916</text:p>
          </table:table-cell>
          <table:table-cell office:value-type="string" calcext:value-type="string">
            <text:p>0.26200933746281385]</text:p>
          </table:table-cell>
          <table:table-cell office:value-type="float" office:value="1305.88794637194" calcext:value-type="float">
            <text:p>1305.8879463719</text:p>
          </table:table-cell>
          <table:table-cell table:formula="of:=[.K49]+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[75.46926469730401</text:p>
          </table:table-cell>
          <table:table-cell office:value-type="float" office:value="2.8746144915428" calcext:value-type="float">
            <text:p>2.8746144915</text:p>
          </table:table-cell>
          <table:table-cell office:value-type="float" office:value="1.8746144915428" calcext:value-type="float">
            <text:p>1.8746144915</text:p>
          </table:table-cell>
          <table:table-cell office:value-type="float" office:value="249.041281158209" calcext:value-type="float">
            <text:p>249.0412811582</text:p>
          </table:table-cell>
          <table:table-cell office:value-type="float" office:value="0.652392269320582" calcext:value-type="float">
            <text:p>0.6523922693</text:p>
          </table:table-cell>
          <table:table-cell office:value-type="float" office:value="1.8746144915428" calcext:value-type="float">
            <text:p>1.8746144915</text:p>
          </table:table-cell>
          <table:table-cell office:value-type="float" office:value="1.14597663710553" calcext:value-type="float">
            <text:p>1.1459766371</text:p>
          </table:table-cell>
          <table:table-cell office:value-type="float" office:value="0.728795784161722" calcext:value-type="float">
            <text:p>0.7287957842</text:p>
          </table:table-cell>
          <table:table-cell office:value-type="string" calcext:value-type="string">
            <text:p>0.46579437693389136]</text:p>
          </table:table-cell>
          <table:table-cell office:value-type="float" office:value="1617.65000018036" calcext:value-type="float">
            <text:p>1617.6500001804</text:p>
          </table:table-cell>
          <table:table-cell table:formula="of:=[.K50]+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[75.4044498824892</text:p>
          </table:table-cell>
          <table:table-cell office:value-type="float" office:value="2.80979967672799" calcext:value-type="float">
            <text:p>2.8097996767</text:p>
          </table:table-cell>
          <table:table-cell office:value-type="float" office:value="1.80979967672799" calcext:value-type="float">
            <text:p>1.8097996767</text:p>
          </table:table-cell>
          <table:table-cell office:value-type="float" office:value="248.976466343394" calcext:value-type="float">
            <text:p>248.9764663434</text:p>
          </table:table-cell>
          <table:table-cell office:value-type="float" office:value="0.587577454505767" calcext:value-type="float">
            <text:p>0.5875774545</text:p>
          </table:table-cell>
          <table:table-cell office:value-type="float" office:value="1.80979967672799" calcext:value-type="float">
            <text:p>1.8097996767</text:p>
          </table:table-cell>
          <table:table-cell office:value-type="float" office:value="1.63671737784627" calcext:value-type="float">
            <text:p>1.6367173778</text:p>
          </table:table-cell>
          <table:table-cell office:value-type="float" office:value="0.663980969346907" calcext:value-type="float">
            <text:p>0.6639809693</text:p>
          </table:table-cell>
          <table:table-cell office:value-type="string" calcext:value-type="string">
            <text:p>0.48035045118182546]</text:p>
          </table:table-cell>
          <table:table-cell office:value-type="float" office:value="606.401725353168" calcext:value-type="float">
            <text:p>606.4017253532</text:p>
          </table:table-cell>
          <table:table-cell table:formula="of:=[.K51]+1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[75.30877087014355</text:p>
          </table:table-cell>
          <table:table-cell office:value-type="float" office:value="2.71412066438231" calcext:value-type="float">
            <text:p>2.7141206644</text:p>
          </table:table-cell>
          <table:table-cell office:value-type="float" office:value="1.71412066438231" calcext:value-type="float">
            <text:p>1.7141206644</text:p>
          </table:table-cell>
          <table:table-cell office:value-type="float" office:value="248.880787331049" calcext:value-type="float">
            <text:p>248.880787331</text:p>
          </table:table-cell>
          <table:table-cell office:value-type="float" office:value="0.491898442160089" calcext:value-type="float">
            <text:p>0.4918984422</text:p>
          </table:table-cell>
          <table:table-cell office:value-type="float" office:value="1.71412066438231" calcext:value-type="float">
            <text:p>1.7141206644</text:p>
          </table:table-cell>
          <table:table-cell office:value-type="float" office:value="1.83733466179689" calcext:value-type="float">
            <text:p>1.8373346618</text:p>
          </table:table-cell>
          <table:table-cell office:value-type="float" office:value="0.568301957001228" calcext:value-type="float">
            <text:p>0.568301957</text:p>
          </table:table-cell>
          <table:table-cell office:value-type="string" calcext:value-type="string">
            <text:p>0.7763239608898189]</text:p>
          </table:table-cell>
          <table:table-cell office:value-type="float" office:value="1115.96943814257" calcext:value-type="float">
            <text:p>1115.9694381426</text:p>
          </table:table-cell>
          <table:table-cell table:formula="of:=[.K52]+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75.32574617878552</text:p>
          </table:table-cell>
          <table:table-cell office:value-type="float" office:value="2.73109597302428" calcext:value-type="float">
            <text:p>2.731095973</text:p>
          </table:table-cell>
          <table:table-cell office:value-type="float" office:value="1.73109597302429" calcext:value-type="float">
            <text:p>1.731095973</text:p>
          </table:table-cell>
          <table:table-cell office:value-type="float" office:value="248.897762639691" calcext:value-type="float">
            <text:p>248.8977626397</text:p>
          </table:table-cell>
          <table:table-cell office:value-type="float" office:value="0.508873750802064" calcext:value-type="float">
            <text:p>0.5088737508</text:p>
          </table:table-cell>
          <table:table-cell office:value-type="float" office:value="1.73109597302429" calcext:value-type="float">
            <text:p>1.731095973</text:p>
          </table:table-cell>
          <table:table-cell office:value-type="float" office:value="1.94690256303145" calcext:value-type="float">
            <text:p>1.946902563</text:p>
          </table:table-cell>
          <table:table-cell office:value-type="float" office:value="0.585277265643204" calcext:value-type="float">
            <text:p>0.5852772656</text:p>
          </table:table-cell>
          <table:table-cell office:value-type="string" calcext:value-type="string">
            <text:p>0.6477453050330677]</text:p>
          </table:table-cell>
          <table:table-cell office:value-type="float" office:value="593.647973976195" calcext:value-type="float">
            <text:p>593.6479739762</text:p>
          </table:table-cell>
          <table:table-cell table:formula="of:=[.K53]+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[75.2635033804316</text:p>
          </table:table-cell>
          <table:table-cell office:value-type="float" office:value="2.66885317467038" calcext:value-type="float">
            <text:p>2.6688531747</text:p>
          </table:table-cell>
          <table:table-cell office:value-type="float" office:value="1.66885317467038" calcext:value-type="float">
            <text:p>1.6688531747</text:p>
          </table:table-cell>
          <table:table-cell office:value-type="float" office:value="248.835519841337" calcext:value-type="float">
            <text:p>248.8355198413</text:p>
          </table:table-cell>
          <table:table-cell office:value-type="float" office:value="0.446630952448154" calcext:value-type="float">
            <text:p>0.4466309524</text:p>
          </table:table-cell>
          <table:table-cell office:value-type="float" office:value="1.66885317467038" calcext:value-type="float">
            <text:p>1.6688531747</text:p>
          </table:table-cell>
          <table:table-cell office:value-type="float" office:value="2.54515359183804" calcext:value-type="float">
            <text:p>2.5451535918</text:p>
          </table:table-cell>
          <table:table-cell office:value-type="float" office:value="0.523034467289294" calcext:value-type="float">
            <text:p>0.5230344673</text:p>
          </table:table-cell>
          <table:table-cell office:value-type="string" calcext:value-type="string">
            <text:p>0.5951817035821942]</text:p>
          </table:table-cell>
          <table:table-cell office:value-type="float" office:value="579.808895620143" calcext:value-type="float">
            <text:p>579.8088956201</text:p>
          </table:table-cell>
          <table:table-cell table:formula="of:=[.K54]+1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[75.32837535116775</text:p>
          </table:table-cell>
          <table:table-cell office:value-type="float" office:value="2.73372514540654" calcext:value-type="float">
            <text:p>2.7337251454</text:p>
          </table:table-cell>
          <table:table-cell office:value-type="float" office:value="1.73372514540654" calcext:value-type="float">
            <text:p>1.7337251454</text:p>
          </table:table-cell>
          <table:table-cell office:value-type="float" office:value="248.900391812073" calcext:value-type="float">
            <text:p>248.9003918121</text:p>
          </table:table-cell>
          <table:table-cell office:value-type="float" office:value="0.511502923184322" calcext:value-type="float">
            <text:p>0.5115029232</text:p>
          </table:table-cell>
          <table:table-cell office:value-type="float" office:value="1.73372514540654" calcext:value-type="float">
            <text:p>1.7337251454</text:p>
          </table:table-cell>
          <table:table-cell office:value-type="float" office:value="2.36791307972098" calcext:value-type="float">
            <text:p>2.3679130797</text:p>
          </table:table-cell>
          <table:table-cell office:value-type="float" office:value="0.587906438025463" calcext:value-type="float">
            <text:p>0.587906438</text:p>
          </table:table-cell>
          <table:table-cell office:value-type="string" calcext:value-type="string">
            <text:p>0.4161060494085358]</text:p>
          </table:table-cell>
          <table:table-cell office:value-type="float" office:value="858.818986599212" calcext:value-type="float">
            <text:p>858.8189865992</text:p>
          </table:table-cell>
          <table:table-cell table:formula="of:=[.K55]+1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[75.32640347188108</text:p>
          </table:table-cell>
          <table:table-cell office:value-type="float" office:value="2.73175326611985" calcext:value-type="float">
            <text:p>2.7317532661</text:p>
          </table:table-cell>
          <table:table-cell office:value-type="float" office:value="1.73175326611985" calcext:value-type="float">
            <text:p>1.7317532661</text:p>
          </table:table-cell>
          <table:table-cell office:value-type="float" office:value="248.898419932786" calcext:value-type="float">
            <text:p>248.8984199328</text:p>
          </table:table-cell>
          <table:table-cell office:value-type="float" office:value="0.509531043897629" calcext:value-type="float">
            <text:p>0.5095310439</text:p>
          </table:table-cell>
          <table:table-cell office:value-type="float" office:value="1.73175326611985" calcext:value-type="float">
            <text:p>1.7317532661</text:p>
          </table:table-cell>
          <table:table-cell office:value-type="float" office:value="2.05215519220384" calcext:value-type="float">
            <text:p>2.0521551922</text:p>
          </table:table-cell>
          <table:table-cell office:value-type="float" office:value="0.585934558738769" calcext:value-type="float">
            <text:p>0.5859345587</text:p>
          </table:table-cell>
          <table:table-cell office:value-type="string" calcext:value-type="string">
            <text:p>0.5898354911269348]</text:p>
          </table:table-cell>
          <table:table-cell office:value-type="float" office:value="430.934017411062" calcext:value-type="float">
            <text:p>430.9340174111</text:p>
          </table:table-cell>
          <table:table-cell table:formula="of:=[.K56]+1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[75.40459594762156</text:p>
          </table:table-cell>
          <table:table-cell office:value-type="float" office:value="2.80994574186034" calcext:value-type="float">
            <text:p>2.8099457419</text:p>
          </table:table-cell>
          <table:table-cell office:value-type="float" office:value="1.80994574186034" calcext:value-type="float">
            <text:p>1.8099457419</text:p>
          </table:table-cell>
          <table:table-cell office:value-type="float" office:value="248.976612408527" calcext:value-type="float">
            <text:p>248.9766124085</text:p>
          </table:table-cell>
          <table:table-cell office:value-type="float" office:value="0.587723519638115" calcext:value-type="float">
            <text:p>0.5877235196</text:p>
          </table:table-cell>
          <table:table-cell office:value-type="float" office:value="1.80994574186034" calcext:value-type="float">
            <text:p>1.8099457419</text:p>
          </table:table-cell>
          <table:table-cell office:value-type="float" office:value="1.66010685099569" calcext:value-type="float">
            <text:p>1.660106851</text:p>
          </table:table-cell>
          <table:table-cell office:value-type="float" office:value="0.664127034479255" calcext:value-type="float">
            <text:p>0.6641270345</text:p>
          </table:table-cell>
          <table:table-cell office:value-type="string" calcext:value-type="string">
            <text:p>0.46748160364712943]</text:p>
          </table:table-cell>
          <table:table-cell office:value-type="float" office:value="555.683556180971" calcext:value-type="float">
            <text:p>555.683556181</text:p>
          </table:table-cell>
          <table:table-cell table:formula="of:=[.K57]+1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[75.36932280582407</text:p>
          </table:table-cell>
          <table:table-cell office:value-type="float" office:value="2.77467260006285" calcext:value-type="float">
            <text:p>2.7746726001</text:p>
          </table:table-cell>
          <table:table-cell office:value-type="float" office:value="1.77467260006285" calcext:value-type="float">
            <text:p>1.7746726001</text:p>
          </table:table-cell>
          <table:table-cell office:value-type="float" office:value="248.941339266729" calcext:value-type="float">
            <text:p>248.9413392667</text:p>
          </table:table-cell>
          <table:table-cell office:value-type="float" office:value="0.552450377840625" calcext:value-type="float">
            <text:p>0.5524503778</text:p>
          </table:table-cell>
          <table:table-cell office:value-type="float" office:value="1.77467260006285" calcext:value-type="float">
            <text:p>1.7746726001</text:p>
          </table:table-cell>
          <table:table-cell office:value-type="float" office:value="1.88136853620628" calcext:value-type="float">
            <text:p>1.8813685362</text:p>
          </table:table-cell>
          <table:table-cell office:value-type="float" office:value="0.628853892681765" calcext:value-type="float">
            <text:p>0.6288538927</text:p>
          </table:table-cell>
          <table:table-cell office:value-type="string" calcext:value-type="string">
            <text:p>0.49940662863089563]</text:p>
          </table:table-cell>
          <table:table-cell office:value-type="float" office:value="422.068467213286" calcext:value-type="float">
            <text:p>422.0684672133</text:p>
          </table:table-cell>
          <table:table-cell table:formula="of:=[.K58]+1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[75.4934977495149</text:p>
          </table:table-cell>
          <table:table-cell office:value-type="float" office:value="2.89884754375368" calcext:value-type="float">
            <text:p>2.8988475438</text:p>
          </table:table-cell>
          <table:table-cell office:value-type="float" office:value="1.89884754375368" calcext:value-type="float">
            <text:p>1.8988475438</text:p>
          </table:table-cell>
          <table:table-cell office:value-type="float" office:value="249.06551421042" calcext:value-type="float">
            <text:p>249.0655142104</text:p>
          </table:table-cell>
          <table:table-cell office:value-type="float" office:value="0.676625321531458" calcext:value-type="float">
            <text:p>0.6766253215</text:p>
          </table:table-cell>
          <table:table-cell office:value-type="float" office:value="1.89884754375368" calcext:value-type="float">
            <text:p>1.8988475438</text:p>
          </table:table-cell>
          <table:table-cell office:value-type="float" office:value="2.0457494952403" calcext:value-type="float">
            <text:p>2.045749495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331752899048666]</text:p>
          </table:table-cell>
          <table:table-cell office:value-type="float" office:value="380.828571349456" calcext:value-type="float">
            <text:p>380.8285713495</text:p>
          </table:table-cell>
          <table:table-cell table:formula="of:=[.K59]+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[75.63524390524996</text:p>
          </table:table-cell>
          <table:table-cell office:value-type="float" office:value="3.04059369948875" calcext:value-type="float">
            <text:p>3.0405936995</text:p>
          </table:table-cell>
          <table:table-cell office:value-type="float" office:value="2.04059369948875" calcext:value-type="float">
            <text:p>2.0405936995</text:p>
          </table:table-cell>
          <table:table-cell office:value-type="float" office:value="249.207260366155" calcext:value-type="float">
            <text:p>249.2072603662</text:p>
          </table:table-cell>
          <table:table-cell office:value-type="float" office:value="0.818371477266525" calcext:value-type="float">
            <text:p>0.8183714773</text:p>
          </table:table-cell>
          <table:table-cell office:value-type="float" office:value="2.04059369948875" calcext:value-type="float">
            <text:p>2.0405936995</text:p>
          </table:table-cell>
          <table:table-cell office:value-type="float" office:value="2.0141544428262" calcext:value-type="float">
            <text:p>2.014154442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377535978944861]</text:p>
          </table:table-cell>
          <table:table-cell office:value-type="float" office:value="390.784811843457" calcext:value-type="float">
            <text:p>390.7848118435</text:p>
          </table:table-cell>
          <table:table-cell table:formula="of:=[.K60]+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[75.41423177737498</text:p>
          </table:table-cell>
          <table:table-cell office:value-type="float" office:value="2.81958157161378" calcext:value-type="float">
            <text:p>2.8195815716</text:p>
          </table:table-cell>
          <table:table-cell office:value-type="float" office:value="1.81958157161378" calcext:value-type="float">
            <text:p>1.8195815716</text:p>
          </table:table-cell>
          <table:table-cell office:value-type="float" office:value="248.98624823828" calcext:value-type="float">
            <text:p>248.9862482383</text:p>
          </table:table-cell>
          <table:table-cell office:value-type="float" office:value="0.597359349391559" calcext:value-type="float">
            <text:p>0.5973593494</text:p>
          </table:table-cell>
          <table:table-cell office:value-type="float" office:value="1.81958157161378" calcext:value-type="float">
            <text:p>1.8195815716</text:p>
          </table:table-cell>
          <table:table-cell office:value-type="float" office:value="2.10111041489083" calcext:value-type="float">
            <text:p>2.1011104149</text:p>
          </table:table-cell>
          <table:table-cell office:value-type="float" office:value="0.284200900816566" calcext:value-type="float">
            <text:p>0.2842009008</text:p>
          </table:table-cell>
          <table:table-cell office:value-type="string" calcext:value-type="string">
            <text:p>0.45476731687643324]</text:p>
          </table:table-cell>
          <table:table-cell office:value-type="float" office:value="410.237269303628" calcext:value-type="float">
            <text:p>410.2372693036</text:p>
          </table:table-cell>
          <table:table-cell table:formula="of:=[.K61]+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[75.38129221488778</text:p>
          </table:table-cell>
          <table:table-cell office:value-type="float" office:value="2.78664200912655" calcext:value-type="float">
            <text:p>2.7866420091</text:p>
          </table:table-cell>
          <table:table-cell office:value-type="float" office:value="1.78664200912655" calcext:value-type="float">
            <text:p>1.7866420091</text:p>
          </table:table-cell>
          <table:table-cell office:value-type="float" office:value="248.953308675793" calcext:value-type="float">
            <text:p>248.9533086758</text:p>
          </table:table-cell>
          <table:table-cell office:value-type="float" office:value="0.564419786904326" calcext:value-type="float">
            <text:p>0.5644197869</text:p>
          </table:table-cell>
          <table:table-cell office:value-type="float" office:value="1.78664200912655" calcext:value-type="float">
            <text:p>1.7866420091</text:p>
          </table:table-cell>
          <table:table-cell office:value-type="float" office:value="2.32072859948496" calcext:value-type="float">
            <text:p>2.3207285995</text:p>
          </table:table-cell>
          <table:table-cell office:value-type="float" office:value="0.164692013125748" calcext:value-type="float">
            <text:p>0.1646920131</text:p>
          </table:table-cell>
          <table:table-cell office:value-type="string" calcext:value-type="string">
            <text:p>0.5352763323159253]</text:p>
          </table:table-cell>
          <table:table-cell office:value-type="float" office:value="458.87052341255" calcext:value-type="float">
            <text:p>458.8705234126</text:p>
          </table:table-cell>
          <table:table-cell table:formula="of:=[.K62]+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[75.37231515809</text:p>
          </table:table-cell>
          <table:table-cell office:value-type="float" office:value="2.77766495232877" calcext:value-type="float">
            <text:p>2.7776649523</text:p>
          </table:table-cell>
          <table:table-cell office:value-type="float" office:value="1.77766495232877" calcext:value-type="float">
            <text:p>1.7776649523</text:p>
          </table:table-cell>
          <table:table-cell office:value-type="float" office:value="248.944331618995" calcext:value-type="float">
            <text:p>248.944331619</text:p>
          </table:table-cell>
          <table:table-cell office:value-type="float" office:value="0.55544273010655" calcext:value-type="float">
            <text:p>0.5554427301</text:p>
          </table:table-cell>
          <table:table-cell office:value-type="float" office:value="1.77766495232877" calcext:value-type="float">
            <text:p>1.7776649523</text:p>
          </table:table-cell>
          <table:table-cell office:value-type="float" office:value="1.99120855202595" calcext:value-type="float">
            <text:p>1.991208552</text:p>
          </table:table-cell>
          <table:table-cell office:value-type="float" office:value="0.512813422792761" calcext:value-type="float">
            <text:p>0.5128134228</text:p>
          </table:table-cell>
          <table:table-cell office:value-type="string" calcext:value-type="string">
            <text:p>0.508374054552153]</text:p>
          </table:table-cell>
          <table:table-cell office:value-type="float" office:value="387.696964893839" calcext:value-type="float">
            <text:p>387.6969648938</text:p>
          </table:table-cell>
          <table:table-cell table:formula="of:=[.K63]+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[75.32706843905127</text:p>
          </table:table-cell>
          <table:table-cell office:value-type="float" office:value="2.73241823329006" calcext:value-type="float">
            <text:p>2.7324182333</text:p>
          </table:table-cell>
          <table:table-cell office:value-type="float" office:value="1.73241823329006" calcext:value-type="float">
            <text:p>1.7324182333</text:p>
          </table:table-cell>
          <table:table-cell office:value-type="float" office:value="248.899084899956" calcext:value-type="float">
            <text:p>248.8990849</text:p>
          </table:table-cell>
          <table:table-cell office:value-type="float" office:value="0.510196011067834" calcext:value-type="float">
            <text:p>0.5101960111</text:p>
          </table:table-cell>
          <table:table-cell office:value-type="float" office:value="1.73241823329006" calcext:value-type="float">
            <text:p>1.7324182333</text:p>
          </table:table-cell>
          <table:table-cell office:value-type="float" office:value="2.07656408460821" calcext:value-type="float">
            <text:p>2.0765640846</text:p>
          </table:table-cell>
          <table:table-cell office:value-type="float" office:value="0.560147787652323" calcext:value-type="float">
            <text:p>0.5601477877</text:p>
          </table:table-cell>
          <table:table-cell office:value-type="string" calcext:value-type="string">
            <text:p>0.5918282524427698]</text:p>
          </table:table-cell>
          <table:table-cell office:value-type="float" office:value="422.190228063955" calcext:value-type="float">
            <text:p>422.190228064</text:p>
          </table:table-cell>
          <table:table-cell table:formula="of:=[.K64]+1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[75.39244094279405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string" calcext:value-type="string">
            <text:p>0.4890325507680174]</text:p>
          </table:table-cell>
          <table:table-cell office:value-type="float" office:value="387.929064965975" calcext:value-type="float">
            <text:p>387.929064966</text:p>
          </table:table-cell>
          <table:table-cell table:formula="of:=[.K65]+1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[76.39244094279405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string" calcext:value-type="string">
            <text:p>0.4890325507680174]</text:p>
          </table:table-cell>
          <table:table-cell office:value-type="float" office:value="384.813381539602" calcext:value-type="float">
            <text:p>384.8133815396</text:p>
          </table:table-cell>
          <table:table-cell table:formula="of:=[.K66]+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[75.39244094279405</text:p>
          </table:table-cell>
          <table:table-cell office:value-type="float" office:value="3.79779073703285" calcext:value-type="float">
            <text:p>3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string" calcext:value-type="string">
            <text:p>0.4890325507680174]</text:p>
          </table:table-cell>
          <table:table-cell office:value-type="float" office:value="385.776622327027" calcext:value-type="float">
            <text:p>385.776622327</text:p>
          </table:table-cell>
          <table:table-cell table:formula="of:=[.K67]+1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[75.39244094279405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string" calcext:value-type="string">
            <text:p>0.4890325507680174]</text:p>
          </table:table-cell>
          <table:table-cell office:value-type="float" office:value="387.030646209433" calcext:value-type="float">
            <text:p>387.0306462094</text:p>
          </table:table-cell>
          <table:table-cell table:formula="of:=[.K68]+1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[75.39244094279405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9.964457403699" calcext:value-type="float">
            <text:p>249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string" calcext:value-type="string">
            <text:p>0.4890325507680174]</text:p>
          </table:table-cell>
          <table:table-cell office:value-type="float" office:value="388.02039831348" calcext:value-type="float">
            <text:p>388.0203983135</text:p>
          </table:table-cell>
          <table:table-cell table:formula="of:=[.K69]+1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[75.39244094279405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1.57556851481063" calcext:value-type="float">
            <text:p>1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string" calcext:value-type="string">
            <text:p>0.4890325507680174]</text:p>
          </table:table-cell>
          <table:table-cell office:value-type="float" office:value="388.180980592029" calcext:value-type="float">
            <text:p>388.180980592</text:p>
          </table:table-cell>
          <table:table-cell table:formula="of:=[.K70]+1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[75.39244094279405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string" calcext:value-type="string">
            <text:p>0.4890325507680174]</text:p>
          </table:table-cell>
          <table:table-cell office:value-type="float" office:value="387.793920534218" calcext:value-type="float">
            <text:p>387.7939205342</text:p>
          </table:table-cell>
          <table:table-cell table:formula="of:=[.K71]+1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[75.39244094279405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3.09497383232018" calcext:value-type="float">
            <text:p>3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string" calcext:value-type="string">
            <text:p>0.4890325507680174]</text:p>
          </table:table-cell>
          <table:table-cell office:value-type="float" office:value="2481.43990213212" calcext:value-type="float">
            <text:p>2481.4399021321</text:p>
          </table:table-cell>
          <table:table-cell table:formula="of:=[.K72]+1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[75.39244094279405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1.35318762252551" calcext:value-type="float">
            <text:p>1.3531876225</text:p>
          </table:table-cell>
          <table:table-cell office:value-type="string" calcext:value-type="string">
            <text:p>0.4890325507680174]</text:p>
          </table:table-cell>
          <table:table-cell office:value-type="float" office:value="515.604039586367" calcext:value-type="float">
            <text:p>515.6040395864</text:p>
          </table:table-cell>
          <table:table-cell table:formula="of:=[.K73]+1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[75.39244094279405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string" calcext:value-type="string">
            <text:p>1.4890325507680173]</text:p>
          </table:table-cell>
          <table:table-cell office:value-type="float" office:value="6000.69831611397" calcext:value-type="float">
            <text:p>6000.698316114</text:p>
          </table:table-cell>
          <table:table-cell table:formula="of:=[.K74]+1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[75.39244094279405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string" calcext:value-type="string">
            <text:p>0.4890325507680174]</text:p>
          </table:table-cell>
          <table:table-cell office:value-type="float" office:value="387.929064965975" calcext:value-type="float">
            <text:p>387.929064966</text:p>
          </table:table-cell>
          <table:table-cell table:formula="of:=[.K75]+1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[75.61466316501628</text:p>
          </table:table-cell>
          <table:table-cell office:value-type="float" office:value="3.02001295925507" calcext:value-type="float">
            <text:p>3.0200129593</text:p>
          </table:table-cell>
          <table:table-cell office:value-type="float" office:value="2.02001295925507" calcext:value-type="float">
            <text:p>2.0200129593</text:p>
          </table:table-cell>
          <table:table-cell office:value-type="float" office:value="249.186679625921" calcext:value-type="float">
            <text:p>249.1866796259</text:p>
          </table:table-cell>
          <table:table-cell office:value-type="float" office:value="0.79779073703285" calcext:value-type="float">
            <text:p>0.797790737</text:p>
          </table:table-cell>
          <table:table-cell office:value-type="float" office:value="2.02001295925507" calcext:value-type="float">
            <text:p>2.0200129593</text:p>
          </table:table-cell>
          <table:table-cell office:value-type="float" office:value="2.3171960545424" calcext:value-type="float">
            <text:p>2.3171960545</text:p>
          </table:table-cell>
          <table:table-cell office:value-type="float" office:value="0.575409844747728" calcext:value-type="float">
            <text:p>0.5754098447</text:p>
          </table:table-cell>
          <table:table-cell office:value-type="string" calcext:value-type="string">
            <text:p>1.0e-9]</text:p>
          </table:table-cell>
          <table:table-cell office:value-type="float" office:value="3372.68833184213" calcext:value-type="float">
            <text:p>3372.6883318421</text:p>
          </table:table-cell>
          <table:table-cell table:formula="of:=[.K76]+1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[75.55910760946072</text:p>
          </table:table-cell>
          <table:table-cell office:value-type="float" office:value="2.96445740369951" calcext:value-type="float">
            <text:p>2.9644574037</text:p>
          </table:table-cell>
          <table:table-cell office:value-type="float" office:value="1.96445740369952" calcext:value-type="float">
            <text:p>1.9644574037</text:p>
          </table:table-cell>
          <table:table-cell office:value-type="float" office:value="249.131124070366" calcext:value-type="float">
            <text:p>249.1311240704</text:p>
          </table:table-cell>
          <table:table-cell office:value-type="float" office:value="0.742235181477294" calcext:value-type="float">
            <text:p>0.7422351815</text:p>
          </table:table-cell>
          <table:table-cell office:value-type="float" office:value="1.96445740369952" calcext:value-type="float">
            <text:p>1.9644574037</text:p>
          </table:table-cell>
          <table:table-cell office:value-type="float" office:value="2.26164049898684" calcext:value-type="float">
            <text:p>2.261640499</text:p>
          </table:table-cell>
          <table:table-cell office:value-type="float" office:value="0.519854289192172" calcext:value-type="float">
            <text:p>0.5198542892</text:p>
          </table:table-cell>
          <table:table-cell office:value-type="string" calcext:value-type="string">
            <text:p>0.24451627588400868]</text:p>
          </table:table-cell>
          <table:table-cell office:value-type="float" office:value="1329.77841517895" calcext:value-type="float">
            <text:p>1329.778415179</text:p>
          </table:table-cell>
          <table:table-cell table:formula="of:=[.K77]+1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[75.65170020205329</text:p>
          </table:table-cell>
          <table:table-cell office:value-type="float" office:value="3.05704999629211" calcext:value-type="float">
            <text:p>3.0570499963</text:p>
          </table:table-cell>
          <table:table-cell office:value-type="float" office:value="2.05704999629211" calcext:value-type="float">
            <text:p>2.0570499963</text:p>
          </table:table-cell>
          <table:table-cell office:value-type="float" office:value="249.223716662958" calcext:value-type="float">
            <text:p>249.223716663</text:p>
          </table:table-cell>
          <table:table-cell office:value-type="float" office:value="0.834827774069887" calcext:value-type="float">
            <text:p>0.8348277741</text:p>
          </table:table-cell>
          <table:table-cell office:value-type="float" office:value="2.05704999629211" calcext:value-type="float">
            <text:p>2.0570499963</text:p>
          </table:table-cell>
          <table:table-cell office:value-type="float" office:value="1.13201086935721" calcext:value-type="float">
            <text:p>1.1320108694</text:p>
          </table:table-cell>
          <table:table-cell office:value-type="float" office:value="0.612446881784765" calcext:value-type="float">
            <text:p>0.6124468818</text:p>
          </table:table-cell>
          <table:table-cell office:value-type="string" calcext:value-type="string">
            <text:p>0.43469560079379316]</text:p>
          </table:table-cell>
          <table:table-cell office:value-type="float" office:value="1571.694240399" calcext:value-type="float">
            <text:p>1571.694240399</text:p>
          </table:table-cell>
          <table:table-cell table:formula="of:=[.K78]+1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[75.58688538723848</text:p>
          </table:table-cell>
          <table:table-cell office:value-type="float" office:value="2.99223518147729" calcext:value-type="float">
            <text:p>2.9922351815</text:p>
          </table:table-cell>
          <table:table-cell office:value-type="float" office:value="1.99223518147729" calcext:value-type="float">
            <text:p>1.9922351815</text:p>
          </table:table-cell>
          <table:table-cell office:value-type="float" office:value="249.158901848144" calcext:value-type="float">
            <text:p>249.1589018481</text:p>
          </table:table-cell>
          <table:table-cell office:value-type="float" office:value="0.770012959255072" calcext:value-type="float">
            <text:p>0.7700129593</text:p>
          </table:table-cell>
          <table:table-cell office:value-type="float" office:value="1.99223518147729" calcext:value-type="float">
            <text:p>1.9922351815</text:p>
          </table:table-cell>
          <table:table-cell office:value-type="float" office:value="1.62275161009795" calcext:value-type="float">
            <text:p>1.6227516101</text:p>
          </table:table-cell>
          <table:table-cell office:value-type="float" office:value="0.54763206696995" calcext:value-type="float">
            <text:p>0.547632067</text:p>
          </table:table-cell>
          <table:table-cell office:value-type="string" calcext:value-type="string">
            <text:p>0.4482798382873492]</text:p>
          </table:table-cell>
          <table:table-cell office:value-type="float" office:value="564.254432737972" calcext:value-type="float">
            <text:p>564.254432738</text:p>
          </table:table-cell>
          <table:table-cell table:formula="of:=[.K79]+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[75.4912063748928</text:p>
          </table:table-cell>
          <table:table-cell office:value-type="float" office:value="2.89655616913161" calcext:value-type="float">
            <text:p>2.8965561691</text:p>
          </table:table-cell>
          <table:table-cell office:value-type="float" office:value="1.89655616913161" calcext:value-type="float">
            <text:p>1.8965561691</text:p>
          </table:table-cell>
          <table:table-cell office:value-type="float" office:value="249.063222835798" calcext:value-type="float">
            <text:p>249.0632228358</text:p>
          </table:table-cell>
          <table:table-cell office:value-type="float" office:value="0.674333946909393" calcext:value-type="float">
            <text:p>0.6743339469</text:p>
          </table:table-cell>
          <table:table-cell office:value-type="float" office:value="1.89655616913161" calcext:value-type="float">
            <text:p>1.8965561691</text:p>
          </table:table-cell>
          <table:table-cell office:value-type="float" office:value="1.82336889404857" calcext:value-type="float">
            <text:p>1.823368894</text:p>
          </table:table-cell>
          <table:table-cell office:value-type="float" office:value="0.451953054624271" calcext:value-type="float">
            <text:p>0.4519530546</text:p>
          </table:table-cell>
          <table:table-cell office:value-type="string" calcext:value-type="string">
            <text:p>0.7244926673229888]</text:p>
          </table:table-cell>
          <table:table-cell office:value-type="float" office:value="960.436597234006" calcext:value-type="float">
            <text:p>960.436597234</text:p>
          </table:table-cell>
          <table:table-cell table:formula="of:=[.K80]+1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[75.50818168353479</text:p>
          </table:table-cell>
          <table:table-cell office:value-type="float" office:value="2.91353147777359" calcext:value-type="float">
            <text:p>2.9135314778</text:p>
          </table:table-cell>
          <table:table-cell office:value-type="float" office:value="1.91353147777359" calcext:value-type="float">
            <text:p>1.9135314778</text:p>
          </table:table-cell>
          <table:table-cell office:value-type="float" office:value="249.08019814444" calcext:value-type="float">
            <text:p>249.0801981444</text:p>
          </table:table-cell>
          <table:table-cell office:value-type="float" office:value="0.691309255551368" calcext:value-type="float">
            <text:p>0.6913092556</text:p>
          </table:table-cell>
          <table:table-cell office:value-type="float" office:value="1.91353147777359" calcext:value-type="float">
            <text:p>1.9135314778</text:p>
          </table:table-cell>
          <table:table-cell office:value-type="float" office:value="1.93293679528314" calcext:value-type="float">
            <text:p>1.9329367953</text:p>
          </table:table-cell>
          <table:table-cell office:value-type="float" office:value="0.468928363266246" calcext:value-type="float">
            <text:p>0.4689283633</text:p>
          </table:table-cell>
          <table:table-cell office:value-type="string" calcext:value-type="string">
            <text:p>0.6044985694632438]</text:p>
          </table:table-cell>
          <table:table-cell office:value-type="float" office:value="520.814537409796" calcext:value-type="float">
            <text:p>520.8145374098</text:p>
          </table:table-cell>
          <table:table-cell table:formula="of:=[.K81]+1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[75.44593888518088</text:p>
          </table:table-cell>
          <table:table-cell office:value-type="float" office:value="2.85128867941968" calcext:value-type="float">
            <text:p>2.8512886794</text:p>
          </table:table-cell>
          <table:table-cell office:value-type="float" office:value="1.85128867941968" calcext:value-type="float">
            <text:p>1.8512886794</text:p>
          </table:table-cell>
          <table:table-cell office:value-type="float" office:value="249.017955346086" calcext:value-type="float">
            <text:p>249.0179553461</text:p>
          </table:table-cell>
          <table:table-cell office:value-type="float" office:value="0.629066457197459" calcext:value-type="float">
            <text:p>0.6290664572</text:p>
          </table:table-cell>
          <table:table-cell office:value-type="float" office:value="1.85128867941968" calcext:value-type="float">
            <text:p>1.8512886794</text:p>
          </table:table-cell>
          <table:table-cell office:value-type="float" office:value="2.53118782408972" calcext:value-type="float">
            <text:p>2.5311878241</text:p>
          </table:table-cell>
          <table:table-cell office:value-type="float" office:value="0.406685564912337" calcext:value-type="float">
            <text:p>0.4066855649</text:p>
          </table:table-cell>
          <table:table-cell office:value-type="string" calcext:value-type="string">
            <text:p>0.5554443785142915]</text:p>
          </table:table-cell>
          <table:table-cell office:value-type="float" office:value="644.409774601463" calcext:value-type="float">
            <text:p>644.4097746015</text:p>
          </table:table-cell>
          <table:table-cell table:formula="of:=[.K82]+1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[75.55164876172408</text:p>
          </table:table-cell>
          <table:table-cell office:value-type="float" office:value="2.95699855596289" calcext:value-type="float">
            <text:p>2.956998556</text:p>
          </table:table-cell>
          <table:table-cell office:value-type="float" office:value="1.95699855596289" calcext:value-type="float">
            <text:p>1.956998556</text:p>
          </table:table-cell>
          <table:table-cell office:value-type="float" office:value="249.123665222629" calcext:value-type="float">
            <text:p>249.1236652226</text:p>
          </table:table-cell>
          <table:table-cell office:value-type="float" office:value="0.734776333740669" calcext:value-type="float">
            <text:p>0.7347763337</text:p>
          </table:table-cell>
          <table:table-cell office:value-type="float" office:value="1.95699855596289" calcext:value-type="float">
            <text:p>1.956998556</text:p>
          </table:table-cell>
          <table:table-cell office:value-type="float" office:value="1.8498606635959" calcext:value-type="float">
            <text:p>1.8498606636</text:p>
          </table:table-cell>
          <table:table-cell office:value-type="float" office:value="0.512395441455547" calcext:value-type="float">
            <text:p>0.5123954415</text:p>
          </table:table-cell>
          <table:table-cell office:value-type="string" calcext:value-type="string">
            <text:p>0.47507097334408477]</text:p>
          </table:table-cell>
          <table:table-cell office:value-type="float" office:value="410.028648201947" calcext:value-type="float">
            <text:p>410.0286482019</text:p>
          </table:table-cell>
          <table:table-cell table:formula="of:=[.K83]+1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[75.53430193959335</text:p>
          </table:table-cell>
          <table:table-cell office:value-type="float" office:value="2.93965173383212" calcext:value-type="float">
            <text:p>2.9396517338</text:p>
          </table:table-cell>
          <table:table-cell office:value-type="float" office:value="1.93965173383212" calcext:value-type="float">
            <text:p>1.9396517338</text:p>
          </table:table-cell>
          <table:table-cell office:value-type="float" office:value="249.106318400499" calcext:value-type="float">
            <text:p>249.1063184005</text:p>
          </table:table-cell>
          <table:table-cell office:value-type="float" office:value="0.717429511609896" calcext:value-type="float">
            <text:p>0.7174295116</text:p>
          </table:table-cell>
          <table:table-cell office:value-type="float" office:value="1.93965173383212" calcext:value-type="float">
            <text:p>1.9396517338</text:p>
          </table:table-cell>
          <table:table-cell office:value-type="float" office:value="2.20254127630737" calcext:value-type="float">
            <text:p>2.2025412763</text:p>
          </table:table-cell>
          <table:table-cell office:value-type="float" office:value="0.495048619324774" calcext:value-type="float">
            <text:p>0.4950486193</text:p>
          </table:table-cell>
          <table:table-cell office:value-type="string" calcext:value-type="string">
            <text:p>0.370463959311917]</text:p>
          </table:table-cell>
          <table:table-cell office:value-type="float" office:value="688.401226542029" calcext:value-type="float">
            <text:p>688.401226542</text:p>
          </table:table-cell>
          <table:table-cell table:formula="of:=[.K84]+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[75.51471174754943</text:p>
          </table:table-cell>
          <table:table-cell office:value-type="float" office:value="2.92006154178822" calcext:value-type="float">
            <text:p>2.9200615418</text:p>
          </table:table-cell>
          <table:table-cell office:value-type="float" office:value="1.92006154178822" calcext:value-type="float">
            <text:p>1.9200615418</text:p>
          </table:table-cell>
          <table:table-cell office:value-type="float" office:value="249.086728208455" calcext:value-type="float">
            <text:p>249.0867282085</text:p>
          </table:table-cell>
          <table:table-cell office:value-type="float" office:value="0.697839319566" calcext:value-type="float">
            <text:p>0.6978393196</text:p>
          </table:table-cell>
          <table:table-cell office:value-type="float" office:value="1.92006154178822" calcext:value-type="float">
            <text:p>1.9200615418</text:p>
          </table:table-cell>
          <table:table-cell office:value-type="float" office:value="2.0003379155392" calcext:value-type="float">
            <text:p>2.0003379155</text:p>
          </table:table-cell>
          <table:table-cell office:value-type="float" office:value="0.475458427280878" calcext:value-type="float">
            <text:p>0.4754584273</text:p>
          </table:table-cell>
          <table:table-cell office:value-type="string" calcext:value-type="string">
            <text:p>0.5459899169254121]</text:p>
          </table:table-cell>
          <table:table-cell office:value-type="float" office:value="405.989731228271" calcext:value-type="float">
            <text:p>405.9897312283</text:p>
          </table:table-cell>
          <table:table-cell table:formula="of:=[.K85]+1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[75.6772139702797</text:p>
          </table:table-cell>
          <table:table-cell office:value-type="float" office:value="3.0825637645185" calcext:value-type="float">
            <text:p>3.0825637645</text:p>
          </table:table-cell>
          <table:table-cell office:value-type="float" office:value="2.0825637645185" calcext:value-type="float">
            <text:p>2.0825637645</text:p>
          </table:table-cell>
          <table:table-cell office:value-type="float" office:value="249.249230431185" calcext:value-type="float">
            <text:p>249.2492304312</text:p>
          </table:table-cell>
          <table:table-cell office:value-type="float" office:value="0.860341542296275" calcext:value-type="float">
            <text:p>0.8603415423</text:p>
          </table:table-cell>
          <table:table-cell office:value-type="float" office:value="2.0825637645185" calcext:value-type="float">
            <text:p>2.0825637645</text:p>
          </table:table-cell>
          <table:table-cell office:value-type="float" office:value="2.01947403554123" calcext:value-type="float">
            <text:p>2.019474035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985871704865645]</text:p>
          </table:table-cell>
          <table:table-cell office:value-type="float" office:value="371.956654151381" calcext:value-type="float">
            <text:p>371.9566541514</text:p>
          </table:table-cell>
          <table:table-cell table:formula="of:=[.K86]+1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[75.81960048402252</text:p>
          </table:table-cell>
          <table:table-cell office:value-type="float" office:value="3.22495027826132" calcext:value-type="float">
            <text:p>3.2249502783</text:p>
          </table:table-cell>
          <table:table-cell office:value-type="float" office:value="2.22495027826132" calcext:value-type="float">
            <text:p>2.2249502783</text:p>
          </table:table-cell>
          <table:table-cell office:value-type="float" office:value="249.391616944928" calcext:value-type="float">
            <text:p>249.3916169449</text:p>
          </table:table-cell>
          <table:table-cell office:value-type="float" office:value="1.0027280560391" calcext:value-type="float">
            <text:p>1.002728056</text:p>
          </table:table-cell>
          <table:table-cell office:value-type="float" office:value="2.22495027826132" calcext:value-type="float">
            <text:p>2.2249502783</text:p>
          </table:table-cell>
          <table:table-cell office:value-type="float" office:value="1.98172413715176" calcext:value-type="float">
            <text:p>1.981724137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03364480345838]</text:p>
          </table:table-cell>
          <table:table-cell office:value-type="float" office:value="378.813317745901" calcext:value-type="float">
            <text:p>378.8133177459</text:p>
          </table:table-cell>
          <table:table-cell table:formula="of:=[.K87]+1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[75.5775509785271</text:p>
          </table:table-cell>
          <table:table-cell office:value-type="float" office:value="2.98290077276588" calcext:value-type="float">
            <text:p>2.9829007728</text:p>
          </table:table-cell>
          <table:table-cell office:value-type="float" office:value="1.98290077276588" calcext:value-type="float">
            <text:p>1.9829007728</text:p>
          </table:table-cell>
          <table:table-cell office:value-type="float" office:value="249.149567439432" calcext:value-type="float">
            <text:p>249.1495674394</text:p>
          </table:table-cell>
          <table:table-cell office:value-type="float" office:value="0.760678550543663" calcext:value-type="float">
            <text:p>0.7606785505</text:p>
          </table:table-cell>
          <table:table-cell office:value-type="float" office:value="1.98290077276588" calcext:value-type="float">
            <text:p>1.9829007728</text:p>
          </table:table-cell>
          <table:table-cell office:value-type="float" office:value="2.29389019838903" calcext:value-type="float">
            <text:p>2.2938901984</text:p>
          </table:table-cell>
          <table:table-cell office:value-type="float" office:value="0.142664955424324" calcext:value-type="float">
            <text:p>0.1426649554</text:p>
          </table:table-cell>
          <table:table-cell office:value-type="string" calcext:value-type="string">
            <text:p>0.5188361939108869]</text:p>
          </table:table-cell>
          <table:table-cell office:value-type="float" office:value="458.320948714138" calcext:value-type="float">
            <text:p>458.3209487141</text:p>
          </table:table-cell>
          <table:table-cell table:formula="of:=[.K88]+1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[75.55812431592483</text:p>
          </table:table-cell>
          <table:table-cell office:value-type="float" office:value="2.96347411016364" calcext:value-type="float">
            <text:p>2.9634741102</text:p>
          </table:table-cell>
          <table:table-cell office:value-type="float" office:value="1.96347411016364" calcext:value-type="float">
            <text:p>1.9634741102</text:p>
          </table:table-cell>
          <table:table-cell office:value-type="float" office:value="249.13014077683" calcext:value-type="float">
            <text:p>249.1301407768</text:p>
          </table:table-cell>
          <table:table-cell office:value-type="float" office:value="0.741251887941417" calcext:value-type="float">
            <text:p>0.7412518879</text:p>
          </table:table-cell>
          <table:table-cell office:value-type="float" office:value="1.96347411016364" calcext:value-type="float">
            <text:p>1.9634741102</text:p>
          </table:table-cell>
          <table:table-cell office:value-type="float" office:value="1.96086804729418" calcext:value-type="float">
            <text:p>1.9608680473</text:p>
          </table:table-cell>
          <table:table-cell office:value-type="float" office:value="0.419962819947741" calcext:value-type="float">
            <text:p>0.4199628199</text:p>
          </table:table-cell>
          <table:table-cell office:value-type="string" calcext:value-type="string">
            <text:p>0.4860122784857853]</text:p>
          </table:table-cell>
          <table:table-cell office:value-type="float" office:value="378.913869816362" calcext:value-type="float">
            <text:p>378.9138698164</text:p>
          </table:table-cell>
          <table:table-cell table:formula="of:=[.K89]+1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[75.6241352301185</text:p>
          </table:table-cell>
          <table:table-cell office:value-type="float" office:value="3.02948502435731" calcext:value-type="float">
            <text:p>3.0294850244</text:p>
          </table:table-cell>
          <table:table-cell office:value-type="float" office:value="2.02948502435731" calcext:value-type="float">
            <text:p>2.0294850244</text:p>
          </table:table-cell>
          <table:table-cell office:value-type="float" office:value="249.196151691024" calcext:value-type="float">
            <text:p>249.196151691</text:p>
          </table:table-cell>
          <table:table-cell office:value-type="float" office:value="0.807262802135091" calcext:value-type="float">
            <text:p>0.8072628021</text:p>
          </table:table-cell>
          <table:table-cell office:value-type="float" office:value="2.02948502435731" calcext:value-type="float">
            <text:p>2.0294850244</text:p>
          </table:table-cell>
          <table:table-cell office:value-type="float" office:value="2.13464186461351" calcext:value-type="float">
            <text:p>2.1346418646</text:p>
          </table:table-cell>
          <table:table-cell office:value-type="float" office:value="0.167269612413851" calcext:value-type="float">
            <text:p>0.1672696124</text:p>
          </table:table-cell>
          <table:table-cell office:value-type="string" calcext:value-type="string">
            <text:p>0.43458888623186454]</text:p>
          </table:table-cell>
          <table:table-cell office:value-type="float" office:value="449.96354469269" calcext:value-type="float">
            <text:p>449.9635446927</text:p>
          </table:table-cell>
          <table:table-cell table:formula="of:=[.K90]+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[75.5420676181917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string" calcext:value-type="string">
            <text:p>0.5181396592520252]</text:p>
          </table:table-cell>
          <table:table-cell office:value-type="float" office:value="380.354303593567" calcext:value-type="float">
            <text:p>380.3543035936</text:p>
          </table:table-cell>
          <table:table-cell table:formula="of:=[.K91]+1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[76.5420676181917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string" calcext:value-type="string">
            <text:p>0.5181396592520252]</text:p>
          </table:table-cell>
          <table:table-cell office:value-type="float" office:value="381.885261106768" calcext:value-type="float">
            <text:p>381.8852611068</text:p>
          </table:table-cell>
          <table:table-cell table:formula="of:=[.K92]+1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[75.5420676181917</text:p>
          </table:table-cell>
          <table:table-cell office:value-type="float" office:value="3.94741741243049" calcext:value-type="float">
            <text:p>3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string" calcext:value-type="string">
            <text:p>0.5181396592520252]</text:p>
          </table:table-cell>
          <table:table-cell office:value-type="float" office:value="378.321537491126" calcext:value-type="float">
            <text:p>378.3215374911</text:p>
          </table:table-cell>
          <table:table-cell table:formula="of:=[.K93]+1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[75.5420676181917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string" calcext:value-type="string">
            <text:p>0.5181396592520252]</text:p>
          </table:table-cell>
          <table:table-cell office:value-type="float" office:value="379.580232520865" calcext:value-type="float">
            <text:p>379.5802325209</text:p>
          </table:table-cell>
          <table:table-cell table:formula="of:=[.K94]+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[75.5420676181917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50.114084079097" calcext:value-type="float">
            <text:p>250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string" calcext:value-type="string">
            <text:p>0.5181396592520252]</text:p>
          </table:table-cell>
          <table:table-cell office:value-type="float" office:value="380.42099880501" calcext:value-type="float">
            <text:p>380.420998805</text:p>
          </table:table-cell>
          <table:table-cell table:formula="of:=[.K95]+1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[75.5420676181917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1.72519519020827" calcext:value-type="float">
            <text:p>1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string" calcext:value-type="string">
            <text:p>0.5181396592520252]</text:p>
          </table:table-cell>
          <table:table-cell office:value-type="float" office:value="380.524017232016" calcext:value-type="float">
            <text:p>380.524017232</text:p>
          </table:table-cell>
          <table:table-cell table:formula="of:=[.K96]+1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[75.5420676181917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string" calcext:value-type="string">
            <text:p>0.5181396592520252]</text:p>
          </table:table-cell>
          <table:table-cell office:value-type="float" office:value="380.129100108705" calcext:value-type="float">
            <text:p>380.1291001087</text:p>
          </table:table-cell>
          <table:table-cell table:formula="of:=[.K97]+1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[75.5420676181917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3.03391390280778" calcext:value-type="float">
            <text:p>3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string" calcext:value-type="string">
            <text:p>0.5181396592520252]</text:p>
          </table:table-cell>
          <table:table-cell office:value-type="float" office:value="1987.00715589392" calcext:value-type="float">
            <text:p>1987.0071558939</text:p>
          </table:table-cell>
          <table:table-cell table:formula="of:=[.K98]+1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[75.5420676181917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1.39841122356412" calcext:value-type="float">
            <text:p>1.3984112236</text:p>
          </table:table-cell>
          <table:table-cell office:value-type="string" calcext:value-type="string">
            <text:p>0.5181396592520252]</text:p>
          </table:table-cell>
          <table:table-cell office:value-type="float" office:value="498.514512292231" calcext:value-type="float">
            <text:p>498.5145122922</text:p>
          </table:table-cell>
          <table:table-cell table:formula="of:=[.K99]+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[75.5420676181917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string" calcext:value-type="string">
            <text:p>1.518139659252025]</text:p>
          </table:table-cell>
          <table:table-cell office:value-type="float" office:value="6398.4156862577" calcext:value-type="float">
            <text:p>6398.4156862577</text:p>
          </table:table-cell>
          <table:table-cell table:formula="of:=[.K100]+1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[75.5420676181917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string" calcext:value-type="string">
            <text:p>0.5181396592520252]</text:p>
          </table:table-cell>
          <table:table-cell office:value-type="float" office:value="380.354303593567" calcext:value-type="float">
            <text:p>380.3543035936</text:p>
          </table:table-cell>
          <table:table-cell table:formula="of:=[.K101]+1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[75.76428984041392</text:p>
          </table:table-cell>
          <table:table-cell office:value-type="float" office:value="3.16963963465271" calcext:value-type="float">
            <text:p>3.1696396347</text:p>
          </table:table-cell>
          <table:table-cell office:value-type="float" office:value="2.16963963465272" calcext:value-type="float">
            <text:p>2.1696396347</text:p>
          </table:table-cell>
          <table:table-cell office:value-type="float" office:value="249.336306301319" calcext:value-type="float">
            <text:p>249.3363063013</text:p>
          </table:table-cell>
          <table:table-cell office:value-type="float" office:value="0.947417412430495" calcext:value-type="float">
            <text:p>0.9474174124</text:p>
          </table:table-cell>
          <table:table-cell office:value-type="float" office:value="2.16963963465272" calcext:value-type="float">
            <text:p>2.1696396347</text:p>
          </table:table-cell>
          <table:table-cell office:value-type="float" office:value="2.25613612503" calcext:value-type="float">
            <text:p>2.256136125</text:p>
          </table:table-cell>
          <table:table-cell office:value-type="float" office:value="0.620633445786343" calcext:value-type="float">
            <text:p>0.6206334458</text:p>
          </table:table-cell>
          <table:table-cell office:value-type="string" calcext:value-type="string">
            <text:p>1.0e-9]</text:p>
          </table:table-cell>
          <table:table-cell office:value-type="float" office:value="2990.50347651716" calcext:value-type="float">
            <text:p>2990.5034765172</text:p>
          </table:table-cell>
          <table:table-cell table:formula="of:=[.K102]+1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[75.70873428485837</text:p>
          </table:table-cell>
          <table:table-cell office:value-type="float" office:value="3.11408407909716" calcext:value-type="float">
            <text:p>3.1140840791</text:p>
          </table:table-cell>
          <table:table-cell office:value-type="float" office:value="2.11408407909716" calcext:value-type="float">
            <text:p>2.1140840791</text:p>
          </table:table-cell>
          <table:table-cell office:value-type="float" office:value="249.280750745764" calcext:value-type="float">
            <text:p>249.2807507458</text:p>
          </table:table-cell>
          <table:table-cell office:value-type="float" office:value="0.891861856874939" calcext:value-type="float">
            <text:p>0.8918618569</text:p>
          </table:table-cell>
          <table:table-cell office:value-type="float" office:value="2.11408407909716" calcext:value-type="float">
            <text:p>2.1140840791</text:p>
          </table:table-cell>
          <table:table-cell office:value-type="float" office:value="2.20058056947444" calcext:value-type="float">
            <text:p>2.2005805695</text:p>
          </table:table-cell>
          <table:table-cell office:value-type="float" office:value="0.565077890230788" calcext:value-type="float">
            <text:p>0.5650778902</text:p>
          </table:table-cell>
          <table:table-cell office:value-type="string" calcext:value-type="string">
            <text:p>0.2590698301260126]</text:p>
          </table:table-cell>
          <table:table-cell office:value-type="float" office:value="1084.51216435843" calcext:value-type="float">
            <text:p>1084.5121643584</text:p>
          </table:table-cell>
          <table:table-cell table:formula="of:=[.K103]+1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[75.80132687745093</text:p>
          </table:table-cell>
          <table:table-cell office:value-type="float" office:value="3.20667667168975" calcext:value-type="float">
            <text:p>3.2066766717</text:p>
          </table:table-cell>
          <table:table-cell office:value-type="float" office:value="2.20667667168975" calcext:value-type="float">
            <text:p>2.2066766717</text:p>
          </table:table-cell>
          <table:table-cell office:value-type="float" office:value="249.373343338356" calcext:value-type="float">
            <text:p>249.3733433384</text:p>
          </table:table-cell>
          <table:table-cell office:value-type="float" office:value="0.984454449467532" calcext:value-type="float">
            <text:p>0.9844544495</text:p>
          </table:table-cell>
          <table:table-cell office:value-type="float" office:value="2.20667667168975" calcext:value-type="float">
            <text:p>2.2066766717</text:p>
          </table:table-cell>
          <table:table-cell office:value-type="float" office:value="1.07095093984481" calcext:value-type="float">
            <text:p>1.0709509398</text:p>
          </table:table-cell>
          <table:table-cell office:value-type="float" office:value="0.65767048282338" calcext:value-type="float">
            <text:p>0.6576704828</text:p>
          </table:table-cell>
          <table:table-cell office:value-type="string" calcext:value-type="string">
            <text:p>0.4605685861129113]</text:p>
          </table:table-cell>
          <table:table-cell office:value-type="float" office:value="1845.90773693008" calcext:value-type="float">
            <text:p>1845.9077369301</text:p>
          </table:table-cell>
          <table:table-cell table:formula="of:=[.K104]+1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[75.73651206263612</text:p>
          </table:table-cell>
          <table:table-cell office:value-type="float" office:value="3.14186185687494" calcext:value-type="float">
            <text:p>3.1418618569</text:p>
          </table:table-cell>
          <table:table-cell office:value-type="float" office:value="2.14186185687494" calcext:value-type="float">
            <text:p>2.1418618569</text:p>
          </table:table-cell>
          <table:table-cell office:value-type="float" office:value="249.308528523541" calcext:value-type="float">
            <text:p>249.3085285235</text:p>
          </table:table-cell>
          <table:table-cell office:value-type="float" office:value="0.919639634652717" calcext:value-type="float">
            <text:p>0.9196396347</text:p>
          </table:table-cell>
          <table:table-cell office:value-type="float" office:value="2.14186185687494" calcext:value-type="float">
            <text:p>2.1418618569</text:p>
          </table:table-cell>
          <table:table-cell office:value-type="float" office:value="1.56169168058555" calcext:value-type="float">
            <text:p>1.5616916806</text:p>
          </table:table-cell>
          <table:table-cell office:value-type="float" office:value="0.592855668008566" calcext:value-type="float">
            <text:p>0.592855668</text:p>
          </table:table-cell>
          <table:table-cell office:value-type="string" calcext:value-type="string">
            <text:p>0.4749613543976898]</text:p>
          </table:table-cell>
          <table:table-cell office:value-type="float" office:value="701.367070765088" calcext:value-type="float">
            <text:p>701.3670707651</text:p>
          </table:table-cell>
          <table:table-cell table:formula="of:=[.K105]+1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[75.64083305029044</text:p>
          </table:table-cell>
          <table:table-cell office:value-type="float" office:value="3.04618284452926" calcext:value-type="float">
            <text:p>3.0461828445</text:p>
          </table:table-cell>
          <table:table-cell office:value-type="float" office:value="2.04618284452926" calcext:value-type="float">
            <text:p>2.0461828445</text:p>
          </table:table-cell>
          <table:table-cell office:value-type="float" office:value="249.212849511196" calcext:value-type="float">
            <text:p>249.2128495112</text:p>
          </table:table-cell>
          <table:table-cell office:value-type="float" office:value="0.823960622307038" calcext:value-type="float">
            <text:p>0.8239606223</text:p>
          </table:table-cell>
          <table:table-cell office:value-type="float" office:value="2.04618284452926" calcext:value-type="float">
            <text:p>2.0461828445</text:p>
          </table:table-cell>
          <table:table-cell office:value-type="float" office:value="1.76230896453617" calcext:value-type="float">
            <text:p>1.7623089645</text:p>
          </table:table-cell>
          <table:table-cell office:value-type="float" office:value="0.497176655662887" calcext:value-type="float">
            <text:p>0.4971766557</text:p>
          </table:table-cell>
          <table:table-cell office:value-type="string" calcext:value-type="string">
            <text:p>0.7676143095215187]</text:p>
          </table:table-cell>
          <table:table-cell office:value-type="float" office:value="1220.79754695289" calcext:value-type="float">
            <text:p>1220.7975469529</text:p>
          </table:table-cell>
          <table:table-cell table:formula="of:=[.K106]+1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[75.69175897621639</text:p>
          </table:table-cell>
          <table:table-cell office:value-type="float" office:value="3.09710877045518" calcext:value-type="float">
            <text:p>3.0971087705</text:p>
          </table:table-cell>
          <table:table-cell office:value-type="float" office:value="2.09710877045519" calcext:value-type="float">
            <text:p>2.0971087705</text:p>
          </table:table-cell>
          <table:table-cell office:value-type="float" office:value="249.263775437122" calcext:value-type="float">
            <text:p>249.2637754371</text:p>
          </table:table-cell>
          <table:table-cell office:value-type="float" office:value="0.874886548232964" calcext:value-type="float">
            <text:p>0.8748865482</text:p>
          </table:table-cell>
          <table:table-cell office:value-type="float" office:value="2.09710877045518" calcext:value-type="float">
            <text:p>2.0971087705</text:p>
          </table:table-cell>
          <table:table-cell office:value-type="float" office:value="2.09101266823987" calcext:value-type="float">
            <text:p>2.0910126682</text:p>
          </table:table-cell>
          <table:table-cell office:value-type="float" office:value="0.548102581588813" calcext:value-type="float">
            <text:p>0.5481025816</text:p>
          </table:table-cell>
          <table:table-cell office:value-type="string" calcext:value-type="string">
            <text:p>0.3862059499748891]</text:p>
          </table:table-cell>
          <table:table-cell office:value-type="float" office:value="504.342572353599" calcext:value-type="float">
            <text:p>504.3425723536</text:p>
          </table:table-cell>
          <table:table-cell table:formula="of:=[.K107]+1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[75.6031101421972</text:p>
          </table:table-cell>
          <table:table-cell office:value-type="float" office:value="3.00845993643598" calcext:value-type="float">
            <text:p>3.0084599364</text:p>
          </table:table-cell>
          <table:table-cell office:value-type="float" office:value="2.00845993643598" calcext:value-type="float">
            <text:p>2.0084599364</text:p>
          </table:table-cell>
          <table:table-cell office:value-type="float" office:value="249.175126603102" calcext:value-type="float">
            <text:p>249.1751266031</text:p>
          </table:table-cell>
          <table:table-cell office:value-type="float" office:value="0.78623771421376" calcext:value-type="float">
            <text:p>0.7862377142</text:p>
          </table:table-cell>
          <table:table-cell office:value-type="float" office:value="2.00845993643598" calcext:value-type="float">
            <text:p>2.0084599364</text:p>
          </table:table-cell>
          <table:table-cell office:value-type="float" office:value="2.51882473957046" calcext:value-type="float">
            <text:p>2.5188247396</text:p>
          </table:table-cell>
          <table:table-cell office:value-type="float" office:value="0.459453747569608" calcext:value-type="float">
            <text:p>0.4594537476</text:p>
          </table:table-cell>
          <table:table-cell office:value-type="string" calcext:value-type="string">
            <text:p>0.5319993620447745]</text:p>
          </table:table-cell>
          <table:table-cell office:value-type="float" office:value="698.15782032428" calcext:value-type="float">
            <text:p>698.1578203243</text:p>
          </table:table-cell>
          <table:table-cell table:formula="of:=[.K108]+1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[75.63646062230693</text:p>
          </table:table-cell>
          <table:table-cell office:value-type="float" office:value="3.04181041654572" calcext:value-type="float">
            <text:p>3.0418104165</text:p>
          </table:table-cell>
          <table:table-cell office:value-type="float" office:value="2.04181041654572" calcext:value-type="float">
            <text:p>2.0418104165</text:p>
          </table:table-cell>
          <table:table-cell office:value-type="float" office:value="249.208477083212" calcext:value-type="float">
            <text:p>249.2084770832</text:p>
          </table:table-cell>
          <table:table-cell office:value-type="float" office:value="0.819588194323499" calcext:value-type="float">
            <text:p>0.8195881943</text:p>
          </table:table-cell>
          <table:table-cell office:value-type="float" office:value="2.04181041654572" calcext:value-type="float">
            <text:p>2.0418104165</text:p>
          </table:table-cell>
          <table:table-cell office:value-type="float" office:value="2.27954147482424" calcext:value-type="float">
            <text:p>2.2795414748</text:p>
          </table:table-cell>
          <table:table-cell office:value-type="float" office:value="0.492804227679348" calcext:value-type="float">
            <text:p>0.4928042277</text:p>
          </table:table-cell>
          <table:table-cell office:value-type="string" calcext:value-type="string">
            <text:p>0.5177398601330033]</text:p>
          </table:table-cell>
          <table:table-cell office:value-type="float" office:value="468.664804669999" calcext:value-type="float">
            <text:p>468.66480467</text:p>
          </table:table-cell>
          <table:table-cell table:formula="of:=[.K109]+1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[75.63557470552595</text:p>
          </table:table-cell>
          <table:table-cell office:value-type="float" office:value="3.04092449976474" calcext:value-type="float">
            <text:p>3.0409244998</text:p>
          </table:table-cell>
          <table:table-cell office:value-type="float" office:value="2.04092449976474" calcext:value-type="float">
            <text:p>2.0409244998</text:p>
          </table:table-cell>
          <table:table-cell office:value-type="float" office:value="249.207591166431" calcext:value-type="float">
            <text:p>249.2075911664</text:p>
          </table:table-cell>
          <table:table-cell office:value-type="float" office:value="0.818702277542521" calcext:value-type="float">
            <text:p>0.8187022775</text:p>
          </table:table-cell>
          <table:table-cell office:value-type="float" office:value="2.04092449976474" calcext:value-type="float">
            <text:p>2.0409244998</text:p>
          </table:table-cell>
          <table:table-cell office:value-type="float" office:value="2.03139904226822" calcext:value-type="float">
            <text:p>2.0313990423</text:p>
          </table:table-cell>
          <table:table-cell office:value-type="float" office:value="0.491918310898369" calcext:value-type="float">
            <text:p>0.4919183109</text:p>
          </table:table-cell>
          <table:table-cell office:value-type="string" calcext:value-type="string">
            <text:p>0.6499845242804896]</text:p>
          </table:table-cell>
          <table:table-cell office:value-type="float" office:value="524.010424566324" calcext:value-type="float">
            <text:p>524.0104245663</text:p>
          </table:table-cell>
          <table:table-cell table:formula="of:=[.K110]+1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[75.67771290854378</text:p>
          </table:table-cell>
          <table:table-cell office:value-type="float" office:value="3.08306270278257" calcext:value-type="float">
            <text:p>3.0830627028</text:p>
          </table:table-cell>
          <table:table-cell office:value-type="float" office:value="2.08306270278257" calcext:value-type="float">
            <text:p>2.0830627028</text:p>
          </table:table-cell>
          <table:table-cell office:value-type="float" office:value="249.249729369449" calcext:value-type="float">
            <text:p>249.2497293694</text:p>
          </table:table-cell>
          <table:table-cell office:value-type="float" office:value="0.860840480560353" calcext:value-type="float">
            <text:p>0.8608404806</text:p>
          </table:table-cell>
          <table:table-cell office:value-type="float" office:value="2.08306270278257" calcext:value-type="float">
            <text:p>2.0830627028</text:p>
          </table:table-cell>
          <table:table-cell office:value-type="float" office:value="2.07610926174696" calcext:value-type="float">
            <text:p>2.0761092617</text:p>
          </table:table-cell>
          <table:table-cell office:value-type="float" office:value="0.534056513916202" calcext:value-type="float">
            <text:p>0.5340565139</text:p>
          </table:table-cell>
          <table:table-cell office:value-type="string" calcext:value-type="string">
            <text:p>0.4521505935512892]</text:p>
          </table:table-cell>
          <table:table-cell office:value-type="float" office:value="411.397539450686" calcext:value-type="float">
            <text:p>411.3975394507</text:p>
          </table:table-cell>
          <table:table-cell table:formula="of:=[.K111]+1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[75.81540946140665</text:p>
          </table:table-cell>
          <table:table-cell office:value-type="float" office:value="3.22075925564545" calcext:value-type="float">
            <text:p>3.2207592556</text:p>
          </table:table-cell>
          <table:table-cell office:value-type="float" office:value="2.22075925564545" calcext:value-type="float">
            <text:p>2.2207592556</text:p>
          </table:table-cell>
          <table:table-cell office:value-type="float" office:value="249.387425922312" calcext:value-type="float">
            <text:p>249.3874259223</text:p>
          </table:table-cell>
          <table:table-cell office:value-type="float" office:value="0.99853703342323" calcext:value-type="float">
            <text:p>0.9985370334</text:p>
          </table:table-cell>
          <table:table-cell office:value-type="float" office:value="2.22075925564545" calcext:value-type="float">
            <text:p>2.2207592556</text:p>
          </table:table-cell>
          <table:table-cell office:value-type="float" office:value="2.09787455413125" calcext:value-type="float">
            <text:p>2.097874554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033865781809678]</text:p>
          </table:table-cell>
          <table:table-cell office:value-type="float" office:value="376.11711052105" calcext:value-type="float">
            <text:p>376.1171105211</text:p>
          </table:table-cell>
          <table:table-cell table:formula="of:=[.K112]+1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[75.95208038301412</text:p>
          </table:table-cell>
          <table:table-cell office:value-type="float" office:value="3.35743017725293" calcext:value-type="float">
            <text:p>3.3574301773</text:p>
          </table:table-cell>
          <table:table-cell office:value-type="float" office:value="2.35743017725293" calcext:value-type="float">
            <text:p>2.3574301773</text:p>
          </table:table-cell>
          <table:table-cell office:value-type="float" office:value="249.524096843919" calcext:value-type="float">
            <text:p>249.5240968439</text:p>
          </table:table-cell>
          <table:table-cell office:value-type="float" office:value="1.13520795503071" calcext:value-type="float">
            <text:p>1.135207955</text:p>
          </table:table-cell>
          <table:table-cell office:value-type="float" office:value="2.35743017725293" calcext:value-type="float">
            <text:p>2.3574301773</text:p>
          </table:table-cell>
          <table:table-cell office:value-type="float" office:value="2.12985487979299" calcext:value-type="float">
            <text:p>2.129854879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9601003764543905]</text:p>
          </table:table-cell>
          <table:table-cell office:value-type="float" office:value="385.992820708502" calcext:value-type="float">
            <text:p>385.9928207085</text:p>
          </table:table-cell>
          <table:table-cell table:formula="of:=[.K113]+1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[75.76078286598023</text:p>
          </table:table-cell>
          <table:table-cell office:value-type="float" office:value="3.16613266021905" calcext:value-type="float">
            <text:p>3.1661326602</text:p>
          </table:table-cell>
          <table:table-cell office:value-type="float" office:value="2.16613266021905" calcext:value-type="float">
            <text:p>2.1661326602</text:p>
          </table:table-cell>
          <table:table-cell office:value-type="float" office:value="249.332799326885" calcext:value-type="float">
            <text:p>249.3327993269</text:p>
          </table:table-cell>
          <table:table-cell office:value-type="float" office:value="0.943910437996832" calcext:value-type="float">
            <text:p>0.943910438</text:p>
          </table:table-cell>
          <table:table-cell office:value-type="float" office:value="2.16613266021905" calcext:value-type="float">
            <text:p>2.1661326602</text:p>
          </table:table-cell>
          <table:table-cell office:value-type="float" office:value="1.81187655529413" calcext:value-type="float">
            <text:p>1.8118765553</text:p>
          </table:table-cell>
          <table:table-cell office:value-type="float" office:value="0.245625790068441" calcext:value-type="float">
            <text:p>0.2456257901</text:p>
          </table:table-cell>
          <table:table-cell office:value-type="string" calcext:value-type="string">
            <text:p>0.5005967590884263]</text:p>
          </table:table-cell>
          <table:table-cell office:value-type="float" office:value="457.914138715562" calcext:value-type="float">
            <text:p>457.9141387156</text:p>
          </table:table-cell>
          <table:table-cell table:formula="of:=[.K114]+1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[75.7297023050619</text:p>
          </table:table-cell>
          <table:table-cell office:value-type="float" office:value="3.13505209930072" calcext:value-type="float">
            <text:p>3.1350520993</text:p>
          </table:table-cell>
          <table:table-cell office:value-type="float" office:value="2.13505209930072" calcext:value-type="float">
            <text:p>2.1350520993</text:p>
          </table:table-cell>
          <table:table-cell office:value-type="float" office:value="249.301718765967" calcext:value-type="float">
            <text:p>249.301718766</text:p>
          </table:table-cell>
          <table:table-cell office:value-type="float" office:value="0.912829877078499" calcext:value-type="float">
            <text:p>0.9128298771</text:p>
          </table:table-cell>
          <table:table-cell office:value-type="float" office:value="2.13505209930072" calcext:value-type="float">
            <text:p>2.1350520993</text:p>
          </table:table-cell>
          <table:table-cell office:value-type="float" office:value="1.92879278517666" calcext:value-type="float">
            <text:p>1.9287927852</text:p>
          </table:table-cell>
          <table:table-cell office:value-type="float" office:value="0.307420399471168" calcext:value-type="float">
            <text:p>0.3074203995</text:p>
          </table:table-cell>
          <table:table-cell office:value-type="string" calcext:value-type="string">
            <text:p>0.5048825343495705]</text:p>
          </table:table-cell>
          <table:table-cell office:value-type="float" office:value="395.167448637644" calcext:value-type="float">
            <text:p>395.1674486376</text:p>
          </table:table-cell>
          <table:table-cell table:formula="of:=[.K115]+1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[75.73108377896963</text:p>
          </table:table-cell>
          <table:table-cell office:value-type="float" office:value="3.13643357320845" calcext:value-type="float">
            <text:p>3.1364335732</text:p>
          </table:table-cell>
          <table:table-cell office:value-type="float" office:value="2.13643357320845" calcext:value-type="float">
            <text:p>2.1364335732</text:p>
          </table:table-cell>
          <table:table-cell office:value-type="float" office:value="249.303100239875" calcext:value-type="float">
            <text:p>249.3031002399</text:p>
          </table:table-cell>
          <table:table-cell office:value-type="float" office:value="0.914211350986233" calcext:value-type="float">
            <text:p>0.914211351</text:p>
          </table:table-cell>
          <table:table-cell office:value-type="float" office:value="2.13643357320845" calcext:value-type="float">
            <text:p>2.1364335732</text:p>
          </table:table-cell>
          <table:table-cell office:value-type="float" office:value="1.982571773578" calcext:value-type="float">
            <text:p>1.9825717736</text:p>
          </table:table-cell>
          <table:table-cell office:value-type="float" office:value="0.154009922843802" calcext:value-type="float">
            <text:p>0.1540099228</text:p>
          </table:table-cell>
          <table:table-cell office:value-type="string" calcext:value-type="string">
            <text:p>0.5779042347364249]</text:p>
          </table:table-cell>
          <table:table-cell office:value-type="float" office:value="442.709821612213" calcext:value-type="float">
            <text:p>442.7098216122</text:p>
          </table:table-cell>
          <table:table-cell table:formula="of:=[.K116]+1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[75.69105562615024</text:p>
          </table:table-cell>
          <table:table-cell office:value-type="float" office:value="3.09640542038904" calcext:value-type="float">
            <text:p>3.0964054204</text:p>
          </table:table-cell>
          <table:table-cell office:value-type="float" office:value="2.09640542038904" calcext:value-type="float">
            <text:p>2.0964054204</text:p>
          </table:table-cell>
          <table:table-cell office:value-type="float" office:value="249.263072087055" calcext:value-type="float">
            <text:p>249.2630720871</text:p>
          </table:table-cell>
          <table:table-cell office:value-type="float" office:value="0.874183198166823" calcext:value-type="float">
            <text:p>0.8741831982</text:p>
          </table:table-cell>
          <table:table-cell office:value-type="float" office:value="2.09640542038904" calcext:value-type="float">
            <text:p>2.0964054204</text:p>
          </table:table-cell>
          <table:table-cell office:value-type="float" office:value="2.05272488970472" calcext:value-type="float">
            <text:p>2.0527248897</text:p>
          </table:table-cell>
          <table:table-cell office:value-type="float" office:value="0.439044866148102" calcext:value-type="float">
            <text:p>0.4390448661</text:p>
          </table:table-cell>
          <table:table-cell office:value-type="string" calcext:value-type="string">
            <text:p>0.4835890038475732]</text:p>
          </table:table-cell>
          <table:table-cell office:value-type="float" office:value="381.461538974252" calcext:value-type="float">
            <text:p>381.4615389743</text:p>
          </table:table-cell>
          <table:table-cell table:formula="of:=[.K117]+1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[75.67050623158228</text:p>
          </table:table-cell>
          <table:table-cell office:value-type="float" office:value="3.07585602582105" calcext:value-type="float">
            <text:p>3.0758560258</text:p>
          </table:table-cell>
          <table:table-cell office:value-type="float" office:value="2.07585602582105" calcext:value-type="float">
            <text:p>2.0758560258</text:p>
          </table:table-cell>
          <table:table-cell office:value-type="float" office:value="249.242522692487" calcext:value-type="float">
            <text:p>249.2425226925</text:p>
          </table:table-cell>
          <table:table-cell office:value-type="float" office:value="0.853633803598826" calcext:value-type="float">
            <text:p>0.8536338036</text:p>
          </table:table-cell>
          <table:table-cell office:value-type="float" office:value="2.07585602582105" calcext:value-type="float">
            <text:p>2.0758560258</text:p>
          </table:table-cell>
          <table:table-cell office:value-type="float" office:value="2.15742871782121" calcext:value-type="float">
            <text:p>2.1574287178</text:p>
          </table:table-cell>
          <table:table-cell office:value-type="float" office:value="0.409895918772599" calcext:value-type="float">
            <text:p>0.4098959188</text:p>
          </table:table-cell>
          <table:table-cell office:value-type="string" calcext:value-type="string">
            <text:p>0.5204403982710334]</text:p>
          </table:table-cell>
          <table:table-cell office:value-type="float" office:value="394.310300858046" calcext:value-type="float">
            <text:p>394.310300858</text:p>
          </table:table-cell>
          <table:table-cell table:formula="of:=[.K118]+1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[75.6853052499522</text:p>
          </table:table-cell>
          <table:table-cell office:value-type="float" office:value="3.09065504419096" calcext:value-type="float">
            <text:p>3.0906550442</text:p>
          </table:table-cell>
          <table:table-cell office:value-type="float" office:value="2.09065504419097" calcext:value-type="float">
            <text:p>2.0906550442</text:p>
          </table:table-cell>
          <table:table-cell office:value-type="float" office:value="249.257321710857" calcext:value-type="float">
            <text:p>249.2573217109</text:p>
          </table:table-cell>
          <table:table-cell office:value-type="float" office:value="0.868432821968744" calcext:value-type="float">
            <text:p>0.868432822</text:p>
          </table:table-cell>
          <table:table-cell office:value-type="float" office:value="2.09065504419097" calcext:value-type="float">
            <text:p>2.0906550442</text:p>
          </table:table-cell>
          <table:table-cell office:value-type="float" office:value="2.10026973466007" calcext:value-type="float">
            <text:p>2.1002697347</text:p>
          </table:table-cell>
          <table:table-cell office:value-type="float" office:value="0.384277038947241" calcext:value-type="float">
            <text:p>0.3842770389</text:p>
          </table:table-cell>
          <table:table-cell office:value-type="string" calcext:value-type="string">
            <text:p>0.5165509322906676]</text:p>
          </table:table-cell>
          <table:table-cell office:value-type="float" office:value="380.994669699819" calcext:value-type="float">
            <text:p>380.9946696998</text:p>
          </table:table-cell>
          <table:table-cell table:formula="of:=[.K119]+1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[74.66774928106592</text:p>
          </table:table-cell>
          <table:table-cell office:value-type="float" office:value="3.29532129752693" calcext:value-type="float">
            <text:p>3.2953212975</text:p>
          </table:table-cell>
          <table:table-cell office:value-type="float" office:value="2.29532129752693" calcext:value-type="float">
            <text:p>2.2953212975</text:p>
          </table:table-cell>
          <table:table-cell office:value-type="float" office:value="249.461987964193" calcext:value-type="float">
            <text:p>249.4619879642</text:p>
          </table:table-cell>
          <table:table-cell office:value-type="float" office:value="1.07309907530471" calcext:value-type="float">
            <text:p>1.0730990753</text:p>
          </table:table-cell>
          <table:table-cell office:value-type="float" office:value="2.29532129752693" calcext:value-type="float">
            <text:p>2.2953212975</text:p>
          </table:table-cell>
          <table:table-cell office:value-type="float" office:value="2.06705334060171" calcext:value-type="float">
            <text:p>2.0670533406</text:p>
          </table:table-cell>
          <table:table-cell office:value-type="float" office:value="0.315764164764783" calcext:value-type="float">
            <text:p>0.3157641648</text:p>
          </table:table-cell>
          <table:table-cell office:value-type="string" calcext:value-type="string">
            <text:p>0.5068302229327214]</text:p>
          </table:table-cell>
          <table:table-cell office:value-type="float" office:value="375.671510903288" calcext:value-type="float">
            <text:p>375.6715109033</text:p>
          </table:table-cell>
          <table:table-cell table:formula="of:=[.K120]+1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73.73059011250304</text:p>
          </table:table-cell>
          <table:table-cell office:value-type="float" office:value="3.46927324007515" calcext:value-type="float">
            <text:p>3.4692732401</text:p>
          </table:table-cell>
          <table:table-cell office:value-type="float" office:value="2.46927324007515" calcext:value-type="float">
            <text:p>2.4692732401</text:p>
          </table:table-cell>
          <table:table-cell office:value-type="float" office:value="249.635939906741" calcext:value-type="float">
            <text:p>249.6359399067</text:p>
          </table:table-cell>
          <table:table-cell office:value-type="float" office:value="1.24705101785293" calcext:value-type="float">
            <text:p>1.2470510179</text:p>
          </table:table-cell>
          <table:table-cell office:value-type="float" office:value="2.46927324007515" calcext:value-type="float">
            <text:p>2.4692732401</text:p>
          </table:table-cell>
          <table:table-cell office:value-type="float" office:value="2.08362305949868" calcext:value-type="float">
            <text:p>2.0836230595</text:p>
          </table:table-cell>
          <table:table-cell office:value-type="float" office:value="0.274440635365114" calcext:value-type="float">
            <text:p>0.2744406354</text:p>
          </table:table-cell>
          <table:table-cell office:value-type="string" calcext:value-type="string">
            <text:p>0.5011755047730695]</text:p>
          </table:table-cell>
          <table:table-cell office:value-type="float" office:value="380.04757684307" calcext:value-type="float">
            <text:p>380.0475768431</text:p>
          </table:table-cell>
          <table:table-cell table:formula="of:=[.K121]+1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[75.29135986308862</text:p>
          </table:table-cell>
          <table:table-cell office:value-type="float" office:value="3.19053681782125" calcext:value-type="float">
            <text:p>3.1905368178</text:p>
          </table:table-cell>
          <table:table-cell office:value-type="float" office:value="2.19053681782125" calcext:value-type="float">
            <text:p>2.1905368178</text:p>
          </table:table-cell>
          <table:table-cell office:value-type="float" office:value="249.357203484488" calcext:value-type="float">
            <text:p>249.3572034845</text:p>
          </table:table-cell>
          <table:table-cell office:value-type="float" office:value="0.968314595599026" calcext:value-type="float">
            <text:p>0.9683145956</text:p>
          </table:table-cell>
          <table:table-cell office:value-type="float" office:value="2.19053681782125" calcext:value-type="float">
            <text:p>2.1905368178</text:p>
          </table:table-cell>
          <table:table-cell office:value-type="float" office:value="2.0514264539041" calcext:value-type="float">
            <text:p>2.0514264539</text:p>
          </table:table-cell>
          <table:table-cell office:value-type="float" office:value="0.247734810762287" calcext:value-type="float">
            <text:p>0.2477348108</text:p>
          </table:table-cell>
          <table:table-cell office:value-type="string" calcext:value-type="string">
            <text:p>0.5465455936894286]</text:p>
          </table:table-cell>
          <table:table-cell office:value-type="float" office:value="383.73481591068" calcext:value-type="float">
            <text:p>383.7348159107</text:p>
          </table:table-cell>
          <table:table-cell table:formula="of:=[.K122]+1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[75.59113168538484</text:p>
          </table:table-cell>
          <table:table-cell office:value-type="float" office:value="3.11993826974709" calcext:value-type="float">
            <text:p>3.1199382697</text:p>
          </table:table-cell>
          <table:table-cell office:value-type="float" office:value="2.1199382697471" calcext:value-type="float">
            <text:p>2.1199382697</text:p>
          </table:table-cell>
          <table:table-cell office:value-type="float" office:value="249.286604936414" calcext:value-type="float">
            <text:p>249.2866049364</text:p>
          </table:table-cell>
          <table:table-cell office:value-type="float" office:value="0.897716047524874" calcext:value-type="float">
            <text:p>0.8977160475</text:p>
          </table:table-cell>
          <table:table-cell office:value-type="float" office:value="2.1199382697471" calcext:value-type="float">
            <text:p>2.1199382697</text:p>
          </table:table-cell>
          <table:table-cell office:value-type="float" office:value="2.05240028075457" calcext:value-type="float">
            <text:p>2.0524002808</text:p>
          </table:table-cell>
          <table:table-cell office:value-type="float" office:value="0.391217352301648" calcext:value-type="float">
            <text:p>0.3912173523</text:p>
          </table:table-cell>
          <table:table-cell office:value-type="string" calcext:value-type="string">
            <text:p>0.49932815130803704]</text:p>
          </table:table-cell>
          <table:table-cell office:value-type="float" office:value="377.111959859453" calcext:value-type="float">
            <text:p>377.1119598595</text:p>
          </table:table-cell>
          <table:table-cell table:formula="of:=[.K123]+1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[75.27618278049394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string" calcext:value-type="string">
            <text:p>0.5097563805835272]</text:p>
          </table:table-cell>
          <table:table-cell office:value-type="float" office:value="378.325168276605" calcext:value-type="float">
            <text:p>378.3251682766</text:p>
          </table:table-cell>
          <table:table-cell table:formula="of:=[.K124]+1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[76.27618278049394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string" calcext:value-type="string">
            <text:p>0.5097563805835272]</text:p>
          </table:table-cell>
          <table:table-cell office:value-type="float" office:value="380.742291815938" calcext:value-type="float">
            <text:p>380.7422918159</text:p>
          </table:table-cell>
          <table:table-cell table:formula="of:=[.K125]+1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[75.27618278049394</text:p>
          </table:table-cell>
          <table:table-cell office:value-type="float" office:value="4.20279457747624" calcext:value-type="float">
            <text:p>4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string" calcext:value-type="string">
            <text:p>0.5097563805835272]</text:p>
          </table:table-cell>
          <table:table-cell office:value-type="float" office:value="376.523613287044" calcext:value-type="float">
            <text:p>376.523613287</text:p>
          </table:table-cell>
          <table:table-cell table:formula="of:=[.K126]+1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[75.27618278049394</text:p>
          </table:table-cell>
          <table:table-cell table:number-columns-repeated="2" office:value-type="float" office:value="3.20279457747624" calcext:value-type="float">
            <text:p>3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string" calcext:value-type="string">
            <text:p>0.5097563805835272]</text:p>
          </table:table-cell>
          <table:table-cell office:value-type="float" office:value="377.783369608447" calcext:value-type="float">
            <text:p>377.7833696084</text:p>
          </table:table-cell>
          <table:table-cell table:formula="of:=[.K127]+1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[75.27618278049394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50.369461244143" calcext:value-type="float">
            <text:p>250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string" calcext:value-type="string">
            <text:p>0.5097563805835272]</text:p>
          </table:table-cell>
          <table:table-cell office:value-type="float" office:value="378.37974518285" calcext:value-type="float">
            <text:p>378.3797451829</text:p>
          </table:table-cell>
          <table:table-cell table:formula="of:=[.K128]+1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[75.27618278049394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1.98057235525402" calcext:value-type="float">
            <text:p>1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string" calcext:value-type="string">
            <text:p>0.5097563805835272]</text:p>
          </table:table-cell>
          <table:table-cell office:value-type="float" office:value="378.428579579" calcext:value-type="float">
            <text:p>378.428579579</text:p>
          </table:table-cell>
          <table:table-cell table:formula="of:=[.K129]+1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[75.27618278049394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string" calcext:value-type="string">
            <text:p>0.5097563805835272]</text:p>
          </table:table-cell>
          <table:table-cell office:value-type="float" office:value="378.220553139532" calcext:value-type="float">
            <text:p>378.2205531395</text:p>
          </table:table-cell>
          <table:table-cell table:formula="of:=[.K130]+1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[75.27618278049394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.9932439525253" calcext:value-type="float">
            <text:p>2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string" calcext:value-type="string">
            <text:p>0.5097563805835272]</text:p>
          </table:table-cell>
          <table:table-cell office:value-type="float" office:value="1920.83186641499" calcext:value-type="float">
            <text:p>1920.831866415</text:p>
          </table:table-cell>
          <table:table-cell table:formula="of:=[.K131]+1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[75.27618278049394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1.30404492981968" calcext:value-type="float">
            <text:p>1.3040449298</text:p>
          </table:table-cell>
          <table:table-cell office:value-type="string" calcext:value-type="string">
            <text:p>0.5097563805835272]</text:p>
          </table:table-cell>
          <table:table-cell office:value-type="float" office:value="475.26481558574" calcext:value-type="float">
            <text:p>475.2648155857</text:p>
          </table:table-cell>
          <table:table-cell table:formula="of:=[.K132]+1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[75.27618278049394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string" calcext:value-type="string">
            <text:p>1.5097563805835272]</text:p>
          </table:table-cell>
          <table:table-cell office:value-type="float" office:value="6268.76927291729" calcext:value-type="float">
            <text:p>6268.7692729173</text:p>
          </table:table-cell>
          <table:table-cell table:formula="of:=[.K133]+1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[75.27618278049394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string" calcext:value-type="string">
            <text:p>0.5097563805835272]</text:p>
          </table:table-cell>
          <table:table-cell office:value-type="float" office:value="378.325168276605" calcext:value-type="float">
            <text:p>378.3251682766</text:p>
          </table:table-cell>
          <table:table-cell table:formula="of:=[.K134]+1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[75.4984050027162</text:p>
          </table:table-cell>
          <table:table-cell office:value-type="float" office:value="3.42501679969846" calcext:value-type="float">
            <text:p>3.4250167997</text:p>
          </table:table-cell>
          <table:table-cell office:value-type="float" office:value="2.42501679969847" calcext:value-type="float">
            <text:p>2.4250167997</text:p>
          </table:table-cell>
          <table:table-cell office:value-type="float" office:value="249.591683466365" calcext:value-type="float">
            <text:p>249.5916834664</text:p>
          </table:table-cell>
          <table:table-cell office:value-type="float" office:value="1.20279457747625" calcext:value-type="float">
            <text:p>1.2027945775</text:p>
          </table:table-cell>
          <table:table-cell office:value-type="float" office:value="2.42501679969847" calcext:value-type="float">
            <text:p>2.4250167997</text:p>
          </table:table-cell>
          <table:table-cell office:value-type="float" office:value="2.21546617474752" calcext:value-type="float">
            <text:p>2.2154661747</text:p>
          </table:table-cell>
          <table:table-cell office:value-type="float" office:value="0.526267152041905" calcext:value-type="float">
            <text:p>0.526267152</text:p>
          </table:table-cell>
          <table:table-cell office:value-type="string" calcext:value-type="string">
            <text:p>1.0e-9]</text:p>
          </table:table-cell>
          <table:table-cell office:value-type="float" office:value="2727.72709856481" calcext:value-type="float">
            <text:p>2727.7270985648</text:p>
          </table:table-cell>
          <table:table-cell table:formula="of:=[.K135]+1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[75.44284944716063</text:p>
          </table:table-cell>
          <table:table-cell office:value-type="float" office:value="3.36946124414291" calcext:value-type="float">
            <text:p>3.3694612441</text:p>
          </table:table-cell>
          <table:table-cell office:value-type="float" office:value="2.36946124414291" calcext:value-type="float">
            <text:p>2.3694612441</text:p>
          </table:table-cell>
          <table:table-cell office:value-type="float" office:value="249.536127910809" calcext:value-type="float">
            <text:p>249.5361279108</text:p>
          </table:table-cell>
          <table:table-cell office:value-type="float" office:value="1.14723902192069" calcext:value-type="float">
            <text:p>1.1472390219</text:p>
          </table:table-cell>
          <table:table-cell office:value-type="float" office:value="2.36946124414291" calcext:value-type="float">
            <text:p>2.3694612441</text:p>
          </table:table-cell>
          <table:table-cell office:value-type="float" office:value="2.15991061919197" calcext:value-type="float">
            <text:p>2.1599106192</text:p>
          </table:table-cell>
          <table:table-cell office:value-type="float" office:value="0.47071159648635" calcext:value-type="float">
            <text:p>0.4707115965</text:p>
          </table:table-cell>
          <table:table-cell office:value-type="string" calcext:value-type="string">
            <text:p>0.25487819079176355]</text:p>
          </table:table-cell>
          <table:table-cell office:value-type="float" office:value="986.332280326393" calcext:value-type="float">
            <text:p>986.3322803264</text:p>
          </table:table-cell>
          <table:table-cell table:formula="of:=[.K136]+1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[75.5354420397532</text:p>
          </table:table-cell>
          <table:table-cell office:value-type="float" office:value="3.4620538367355" calcext:value-type="float">
            <text:p>3.4620538367</text:p>
          </table:table-cell>
          <table:table-cell office:value-type="float" office:value="2.4620538367355" calcext:value-type="float">
            <text:p>2.4620538367</text:p>
          </table:table-cell>
          <table:table-cell office:value-type="float" office:value="249.628720503402" calcext:value-type="float">
            <text:p>249.6287205034</text:p>
          </table:table-cell>
          <table:table-cell office:value-type="float" office:value="1.23983161451328" calcext:value-type="float">
            <text:p>1.2398316145</text:p>
          </table:table-cell>
          <table:table-cell office:value-type="float" office:value="2.4620538367355" calcext:value-type="float">
            <text:p>2.4620538367</text:p>
          </table:table-cell>
          <table:table-cell office:value-type="float" office:value="1.03028098956234" calcext:value-type="float">
            <text:p>1.0302809896</text:p>
          </table:table-cell>
          <table:table-cell office:value-type="float" office:value="0.563304189078942" calcext:value-type="float">
            <text:p>0.5633041891</text:p>
          </table:table-cell>
          <table:table-cell office:value-type="string" calcext:value-type="string">
            <text:p>0.45311678285202417]</text:p>
          </table:table-cell>
          <table:table-cell office:value-type="float" office:value="1957.70559224172" calcext:value-type="float">
            <text:p>1957.7055922417</text:p>
          </table:table-cell>
          <table:table-cell table:formula="of:=[.K137]+1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[75.34099759530875</text:p>
          </table:table-cell>
          <table:table-cell office:value-type="float" office:value="3.26760939229106" calcext:value-type="float">
            <text:p>3.2676093923</text:p>
          </table:table-cell>
          <table:table-cell office:value-type="float" office:value="2.26760939229106" calcext:value-type="float">
            <text:p>2.2676093923</text:p>
          </table:table-cell>
          <table:table-cell office:value-type="float" office:value="249.434276058957" calcext:value-type="float">
            <text:p>249.434276059</text:p>
          </table:table-cell>
          <table:table-cell office:value-type="float" office:value="1.04538717006884" calcext:value-type="float">
            <text:p>1.0453871701</text:p>
          </table:table-cell>
          <table:table-cell office:value-type="float" office:value="2.26760939229106" calcext:value-type="float">
            <text:p>2.2676093923</text:p>
          </table:table-cell>
          <table:table-cell office:value-type="float" office:value="2.50250321178456" calcext:value-type="float">
            <text:p>2.5025032118</text:p>
          </table:table-cell>
          <table:table-cell office:value-type="float" office:value="0.368859744634498" calcext:value-type="float">
            <text:p>0.3688597446</text:p>
          </table:table-cell>
          <table:table-cell office:value-type="string" calcext:value-type="string">
            <text:p>0.49559648115065147]</text:p>
          </table:table-cell>
          <table:table-cell office:value-type="float" office:value="788.133940217881" calcext:value-type="float">
            <text:p>788.1339402179</text:p>
          </table:table-cell>
          <table:table-cell table:formula="of:=[.K138]+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[75.34614162823055</text:p>
          </table:table-cell>
          <table:table-cell office:value-type="float" office:value="3.27275342521287" calcext:value-type="float">
            <text:p>3.2727534252</text:p>
          </table:table-cell>
          <table:table-cell office:value-type="float" office:value="2.27275342521287" calcext:value-type="float">
            <text:p>2.2727534252</text:p>
          </table:table-cell>
          <table:table-cell office:value-type="float" office:value="249.439420091879" calcext:value-type="float">
            <text:p>249.4394200919</text:p>
          </table:table-cell>
          <table:table-cell office:value-type="float" office:value="1.05053120299065" calcext:value-type="float">
            <text:p>1.050531203</text:p>
          </table:table-cell>
          <table:table-cell office:value-type="float" office:value="2.27275342521287" calcext:value-type="float">
            <text:p>2.2727534252</text:p>
          </table:table-cell>
          <table:table-cell office:value-type="float" office:value="1.93974601013847" calcext:value-type="float">
            <text:p>1.9397460101</text:p>
          </table:table-cell>
          <table:table-cell office:value-type="float" office:value="0.374003777556309" calcext:value-type="float">
            <text:p>0.3740037776</text:p>
          </table:table-cell>
          <table:table-cell office:value-type="string" calcext:value-type="string">
            <text:p>0.761487926056874]</text:p>
          </table:table-cell>
          <table:table-cell office:value-type="float" office:value="905.716527747294" calcext:value-type="float">
            <text:p>905.7165277473</text:p>
          </table:table-cell>
          <table:table-cell table:formula="of:=[.K139]+1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[75.37031858296308</text:p>
          </table:table-cell>
          <table:table-cell office:value-type="float" office:value="3.29693037994538" calcext:value-type="float">
            <text:p>3.2969303799</text:p>
          </table:table-cell>
          <table:table-cell office:value-type="float" office:value="2.29693037994538" calcext:value-type="float">
            <text:p>2.2969303799</text:p>
          </table:table-cell>
          <table:table-cell office:value-type="float" office:value="249.463597046612" calcext:value-type="float">
            <text:p>249.4635970466</text:p>
          </table:table-cell>
          <table:table-cell office:value-type="float" office:value="1.07470815772316" calcext:value-type="float">
            <text:p>1.0747081577</text:p>
          </table:table-cell>
          <table:table-cell office:value-type="float" office:value="2.29693037994538" calcext:value-type="float">
            <text:p>2.2969303799</text:p>
          </table:table-cell>
          <table:table-cell office:value-type="float" office:value="1.99478716240184" calcext:value-type="float">
            <text:p>1.9947871624</text:p>
          </table:table-cell>
          <table:table-cell office:value-type="float" office:value="0.398180732288819" calcext:value-type="float">
            <text:p>0.3981807323</text:p>
          </table:table-cell>
          <table:table-cell office:value-type="string" calcext:value-type="string">
            <text:p>0.6348354922405963]</text:p>
          </table:table-cell>
          <table:table-cell office:value-type="float" office:value="518.354223632771" calcext:value-type="float">
            <text:p>518.3542236328</text:p>
          </table:table-cell>
          <table:table-cell table:formula="of:=[.K140]+1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[75.45450925511673</text:p>
          </table:table-cell>
          <table:table-cell office:value-type="float" office:value="3.38112105209901" calcext:value-type="float">
            <text:p>3.3811210521</text:p>
          </table:table-cell>
          <table:table-cell office:value-type="float" office:value="2.38112105209901" calcext:value-type="float">
            <text:p>2.3811210521</text:p>
          </table:table-cell>
          <table:table-cell office:value-type="float" office:value="249.547787718765" calcext:value-type="float">
            <text:p>249.5477877188</text:p>
          </table:table-cell>
          <table:table-cell office:value-type="float" office:value="1.15889882987679" calcext:value-type="float">
            <text:p>1.1588988299</text:p>
          </table:table-cell>
          <table:table-cell office:value-type="float" office:value="2.38112105209901" calcext:value-type="float">
            <text:p>2.3811210521</text:p>
          </table:table-cell>
          <table:table-cell office:value-type="float" office:value="1.48432762879416" calcext:value-type="float">
            <text:p>1.4843276288</text:p>
          </table:table-cell>
          <table:table-cell office:value-type="float" office:value="0.482371404442454" calcext:value-type="float">
            <text:p>0.4823714044</text:p>
          </table:table-cell>
          <table:table-cell office:value-type="string" calcext:value-type="string">
            <text:p>0.5517116381624181]</text:p>
          </table:table-cell>
          <table:table-cell office:value-type="float" office:value="1027.15077974203" calcext:value-type="float">
            <text:p>1027.150779742</text:p>
          </table:table-cell>
          <table:table-cell table:formula="of:=[.K141]+1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[75.36937551026074</text:p>
          </table:table-cell>
          <table:table-cell office:value-type="float" office:value="3.29598730724305" calcext:value-type="float">
            <text:p>3.2959873072</text:p>
          </table:table-cell>
          <table:table-cell office:value-type="float" office:value="2.29598730724305" calcext:value-type="float">
            <text:p>2.2959873072</text:p>
          </table:table-cell>
          <table:table-cell office:value-type="float" office:value="249.462653973909" calcext:value-type="float">
            <text:p>249.4626539739</text:p>
          </table:table-cell>
          <table:table-cell office:value-type="float" office:value="1.07376508502083" calcext:value-type="float">
            <text:p>1.073765085</text:p>
          </table:table-cell>
          <table:table-cell office:value-type="float" office:value="2.29598730724305" calcext:value-type="float">
            <text:p>2.2959873072</text:p>
          </table:table-cell>
          <table:table-cell office:value-type="float" office:value="2.24795931603696" calcext:value-type="float">
            <text:p>2.247959316</text:p>
          </table:table-cell>
          <table:table-cell office:value-type="float" office:value="0.397237659586487" calcext:value-type="float">
            <text:p>0.3972376596</text:p>
          </table:table-cell>
          <table:table-cell office:value-type="string" calcext:value-type="string">
            <text:p>0.5096252704035931]</text:p>
          </table:table-cell>
          <table:table-cell office:value-type="float" office:value="450.015333624121" calcext:value-type="float">
            <text:p>450.0153336241</text:p>
          </table:table-cell>
          <table:table-cell table:formula="of:=[.K142]+1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[75.42497869575078</text:p>
          </table:table-cell>
          <table:table-cell office:value-type="float" office:value="3.35159049273306" calcext:value-type="float">
            <text:p>3.3515904927</text:p>
          </table:table-cell>
          <table:table-cell office:value-type="float" office:value="2.35159049273306" calcext:value-type="float">
            <text:p>2.3515904927</text:p>
          </table:table-cell>
          <table:table-cell office:value-type="float" office:value="249.518257159399" calcext:value-type="float">
            <text:p>249.5182571594</text:p>
          </table:table-cell>
          <table:table-cell office:value-type="float" office:value="1.12936827051084" calcext:value-type="float">
            <text:p>1.1293682705</text:p>
          </table:table-cell>
          <table:table-cell office:value-type="float" office:value="2.35159049273306" calcext:value-type="float">
            <text:p>2.3515904927</text:p>
          </table:table-cell>
          <table:table-cell office:value-type="float" office:value="2.04830415676246" calcext:value-type="float">
            <text:p>2.0483041568</text:p>
          </table:table-cell>
          <table:table-cell office:value-type="float" office:value="0.452840845076504" calcext:value-type="float">
            <text:p>0.4528408451</text:p>
          </table:table-cell>
          <table:table-cell office:value-type="string" calcext:value-type="string">
            <text:p>0.3846481333309171]</text:p>
          </table:table-cell>
          <table:table-cell office:value-type="float" office:value="458.99621250775" calcext:value-type="float">
            <text:p>458.9962125078</text:p>
          </table:table-cell>
          <table:table-cell table:formula="of:=[.K143]+1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[75.55218025716584</text:p>
          </table:table-cell>
          <table:table-cell office:value-type="float" office:value="3.47879205414816" calcext:value-type="float">
            <text:p>3.4787920541</text:p>
          </table:table-cell>
          <table:table-cell office:value-type="float" office:value="2.47879205414816" calcext:value-type="float">
            <text:p>2.4787920541</text:p>
          </table:table-cell>
          <table:table-cell office:value-type="float" office:value="249.645458720815" calcext:value-type="float">
            <text:p>249.6454587208</text:p>
          </table:table-cell>
          <table:table-cell office:value-type="float" office:value="1.25656983192594" calcext:value-type="float">
            <text:p>1.2565698319</text:p>
          </table:table-cell>
          <table:table-cell office:value-type="float" office:value="2.47879205414816" calcext:value-type="float">
            <text:p>2.4787920541</text:p>
          </table:table-cell>
          <table:table-cell office:value-type="float" office:value="2.06208296758059" calcext:value-type="float">
            <text:p>2.062082967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819254122651838]</text:p>
          </table:table-cell>
          <table:table-cell office:value-type="float" office:value="374.170618293883" calcext:value-type="float">
            <text:p>374.1706182939</text:p>
          </table:table-cell>
          <table:table-cell table:formula="of:=[.K144]+1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[75.6901789955018</text:p>
          </table:table-cell>
          <table:table-cell office:value-type="float" office:value="3.61679079248412" calcext:value-type="float">
            <text:p>3.6167907925</text:p>
          </table:table-cell>
          <table:table-cell office:value-type="float" office:value="2.61679079248412" calcext:value-type="float">
            <text:p>2.6167907925</text:p>
          </table:table-cell>
          <table:table-cell office:value-type="float" office:value="249.78345745915" calcext:value-type="float">
            <text:p>249.7834574592</text:p>
          </table:table-cell>
          <table:table-cell office:value-type="float" office:value="1.3945685702619" calcext:value-type="float">
            <text:p>1.3945685703</text:p>
          </table:table-cell>
          <table:table-cell office:value-type="float" office:value="2.61679079248412" calcext:value-type="float">
            <text:p>2.6167907925</text:p>
          </table:table-cell>
          <table:table-cell office:value-type="float" office:value="2.09650247510824" calcext:value-type="float">
            <text:p>2.096502475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680099281060121]</text:p>
          </table:table-cell>
          <table:table-cell office:value-type="float" office:value="390.14210931439" calcext:value-type="float">
            <text:p>390.1421093144</text:p>
          </table:table-cell>
          <table:table-cell table:formula="of:=[.K145]+1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[75.43165135555682</text:p>
          </table:table-cell>
          <table:table-cell office:value-type="float" office:value="3.35826315253914" calcext:value-type="float">
            <text:p>3.3582631525</text:p>
          </table:table-cell>
          <table:table-cell office:value-type="float" office:value="2.35826315253914" calcext:value-type="float">
            <text:p>2.3582631525</text:p>
          </table:table-cell>
          <table:table-cell office:value-type="float" office:value="249.524929819206" calcext:value-type="float">
            <text:p>249.5249298192</text:p>
          </table:table-cell>
          <table:table-cell office:value-type="float" office:value="1.13604093031692" calcext:value-type="float">
            <text:p>1.1360409303</text:p>
          </table:table-cell>
          <table:table-cell office:value-type="float" office:value="2.35826315253914" calcext:value-type="float">
            <text:p>2.3582631525</text:p>
          </table:table-cell>
          <table:table-cell office:value-type="float" office:value="2.01008472130302" calcext:value-type="float">
            <text:p>2.0100847213</text:p>
          </table:table-cell>
          <table:table-cell office:value-type="float" office:value="0.108392970328889" calcext:value-type="float">
            <text:p>0.1083929703</text:p>
          </table:table-cell>
          <table:table-cell office:value-type="string" calcext:value-type="string">
            <text:p>0.6286508326142979]</text:p>
          </table:table-cell>
          <table:table-cell office:value-type="float" office:value="496.098317212326" calcext:value-type="float">
            <text:p>496.0983172123</text:p>
          </table:table-cell>
          <table:table-cell table:formula="of:=[.K146]+1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[75.42664686070229</text:p>
          </table:table-cell>
          <table:table-cell office:value-type="float" office:value="3.35325865768458" calcext:value-type="float">
            <text:p>3.3532586577</text:p>
          </table:table-cell>
          <table:table-cell office:value-type="float" office:value="2.35325865768458" calcext:value-type="float">
            <text:p>2.3532586577</text:p>
          </table:table-cell>
          <table:table-cell office:value-type="float" office:value="249.519925324351" calcext:value-type="float">
            <text:p>249.5199253244</text:p>
          </table:table-cell>
          <table:table-cell office:value-type="float" office:value="1.13103643546236" calcext:value-type="float">
            <text:p>1.1310364355</text:p>
          </table:table-cell>
          <table:table-cell office:value-type="float" office:value="2.35325865768458" calcext:value-type="float">
            <text:p>2.3532586577</text:p>
          </table:table-cell>
          <table:table-cell office:value-type="float" office:value="2.0387492978976" calcext:value-type="float">
            <text:p>2.0387492979</text:p>
          </table:table-cell>
          <table:table-cell office:value-type="float" office:value="0.3667288763896" calcext:value-type="float">
            <text:p>0.3667288764</text:p>
          </table:table-cell>
          <table:table-cell office:value-type="string" calcext:value-type="string">
            <text:p>0.4456488081517623]</text:p>
          </table:table-cell>
          <table:table-cell office:value-type="float" office:value="388.973788085609" calcext:value-type="float">
            <text:p>388.9737880856</text:p>
          </table:table-cell>
          <table:table-cell table:formula="of:=[.K147]+1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[75.49998150781164</text:p>
          </table:table-cell>
          <table:table-cell office:value-type="float" office:value="3.42659330479394" calcext:value-type="float">
            <text:p>3.4265933048</text:p>
          </table:table-cell>
          <table:table-cell office:value-type="float" office:value="2.42659330479394" calcext:value-type="float">
            <text:p>2.4265933048</text:p>
          </table:table-cell>
          <table:table-cell office:value-type="float" office:value="249.59325997146" calcext:value-type="float">
            <text:p>249.5932599715</text:p>
          </table:table-cell>
          <table:table-cell office:value-type="float" office:value="1.20437108257172" calcext:value-type="float">
            <text:p>1.2043710826</text:p>
          </table:table-cell>
          <table:table-cell office:value-type="float" office:value="2.42659330479394" calcext:value-type="float">
            <text:p>2.4265933048</text:p>
          </table:table-cell>
          <table:table-cell office:value-type="float" office:value="1.76393844688644" calcext:value-type="float">
            <text:p>1.7639384469</text:p>
          </table:table-cell>
          <table:table-cell office:value-type="float" office:value="0.157216426219598" calcext:value-type="float">
            <text:p>0.1572164262</text:p>
          </table:table-cell>
          <table:table-cell office:value-type="string" calcext:value-type="string">
            <text:p>0.48945670393010376]</text:p>
          </table:table-cell>
          <table:table-cell office:value-type="float" office:value="480.004666908431" calcext:value-type="float">
            <text:p>480.0046669084</text:p>
          </table:table-cell>
          <table:table-cell table:formula="of:=[.K148]+1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[75.40202700964846</text:p>
          </table:table-cell>
          <table:table-cell office:value-type="float" office:value="3.32863880663077" calcext:value-type="float">
            <text:p>3.3286388066</text:p>
          </table:table-cell>
          <table:table-cell office:value-type="float" office:value="2.32863880663077" calcext:value-type="float">
            <text:p>2.3286388066</text:p>
          </table:table-cell>
          <table:table-cell office:value-type="float" office:value="249.495305473297" calcext:value-type="float">
            <text:p>249.4953054733</text:p>
          </table:table-cell>
          <table:table-cell office:value-type="float" office:value="1.10641658440855" calcext:value-type="float">
            <text:p>1.1064165844</text:p>
          </table:table-cell>
          <table:table-cell office:value-type="float" office:value="2.32863880663077" calcext:value-type="float">
            <text:p>2.3286388066</text:p>
          </table:table-cell>
          <table:table-cell office:value-type="float" office:value="2.12695409874933" calcext:value-type="float">
            <text:p>2.1269540987</text:p>
          </table:table-cell>
          <table:table-cell office:value-type="float" office:value="0.337232351244765" calcext:value-type="float">
            <text:p>0.3372323512</text:p>
          </table:table-cell>
          <table:table-cell office:value-type="string" calcext:value-type="string">
            <text:p>0.5045831287852207]</text:p>
          </table:table-cell>
          <table:table-cell office:value-type="float" office:value="388.47453415603" calcext:value-type="float">
            <text:p>388.474534156</text:p>
          </table:table-cell>
          <table:table-cell table:formula="of:=[.K149]+1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[75.43723907935812</text:p>
          </table:table-cell>
          <table:table-cell office:value-type="float" office:value="3.36385087634045" calcext:value-type="float">
            <text:p>3.3638508763</text:p>
          </table:table-cell>
          <table:table-cell office:value-type="float" office:value="2.36385087634045" calcext:value-type="float">
            <text:p>2.3638508763</text:p>
          </table:table-cell>
          <table:table-cell office:value-type="float" office:value="249.530517543007" calcext:value-type="float">
            <text:p>249.530517543</text:p>
          </table:table-cell>
          <table:table-cell office:value-type="float" office:value="1.14162865411823" calcext:value-type="float">
            <text:p>1.1416286541</text:p>
          </table:table-cell>
          <table:table-cell office:value-type="float" office:value="2.36385087634045" calcext:value-type="float">
            <text:p>2.3638508763</text:p>
          </table:table-cell>
          <table:table-cell office:value-type="float" office:value="1.99274953188174" calcext:value-type="float">
            <text:p>1.9927495319</text:p>
          </table:table-cell>
          <table:table-cell office:value-type="float" office:value="0.181170426050966" calcext:value-type="float">
            <text:p>0.1811704261</text:p>
          </table:table-cell>
          <table:table-cell office:value-type="string" calcext:value-type="string">
            <text:p>0.566529681878259]</text:p>
          </table:table-cell>
          <table:table-cell office:value-type="float" office:value="420.342851348216" calcext:value-type="float">
            <text:p>420.3428513482</text:p>
          </table:table-cell>
          <table:table-cell table:formula="of:=[.K150]+1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[75.42929491536626</text:p>
          </table:table-cell>
          <table:table-cell office:value-type="float" office:value="3.35590671234855" calcext:value-type="float">
            <text:p>3.3559067123</text:p>
          </table:table-cell>
          <table:table-cell office:value-type="float" office:value="2.35590671234855" calcext:value-type="float">
            <text:p>2.3559067123</text:p>
          </table:table-cell>
          <table:table-cell office:value-type="float" office:value="249.522573379015" calcext:value-type="float">
            <text:p>249.522573379</text:p>
          </table:table-cell>
          <table:table-cell office:value-type="float" office:value="1.13368449012633" calcext:value-type="float">
            <text:p>1.1336844901</text:p>
          </table:table-cell>
          <table:table-cell office:value-type="float" office:value="2.35590671234855" calcext:value-type="float">
            <text:p>2.3559067123</text:p>
          </table:table-cell>
          <table:table-cell office:value-type="float" office:value="2.02724935639363" calcext:value-type="float">
            <text:p>2.0272493564</text:p>
          </table:table-cell>
          <table:table-cell office:value-type="float" office:value="0.320339263804942" calcext:value-type="float">
            <text:p>0.3203392638</text:p>
          </table:table-cell>
          <table:table-cell office:value-type="string" calcext:value-type="string">
            <text:p>0.4758690265833865]</text:p>
          </table:table-cell>
          <table:table-cell office:value-type="float" office:value="373.066255755145" calcext:value-type="float">
            <text:p>373.0662557551</text:p>
          </table:table-cell>
          <table:table-cell table:formula="of:=[.K151]+1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[75.46791846501588</text:p>
          </table:table-cell>
          <table:table-cell office:value-type="float" office:value="3.39453026199821" calcext:value-type="float">
            <text:p>3.394530262</text:p>
          </table:table-cell>
          <table:table-cell office:value-type="float" office:value="2.39453026199821" calcext:value-type="float">
            <text:p>2.394530262</text:p>
          </table:table-cell>
          <table:table-cell office:value-type="float" office:value="249.561196928665" calcext:value-type="float">
            <text:p>249.5611969287</text:p>
          </table:table-cell>
          <table:table-cell office:value-type="float" office:value="1.17230803977599" calcext:value-type="float">
            <text:p>1.1723080398</text:p>
          </table:table-cell>
          <table:table-cell office:value-type="float" office:value="2.39453026199821" calcext:value-type="float">
            <text:p>2.394530262</text:p>
          </table:table-cell>
          <table:table-cell office:value-type="float" office:value="1.88238812161763" calcext:value-type="float">
            <text:p>1.8823881216</text:p>
          </table:table-cell>
          <table:table-cell office:value-type="float" office:value="0.206912931764729" calcext:value-type="float">
            <text:p>0.2069129318</text:p>
          </table:table-cell>
          <table:table-cell office:value-type="string" calcext:value-type="string">
            <text:p>0.5012144496443927]</text:p>
          </table:table-cell>
          <table:table-cell office:value-type="float" office:value="410.257819174104" calcext:value-type="float">
            <text:p>410.2578191741</text:p>
          </table:table-cell>
          <table:table-cell table:formula="of:=[.K152]+1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[75.41849987349032</text:p>
          </table:table-cell>
          <table:table-cell office:value-type="float" office:value="3.34511167047263" calcext:value-type="float">
            <text:p>3.3451116705</text:p>
          </table:table-cell>
          <table:table-cell office:value-type="float" office:value="2.34511167047263" calcext:value-type="float">
            <text:p>2.3451116705</text:p>
          </table:table-cell>
          <table:table-cell office:value-type="float" office:value="249.511778337139" calcext:value-type="float">
            <text:p>249.5117783371</text:p>
          </table:table-cell>
          <table:table-cell office:value-type="float" office:value="1.12288944825041" calcext:value-type="float">
            <text:p>1.1228894483</text:p>
          </table:table-cell>
          <table:table-cell office:value-type="float" office:value="2.34511167047263" calcext:value-type="float">
            <text:p>2.3451116705</text:p>
          </table:table-cell>
          <table:table-cell office:value-type="float" office:value="2.06581260446641" calcext:value-type="float">
            <text:p>2.0658126045</text:p>
          </table:table-cell>
          <table:table-cell office:value-type="float" office:value="0.304652496374756" calcext:value-type="float">
            <text:p>0.3046524964</text:p>
          </table:table-cell>
          <table:table-cell office:value-type="string" calcext:value-type="string">
            <text:p>0.5037409590000137]</text:p>
          </table:table-cell>
          <table:table-cell office:value-type="float" office:value="374.428727080676" calcext:value-type="float">
            <text:p>374.4287270807</text:p>
          </table:table-cell>
          <table:table-cell table:formula="of:=[.K153]+1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[74.40316649261405</text:p>
          </table:table-cell>
          <table:table-cell office:value-type="float" office:value="3.5520005118186" calcext:value-type="float">
            <text:p>3.5520005118</text:p>
          </table:table-cell>
          <table:table-cell office:value-type="float" office:value="2.5520005118186" calcext:value-type="float">
            <text:p>2.5520005118</text:p>
          </table:table-cell>
          <table:table-cell office:value-type="float" office:value="249.718667178485" calcext:value-type="float">
            <text:p>249.7186671785</text:p>
          </table:table-cell>
          <table:table-cell office:value-type="float" office:value="1.32977828959638" calcext:value-type="float">
            <text:p>1.3297782896</text:p>
          </table:table-cell>
          <table:table-cell office:value-type="float" office:value="2.5520005118186" calcext:value-type="float">
            <text:p>2.5520005118</text:p>
          </table:table-cell>
          <table:table-cell office:value-type="float" office:value="2.03222463493969" calcext:value-type="float">
            <text:p>2.0322246349</text:p>
          </table:table-cell>
          <table:table-cell office:value-type="float" office:value="0.240235367979827" calcext:value-type="float">
            <text:p>0.240235368</text:p>
          </table:table-cell>
          <table:table-cell office:value-type="string" calcext:value-type="string">
            <text:p>0.49470443749419424]</text:p>
          </table:table-cell>
          <table:table-cell office:value-type="float" office:value="370.480992090067" calcext:value-type="float">
            <text:p>370.4809920901</text:p>
          </table:table-cell>
          <table:table-cell table:formula="of:=[.K154]+1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[73.4666583486741</text:p>
          </table:table-cell>
          <table:table-cell office:value-type="float" office:value="3.72660347898978" calcext:value-type="float">
            <text:p>3.726603479</text:p>
          </table:table-cell>
          <table:table-cell office:value-type="float" office:value="2.72660347898978" calcext:value-type="float">
            <text:p>2.726603479</text:p>
          </table:table-cell>
          <table:table-cell office:value-type="float" office:value="249.893270145656" calcext:value-type="float">
            <text:p>249.8932701457</text:p>
          </table:table-cell>
          <table:table-cell office:value-type="float" office:value="1.50438125676756" calcext:value-type="float">
            <text:p>1.5043812568</text:p>
          </table:table-cell>
          <table:table-cell office:value-type="float" office:value="2.72660347898978" calcext:value-type="float">
            <text:p>2.726603479</text:p>
          </table:table-cell>
          <table:table-cell office:value-type="float" office:value="2.05171497614688" calcext:value-type="float">
            <text:p>2.0517149761</text:p>
          </table:table-cell>
          <table:table-cell office:value-type="float" office:value="0.208330587059899" calcext:value-type="float">
            <text:p>0.2083305871</text:p>
          </table:table-cell>
          <table:table-cell office:value-type="string" calcext:value-type="string">
            <text:p>0.48717846594952774]</text:p>
          </table:table-cell>
          <table:table-cell office:value-type="float" office:value="375.153177256751" calcext:value-type="float">
            <text:p>375.1531772568</text:p>
          </table:table-cell>
          <table:table-cell table:formula="of:=[.K155]+1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[75.20916287308518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string" calcext:value-type="string">
            <text:p>0.4913595612521202]</text:p>
          </table:table-cell>
          <table:table-cell office:value-type="float" office:value="370.098551593283" calcext:value-type="float">
            <text:p>370.0985515933</text:p>
          </table:table-cell>
          <table:table-cell table:formula="of:=[.K156]+1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[76.20916287308518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string" calcext:value-type="string">
            <text:p>0.4913595612521202]</text:p>
          </table:table-cell>
          <table:table-cell office:value-type="float" office:value="369.378110730352" calcext:value-type="float">
            <text:p>369.3781107304</text:p>
          </table:table-cell>
          <table:table-cell table:formula="of:=[.K157]+1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[75.20916287308518</text:p>
          </table:table-cell>
          <table:table-cell office:value-type="float" office:value="4.62960183056135" calcext:value-type="float">
            <text:p>4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string" calcext:value-type="string">
            <text:p>0.4913595612521202]</text:p>
          </table:table-cell>
          <table:table-cell office:value-type="float" office:value="368.504025226779" calcext:value-type="float">
            <text:p>368.5040252268</text:p>
          </table:table-cell>
          <table:table-cell table:formula="of:=[.K158]+1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[75.20916287308518</text:p>
          </table:table-cell>
          <table:table-cell table:number-columns-repeated="2" office:value-type="float" office:value="3.62960183056135" calcext:value-type="float">
            <text:p>3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string" calcext:value-type="string">
            <text:p>0.4913595612521202]</text:p>
          </table:table-cell>
          <table:table-cell office:value-type="float" office:value="369.895270686944" calcext:value-type="float">
            <text:p>369.8952706869</text:p>
          </table:table-cell>
          <table:table-cell table:formula="of:=[.K159]+1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[75.20916287308518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50.796268497228" calcext:value-type="float">
            <text:p>250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string" calcext:value-type="string">
            <text:p>0.4913595612521202]</text:p>
          </table:table-cell>
          <table:table-cell office:value-type="float" office:value="370.164804582193" calcext:value-type="float">
            <text:p>370.1648045822</text:p>
          </table:table-cell>
          <table:table-cell table:formula="of:=[.K160]+1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[75.20916287308518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1.18515738611691" calcext:value-type="float">
            <text:p>1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string" calcext:value-type="string">
            <text:p>0.4913595612521202]</text:p>
          </table:table-cell>
          <table:table-cell office:value-type="float" office:value="370.235026905588" calcext:value-type="float">
            <text:p>370.2350269056</text:p>
          </table:table-cell>
          <table:table-cell table:formula="of:=[.K161]+1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[75.20916287308518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string" calcext:value-type="string">
            <text:p>0.4913595612521202]</text:p>
          </table:table-cell>
          <table:table-cell office:value-type="float" office:value="370.068284676469" calcext:value-type="float">
            <text:p>370.0682846765</text:p>
          </table:table-cell>
          <table:table-cell table:formula="of:=[.K162]+1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[75.20916287308518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3.04088700880955" calcext:value-type="float">
            <text:p>3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string" calcext:value-type="string">
            <text:p>0.4913595612521202]</text:p>
          </table:table-cell>
          <table:table-cell office:value-type="float" office:value="2237.11823073249" calcext:value-type="float">
            <text:p>2237.1182307325</text:p>
          </table:table-cell>
          <table:table-cell table:formula="of:=[.K163]+1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[75.20916287308518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1.22605546534875" calcext:value-type="float">
            <text:p>1.2260554653</text:p>
          </table:table-cell>
          <table:table-cell office:value-type="string" calcext:value-type="string">
            <text:p>0.4913595612521202]</text:p>
          </table:table-cell>
          <table:table-cell office:value-type="float" office:value="464.966513279553" calcext:value-type="float">
            <text:p>464.9665132796</text:p>
          </table:table-cell>
          <table:table-cell table:formula="of:=[.K164]+1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[75.20916287308518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string" calcext:value-type="string">
            <text:p>1.4913595612521202]</text:p>
          </table:table-cell>
          <table:table-cell office:value-type="float" office:value="6024.48468654492" calcext:value-type="float">
            <text:p>6024.4846865449</text:p>
          </table:table-cell>
          <table:table-cell table:formula="of:=[.K165]+1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[75.20916287308518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string" calcext:value-type="string">
            <text:p>0.4913595612521202]</text:p>
          </table:table-cell>
          <table:table-cell office:value-type="float" office:value="370.098551593283" calcext:value-type="float">
            <text:p>370.0985515933</text:p>
          </table:table-cell>
          <table:table-cell table:formula="of:=[.K166]+1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[75.4313850953074</text:p>
          </table:table-cell>
          <table:table-cell office:value-type="float" office:value="3.85182405278357" calcext:value-type="float">
            <text:p>3.8518240528</text:p>
          </table:table-cell>
          <table:table-cell office:value-type="float" office:value="2.85182405278357" calcext:value-type="float">
            <text:p>2.8518240528</text:p>
          </table:table-cell>
          <table:table-cell office:value-type="float" office:value="250.01849071945" calcext:value-type="float">
            <text:p>250.0184907195</text:p>
          </table:table-cell>
          <table:table-cell office:value-type="float" office:value="0.407379608339127" calcext:value-type="float">
            <text:p>0.4073796083</text:p>
          </table:table-cell>
          <table:table-cell office:value-type="float" office:value="2.85182405278357" calcext:value-type="float">
            <text:p>2.8518240528</text:p>
          </table:table-cell>
          <table:table-cell office:value-type="float" office:value="2.26310923103177" calcext:value-type="float">
            <text:p>2.263109231</text:p>
          </table:table-cell>
          <table:table-cell office:value-type="float" office:value="0.44827768757097" calcext:value-type="float">
            <text:p>0.4482776876</text:p>
          </table:table-cell>
          <table:table-cell office:value-type="string" calcext:value-type="string">
            <text:p>1.0e-9]</text:p>
          </table:table-cell>
          <table:table-cell office:value-type="float" office:value="3001.97817230414" calcext:value-type="float">
            <text:p>3001.9781723041</text:p>
          </table:table-cell>
          <table:table-cell table:formula="of:=[.K167]+1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[75.37582953975185</text:p>
          </table:table-cell>
          <table:table-cell office:value-type="float" office:value="3.79626849722801" calcext:value-type="float">
            <text:p>3.7962684972</text:p>
          </table:table-cell>
          <table:table-cell office:value-type="float" office:value="2.79626849722801" calcext:value-type="float">
            <text:p>2.7962684972</text:p>
          </table:table-cell>
          <table:table-cell office:value-type="float" office:value="249.962935163894" calcext:value-type="float">
            <text:p>249.9629351639</text:p>
          </table:table-cell>
          <table:table-cell office:value-type="float" office:value="0.351824052783572" calcext:value-type="float">
            <text:p>0.3518240528</text:p>
          </table:table-cell>
          <table:table-cell office:value-type="float" office:value="2.79626849722801" calcext:value-type="float">
            <text:p>2.7962684972</text:p>
          </table:table-cell>
          <table:table-cell office:value-type="float" office:value="2.20755367547622" calcext:value-type="float">
            <text:p>2.2075536755</text:p>
          </table:table-cell>
          <table:table-cell office:value-type="float" office:value="0.392722132015415" calcext:value-type="float">
            <text:p>0.392722132</text:p>
          </table:table-cell>
          <table:table-cell office:value-type="string" calcext:value-type="string">
            <text:p>0.24567978112606018]</text:p>
          </table:table-cell>
          <table:table-cell office:value-type="float" office:value="1145.95322484256" calcext:value-type="float">
            <text:p>1145.9532248426</text:p>
          </table:table-cell>
          <table:table-cell table:formula="of:=[.K168]+1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[75.46842213234441</text:p>
          </table:table-cell>
          <table:table-cell office:value-type="float" office:value="3.8888610898206" calcext:value-type="float">
            <text:p>3.8888610898</text:p>
          </table:table-cell>
          <table:table-cell office:value-type="float" office:value="2.8888610898206" calcext:value-type="float">
            <text:p>2.8888610898</text:p>
          </table:table-cell>
          <table:table-cell office:value-type="float" office:value="250.055527756487" calcext:value-type="float">
            <text:p>250.0555277565</text:p>
          </table:table-cell>
          <table:table-cell office:value-type="float" office:value="0.444416645376164" calcext:value-type="float">
            <text:p>0.4444166454</text:p>
          </table:table-cell>
          <table:table-cell office:value-type="float" office:value="2.8888610898206" calcext:value-type="float">
            <text:p>2.8888610898</text:p>
          </table:table-cell>
          <table:table-cell office:value-type="float" office:value="1.07792404584659" calcext:value-type="float">
            <text:p>1.0779240458</text:p>
          </table:table-cell>
          <table:table-cell office:value-type="float" office:value="0.485314724608007" calcext:value-type="float">
            <text:p>0.4853147246</text:p>
          </table:table-cell>
          <table:table-cell office:value-type="string" calcext:value-type="string">
            <text:p>0.4367640545574403]</text:p>
          </table:table-cell>
          <table:table-cell office:value-type="float" office:value="1747.87038346764" calcext:value-type="float">
            <text:p>1747.8703834676</text:p>
          </table:table-cell>
          <table:table-cell table:formula="of:=[.K169]+1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[75.4036073175296</text:p>
          </table:table-cell>
          <table:table-cell office:value-type="float" office:value="3.82404627500579" calcext:value-type="float">
            <text:p>3.824046275</text:p>
          </table:table-cell>
          <table:table-cell office:value-type="float" office:value="2.82404627500579" calcext:value-type="float">
            <text:p>2.824046275</text:p>
          </table:table-cell>
          <table:table-cell office:value-type="float" office:value="249.990712941672" calcext:value-type="float">
            <text:p>249.9907129417</text:p>
          </table:table-cell>
          <table:table-cell office:value-type="float" office:value="0.379601830561349" calcext:value-type="float">
            <text:p>0.3796018306</text:p>
          </table:table-cell>
          <table:table-cell office:value-type="float" office:value="2.82404627500579" calcext:value-type="float">
            <text:p>2.824046275</text:p>
          </table:table-cell>
          <table:table-cell office:value-type="float" office:value="1.56866478658733" calcext:value-type="float">
            <text:p>1.5686647866</text:p>
          </table:table-cell>
          <table:table-cell office:value-type="float" office:value="0.420499909793193" calcext:value-type="float">
            <text:p>0.4204999098</text:p>
          </table:table-cell>
          <table:table-cell office:value-type="string" calcext:value-type="string">
            <text:p>0.45041293123111026]</text:p>
          </table:table-cell>
          <table:table-cell office:value-type="float" office:value="634.227251762929" calcext:value-type="float">
            <text:p>634.2272517629</text:p>
          </table:table-cell>
          <table:table-cell table:formula="of:=[.K170]+1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[75.30792830518392</text:p>
          </table:table-cell>
          <table:table-cell office:value-type="float" office:value="3.72836726266011" calcext:value-type="float">
            <text:p>3.7283672627</text:p>
          </table:table-cell>
          <table:table-cell office:value-type="float" office:value="2.72836726266011" calcext:value-type="float">
            <text:p>2.7283672627</text:p>
          </table:table-cell>
          <table:table-cell office:value-type="float" office:value="249.895033929326" calcext:value-type="float">
            <text:p>249.8950339293</text:p>
          </table:table-cell>
          <table:table-cell office:value-type="float" office:value="0.28392281821567" calcext:value-type="float">
            <text:p>0.2839228182</text:p>
          </table:table-cell>
          <table:table-cell office:value-type="float" office:value="2.72836726266011" calcext:value-type="float">
            <text:p>2.7283672627</text:p>
          </table:table-cell>
          <table:table-cell office:value-type="float" office:value="1.76928207053794" calcext:value-type="float">
            <text:p>1.7692820705</text:p>
          </table:table-cell>
          <table:table-cell office:value-type="float" office:value="0.324820897447513" calcext:value-type="float">
            <text:p>0.3248208974</text:p>
          </table:table-cell>
          <table:table-cell office:value-type="string" calcext:value-type="string">
            <text:p>0.7279400902624004]</text:p>
          </table:table-cell>
          <table:table-cell office:value-type="float" office:value="1052.19022576734" calcext:value-type="float">
            <text:p>1052.1902257674</text:p>
          </table:table-cell>
          <table:table-cell table:formula="of:=[.K171]+1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[75.32490361382591</text:p>
          </table:table-cell>
          <table:table-cell office:value-type="float" office:value="3.74534257130209" calcext:value-type="float">
            <text:p>3.7453425713</text:p>
          </table:table-cell>
          <table:table-cell office:value-type="float" office:value="2.74534257130209" calcext:value-type="float">
            <text:p>2.7453425713</text:p>
          </table:table-cell>
          <table:table-cell office:value-type="float" office:value="249.912009237968" calcext:value-type="float">
            <text:p>249.912009238</text:p>
          </table:table-cell>
          <table:table-cell office:value-type="float" office:value="0.300898126857646" calcext:value-type="float">
            <text:p>0.3008981269</text:p>
          </table:table-cell>
          <table:table-cell office:value-type="float" office:value="2.74534257130209" calcext:value-type="float">
            <text:p>2.7453425713</text:p>
          </table:table-cell>
          <table:table-cell office:value-type="float" office:value="1.87884997177251" calcext:value-type="float">
            <text:p>1.8788499718</text:p>
          </table:table-cell>
          <table:table-cell office:value-type="float" office:value="0.341796206089489" calcext:value-type="float">
            <text:p>0.3417962061</text:p>
          </table:table-cell>
          <table:table-cell office:value-type="string" calcext:value-type="string">
            <text:p>0.6073750129783153]</text:p>
          </table:table-cell>
          <table:table-cell office:value-type="float" office:value="569.234180157168" calcext:value-type="float">
            <text:p>569.2341801572</text:p>
          </table:table-cell>
          <table:table-cell table:formula="of:=[.K172]+1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[75.262660815472</text:p>
          </table:table-cell>
          <table:table-cell office:value-type="float" office:value="3.68309977294818" calcext:value-type="float">
            <text:p>3.6830997729</text:p>
          </table:table-cell>
          <table:table-cell office:value-type="float" office:value="2.68309977294818" calcext:value-type="float">
            <text:p>2.6830997729</text:p>
          </table:table-cell>
          <table:table-cell office:value-type="float" office:value="249.849766439614" calcext:value-type="float">
            <text:p>249.8497664396</text:p>
          </table:table-cell>
          <table:table-cell office:value-type="float" office:value="0.238655328503736" calcext:value-type="float">
            <text:p>0.2386553285</text:p>
          </table:table-cell>
          <table:table-cell office:value-type="float" office:value="2.68309977294818" calcext:value-type="float">
            <text:p>2.6830997729</text:p>
          </table:table-cell>
          <table:table-cell office:value-type="float" office:value="2.4771010005791" calcext:value-type="float">
            <text:p>2.4771010006</text:p>
          </table:table-cell>
          <table:table-cell office:value-type="float" office:value="0.279553407735579" calcext:value-type="float">
            <text:p>0.2795534077</text:p>
          </table:table-cell>
          <table:table-cell office:value-type="string" calcext:value-type="string">
            <text:p>0.5580874027678404]</text:p>
          </table:table-cell>
          <table:table-cell office:value-type="float" office:value="562.110531398786" calcext:value-type="float">
            <text:p>562.1105313988</text:p>
          </table:table-cell>
          <table:table-cell table:formula="of:=[.K173]+1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[75.3275327862082</text:p>
          </table:table-cell>
          <table:table-cell office:value-type="float" office:value="3.74797174368435" calcext:value-type="float">
            <text:p>3.7479717437</text:p>
          </table:table-cell>
          <table:table-cell office:value-type="float" office:value="2.74797174368435" calcext:value-type="float">
            <text:p>2.7479717437</text:p>
          </table:table-cell>
          <table:table-cell office:value-type="float" office:value="249.914638410351" calcext:value-type="float">
            <text:p>249.9146384104</text:p>
          </table:table-cell>
          <table:table-cell office:value-type="float" office:value="0.303527299239905" calcext:value-type="float">
            <text:p>0.3035272992</text:p>
          </table:table-cell>
          <table:table-cell office:value-type="float" office:value="2.74797174368435" calcext:value-type="float">
            <text:p>2.7479717437</text:p>
          </table:table-cell>
          <table:table-cell office:value-type="float" office:value="2.29986048846204" calcext:value-type="float">
            <text:p>2.2998604885</text:p>
          </table:table-cell>
          <table:table-cell office:value-type="float" office:value="0.344425378471748" calcext:value-type="float">
            <text:p>0.3444253785</text:p>
          </table:table-cell>
          <table:table-cell office:value-type="string" calcext:value-type="string">
            <text:p>0.3901725187516407]</text:p>
          </table:table-cell>
          <table:table-cell office:value-type="float" office:value="787.278338680479" calcext:value-type="float">
            <text:p>787.2783386805</text:p>
          </table:table-cell>
          <table:table-cell table:formula="of:=[.K174]+1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[75.32556090692148</text:p>
          </table:table-cell>
          <table:table-cell office:value-type="float" office:value="3.74599986439765" calcext:value-type="float">
            <text:p>3.7459998644</text:p>
          </table:table-cell>
          <table:table-cell office:value-type="float" office:value="2.74599986439765" calcext:value-type="float">
            <text:p>2.7459998644</text:p>
          </table:table-cell>
          <table:table-cell office:value-type="float" office:value="249.912666531064" calcext:value-type="float">
            <text:p>249.9126665311</text:p>
          </table:table-cell>
          <table:table-cell office:value-type="float" office:value="0.30155541995321" calcext:value-type="float">
            <text:p>0.30155542</text:p>
          </table:table-cell>
          <table:table-cell office:value-type="float" office:value="2.74599986439765" calcext:value-type="float">
            <text:p>2.7459998644</text:p>
          </table:table-cell>
          <table:table-cell office:value-type="float" office:value="1.98410260094489" calcext:value-type="float">
            <text:p>1.9841026009</text:p>
          </table:table-cell>
          <table:table-cell office:value-type="float" office:value="0.342453499185053" calcext:value-type="float">
            <text:p>0.3424534992</text:p>
          </table:table-cell>
          <table:table-cell office:value-type="string" calcext:value-type="string">
            <text:p>0.5530743894216467]</text:p>
          </table:table-cell>
          <table:table-cell office:value-type="float" office:value="410.50962903085" calcext:value-type="float">
            <text:p>410.5096290309</text:p>
          </table:table-cell>
          <table:table-cell table:formula="of:=[.K175]+1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[75.40375338266196</text:p>
          </table:table-cell>
          <table:table-cell office:value-type="float" office:value="3.82419234013814" calcext:value-type="float">
            <text:p>3.8241923401</text:p>
          </table:table-cell>
          <table:table-cell office:value-type="float" office:value="2.82419234013814" calcext:value-type="float">
            <text:p>2.8241923401</text:p>
          </table:table-cell>
          <table:table-cell office:value-type="float" office:value="249.990859006804" calcext:value-type="float">
            <text:p>249.9908590068</text:p>
          </table:table-cell>
          <table:table-cell office:value-type="float" office:value="0.379747895693697" calcext:value-type="float">
            <text:p>0.3797478957</text:p>
          </table:table-cell>
          <table:table-cell office:value-type="float" office:value="2.82419234013814" calcext:value-type="float">
            <text:p>2.8241923401</text:p>
          </table:table-cell>
          <table:table-cell office:value-type="float" office:value="1.59205425973674" calcext:value-type="float">
            <text:p>1.5920542597</text:p>
          </table:table-cell>
          <table:table-cell office:value-type="float" office:value="0.42064597492554" calcext:value-type="float">
            <text:p>0.4206459749</text:p>
          </table:table-cell>
          <table:table-cell office:value-type="string" calcext:value-type="string">
            <text:p>0.43834612599629486]</text:p>
          </table:table-cell>
          <table:table-cell office:value-type="float" office:value="580.145667369756" calcext:value-type="float">
            <text:p>580.1456673698</text:p>
          </table:table-cell>
          <table:table-cell table:formula="of:=[.K176]+1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[75.29793395726949</text:p>
          </table:table-cell>
          <table:table-cell office:value-type="float" office:value="3.71837291474567" calcext:value-type="float">
            <text:p>3.7183729147</text:p>
          </table:table-cell>
          <table:table-cell office:value-type="float" office:value="2.71837291474567" calcext:value-type="float">
            <text:p>2.7183729147</text:p>
          </table:table-cell>
          <table:table-cell office:value-type="float" office:value="249.885039581412" calcext:value-type="float">
            <text:p>249.8850395814</text:p>
          </table:table-cell>
          <table:table-cell office:value-type="float" office:value="0.273928470301226" calcext:value-type="float">
            <text:p>0.2739284703</text:p>
          </table:table-cell>
          <table:table-cell office:value-type="float" office:value="2.71837291474567" calcext:value-type="float">
            <text:p>2.7183729147</text:p>
          </table:table-cell>
          <table:table-cell office:value-type="float" office:value="2.25583931536851" calcext:value-type="float">
            <text:p>2.2558393154</text:p>
          </table:table-cell>
          <table:table-cell office:value-type="float" office:value="0.31482654953307" calcext:value-type="float">
            <text:p>0.3148265495</text:p>
          </table:table-cell>
          <table:table-cell office:value-type="string" calcext:value-type="string">
            <text:p>0.528152083574954]</text:p>
          </table:table-cell>
          <table:table-cell office:value-type="float" office:value="427.670870170629" calcext:value-type="float">
            <text:p>427.6708701706</text:p>
          </table:table-cell>
          <table:table-cell table:formula="of:=[.K177]+1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[75.47697823264534</text:p>
          </table:table-cell>
          <table:table-cell office:value-type="float" office:value="3.89741719012148" calcext:value-type="float">
            <text:p>3.8974171901</text:p>
          </table:table-cell>
          <table:table-cell office:value-type="float" office:value="2.89741719012148" calcext:value-type="float">
            <text:p>2.8974171901</text:p>
          </table:table-cell>
          <table:table-cell office:value-type="float" office:value="250.064083856788" calcext:value-type="float">
            <text:p>250.0640838568</text:p>
          </table:table-cell>
          <table:table-cell office:value-type="float" office:value="0.452972745677044" calcext:value-type="float">
            <text:p>0.4529727457</text:p>
          </table:table-cell>
          <table:table-cell office:value-type="float" office:value="2.89741719012148" calcext:value-type="float">
            <text:p>2.8974171901</text:p>
          </table:table-cell>
          <table:table-cell office:value-type="float" office:value="2.07603543074162" calcext:value-type="float">
            <text:p>2.076035430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132500835837559]</text:p>
          </table:table-cell>
          <table:table-cell office:value-type="float" office:value="371.214935347416" calcext:value-type="float">
            <text:p>371.2149353474</text:p>
          </table:table-cell>
          <table:table-cell table:formula="of:=[.K178]+1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[75.4279947652112</text:p>
          </table:table-cell>
          <table:table-cell office:value-type="float" office:value="3.84843372268734" calcext:value-type="float">
            <text:p>3.8484337227</text:p>
          </table:table-cell>
          <table:table-cell office:value-type="float" office:value="2.84843372268734" calcext:value-type="float">
            <text:p>2.8484337227</text:p>
          </table:table-cell>
          <table:table-cell office:value-type="float" office:value="250.015100389354" calcext:value-type="float">
            <text:p>250.0151003894</text:p>
          </table:table-cell>
          <table:table-cell office:value-type="float" office:value="0.403989278242904" calcext:value-type="float">
            <text:p>0.4039892782</text:p>
          </table:table-cell>
          <table:table-cell office:value-type="float" office:value="2.84843372268734" calcext:value-type="float">
            <text:p>2.8484337227</text:p>
          </table:table-cell>
          <table:table-cell office:value-type="float" office:value="1.82112670537668" calcext:value-type="float">
            <text:p>1.8211267054</text:p>
          </table:table-cell>
          <table:table-cell office:value-type="float" office:value="0.112916063272773" calcext:value-type="float">
            <text:p>0.1129160633</text:p>
          </table:table-cell>
          <table:table-cell office:value-type="string" calcext:value-type="string">
            <text:p>0.47314600570732246]</text:p>
          </table:table-cell>
          <table:table-cell office:value-type="float" office:value="416.103545154289" calcext:value-type="float">
            <text:p>416.1035451543</text:p>
          </table:table-cell>
          <table:table-cell table:formula="of:=[.K179]+1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[75.39547956322576</text:p>
          </table:table-cell>
          <table:table-cell office:value-type="float" office:value="3.81591852070192" calcext:value-type="float">
            <text:p>3.8159185207</text:p>
          </table:table-cell>
          <table:table-cell office:value-type="float" office:value="2.81591852070192" calcext:value-type="float">
            <text:p>2.8159185207</text:p>
          </table:table-cell>
          <table:table-cell office:value-type="float" office:value="249.982585187368" calcext:value-type="float">
            <text:p>249.9825851874</text:p>
          </table:table-cell>
          <table:table-cell office:value-type="float" office:value="0.371474076257485" calcext:value-type="float">
            <text:p>0.3714740763</text:p>
          </table:table-cell>
          <table:table-cell office:value-type="float" office:value="2.81591852070192" calcext:value-type="float">
            <text:p>2.8159185207</text:p>
          </table:table-cell>
          <table:table-cell office:value-type="float" office:value="1.92980485787464" calcext:value-type="float">
            <text:p>1.9298048579</text:p>
          </table:table-cell>
          <table:table-cell office:value-type="float" office:value="0.163393684837847" calcext:value-type="float">
            <text:p>0.1633936848</text:p>
          </table:table-cell>
          <table:table-cell office:value-type="string" calcext:value-type="string">
            <text:p>0.48689752517423035]</text:p>
          </table:table-cell>
          <table:table-cell office:value-type="float" office:value="378.589638278356" calcext:value-type="float">
            <text:p>378.5896382784</text:p>
          </table:table-cell>
          <table:table-cell table:formula="of:=[.K180]+1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[75.41590529473794</text:p>
          </table:table-cell>
          <table:table-cell office:value-type="float" office:value="3.83634425221409" calcext:value-type="float">
            <text:p>3.8363442522</text:p>
          </table:table-cell>
          <table:table-cell office:value-type="float" office:value="2.83634425221409" calcext:value-type="float">
            <text:p>2.8363442522</text:p>
          </table:table-cell>
          <table:table-cell office:value-type="float" office:value="250.00301091888" calcext:value-type="float">
            <text:p>250.0030109189</text:p>
          </table:table-cell>
          <table:table-cell office:value-type="float" office:value="0.391899807769648" calcext:value-type="float">
            <text:p>0.3918998078</text:p>
          </table:table-cell>
          <table:table-cell office:value-type="float" office:value="2.83634425221409" calcext:value-type="float">
            <text:p>2.8363442522</text:p>
          </table:table-cell>
          <table:table-cell office:value-type="float" office:value="2.08079725467357" calcext:value-type="float">
            <text:p>2.0807972547</text:p>
          </table:table-cell>
          <table:table-cell office:value-type="float" office:value="0.045498043765854" calcext:value-type="float">
            <text:p>0.0454980438</text:p>
          </table:table-cell>
          <table:table-cell office:value-type="string" calcext:value-type="string">
            <text:p>0.43351773002787075]</text:p>
          </table:table-cell>
          <table:table-cell office:value-type="float" office:value="410.548237190313" calcext:value-type="float">
            <text:p>410.5482371903</text:p>
          </table:table-cell>
          <table:table-cell table:formula="of:=[.K181]+1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[75.3481470038756</text:p>
          </table:table-cell>
          <table:table-cell office:value-type="float" office:value="3.76858596135176" calcext:value-type="float">
            <text:p>3.7685859614</text:p>
          </table:table-cell>
          <table:table-cell office:value-type="float" office:value="2.76858596135176" calcext:value-type="float">
            <text:p>2.7685859614</text:p>
          </table:table-cell>
          <table:table-cell office:value-type="float" office:value="249.935252628018" calcext:value-type="float">
            <text:p>249.935252628</text:p>
          </table:table-cell>
          <table:table-cell office:value-type="float" office:value="0.32414151690732" calcext:value-type="float">
            <text:p>0.3241415169</text:p>
          </table:table-cell>
          <table:table-cell office:value-type="float" office:value="2.76858596135176" calcext:value-type="float">
            <text:p>2.7685859614</text:p>
          </table:table-cell>
          <table:table-cell office:value-type="float" office:value="2.00827626437706" calcext:value-type="float">
            <text:p>2.0082762644</text:p>
          </table:table-cell>
          <table:table-cell office:value-type="float" office:value="0.268214635330254" calcext:value-type="float">
            <text:p>0.2682146353</text:p>
          </table:table-cell>
          <table:table-cell office:value-type="string" calcext:value-type="string">
            <text:p>0.5231852245732027]</text:p>
          </table:table-cell>
          <table:table-cell office:value-type="float" office:value="379.542769273135" calcext:value-type="float">
            <text:p>379.5427692731</text:p>
          </table:table-cell>
          <table:table-cell table:formula="of:=[.K182]+1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[75.39331919778382</text:p>
          </table:table-cell>
          <table:table-cell office:value-type="float" office:value="3.81375815525998" calcext:value-type="float">
            <text:p>3.8137581553</text:p>
          </table:table-cell>
          <table:table-cell office:value-type="float" office:value="2.81375815525998" calcext:value-type="float">
            <text:p>2.8137581553</text:p>
          </table:table-cell>
          <table:table-cell office:value-type="float" office:value="249.980424821926" calcext:value-type="float">
            <text:p>249.9804248219</text:p>
          </table:table-cell>
          <table:table-cell office:value-type="float" office:value="0.369313710815539" calcext:value-type="float">
            <text:p>0.3693137108</text:p>
          </table:table-cell>
          <table:table-cell office:value-type="float" office:value="2.81375815525998" calcext:value-type="float">
            <text:p>2.8137581553</text:p>
          </table:table-cell>
          <table:table-cell office:value-type="float" office:value="2.0566235912414" calcext:value-type="float">
            <text:p>2.0566235912</text:p>
          </table:table-cell>
          <table:table-cell office:value-type="float" office:value="0.119736907620654" calcext:value-type="float">
            <text:p>0.1197369076</text:p>
          </table:table-cell>
          <table:table-cell office:value-type="string" calcext:value-type="string">
            <text:p>0.4634068948763147]</text:p>
          </table:table-cell>
          <table:table-cell office:value-type="float" office:value="378.494557477129" calcext:value-type="float">
            <text:p>378.4945574771</text:p>
          </table:table-cell>
          <table:table-cell table:formula="of:=[.K183]+1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[75.34550655722433</text:p>
          </table:table-cell>
          <table:table-cell office:value-type="float" office:value="3.76594551470049" calcext:value-type="float">
            <text:p>3.7659455147</text:p>
          </table:table-cell>
          <table:table-cell office:value-type="float" office:value="2.76594551470049" calcext:value-type="float">
            <text:p>2.7659455147</text:p>
          </table:table-cell>
          <table:table-cell office:value-type="float" office:value="249.932612181367" calcext:value-type="float">
            <text:p>249.9326121814</text:p>
          </table:table-cell>
          <table:table-cell office:value-type="float" office:value="0.321501070256052" calcext:value-type="float">
            <text:p>0.3215010703</text:p>
          </table:table-cell>
          <table:table-cell office:value-type="float" office:value="2.76594551470049" calcext:value-type="float">
            <text:p>2.7659455147</text:p>
          </table:table-cell>
          <table:table-cell office:value-type="float" office:value="2.163276938492" calcext:value-type="float">
            <text:p>2.1632769385</text:p>
          </table:table-cell>
          <table:table-cell office:value-type="float" office:value="0.214856352064795" calcext:value-type="float">
            <text:p>0.2148563521</text:p>
          </table:table-cell>
          <table:table-cell office:value-type="string" calcext:value-type="string">
            <text:p>0.49447445420908354]</text:p>
          </table:table-cell>
          <table:table-cell office:value-type="float" office:value="404.285592819269" calcext:value-type="float">
            <text:p>404.2855928193</text:p>
          </table:table-cell>
          <table:table-cell table:formula="of:=[.K184]+1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[75.3829863117254</text:p>
          </table:table-cell>
          <table:table-cell office:value-type="float" office:value="3.80342526920157" calcext:value-type="float">
            <text:p>3.8034252692</text:p>
          </table:table-cell>
          <table:table-cell office:value-type="float" office:value="2.80342526920157" calcext:value-type="float">
            <text:p>2.8034252692</text:p>
          </table:table-cell>
          <table:table-cell office:value-type="float" office:value="249.970091935868" calcext:value-type="float">
            <text:p>249.9700919359</text:p>
          </table:table-cell>
          <table:table-cell office:value-type="float" office:value="0.358980824757127" calcext:value-type="float">
            <text:p>0.3589808248</text:p>
          </table:table-cell>
          <table:table-cell office:value-type="float" office:value="2.80342526920157" calcext:value-type="float">
            <text:p>2.8034252692</text:p>
          </table:table-cell>
          <table:table-cell office:value-type="float" office:value="1.98817287802898" calcext:value-type="float">
            <text:p>1.988172878</text:p>
          </table:table-cell>
          <table:table-cell office:value-type="float" office:value="0.176259351644584" calcext:value-type="float">
            <text:p>0.1762593516</text:p>
          </table:table-cell>
          <table:table-cell office:value-type="string" calcext:value-type="string">
            <text:p>0.4887917574329437]</text:p>
          </table:table-cell>
          <table:table-cell office:value-type="float" office:value="368.613358433187" calcext:value-type="float">
            <text:p>368.6133584332</text:p>
          </table:table-cell>
          <table:table-cell table:formula="of:=[.K185]+1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[75.34537072576438</text:p>
          </table:table-cell>
          <table:table-cell office:value-type="float" office:value="3.76580968324057" calcext:value-type="float">
            <text:p>3.7658096832</text:p>
          </table:table-cell>
          <table:table-cell office:value-type="float" office:value="2.76580968324057" calcext:value-type="float">
            <text:p>2.7658096832</text:p>
          </table:table-cell>
          <table:table-cell office:value-type="float" office:value="249.932476349907" calcext:value-type="float">
            <text:p>249.9324763499</text:p>
          </table:table-cell>
          <table:table-cell office:value-type="float" office:value="0.321365238796129" calcext:value-type="float">
            <text:p>0.3213652388</text:p>
          </table:table-cell>
          <table:table-cell office:value-type="float" office:value="2.76580968324057" calcext:value-type="float">
            <text:p>2.7658096832</text:p>
          </table:table-cell>
          <table:table-cell office:value-type="float" office:value="2.02124693552247" calcext:value-type="float">
            <text:p>2.0212469355</text:p>
          </table:table-cell>
          <table:table-cell office:value-type="float" office:value="0.271073672398417" calcext:value-type="float">
            <text:p>0.2710736724</text:p>
          </table:table-cell>
          <table:table-cell office:value-type="string" calcext:value-type="string">
            <text:p>0.523606165075139]</text:p>
          </table:table-cell>
          <table:table-cell office:value-type="float" office:value="377.340912367343" calcext:value-type="float">
            <text:p>377.3409123673</text:p>
          </table:table-cell>
          <table:table-cell table:formula="of:=[.K186]+1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[75.35735784376925</text:p>
          </table:table-cell>
          <table:table-cell office:value-type="float" office:value="3.77779680124542" calcext:value-type="float">
            <text:p>3.7777968012</text:p>
          </table:table-cell>
          <table:table-cell office:value-type="float" office:value="2.77779680124542" calcext:value-type="float">
            <text:p>2.7777968012</text:p>
          </table:table-cell>
          <table:table-cell office:value-type="float" office:value="249.944463467912" calcext:value-type="float">
            <text:p>249.9444634679</text:p>
          </table:table-cell>
          <table:table-cell office:value-type="float" office:value="0.333352356800981" calcext:value-type="float">
            <text:p>0.3333523568</text:p>
          </table:table-cell>
          <table:table-cell office:value-type="float" office:value="2.77779680124542" calcext:value-type="float">
            <text:p>2.7777968012</text:p>
          </table:table-cell>
          <table:table-cell office:value-type="float" office:value="2.0300910994522" calcext:value-type="float">
            <text:p>2.0300910995</text:p>
          </table:table-cell>
          <table:table-cell office:value-type="float" office:value="0.233239481203976" calcext:value-type="float">
            <text:p>0.2332394812</text:p>
          </table:table-cell>
          <table:table-cell office:value-type="string" calcext:value-type="string">
            <text:p>0.5085563475254329]</text:p>
          </table:table-cell>
          <table:table-cell office:value-type="float" office:value="370.913902735578" calcext:value-type="float">
            <text:p>370.9139027356</text:p>
          </table:table-cell>
          <table:table-cell table:formula="of:=[.K187]+1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[75.23512938226375</text:p>
          </table:table-cell>
          <table:table-cell office:value-type="float" office:value="3.65556833973994" calcext:value-type="float">
            <text:p>3.6555683397</text:p>
          </table:table-cell>
          <table:table-cell office:value-type="float" office:value="2.65556833973994" calcext:value-type="float">
            <text:p>2.6555683397</text:p>
          </table:table-cell>
          <table:table-cell office:value-type="float" office:value="249.822235006406" calcext:value-type="float">
            <text:p>249.8222350064</text:p>
          </table:table-cell>
          <table:table-cell office:value-type="float" office:value="0.211123895295499" calcext:value-type="float">
            <text:p>0.2111238953</text:p>
          </table:table-cell>
          <table:table-cell office:value-type="float" office:value="2.65556833973994" calcext:value-type="float">
            <text:p>2.6555683397</text:p>
          </table:table-cell>
          <table:table-cell office:value-type="float" office:value="1.99162524462461" calcext:value-type="float">
            <text:p>1.9916252446</text:p>
          </table:table-cell>
          <table:table-cell office:value-type="float" office:value="0.442641574619955" calcext:value-type="float">
            <text:p>0.4426415746</text:p>
          </table:table-cell>
          <table:table-cell office:value-type="string" calcext:value-type="string">
            <text:p>0.4727199239102927]</text:p>
          </table:table-cell>
          <table:table-cell office:value-type="float" office:value="373.851492658194" calcext:value-type="float">
            <text:p>373.8514926582</text:p>
          </table:table-cell>
          <table:table-cell table:formula="of:=[.K188]+1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[75.41651602004994</text:p>
          </table:table-cell>
          <table:table-cell office:value-type="float" office:value="3.8369549775261" calcext:value-type="float">
            <text:p>3.8369549775</text:p>
          </table:table-cell>
          <table:table-cell office:value-type="float" office:value="2.8369549775261" calcext:value-type="float">
            <text:p>2.8369549775</text:p>
          </table:table-cell>
          <table:table-cell office:value-type="float" office:value="250.003621644192" calcext:value-type="float">
            <text:p>250.0036216442</text:p>
          </table:table-cell>
          <table:table-cell office:value-type="float" office:value="0.392510533081658" calcext:value-type="float">
            <text:p>0.3925105331</text:p>
          </table:table-cell>
          <table:table-cell office:value-type="float" office:value="2.8369549775261" calcext:value-type="float">
            <text:p>2.8369549775</text:p>
          </table:table-cell>
          <table:table-cell office:value-type="float" office:value="2.05493288421236" calcext:value-type="float">
            <text:p>2.0549328842</text:p>
          </table:table-cell>
          <table:table-cell office:value-type="float" office:value="0.110660394404989" calcext:value-type="float">
            <text:p>0.1106603944</text:p>
          </table:table-cell>
          <table:table-cell office:value-type="string" calcext:value-type="string">
            <text:p>0.5031175436653901]</text:p>
          </table:table-cell>
          <table:table-cell office:value-type="float" office:value="369.183088158274" calcext:value-type="float">
            <text:p>369.1830881583</text:p>
          </table:table-cell>
          <table:table-cell table:formula="of:=[.K189]+1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[75.36789603253553</text:p>
          </table:table-cell>
          <table:table-cell office:value-type="float" office:value="3.78833499001171" calcext:value-type="float">
            <text:p>3.78833499</text:p>
          </table:table-cell>
          <table:table-cell office:value-type="float" office:value="2.78833499001171" calcext:value-type="float">
            <text:p>2.78833499</text:p>
          </table:table-cell>
          <table:table-cell office:value-type="float" office:value="249.955001656678" calcext:value-type="float">
            <text:p>249.9550016567</text:p>
          </table:table-cell>
          <table:table-cell office:value-type="float" office:value="0.343890545567267" calcext:value-type="float">
            <text:p>0.3438905456</text:p>
          </table:table-cell>
          <table:table-cell office:value-type="float" office:value="2.78833499001171" calcext:value-type="float">
            <text:p>2.78833499</text:p>
          </table:table-cell>
          <table:table-cell office:value-type="float" office:value="2.04308997252739" calcext:value-type="float">
            <text:p>2.0430899725</text:p>
          </table:table-cell>
          <table:table-cell office:value-type="float" office:value="0.182162297349537" calcext:value-type="float">
            <text:p>0.1821622973</text:p>
          </table:table-cell>
          <table:table-cell office:value-type="string" calcext:value-type="string">
            <text:p>0.47620503688860616]</text:p>
          </table:table-cell>
          <table:table-cell office:value-type="float" office:value="371.3821064861" calcext:value-type="float">
            <text:p>371.3821064861</text:p>
          </table:table-cell>
          <table:table-cell table:formula="of:=[.K190]+1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0.5004685198662262]</text:p>
          </table:table-cell>
          <table:table-cell office:value-type="float" office:value="369.385895357456" calcext:value-type="float">
            <text:p>369.3858953575</text:p>
          </table:table-cell>
          <table:table-cell table:formula="of:=[.K191]+1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[76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0.5004685198662262]</text:p>
          </table:table-cell>
          <table:table-cell office:value-type="float" office:value="369.671526455648" calcext:value-type="float">
            <text:p>369.6715264556</text:p>
          </table:table-cell>
          <table:table-cell table:formula="of:=[.K192]+1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4.78043134843699" calcext:value-type="float">
            <text:p>4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0.5004685198662262]</text:p>
          </table:table-cell>
          <table:table-cell office:value-type="float" office:value="367.862609500582" calcext:value-type="float">
            <text:p>367.8626095006</text:p>
          </table:table-cell>
          <table:table-cell table:formula="of:=[.K193]+1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0.5004685198662262]</text:p>
          </table:table-cell>
          <table:table-cell office:value-type="float" office:value="369.272117197799" calcext:value-type="float">
            <text:p>369.2721171978</text:p>
          </table:table-cell>
          <table:table-cell table:formula="of:=[.K194]+1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50.947098015103" calcext:value-type="float">
            <text:p>250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0.5004685198662262]</text:p>
          </table:table-cell>
          <table:table-cell office:value-type="float" office:value="369.446715254993" calcext:value-type="float">
            <text:p>369.446715255</text:p>
          </table:table-cell>
          <table:table-cell table:formula="of:=[.K195]+1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1.33598690399255" calcext:value-type="float">
            <text:p>1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0.5004685198662262]</text:p>
          </table:table-cell>
          <table:table-cell office:value-type="float" office:value="369.531290119456" calcext:value-type="float">
            <text:p>369.5312901195</text:p>
          </table:table-cell>
          <table:table-cell table:formula="of:=[.K196]+1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0.5004685198662262]</text:p>
          </table:table-cell>
          <table:table-cell office:value-type="float" office:value="369.360062182732" calcext:value-type="float">
            <text:p>369.3600621827</text:p>
          </table:table-cell>
          <table:table-cell table:formula="of:=[.K197]+1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3.033340817721" calcext:value-type="float">
            <text:p>3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0.5004685198662262]</text:p>
          </table:table-cell>
          <table:table-cell office:value-type="float" office:value="2115.29945127297" calcext:value-type="float">
            <text:p>2115.299451273</text:p>
          </table:table-cell>
          <table:table-cell table:formula="of:=[.K198]+1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1.22047018524037" calcext:value-type="float">
            <text:p>1.2204701852</text:p>
          </table:table-cell>
          <table:table-cell office:value-type="string" calcext:value-type="string">
            <text:p>0.5004685198662262]</text:p>
          </table:table-cell>
          <table:table-cell office:value-type="float" office:value="460.224425512443" calcext:value-type="float">
            <text:p>460.2244255124</text:p>
          </table:table-cell>
          <table:table-cell table:formula="of:=[.K199]+1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1.5004685198662262]</text:p>
          </table:table-cell>
          <table:table-cell office:value-type="float" office:value="6163.95233046511" calcext:value-type="float">
            <text:p>6163.9523304651</text:p>
          </table:table-cell>
          <table:table-cell table:formula="of:=[.K200]+1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[76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1.5004685198662262]</text:p>
          </table:table-cell>
          <table:table-cell office:value-type="float" office:value="6377.86115102474" calcext:value-type="float">
            <text:p>6377.8611510248</text:p>
          </table:table-cell>
          <table:table-cell table:formula="of:=[.K201]+1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4.78043134843699" calcext:value-type="float">
            <text:p>4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1.5004685198662262]</text:p>
          </table:table-cell>
          <table:table-cell office:value-type="float" office:value="6158.26802195528" calcext:value-type="float">
            <text:p>6158.2680219553</text:p>
          </table:table-cell>
          <table:table-cell table:formula="of:=[.K202]+1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1.5004685198662262]</text:p>
          </table:table-cell>
          <table:table-cell office:value-type="float" office:value="6162.79557709812" calcext:value-type="float">
            <text:p>6162.7955770981</text:p>
          </table:table-cell>
          <table:table-cell table:formula="of:=[.K203]+1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50.947098015103" calcext:value-type="float">
            <text:p>250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1.5004685198662262]</text:p>
          </table:table-cell>
          <table:table-cell office:value-type="float" office:value="6163.2317697024" calcext:value-type="float">
            <text:p>6163.2317697024</text:p>
          </table:table-cell>
          <table:table-cell table:formula="of:=[.K204]+1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1.33598690399255" calcext:value-type="float">
            <text:p>1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1.5004685198662262]</text:p>
          </table:table-cell>
          <table:table-cell office:value-type="float" office:value="6160.57172037409" calcext:value-type="float">
            <text:p>6160.5717203741</text:p>
          </table:table-cell>
          <table:table-cell table:formula="of:=[.K205]+1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1.5004685198662262]</text:p>
          </table:table-cell>
          <table:table-cell office:value-type="float" office:value="6163.93449449464" calcext:value-type="float">
            <text:p>6163.9344944947</text:p>
          </table:table-cell>
          <table:table-cell table:formula="of:=[.K206]+1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3.033340817721" calcext:value-type="float">
            <text:p>3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1.5004685198662262]</text:p>
          </table:table-cell>
          <table:table-cell office:value-type="float" office:value="5677.40088919141" calcext:value-type="float">
            <text:p>5677.4008891914</text:p>
          </table:table-cell>
          <table:table-cell table:formula="of:=[.K207]+1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1.22047018524037" calcext:value-type="float">
            <text:p>1.2204701852</text:p>
          </table:table-cell>
          <table:table-cell office:value-type="string" calcext:value-type="string">
            <text:p>1.5004685198662262]</text:p>
          </table:table-cell>
          <table:table-cell office:value-type="float" office:value="6119.74330189565" calcext:value-type="float">
            <text:p>6119.7433018957</text:p>
          </table:table-cell>
          <table:table-cell table:formula="of:=[.K208]+1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2.500468519866226]</text:p>
          </table:table-cell>
          <table:table-cell office:value-type="float" office:value="23349.0776786152" calcext:value-type="float">
            <text:p>23349.0776786152</text:p>
          </table:table-cell>
          <table:table-cell table:formula="of:=[.K209]+1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[75.35999239096083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string" calcext:value-type="string">
            <text:p>1.5004685198662262]</text:p>
          </table:table-cell>
          <table:table-cell office:value-type="float" office:value="6163.95233046511" calcext:value-type="float">
            <text:p>6163.9523304651</text:p>
          </table:table-cell>
          <table:table-cell table:formula="of:=[.K210]+1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[75.58221461318303</text:p>
          </table:table-cell>
          <table:table-cell office:value-type="float" office:value="4.00265357065921" calcext:value-type="float">
            <text:p>4.0026535707</text:p>
          </table:table-cell>
          <table:table-cell office:value-type="float" office:value="3.00265357065922" calcext:value-type="float">
            <text:p>3.0026535707</text:p>
          </table:table-cell>
          <table:table-cell office:value-type="float" office:value="250.169320237326" calcext:value-type="float">
            <text:p>250.1693202373</text:p>
          </table:table-cell>
          <table:table-cell office:value-type="float" office:value="0.558209126214775" calcext:value-type="float">
            <text:p>0.5582091262</text:p>
          </table:table-cell>
          <table:table-cell office:value-type="float" office:value="3.00265357065922" calcext:value-type="float">
            <text:p>3.0026535707</text:p>
          </table:table-cell>
          <table:table-cell office:value-type="float" office:value="2.25556303994322" calcext:value-type="float">
            <text:p>2.2555630399</text:p>
          </table:table-cell>
          <table:table-cell office:value-type="float" office:value="0.442692407462589" calcext:value-type="float">
            <text:p>0.4426924075</text:p>
          </table:table-cell>
          <table:table-cell office:value-type="string" calcext:value-type="string">
            <text:p>0.5004685198662262]</text:p>
          </table:table-cell>
          <table:table-cell office:value-type="float" office:value="467.279869178322" calcext:value-type="float">
            <text:p>467.2798691783</text:p>
          </table:table-cell>
          <table:table-cell table:formula="of:=[.K211]+1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[75.6933257242941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office:value-type="string" calcext:value-type="string">
            <text:p>1.0e-9]</text:p>
          </table:table-cell>
          <table:table-cell office:value-type="float" office:value="3703.87447403967" calcext:value-type="float">
            <text:p>3703.8744740397</text:p>
          </table:table-cell>
          <table:table-cell table:formula="of:=[.K212]+1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[76.6933257242941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office:value-type="string" calcext:value-type="string">
            <text:p>1.0e-9]</text:p>
          </table:table-cell>
          <table:table-cell office:value-type="float" office:value="3703.63289353723" calcext:value-type="float">
            <text:p>3703.6328935372</text:p>
          </table:table-cell>
          <table:table-cell table:formula="of:=[.K213]+1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[75.69332572429413</text:p>
          </table:table-cell>
          <table:table-cell office:value-type="float" office:value="5.11376468177032" calcext:value-type="float">
            <text:p>5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office:value-type="string" calcext:value-type="string">
            <text:p>1.0e-9]</text:p>
          </table:table-cell>
          <table:table-cell office:value-type="float" office:value="3703.72027677212" calcext:value-type="float">
            <text:p>3703.7202767721</text:p>
          </table:table-cell>
          <table:table-cell table:formula="of:=[.K214]+1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[75.6933257242941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4.11376468177033" calcext:value-type="float">
            <text:p>4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office:value-type="string" calcext:value-type="string">
            <text:p>1.0e-9]</text:p>
          </table:table-cell>
          <table:table-cell office:value-type="float" office:value="3703.94324877474" calcext:value-type="float">
            <text:p>3703.9432487748</text:p>
          </table:table-cell>
          <table:table-cell table:formula="of:=[.K215]+1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[75.6933257242941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1.280431348437" calcext:value-type="float">
            <text:p>251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office:value-type="string" calcext:value-type="string">
            <text:p>1.0e-9]</text:p>
          </table:table-cell>
          <table:table-cell office:value-type="float" office:value="3703.87553373309" calcext:value-type="float">
            <text:p>3703.8755337331</text:p>
          </table:table-cell>
          <table:table-cell table:formula="of:=[.K216]+1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[75.6933257242941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1.66932023732589" calcext:value-type="float">
            <text:p>1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office:value-type="string" calcext:value-type="string">
            <text:p>1.0e-9]</text:p>
          </table:table-cell>
          <table:table-cell office:value-type="float" office:value="3703.87630679137" calcext:value-type="float">
            <text:p>3703.8763067914</text:p>
          </table:table-cell>
          <table:table-cell table:formula="of:=[.K217]+1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[75.6933257242941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4.11376468177033" calcext:value-type="float">
            <text:p>4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office:value-type="string" calcext:value-type="string">
            <text:p>1.0e-9]</text:p>
          </table:table-cell>
          <table:table-cell office:value-type="float" office:value="3702.86500611085" calcext:value-type="float">
            <text:p>3702.8650061109</text:p>
          </table:table-cell>
          <table:table-cell table:formula="of:=[.K218]+1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[75.6933257242941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3.36667415105433" calcext:value-type="float">
            <text:p>3.3666741511</text:p>
          </table:table-cell>
          <table:table-cell office:value-type="float" office:value="0.5538035185737" calcext:value-type="float">
            <text:p>0.5538035186</text:p>
          </table:table-cell>
          <table:table-cell office:value-type="string" calcext:value-type="string">
            <text:p>1.0e-9]</text:p>
          </table:table-cell>
          <table:table-cell office:value-type="float" office:value="14315.6087950445" calcext:value-type="float">
            <text:p>14315.6087950445</text:p>
          </table:table-cell>
          <table:table-cell table:formula="of:=[.K219]+1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[75.6933257242941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1.5538035185737" calcext:value-type="float">
            <text:p>1.5538035186</text:p>
          </table:table-cell>
          <table:table-cell office:value-type="string" calcext:value-type="string">
            <text:p>1.0e-9]</text:p>
          </table:table-cell>
          <table:table-cell office:value-type="float" office:value="4015.34218855424" calcext:value-type="float">
            <text:p>4015.3421885543</text:p>
          </table:table-cell>
          <table:table-cell table:formula="of:=[.K220]+1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[75.6933257242941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office:value-type="string" calcext:value-type="string">
            <text:p>1.000000001]</text:p>
          </table:table-cell>
          <table:table-cell office:value-type="float" office:value="1362.56149789998" calcext:value-type="float">
            <text:p>1362.5614979</text:p>
          </table:table-cell>
          <table:table-cell table:formula="of:=[.K221]+1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[75.6933257242941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office:value-type="string" calcext:value-type="string">
            <text:p>1.0e-9]</text:p>
          </table:table-cell>
          <table:table-cell office:value-type="float" office:value="3703.87447403967" calcext:value-type="float">
            <text:p>3703.8744740397</text:p>
          </table:table-cell>
          <table:table-cell table:formula="of:=[.K222]+1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[75.91554794651636</text:p>
          </table:table-cell>
          <table:table-cell office:value-type="float" office:value="4.33598690399254" calcext:value-type="float">
            <text:p>4.335986904</text:p>
          </table:table-cell>
          <table:table-cell office:value-type="float" office:value="3.33598690399255" calcext:value-type="float">
            <text:p>3.335986904</text:p>
          </table:table-cell>
          <table:table-cell office:value-type="float" office:value="250.502653570659" calcext:value-type="float">
            <text:p>250.5026535707</text:p>
          </table:table-cell>
          <table:table-cell office:value-type="float" office:value="0.891542459548108" calcext:value-type="float">
            <text:p>0.8915424595</text:p>
          </table:table-cell>
          <table:table-cell office:value-type="float" office:value="3.33598690399255" calcext:value-type="float">
            <text:p>3.335986904</text:p>
          </table:table-cell>
          <table:table-cell office:value-type="float" office:value="1.36667415105433" calcext:value-type="float">
            <text:p>1.3666741511</text:p>
          </table:table-cell>
          <table:table-cell office:value-type="float" office:value="0.776025740795922" calcext:value-type="float">
            <text:p>0.7760257408</text:p>
          </table:table-cell>
          <table:table-cell office:value-type="string" calcext:value-type="string">
            <text:p>0.22222222322222224]</text:p>
          </table:table-cell>
          <table:table-cell office:value-type="float" office:value="549.790724274615" calcext:value-type="float">
            <text:p>549.7907242746</text:p>
          </table:table-cell>
          <table:table-cell table:formula="of:=[.K223]+1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[76.02665905762747</text:p>
          </table:table-cell>
          <table:table-cell office:value-type="float" office:value="4.44709801510366" calcext:value-type="float">
            <text:p>4.4470980151</text:p>
          </table:table-cell>
          <table:table-cell office:value-type="float" office:value="3.44709801510366" calcext:value-type="float">
            <text:p>3.4470980151</text:p>
          </table:table-cell>
          <table:table-cell office:value-type="float" office:value="250.61376468177" calcext:value-type="float">
            <text:p>250.6137646818</text:p>
          </table:table-cell>
          <table:table-cell office:value-type="float" office:value="1.00265357065922" calcext:value-type="float">
            <text:p>1.0026535707</text:p>
          </table:table-cell>
          <table:table-cell office:value-type="float" office:value="3.44709801510366" calcext:value-type="float">
            <text:p>3.4470980151</text:p>
          </table:table-cell>
          <table:table-cell office:value-type="float" office:value="0.366674151054333" calcext:value-type="float">
            <text:p>0.3666741511</text:p>
          </table:table-cell>
          <table:table-cell office:value-type="float" office:value="0.887136851907033" calcext:value-type="float">
            <text:p>0.8871368519</text:p>
          </table:table-cell>
          <table:table-cell office:value-type="string" calcext:value-type="string">
            <text:p>0.33333333433333334]</text:p>
          </table:table-cell>
          <table:table-cell office:value-type="float" office:value="4871.241027457" calcext:value-type="float">
            <text:p>4871.241027457</text:p>
          </table:table-cell>
          <table:table-cell table:formula="of:=[.K224]+1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[75.96493066256575</text:p>
          </table:table-cell>
          <table:table-cell office:value-type="float" office:value="4.38536962004193" calcext:value-type="float">
            <text:p>4.38536962</text:p>
          </table:table-cell>
          <table:table-cell office:value-type="float" office:value="3.38536962004193" calcext:value-type="float">
            <text:p>3.38536962</text:p>
          </table:table-cell>
          <table:table-cell office:value-type="float" office:value="250.552036286708" calcext:value-type="float">
            <text:p>250.5520362867</text:p>
          </table:table-cell>
          <table:table-cell office:value-type="float" office:value="0.940925175597491" calcext:value-type="float">
            <text:p>0.9409251756</text:p>
          </table:table-cell>
          <table:table-cell office:value-type="float" office:value="3.38536962004193" calcext:value-type="float">
            <text:p>3.38536962</text:p>
          </table:table-cell>
          <table:table-cell office:value-type="float" office:value="2.14445192883211" calcext:value-type="float">
            <text:p>2.144451928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27160493927160495]</text:p>
          </table:table-cell>
          <table:table-cell office:value-type="float" office:value="848.856964530818" calcext:value-type="float">
            <text:p>848.8569645308</text:p>
          </table:table-cell>
          <table:table-cell table:formula="of:=[.K225]+1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[76.02528731551497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string" calcext:value-type="string">
            <text:p>0.3319615922208505]</text:p>
          </table:table-cell>
          <table:table-cell office:value-type="float" office:value="607.250313181058" calcext:value-type="float">
            <text:p>607.2503131811</text:p>
          </table:table-cell>
          <table:table-cell table:formula="of:=[.K226]+1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[77.02528731551497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string" calcext:value-type="string">
            <text:p>0.3319615922208505]</text:p>
          </table:table-cell>
          <table:table-cell office:value-type="float" office:value="597.308683860157" calcext:value-type="float">
            <text:p>597.3086838602</text:p>
          </table:table-cell>
          <table:table-cell table:formula="of:=[.K227]+1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[76.02528731551497</text:p>
          </table:table-cell>
          <table:table-cell office:value-type="float" office:value="5.44572627299117" calcext:value-type="float">
            <text:p>5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string" calcext:value-type="string">
            <text:p>0.3319615922208505]</text:p>
          </table:table-cell>
          <table:table-cell office:value-type="float" office:value="606.346161328122" calcext:value-type="float">
            <text:p>606.3461613281</text:p>
          </table:table-cell>
          <table:table-cell table:formula="of:=[.K228]+1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[76.02528731551497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3.22350405076895" calcext:value-type="float">
            <text:p>3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string" calcext:value-type="string">
            <text:p>0.3319615922208505]</text:p>
          </table:table-cell>
          <table:table-cell office:value-type="float" office:value="607.119918450363" calcext:value-type="float">
            <text:p>607.1199184504</text:p>
          </table:table-cell>
          <table:table-cell table:formula="of:=[.K229]+1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[76.02528731551497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1.612392939657" calcext:value-type="float">
            <text:p>251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string" calcext:value-type="string">
            <text:p>0.3319615922208505]</text:p>
          </table:table-cell>
          <table:table-cell office:value-type="float" office:value="607.337467476729" calcext:value-type="float">
            <text:p>607.3374674767</text:p>
          </table:table-cell>
          <table:table-cell table:formula="of:=[.K230]+1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[76.02528731551497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2.00128182854674" calcext:value-type="float">
            <text:p>2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string" calcext:value-type="string">
            <text:p>0.3319615922208505]</text:p>
          </table:table-cell>
          <table:table-cell office:value-type="float" office:value="607.555219738479" calcext:value-type="float">
            <text:p>607.5552197385</text:p>
          </table:table-cell>
          <table:table-cell table:formula="of:=[.K231]+1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[76.02528731551497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4.44572627299118" calcext:value-type="float">
            <text:p>4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string" calcext:value-type="string">
            <text:p>0.3319615922208505]</text:p>
          </table:table-cell>
          <table:table-cell office:value-type="float" office:value="606.717732887304" calcext:value-type="float">
            <text:p>606.7177328873</text:p>
          </table:table-cell>
          <table:table-cell table:formula="of:=[.K232]+1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[76.02528731551497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3.09506921278273" calcext:value-type="float">
            <text:p>3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string" calcext:value-type="string">
            <text:p>0.3319615922208505]</text:p>
          </table:table-cell>
          <table:table-cell office:value-type="float" office:value="4403.91114555647" calcext:value-type="float">
            <text:p>4403.9111455565</text:p>
          </table:table-cell>
          <table:table-cell table:formula="of:=[.K233]+1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[76.02528731551497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1.48011878627337" calcext:value-type="float">
            <text:p>1.4801187863</text:p>
          </table:table-cell>
          <table:table-cell office:value-type="string" calcext:value-type="string">
            <text:p>0.3319615922208505]</text:p>
          </table:table-cell>
          <table:table-cell office:value-type="float" office:value="769.905509412891" calcext:value-type="float">
            <text:p>769.9055094129</text:p>
          </table:table-cell>
          <table:table-cell table:formula="of:=[.K234]+1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[76.02528731551497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string" calcext:value-type="string">
            <text:p>1.3319615922208505]</text:p>
          </table:table-cell>
          <table:table-cell office:value-type="float" office:value="4395.61143121385" calcext:value-type="float">
            <text:p>4395.6114312139</text:p>
          </table:table-cell>
          <table:table-cell table:formula="of:=[.K235]+1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[76.02528731551497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string" calcext:value-type="string">
            <text:p>0.3319615922208505]</text:p>
          </table:table-cell>
          <table:table-cell office:value-type="float" office:value="607.250313181058" calcext:value-type="float">
            <text:p>607.2503131811</text:p>
          </table:table-cell>
          <table:table-cell table:formula="of:=[.K236]+1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[76.2475095377372</text:p>
          </table:table-cell>
          <table:table-cell office:value-type="float" office:value="4.66794849521339" calcext:value-type="float">
            <text:p>4.6679484952</text:p>
          </table:table-cell>
          <table:table-cell office:value-type="float" office:value="2.44572627299118" calcext:value-type="float">
            <text:p>2.445726273</text:p>
          </table:table-cell>
          <table:table-cell office:value-type="float" office:value="250.83461516188" calcext:value-type="float">
            <text:p>250.8346151619</text:p>
          </table:table-cell>
          <table:table-cell office:value-type="float" office:value="1.22350405076896" calcext:value-type="float">
            <text:p>1.2235040508</text:p>
          </table:table-cell>
          <table:table-cell office:value-type="float" office:value="3.6679484952134" calcext:value-type="float">
            <text:p>3.6679484952</text:p>
          </table:table-cell>
          <table:table-cell office:value-type="float" office:value="1.09506921278273" calcext:value-type="float">
            <text:p>1.0950692128</text:p>
          </table:table-cell>
          <table:table-cell office:value-type="float" office:value="0.702341008495593" calcext:value-type="float">
            <text:p>0.7023410085</text:p>
          </table:table-cell>
          <table:table-cell office:value-type="string" calcext:value-type="string">
            <text:p>0.5541838144430726]</text:p>
          </table:table-cell>
          <table:table-cell office:value-type="float" office:value="2076.95140514969" calcext:value-type="float">
            <text:p>2076.9514051497</text:p>
          </table:table-cell>
          <table:table-cell table:formula="of:=[.K237]+1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[76.2968922537866</text:p>
          </table:table-cell>
          <table:table-cell office:value-type="float" office:value="4.71733121126278" calcext:value-type="float">
            <text:p>4.7173312113</text:p>
          </table:table-cell>
          <table:table-cell office:value-type="float" office:value="2.49510898904056" calcext:value-type="float">
            <text:p>2.495108989</text:p>
          </table:table-cell>
          <table:table-cell office:value-type="float" office:value="250.883997877929" calcext:value-type="float">
            <text:p>250.8839978779</text:p>
          </table:table-cell>
          <table:table-cell office:value-type="float" office:value="1.27288676681834" calcext:value-type="float">
            <text:p>1.2728867668</text:p>
          </table:table-cell>
          <table:table-cell office:value-type="float" office:value="3.71733121126278" calcext:value-type="float">
            <text:p>3.7173312113</text:p>
          </table:table-cell>
          <table:table-cell office:value-type="float" office:value="1.87284699056051" calcext:value-type="float">
            <text:p>1.8728469906</text:p>
          </table:table-cell>
          <table:table-cell office:value-type="float" office:value="0.751723724544976" calcext:value-type="float">
            <text:p>0.7517237245</text:p>
          </table:table-cell>
          <table:table-cell office:value-type="string" calcext:value-type="string">
            <text:p>1.0e-9]</text:p>
          </table:table-cell>
          <table:table-cell office:value-type="float" office:value="1165.96447797781" calcext:value-type="float">
            <text:p>1165.9644779778</text:p>
          </table:table-cell>
          <table:table-cell table:formula="of:=[.K238]+1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[76.0856439684642</text:p>
          </table:table-cell>
          <table:table-cell office:value-type="float" office:value="4.50608292594042" calcext:value-type="float">
            <text:p>4.5060829259</text:p>
          </table:table-cell>
          <table:table-cell office:value-type="float" office:value="2.2838607037182" calcext:value-type="float">
            <text:p>2.2838607037</text:p>
          </table:table-cell>
          <table:table-cell office:value-type="float" office:value="250.672749592607" calcext:value-type="float">
            <text:p>250.6727495926</text:p>
          </table:table-cell>
          <table:table-cell office:value-type="float" office:value="1.06163848149598" calcext:value-type="float">
            <text:p>1.0616384815</text:p>
          </table:table-cell>
          <table:table-cell office:value-type="float" office:value="3.50608292594042" calcext:value-type="float">
            <text:p>3.5060829259</text:p>
          </table:table-cell>
          <table:table-cell office:value-type="float" office:value="3.04568649673335" calcext:value-type="float">
            <text:p>3.0456864967</text:p>
          </table:table-cell>
          <table:table-cell office:value-type="float" office:value="0.540475439222617" calcext:value-type="float">
            <text:p>0.5404754392</text:p>
          </table:table-cell>
          <table:table-cell office:value-type="string" calcext:value-type="string">
            <text:p>0.035970127505105975]</text:p>
          </table:table-cell>
          <table:table-cell office:value-type="float" office:value="9323.51427655862" calcext:value-type="float">
            <text:p>9323.5142765586</text:p>
          </table:table-cell>
          <table:table-cell table:formula="of:=[.K239]+1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[76.20704314541895</text:p>
          </table:table-cell>
          <table:table-cell office:value-type="float" office:value="4.62748210289515" calcext:value-type="float">
            <text:p>4.6274821029</text:p>
          </table:table-cell>
          <table:table-cell office:value-type="float" office:value="2.40525988067293" calcext:value-type="float">
            <text:p>2.4052598807</text:p>
          </table:table-cell>
          <table:table-cell office:value-type="float" office:value="250.794148769561" calcext:value-type="float">
            <text:p>250.7941487696</text:p>
          </table:table-cell>
          <table:table-cell office:value-type="float" office:value="1.18303765845071" calcext:value-type="float">
            <text:p>1.1830376585</text:p>
          </table:table-cell>
          <table:table-cell office:value-type="float" office:value="3.62748210289516" calcext:value-type="float">
            <text:p>3.6274821029</text:p>
          </table:table-cell>
          <table:table-cell office:value-type="float" office:value="1.58272353377038" calcext:value-type="float">
            <text:p>1.5827235338</text:p>
          </table:table-cell>
          <table:table-cell office:value-type="float" office:value="0.661874616177349" calcext:value-type="float">
            <text:p>0.6618746162</text:p>
          </table:table-cell>
          <table:table-cell office:value-type="string" calcext:value-type="string">
            <text:p>0.42463039270858094]</text:p>
          </table:table-cell>
          <table:table-cell office:value-type="float" office:value="578.159623252129" calcext:value-type="float">
            <text:p>578.1596232521</text:p>
          </table:table-cell>
          <table:table-cell table:formula="of:=[.K240]+1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[76.01629478388868</text:p>
          </table:table-cell>
          <table:table-cell office:value-type="float" office:value="4.4367337413649" calcext:value-type="float">
            <text:p>4.4367337414</text:p>
          </table:table-cell>
          <table:table-cell office:value-type="float" office:value="2.21451151914268" calcext:value-type="float">
            <text:p>2.2145115191</text:p>
          </table:table-cell>
          <table:table-cell office:value-type="float" office:value="250.603400408031" calcext:value-type="float">
            <text:p>250.603400408</text:p>
          </table:table-cell>
          <table:table-cell office:value-type="float" office:value="0.99228929692046" calcext:value-type="float">
            <text:p>0.9922892969</text:p>
          </table:table-cell>
          <table:table-cell office:value-type="float" office:value="3.4367337413649" calcext:value-type="float">
            <text:p>3.4367337414</text:p>
          </table:table-cell>
          <table:table-cell office:value-type="float" office:value="2.20343683966887" calcext:value-type="float">
            <text:p>2.2034368397</text:p>
          </table:table-cell>
          <table:table-cell office:value-type="float" office:value="0.471126254647095" calcext:value-type="float">
            <text:p>0.4711262546</text:p>
          </table:table-cell>
          <table:table-cell office:value-type="string" calcext:value-type="string">
            <text:p>0.6845162502167521]</text:p>
          </table:table-cell>
          <table:table-cell office:value-type="float" office:value="468.780583033934" calcext:value-type="float">
            <text:p>468.7805830339</text:p>
          </table:table-cell>
          <table:table-cell table:formula="of:=[.K241]+1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[75.87599604893973</text:p>
          </table:table-cell>
          <table:table-cell office:value-type="float" office:value="4.29643500641596" calcext:value-type="float">
            <text:p>4.2964350064</text:p>
          </table:table-cell>
          <table:table-cell office:value-type="float" office:value="2.07421278419374" calcext:value-type="float">
            <text:p>2.0742127842</text:p>
          </table:table-cell>
          <table:table-cell office:value-type="float" office:value="250.463101673082" calcext:value-type="float">
            <text:p>250.4631016731</text:p>
          </table:table-cell>
          <table:table-cell office:value-type="float" office:value="0.851990561971519" calcext:value-type="float">
            <text:p>0.851990562</text:p>
          </table:table-cell>
          <table:table-cell office:value-type="float" office:value="3.29643500641596" calcext:value-type="float">
            <text:p>3.2964350064</text:p>
          </table:table-cell>
          <table:table-cell office:value-type="float" office:value="2.36873176422306" calcext:value-type="float">
            <text:p>2.3687317642</text:p>
          </table:table-cell>
          <table:table-cell office:value-type="float" office:value="0.330827519698154" calcext:value-type="float">
            <text:p>0.3308275197</text:p>
          </table:table-cell>
          <table:table-cell office:value-type="string" calcext:value-type="string">
            <text:p>1.0267743748251281]</text:p>
          </table:table-cell>
          <table:table-cell office:value-type="float" office:value="1524.46560780266" calcext:value-type="float">
            <text:p>1524.4656078027</text:p>
          </table:table-cell>
          <table:table-cell table:formula="of:=[.K242]+1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[76.2859013817989</text:p>
          </table:table-cell>
          <table:table-cell office:value-type="float" office:value="4.70634033927511" calcext:value-type="float">
            <text:p>4.7063403393</text:p>
          </table:table-cell>
          <table:table-cell office:value-type="float" office:value="2.48411811705289" calcext:value-type="float">
            <text:p>2.4841181171</text:p>
          </table:table-cell>
          <table:table-cell office:value-type="float" office:value="250.873007005941" calcext:value-type="float">
            <text:p>250.8730070059</text:p>
          </table:table-cell>
          <table:table-cell office:value-type="float" office:value="1.26189589483067" calcext:value-type="float">
            <text:p>1.2618958948</text:p>
          </table:table-cell>
          <table:table-cell office:value-type="float" office:value="3.70634033927511" calcext:value-type="float">
            <text:p>3.7063403393</text:p>
          </table:table-cell>
          <table:table-cell office:value-type="float" office:value="2.00529631231024" calcext:value-type="float">
            <text:p>2.005296312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309001385505465]</text:p>
          </table:table-cell>
          <table:table-cell office:value-type="float" office:value="373.865645795298" calcext:value-type="float">
            <text:p>373.8656457953</text:p>
          </table:table-cell>
          <table:table-cell table:formula="of:=[.K243]+1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[76.41620841494085</text:p>
          </table:table-cell>
          <table:table-cell office:value-type="float" office:value="4.83664737241707" calcext:value-type="float">
            <text:p>4.8366473724</text:p>
          </table:table-cell>
          <table:table-cell office:value-type="float" office:value="2.61442515019486" calcext:value-type="float">
            <text:p>2.6144251502</text:p>
          </table:table-cell>
          <table:table-cell office:value-type="float" office:value="251.003314039083" calcext:value-type="float">
            <text:p>251.0033140391</text:p>
          </table:table-cell>
          <table:table-cell office:value-type="float" office:value="1.39220292797264" calcext:value-type="float">
            <text:p>1.392202928</text:p>
          </table:table-cell>
          <table:table-cell office:value-type="float" office:value="3.83664737241708" calcext:value-type="float">
            <text:p>3.8366473724</text:p>
          </table:table-cell>
          <table:table-cell office:value-type="float" office:value="1.960409862074" calcext:value-type="float">
            <text:p>1.960409862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803694117153945]</text:p>
          </table:table-cell>
          <table:table-cell office:value-type="float" office:value="371.205168826386" calcext:value-type="float">
            <text:p>371.2051688264</text:p>
          </table:table-cell>
          <table:table-cell table:formula="of:=[.K244]+1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[76.37277273722687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string" calcext:value-type="string">
            <text:p>0.46387965399377834]</text:p>
          </table:table-cell>
          <table:table-cell office:value-type="float" office:value="369.525291793346" calcext:value-type="float">
            <text:p>369.5252917933</text:p>
          </table:table-cell>
          <table:table-cell table:formula="of:=[.K245]+1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[77.37277273722687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string" calcext:value-type="string">
            <text:p>0.46387965399377834]</text:p>
          </table:table-cell>
          <table:table-cell office:value-type="float" office:value="369.783972132129" calcext:value-type="float">
            <text:p>369.7839721321</text:p>
          </table:table-cell>
          <table:table-cell table:formula="of:=[.K246]+1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[76.37277273722687</text:p>
          </table:table-cell>
          <table:table-cell office:value-type="float" office:value="5.79321169470309" calcext:value-type="float">
            <text:p>5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string" calcext:value-type="string">
            <text:p>0.46387965399377834]</text:p>
          </table:table-cell>
          <table:table-cell office:value-type="float" office:value="368.481738607175" calcext:value-type="float">
            <text:p>368.4817386072</text:p>
          </table:table-cell>
          <table:table-cell table:formula="of:=[.K247]+1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[76.37277273722687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3.57098947248087" calcext:value-type="float">
            <text:p>3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string" calcext:value-type="string">
            <text:p>0.46387965399377834]</text:p>
          </table:table-cell>
          <table:table-cell office:value-type="float" office:value="369.44905388354" calcext:value-type="float">
            <text:p>369.4490538835</text:p>
          </table:table-cell>
          <table:table-cell table:formula="of:=[.K248]+1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[76.37277273722687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1.959878361369" calcext:value-type="float">
            <text:p>251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string" calcext:value-type="string">
            <text:p>0.46387965399377834]</text:p>
          </table:table-cell>
          <table:table-cell office:value-type="float" office:value="369.571278065694" calcext:value-type="float">
            <text:p>369.5712780657</text:p>
          </table:table-cell>
          <table:table-cell table:formula="of:=[.K249]+1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[76.37277273722687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1.12654502803643" calcext:value-type="float">
            <text:p>1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string" calcext:value-type="string">
            <text:p>0.46387965399377834]</text:p>
          </table:table-cell>
          <table:table-cell office:value-type="float" office:value="369.627835726038" calcext:value-type="float">
            <text:p>369.627835726</text:p>
          </table:table-cell>
          <table:table-cell table:formula="of:=[.K250]+1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[76.37277273722687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string" calcext:value-type="string">
            <text:p>0.46387965399377834]</text:p>
          </table:table-cell>
          <table:table-cell office:value-type="float" office:value="369.231967867059" calcext:value-type="float">
            <text:p>369.2319678671</text:p>
          </table:table-cell>
          <table:table-cell table:formula="of:=[.K251]+1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[76.37277273722687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2.97537201215274" calcext:value-type="float">
            <text:p>2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string" calcext:value-type="string">
            <text:p>0.46387965399377834]</text:p>
          </table:table-cell>
          <table:table-cell office:value-type="float" office:value="2219.70587766613" calcext:value-type="float">
            <text:p>2219.7058776661</text:p>
          </table:table-cell>
          <table:table-cell table:formula="of:=[.K252]+1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[76.37277273722687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1.411817566941" calcext:value-type="float">
            <text:p>1.4118175669</text:p>
          </table:table-cell>
          <table:table-cell office:value-type="string" calcext:value-type="string">
            <text:p>0.46387965399377834]</text:p>
          </table:table-cell>
          <table:table-cell office:value-type="float" office:value="476.52538014992" calcext:value-type="float">
            <text:p>476.5253801499</text:p>
          </table:table-cell>
          <table:table-cell table:formula="of:=[.K253]+1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[76.37277273722687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string" calcext:value-type="string">
            <text:p>1.4638796539937784]</text:p>
          </table:table-cell>
          <table:table-cell office:value-type="float" office:value="5966.56295181899" calcext:value-type="float">
            <text:p>5966.562951819</text:p>
          </table:table-cell>
          <table:table-cell table:formula="of:=[.K254]+1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[76.37277273722687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string" calcext:value-type="string">
            <text:p>0.46387965399377834]</text:p>
          </table:table-cell>
          <table:table-cell office:value-type="float" office:value="369.525291793346" calcext:value-type="float">
            <text:p>369.5252917933</text:p>
          </table:table-cell>
          <table:table-cell table:formula="of:=[.K255]+1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[76.5949949594491</text:p>
          </table:table-cell>
          <table:table-cell office:value-type="float" office:value="5.01543391692531" calcext:value-type="float">
            <text:p>5.0154339169</text:p>
          </table:table-cell>
          <table:table-cell office:value-type="float" office:value="2.79321169470309" calcext:value-type="float">
            <text:p>2.7932116947</text:p>
          </table:table-cell>
          <table:table-cell office:value-type="float" office:value="251.182100583592" calcext:value-type="float">
            <text:p>251.1821005836</text:p>
          </table:table-cell>
          <table:table-cell office:value-type="float" office:value="0.348767250258647" calcext:value-type="float">
            <text:p>0.3487672503</text:p>
          </table:table-cell>
          <table:table-cell office:value-type="float" office:value="4.01543391692531" calcext:value-type="float">
            <text:p>4.0154339169</text:p>
          </table:table-cell>
          <table:table-cell office:value-type="float" office:value="2.19759423437497" calcext:value-type="float">
            <text:p>2.1975942344</text:p>
          </table:table-cell>
          <table:table-cell office:value-type="float" office:value="0.634039789163223" calcext:value-type="float">
            <text:p>0.6340397892</text:p>
          </table:table-cell>
          <table:table-cell office:value-type="string" calcext:value-type="string">
            <text:p>1.0e-9]</text:p>
          </table:table-cell>
          <table:table-cell office:value-type="float" office:value="2640.74355147213" calcext:value-type="float">
            <text:p>2640.7435514721</text:p>
          </table:table-cell>
          <table:table-cell table:formula="of:=[.K256]+1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[76.53943940389354</text:p>
          </table:table-cell>
          <table:table-cell office:value-type="float" office:value="4.95987836136975" calcext:value-type="float">
            <text:p>4.9598783614</text:p>
          </table:table-cell>
          <table:table-cell office:value-type="float" office:value="2.73765613914753" calcext:value-type="float">
            <text:p>2.7376561391</text:p>
          </table:table-cell>
          <table:table-cell office:value-type="float" office:value="251.126545028036" calcext:value-type="float">
            <text:p>251.126545028</text:p>
          </table:table-cell>
          <table:table-cell office:value-type="float" office:value="0.293211694703092" calcext:value-type="float">
            <text:p>0.2932116947</text:p>
          </table:table-cell>
          <table:table-cell office:value-type="float" office:value="3.95987836136976" calcext:value-type="float">
            <text:p>3.9598783614</text:p>
          </table:table-cell>
          <table:table-cell office:value-type="float" office:value="2.14203867881941" calcext:value-type="float">
            <text:p>2.1420386788</text:p>
          </table:table-cell>
          <table:table-cell office:value-type="float" office:value="0.578484233607667" calcext:value-type="float">
            <text:p>0.5784842336</text:p>
          </table:table-cell>
          <table:table-cell office:value-type="string" calcext:value-type="string">
            <text:p>0.23193982749688916]</text:p>
          </table:table-cell>
          <table:table-cell office:value-type="float" office:value="1027.90533751965" calcext:value-type="float">
            <text:p>1027.9053375197</text:p>
          </table:table-cell>
          <table:table-cell table:formula="of:=[.K257]+1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[76.6320319964861</text:p>
          </table:table-cell>
          <table:table-cell office:value-type="float" office:value="5.05247095396234" calcext:value-type="float">
            <text:p>5.052470954</text:p>
          </table:table-cell>
          <table:table-cell office:value-type="float" office:value="2.83024873174012" calcext:value-type="float">
            <text:p>2.8302487317</text:p>
          </table:table-cell>
          <table:table-cell office:value-type="float" office:value="251.219137620629" calcext:value-type="float">
            <text:p>251.2191376206</text:p>
          </table:table-cell>
          <table:table-cell office:value-type="float" office:value="0.385804287295684" calcext:value-type="float">
            <text:p>0.3858042873</text:p>
          </table:table-cell>
          <table:table-cell office:value-type="float" office:value="4.05247095396235" calcext:value-type="float">
            <text:p>4.052470954</text:p>
          </table:table-cell>
          <table:table-cell office:value-type="float" office:value="1.01240904918978" calcext:value-type="float">
            <text:p>1.0124090492</text:p>
          </table:table-cell>
          <table:table-cell office:value-type="float" office:value="0.67107682620026" calcext:value-type="float">
            <text:p>0.6710768262</text:p>
          </table:table-cell>
          <table:table-cell office:value-type="string" calcext:value-type="string">
            <text:p>0.4123374703278028]</text:p>
          </table:table-cell>
          <table:table-cell office:value-type="float" office:value="1911.02549584353" calcext:value-type="float">
            <text:p>1911.0254958435</text:p>
          </table:table-cell>
          <table:table-cell table:formula="of:=[.K258]+1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[76.5672171816713</text:p>
          </table:table-cell>
          <table:table-cell office:value-type="float" office:value="4.98765613914753" calcext:value-type="float">
            <text:p>4.9876561391</text:p>
          </table:table-cell>
          <table:table-cell office:value-type="float" office:value="2.76543391692531" calcext:value-type="float">
            <text:p>2.7654339169</text:p>
          </table:table-cell>
          <table:table-cell office:value-type="float" office:value="251.154322805814" calcext:value-type="float">
            <text:p>251.1543228058</text:p>
          </table:table-cell>
          <table:table-cell office:value-type="float" office:value="0.32098947248087" calcext:value-type="float">
            <text:p>0.3209894725</text:p>
          </table:table-cell>
          <table:table-cell office:value-type="float" office:value="3.98765613914753" calcext:value-type="float">
            <text:p>3.9876561391</text:p>
          </table:table-cell>
          <table:table-cell office:value-type="float" office:value="1.50314978993052" calcext:value-type="float">
            <text:p>1.5031497899</text:p>
          </table:table-cell>
          <table:table-cell office:value-type="float" office:value="0.606262011385445" calcext:value-type="float">
            <text:p>0.6062620114</text:p>
          </table:table-cell>
          <table:table-cell office:value-type="string" calcext:value-type="string">
            <text:p>0.4252230162442967]</text:p>
          </table:table-cell>
          <table:table-cell office:value-type="float" office:value="694.568462371146" calcext:value-type="float">
            <text:p>694.5684623711</text:p>
          </table:table-cell>
          <table:table-cell table:formula="of:=[.K259]+1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[76.47153816932564</text:p>
          </table:table-cell>
          <table:table-cell office:value-type="float" office:value="4.89197712680185" calcext:value-type="float">
            <text:p>4.8919771268</text:p>
          </table:table-cell>
          <table:table-cell office:value-type="float" office:value="2.66975490457963" calcext:value-type="float">
            <text:p>2.6697549046</text:p>
          </table:table-cell>
          <table:table-cell office:value-type="float" office:value="251.058643793468" calcext:value-type="float">
            <text:p>251.0586437935</text:p>
          </table:table-cell>
          <table:table-cell office:value-type="float" office:value="0.225310460135191" calcext:value-type="float">
            <text:p>0.2253104601</text:p>
          </table:table-cell>
          <table:table-cell office:value-type="float" office:value="3.89197712680185" calcext:value-type="float">
            <text:p>3.8919771268</text:p>
          </table:table-cell>
          <table:table-cell office:value-type="float" office:value="1.70376707388114" calcext:value-type="float">
            <text:p>1.7037670739</text:p>
          </table:table-cell>
          <table:table-cell office:value-type="float" office:value="0.510582999039766" calcext:value-type="float">
            <text:p>0.510582999</text:p>
          </table:table-cell>
          <table:table-cell office:value-type="string" calcext:value-type="string">
            <text:p>0.6872291165463381]</text:p>
          </table:table-cell>
          <table:table-cell office:value-type="float" office:value="1056.05459689796" calcext:value-type="float">
            <text:p>1056.054596898</text:p>
          </table:table-cell>
          <table:table-cell table:formula="of:=[.K260]+1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[76.52246409525156</text:p>
          </table:table-cell>
          <table:table-cell office:value-type="float" office:value="4.94290305272778" calcext:value-type="float">
            <text:p>4.9429030527</text:p>
          </table:table-cell>
          <table:table-cell office:value-type="float" office:value="2.72068083050556" calcext:value-type="float">
            <text:p>2.7206808305</text:p>
          </table:table-cell>
          <table:table-cell office:value-type="float" office:value="251.109569719394" calcext:value-type="float">
            <text:p>251.1095697194</text:p>
          </table:table-cell>
          <table:table-cell office:value-type="float" office:value="0.276236386061117" calcext:value-type="float">
            <text:p>0.2762363861</text:p>
          </table:table-cell>
          <table:table-cell office:value-type="float" office:value="3.94290305272778" calcext:value-type="float">
            <text:p>3.9429030527</text:p>
          </table:table-cell>
          <table:table-cell office:value-type="float" office:value="2.03247077758484" calcext:value-type="float">
            <text:p>2.0324707776</text:p>
          </table:table-cell>
          <table:table-cell office:value-type="float" office:value="0.561508924965692" calcext:value-type="float">
            <text:p>0.561508925</text:p>
          </table:table-cell>
          <table:table-cell office:value-type="string" calcext:value-type="string">
            <text:p>0.3457621497592514]</text:p>
          </table:table-cell>
          <table:table-cell office:value-type="float" office:value="499.827788402223" calcext:value-type="float">
            <text:p>499.8277884022</text:p>
          </table:table-cell>
          <table:table-cell table:formula="of:=[.K261]+1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[76.43381526123234</text:p>
          </table:table-cell>
          <table:table-cell office:value-type="float" office:value="4.85425421870857" calcext:value-type="float">
            <text:p>4.8542542187</text:p>
          </table:table-cell>
          <table:table-cell office:value-type="float" office:value="2.63203199648635" calcext:value-type="float">
            <text:p>2.6320319965</text:p>
          </table:table-cell>
          <table:table-cell office:value-type="float" office:value="251.020920885375" calcext:value-type="float">
            <text:p>251.0209208854</text:p>
          </table:table-cell>
          <table:table-cell office:value-type="float" office:value="0.187587552041912" calcext:value-type="float">
            <text:p>0.187587552</text:p>
          </table:table-cell>
          <table:table-cell office:value-type="float" office:value="3.85425421870857" calcext:value-type="float">
            <text:p>3.8542542187</text:p>
          </table:table-cell>
          <table:table-cell office:value-type="float" office:value="2.46028284891543" calcext:value-type="float">
            <text:p>2.4602828489</text:p>
          </table:table-cell>
          <table:table-cell office:value-type="float" office:value="0.472860090946487" calcext:value-type="float">
            <text:p>0.4728600909</text:p>
          </table:table-cell>
          <table:table-cell office:value-type="string" calcext:value-type="string">
            <text:p>0.4762879574689206]</text:p>
          </table:table-cell>
          <table:table-cell office:value-type="float" office:value="767.361054282924" calcext:value-type="float">
            <text:p>767.3610542829</text:p>
          </table:table-cell>
          <table:table-cell table:formula="of:=[.K262]+1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[76.53386670156155</text:p>
          </table:table-cell>
          <table:table-cell office:value-type="float" office:value="4.95430565903779" calcext:value-type="float">
            <text:p>4.954305659</text:p>
          </table:table-cell>
          <table:table-cell office:value-type="float" office:value="2.73208343681557" calcext:value-type="float">
            <text:p>2.7320834368</text:p>
          </table:table-cell>
          <table:table-cell office:value-type="float" office:value="251.120972325704" calcext:value-type="float">
            <text:p>251.1209723257</text:p>
          </table:table-cell>
          <table:table-cell office:value-type="float" office:value="0.28763899237113" calcext:value-type="float">
            <text:p>0.2876389924</text:p>
          </table:table-cell>
          <table:table-cell office:value-type="float" office:value="3.95430565903779" calcext:value-type="float">
            <text:p>3.954305659</text:p>
          </table:table-cell>
          <table:table-cell office:value-type="float" office:value="1.74243305467675" calcext:value-type="float">
            <text:p>1.7424330547</text:p>
          </table:table-cell>
          <table:table-cell office:value-type="float" office:value="0.572911531275705" calcext:value-type="float">
            <text:p>0.5729115313</text:p>
          </table:table-cell>
          <table:table-cell office:value-type="string" calcext:value-type="string">
            <text:p>0.43798925155045265]</text:p>
          </table:table-cell>
          <table:table-cell office:value-type="float" office:value="439.959623971535" calcext:value-type="float">
            <text:p>439.9596239715</text:p>
          </table:table-cell>
          <table:table-cell table:formula="of:=[.K263]+1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[76.48110226016544</text:p>
          </table:table-cell>
          <table:table-cell office:value-type="float" office:value="4.90154121764166" calcext:value-type="float">
            <text:p>4.9015412176</text:p>
          </table:table-cell>
          <table:table-cell office:value-type="float" office:value="2.67931899541944" calcext:value-type="float">
            <text:p>2.6793189954</text:p>
          </table:table-cell>
          <table:table-cell office:value-type="float" office:value="251.068207884308" calcext:value-type="float">
            <text:p>251.0682078843</text:p>
          </table:table-cell>
          <table:table-cell office:value-type="float" office:value="0.234874550975002" calcext:value-type="float">
            <text:p>0.234874551</text:p>
          </table:table-cell>
          <table:table-cell office:value-type="float" office:value="3.90154121764166" calcext:value-type="float">
            <text:p>3.9015412176</text:p>
          </table:table-cell>
          <table:table-cell office:value-type="float" office:value="1.8665090339482" calcext:value-type="float">
            <text:p>1.8665090339</text:p>
          </table:table-cell>
          <table:table-cell office:value-type="float" office:value="0.520147089879577" calcext:value-type="float">
            <text:p>0.5201470899</text:p>
          </table:table-cell>
          <table:table-cell office:value-type="string" calcext:value-type="string">
            <text:p>0.5762437354631216]</text:p>
          </table:table-cell>
          <table:table-cell office:value-type="float" office:value="538.057452383718" calcext:value-type="float">
            <text:p>538.0574523837</text:p>
          </table:table-cell>
          <table:table-cell table:formula="of:=[.K264]+1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[76.51212363648003</text:p>
          </table:table-cell>
          <table:table-cell office:value-type="float" office:value="4.93256259395625" calcext:value-type="float">
            <text:p>4.932562594</text:p>
          </table:table-cell>
          <table:table-cell office:value-type="float" office:value="2.71034037173403" calcext:value-type="float">
            <text:p>2.7103403717</text:p>
          </table:table-cell>
          <table:table-cell office:value-type="float" office:value="251.099229260623" calcext:value-type="float">
            <text:p>251.0992292606</text:p>
          </table:table-cell>
          <table:table-cell office:value-type="float" office:value="0.265895927289588" calcext:value-type="float">
            <text:p>0.2658959273</text:p>
          </table:table-cell>
          <table:table-cell office:value-type="float" office:value="3.93256259395625" calcext:value-type="float">
            <text:p>3.932562594</text:p>
          </table:table-cell>
          <table:table-cell office:value-type="float" office:value="1.99098034167568" calcext:value-type="float">
            <text:p>1.9909803417</text:p>
          </table:table-cell>
          <table:table-cell office:value-type="float" office:value="0.551168466194163" calcext:value-type="float">
            <text:p>0.5511684662</text:p>
          </table:table-cell>
          <table:table-cell office:value-type="string" calcext:value-type="string">
            <text:p>0.40338254618521896]</text:p>
          </table:table-cell>
          <table:table-cell office:value-type="float" office:value="398.553645722142" calcext:value-type="float">
            <text:p>398.5536457221</text:p>
          </table:table-cell>
          <table:table-cell table:formula="of:=[.K265]+1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[76.66176048469082</text:p>
          </table:table-cell>
          <table:table-cell office:value-type="float" office:value="5.08219944216706" calcext:value-type="float">
            <text:p>5.0821994422</text:p>
          </table:table-cell>
          <table:table-cell office:value-type="float" office:value="2.85997721994484" calcext:value-type="float">
            <text:p>2.8599772199</text:p>
          </table:table-cell>
          <table:table-cell office:value-type="float" office:value="251.248866108833" calcext:value-type="float">
            <text:p>251.2488661088</text:p>
          </table:table-cell>
          <table:table-cell office:value-type="float" office:value="0.415532775500396" calcext:value-type="float">
            <text:p>0.4155327755</text:p>
          </table:table-cell>
          <table:table-cell office:value-type="float" office:value="4.08219944216706" calcext:value-type="float">
            <text:p>4.0821994422</text:p>
          </table:table-cell>
          <table:table-cell office:value-type="float" office:value="1.92707631705206" calcext:value-type="float">
            <text:p>1.927076317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446824294933593]</text:p>
          </table:table-cell>
          <table:table-cell office:value-type="float" office:value="364.192092798" calcext:value-type="float">
            <text:p>364.192092798</text:p>
          </table:table-cell>
          <table:table-cell table:formula="of:=[.K266]+1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[76.80625435842279</text:p>
          </table:table-cell>
          <table:table-cell office:value-type="float" office:value="5.22669331589904" calcext:value-type="float">
            <text:p>5.2266933159</text:p>
          </table:table-cell>
          <table:table-cell office:value-type="float" office:value="3.00447109367682" calcext:value-type="float">
            <text:p>3.0044710937</text:p>
          </table:table-cell>
          <table:table-cell office:value-type="float" office:value="251.393359982565" calcext:value-type="float">
            <text:p>251.3933599826</text:p>
          </table:table-cell>
          <table:table-cell office:value-type="float" office:value="0.560026649232381" calcext:value-type="float">
            <text:p>0.5600266492</text:p>
          </table:table-cell>
          <table:table-cell office:value-type="float" office:value="4.22669331589905" calcext:value-type="float">
            <text:p>4.2266933159</text:p>
          </table:table-cell>
          <table:table-cell office:value-type="float" office:value="1.90292846950172" calcext:value-type="float">
            <text:p>1.902928469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3508381724314976]</text:p>
          </table:table-cell>
          <table:table-cell office:value-type="float" office:value="364.497423821138" calcext:value-type="float">
            <text:p>364.4974238211</text:p>
          </table:table-cell>
          <table:table-cell table:formula="of:=[.K267]+1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[76.56119711076977</text:p>
          </table:table-cell>
          <table:table-cell office:value-type="float" office:value="4.98163606824596" calcext:value-type="float">
            <text:p>4.9816360682</text:p>
          </table:table-cell>
          <table:table-cell office:value-type="float" office:value="2.75941384602374" calcext:value-type="float">
            <text:p>2.759413846</text:p>
          </table:table-cell>
          <table:table-cell office:value-type="float" office:value="251.148302734912" calcext:value-type="float">
            <text:p>251.1483027349</text:p>
          </table:table-cell>
          <table:table-cell office:value-type="float" office:value="0.314969401579302" calcext:value-type="float">
            <text:p>0.3149694016</text:p>
          </table:table-cell>
          <table:table-cell office:value-type="float" office:value="3.98163606824596" calcext:value-type="float">
            <text:p>3.9816360682</text:p>
          </table:table-cell>
          <table:table-cell office:value-type="float" office:value="2.19568092226694" calcext:value-type="float">
            <text:p>2.1956809223</text:p>
          </table:table-cell>
          <table:table-cell office:value-type="float" office:value="0.190175454453443" calcext:value-type="float">
            <text:p>0.1901754545</text:p>
          </table:table-cell>
          <table:table-cell office:value-type="string" calcext:value-type="string">
            <text:p>0.4699271798683956]</text:p>
          </table:table-cell>
          <table:table-cell office:value-type="float" office:value="439.404996163447" calcext:value-type="float">
            <text:p>439.4049961634</text:p>
          </table:table-cell>
          <table:table-cell table:formula="of:=[.K268]+1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[76.55436450846771</text:p>
          </table:table-cell>
          <table:table-cell office:value-type="float" office:value="4.97480346594392" calcext:value-type="float">
            <text:p>4.9748034659</text:p>
          </table:table-cell>
          <table:table-cell office:value-type="float" office:value="2.7525812437217" calcext:value-type="float">
            <text:p>2.7525812437</text:p>
          </table:table-cell>
          <table:table-cell office:value-type="float" office:value="251.14147013261" calcext:value-type="float">
            <text:p>251.1414701326</text:p>
          </table:table-cell>
          <table:table-cell office:value-type="float" office:value="0.308136799277259" calcext:value-type="float">
            <text:p>0.3081367993</text:p>
          </table:table-cell>
          <table:table-cell office:value-type="float" office:value="3.97480346594392" calcext:value-type="float">
            <text:p>3.9748034659</text:p>
          </table:table-cell>
          <table:table-cell office:value-type="float" office:value="2.08236895536939" calcext:value-type="float">
            <text:p>2.0823689554</text:p>
          </table:table-cell>
          <table:table-cell office:value-type="float" office:value="0.285859473659008" calcext:value-type="float">
            <text:p>0.2858594737</text:p>
          </table:table-cell>
          <table:table-cell office:value-type="string" calcext:value-type="string">
            <text:p>0.46194269778890984]</text:p>
          </table:table-cell>
          <table:table-cell office:value-type="float" office:value="386.111872987625" calcext:value-type="float">
            <text:p>386.1118729876</text:p>
          </table:table-cell>
          <table:table-cell table:formula="of:=[.K269]+1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[76.592327036293</text:p>
          </table:table-cell>
          <table:table-cell office:value-type="float" office:value="5.01276599376921" calcext:value-type="float">
            <text:p>5.0127659938</text:p>
          </table:table-cell>
          <table:table-cell office:value-type="float" office:value="2.79054377154699" calcext:value-type="float">
            <text:p>2.7905437715</text:p>
          </table:table-cell>
          <table:table-cell office:value-type="float" office:value="251.179432660435" calcext:value-type="float">
            <text:p>251.1794326604</text:p>
          </table:table-cell>
          <table:table-cell office:value-type="float" office:value="0.346099327102549" calcext:value-type="float">
            <text:p>0.3460993271</text:p>
          </table:table-cell>
          <table:table-cell office:value-type="float" office:value="4.01276599376921" calcext:value-type="float">
            <text:p>4.0127659938</text:p>
          </table:table-cell>
          <table:table-cell office:value-type="float" office:value="1.96744221608883" calcext:value-type="float">
            <text:p>1.9674422161</text:p>
          </table:table-cell>
          <table:table-cell office:value-type="float" office:value="0.152960965638284" calcext:value-type="float">
            <text:p>0.1529609656</text:p>
          </table:table-cell>
          <table:table-cell office:value-type="string" calcext:value-type="string">
            <text:p>0.5175472522566715]</text:p>
          </table:table-cell>
          <table:table-cell office:value-type="float" office:value="389.673005527126" calcext:value-type="float">
            <text:p>389.6730055271</text:p>
          </table:table-cell>
          <table:table-cell table:formula="of:=[.K270]+1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[76.57227618633976</text:p>
          </table:table-cell>
          <table:table-cell office:value-type="float" office:value="4.99271514381597" calcext:value-type="float">
            <text:p>4.9927151438</text:p>
          </table:table-cell>
          <table:table-cell office:value-type="float" office:value="2.77049292159375" calcext:value-type="float">
            <text:p>2.7704929216</text:p>
          </table:table-cell>
          <table:table-cell office:value-type="float" office:value="251.159381810482" calcext:value-type="float">
            <text:p>251.1593818105</text:p>
          </table:table-cell>
          <table:table-cell office:value-type="float" office:value="0.326048477149309" calcext:value-type="float">
            <text:p>0.3260484771</text:p>
          </table:table-cell>
          <table:table-cell office:value-type="float" office:value="3.99271514381597" calcext:value-type="float">
            <text:p>3.9927151438</text:p>
          </table:table-cell>
          <table:table-cell office:value-type="float" office:value="1.97332674748555" calcext:value-type="float">
            <text:p>1.9733267475</text:p>
          </table:table-cell>
          <table:table-cell office:value-type="float" office:value="0.252512840777254" calcext:value-type="float">
            <text:p>0.2525128408</text:p>
          </table:table-cell>
          <table:table-cell office:value-type="string" calcext:value-type="string">
            <text:p>0.4890060757388084]</text:p>
          </table:table-cell>
          <table:table-cell office:value-type="float" office:value="371.629442102356" calcext:value-type="float">
            <text:p>371.6294421024</text:p>
          </table:table-cell>
          <table:table-cell table:formula="of:=[.K271]+1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[76.55406653716575</text:p>
          </table:table-cell>
          <table:table-cell office:value-type="float" office:value="4.97450549464199" calcext:value-type="float">
            <text:p>4.9745054946</text:p>
          </table:table-cell>
          <table:table-cell office:value-type="float" office:value="2.75228327241977" calcext:value-type="float">
            <text:p>2.7522832724</text:p>
          </table:table-cell>
          <table:table-cell office:value-type="float" office:value="251.141172161308" calcext:value-type="float">
            <text:p>251.1411721613</text:p>
          </table:table-cell>
          <table:table-cell office:value-type="float" office:value="0.307838827975334" calcext:value-type="float">
            <text:p>0.307838828</text:p>
          </table:table-cell>
          <table:table-cell office:value-type="float" office:value="3.974505494642" calcext:value-type="float">
            <text:p>3.9745054946</text:p>
          </table:table-cell>
          <table:table-cell office:value-type="float" office:value="1.85182200064316" calcext:value-type="float">
            <text:p>1.8518220006</text:p>
          </table:table-cell>
          <table:table-cell office:value-type="float" office:value="0.410859595310827" calcext:value-type="float">
            <text:p>0.4108595953</text:p>
          </table:table-cell>
          <table:table-cell office:value-type="string" calcext:value-type="string">
            <text:p>0.46500118464184714]</text:p>
          </table:table-cell>
          <table:table-cell office:value-type="float" office:value="398.188897355412" calcext:value-type="float">
            <text:p>398.1888973554</text:p>
          </table:table-cell>
          <table:table-cell table:formula="of:=[.K272]+1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[76.55429001564222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string" calcext:value-type="string">
            <text:p>0.46270731950214417]</text:p>
          </table:table-cell>
          <table:table-cell office:value-type="float" office:value="370.378765777918" calcext:value-type="float">
            <text:p>370.3787657779</text:p>
          </table:table-cell>
          <table:table-cell table:formula="of:=[.K273]+1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[77.55429001564222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string" calcext:value-type="string">
            <text:p>0.46270731950214417]</text:p>
          </table:table-cell>
          <table:table-cell office:value-type="float" office:value="368.872546283995" calcext:value-type="float">
            <text:p>368.872546284</text:p>
          </table:table-cell>
          <table:table-cell table:formula="of:=[.K274]+1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[76.55429001564222</text:p>
          </table:table-cell>
          <table:table-cell office:value-type="float" office:value="5.97472897311844" calcext:value-type="float">
            <text:p>5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string" calcext:value-type="string">
            <text:p>0.46270731950214417]</text:p>
          </table:table-cell>
          <table:table-cell office:value-type="float" office:value="369.375119503192" calcext:value-type="float">
            <text:p>369.3751195032</text:p>
          </table:table-cell>
          <table:table-cell table:formula="of:=[.K275]+1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[76.55429001564222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3.75250675089622" calcext:value-type="float">
            <text:p>3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string" calcext:value-type="string">
            <text:p>0.46270731950214417]</text:p>
          </table:table-cell>
          <table:table-cell office:value-type="float" office:value="370.460010050085" calcext:value-type="float">
            <text:p>370.4600100501</text:p>
          </table:table-cell>
          <table:table-cell table:formula="of:=[.K276]+1"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[76.55429001564222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2.141395639785" calcext:value-type="float">
            <text:p>252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string" calcext:value-type="string">
            <text:p>0.46270731950214417]</text:p>
          </table:table-cell>
          <table:table-cell office:value-type="float" office:value="370.4356039996" calcext:value-type="float">
            <text:p>370.4356039996</text:p>
          </table:table-cell>
          <table:table-cell table:formula="of:=[.K277]+1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[76.55429001564222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1.30806230645178" calcext:value-type="float">
            <text:p>1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string" calcext:value-type="string">
            <text:p>0.46270731950214417]</text:p>
          </table:table-cell>
          <table:table-cell office:value-type="float" office:value="370.530201994595" calcext:value-type="float">
            <text:p>370.5302019946</text:p>
          </table:table-cell>
          <table:table-cell table:formula="of:=[.K278]+1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[76.55429001564222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string" calcext:value-type="string">
            <text:p>0.46270731950214417]</text:p>
          </table:table-cell>
          <table:table-cell office:value-type="float" office:value="370.239799066799" calcext:value-type="float">
            <text:p>370.2397990668</text:p>
          </table:table-cell>
          <table:table-cell table:formula="of:=[.K279]+1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[76.55429001564222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3.02473221668783" calcext:value-type="float">
            <text:p>3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string" calcext:value-type="string">
            <text:p>0.46270731950214417]</text:p>
          </table:table-cell>
          <table:table-cell office:value-type="float" office:value="2387.68954779488" calcext:value-type="float">
            <text:p>2387.6895477949</text:p>
          </table:table-cell>
          <table:table-cell table:formula="of:=[.K280]+1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[76.55429001564222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1.31710950407196" calcext:value-type="float">
            <text:p>1.3171095041</text:p>
          </table:table-cell>
          <table:table-cell office:value-type="string" calcext:value-type="string">
            <text:p>0.46270731950214417]</text:p>
          </table:table-cell>
          <table:table-cell office:value-type="float" office:value="472.529349858936" calcext:value-type="float">
            <text:p>472.5293498589</text:p>
          </table:table-cell>
          <table:table-cell table:formula="of:=[.K281]+1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[76.55429001564222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string" calcext:value-type="string">
            <text:p>1.4627073195021443]</text:p>
          </table:table-cell>
          <table:table-cell office:value-type="float" office:value="5964.62568584345" calcext:value-type="float">
            <text:p>5964.6256858435</text:p>
          </table:table-cell>
          <table:table-cell table:formula="of:=[.K282]+1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[76.55429001564222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string" calcext:value-type="string">
            <text:p>0.46270731950214417]</text:p>
          </table:table-cell>
          <table:table-cell office:value-type="float" office:value="370.378765777918" calcext:value-type="float">
            <text:p>370.3787657779</text:p>
          </table:table-cell>
          <table:table-cell table:formula="of:=[.K283]+1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[76.77651223786442</text:p>
          </table:table-cell>
          <table:table-cell office:value-type="float" office:value="5.19695119534066" calcext:value-type="float">
            <text:p>5.1969511953</text:p>
          </table:table-cell>
          <table:table-cell office:value-type="float" office:value="2.97472897311844" calcext:value-type="float">
            <text:p>2.9747289731</text:p>
          </table:table-cell>
          <table:table-cell office:value-type="float" office:value="251.363617862007" calcext:value-type="float">
            <text:p>251.363617862</text:p>
          </table:table-cell>
          <table:table-cell office:value-type="float" office:value="0.530284528674" calcext:value-type="float">
            <text:p>0.5302845287</text:p>
          </table:table-cell>
          <table:table-cell office:value-type="float" office:value="4.19695119534066" calcext:value-type="float">
            <text:p>4.1969511953</text:p>
          </table:table-cell>
          <table:table-cell office:value-type="float" office:value="2.24695443891006" calcext:value-type="float">
            <text:p>2.2469544389</text:p>
          </table:table-cell>
          <table:table-cell office:value-type="float" office:value="0.539331726294185" calcext:value-type="float">
            <text:p>0.5393317263</text:p>
          </table:table-cell>
          <table:table-cell office:value-type="string" calcext:value-type="string">
            <text:p>1.0e-9]</text:p>
          </table:table-cell>
          <table:table-cell office:value-type="float" office:value="2916.74576190682" calcext:value-type="float">
            <text:p>2916.7457619068</text:p>
          </table:table-cell>
          <table:table-cell table:formula="of:=[.K284]+1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[76.72095668230887</text:p>
          </table:table-cell>
          <table:table-cell office:value-type="float" office:value="5.1413956397851" calcext:value-type="float">
            <text:p>5.1413956398</text:p>
          </table:table-cell>
          <table:table-cell office:value-type="float" office:value="2.91917341756288" calcext:value-type="float">
            <text:p>2.9191734176</text:p>
          </table:table-cell>
          <table:table-cell office:value-type="float" office:value="251.308062306451" calcext:value-type="float">
            <text:p>251.3080623065</text:p>
          </table:table-cell>
          <table:table-cell office:value-type="float" office:value="0.474728973118444" calcext:value-type="float">
            <text:p>0.4747289731</text:p>
          </table:table-cell>
          <table:table-cell office:value-type="float" office:value="4.14139563978511" calcext:value-type="float">
            <text:p>4.1413956398</text:p>
          </table:table-cell>
          <table:table-cell office:value-type="float" office:value="2.1913988833545" calcext:value-type="float">
            <text:p>2.1913988834</text:p>
          </table:table-cell>
          <table:table-cell office:value-type="float" office:value="0.483776170738629" calcext:value-type="float">
            <text:p>0.4837761707</text:p>
          </table:table-cell>
          <table:table-cell office:value-type="string" calcext:value-type="string">
            <text:p>0.23135366025107212]</text:p>
          </table:table-cell>
          <table:table-cell office:value-type="float" office:value="1154.48209544086" calcext:value-type="float">
            <text:p>1154.4820954409</text:p>
          </table:table-cell>
          <table:table-cell table:formula="of:=[.K285]+1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[76.81354927490146</text:p>
          </table:table-cell>
          <table:table-cell office:value-type="float" office:value="5.2339882323777" calcext:value-type="float">
            <text:p>5.2339882324</text:p>
          </table:table-cell>
          <table:table-cell office:value-type="float" office:value="3.01176601015548" calcext:value-type="float">
            <text:p>3.0117660102</text:p>
          </table:table-cell>
          <table:table-cell office:value-type="float" office:value="251.400654899044" calcext:value-type="float">
            <text:p>251.400654899</text:p>
          </table:table-cell>
          <table:table-cell office:value-type="float" office:value="0.567321565711037" calcext:value-type="float">
            <text:p>0.5673215657</text:p>
          </table:table-cell>
          <table:table-cell office:value-type="float" office:value="4.2339882323777" calcext:value-type="float">
            <text:p>4.2339882324</text:p>
          </table:table-cell>
          <table:table-cell office:value-type="float" office:value="1.06176925372487" calcext:value-type="float">
            <text:p>1.0617692537</text:p>
          </table:table-cell>
          <table:table-cell office:value-type="float" office:value="0.576368763331222" calcext:value-type="float">
            <text:p>0.5763687633</text:p>
          </table:table-cell>
          <table:table-cell office:value-type="string" calcext:value-type="string">
            <text:p>0.41129539522412817]</text:p>
          </table:table-cell>
          <table:table-cell office:value-type="float" office:value="1743.31958875277" calcext:value-type="float">
            <text:p>1743.3195887528</text:p>
          </table:table-cell>
          <table:table-cell table:formula="of:=[.K286]+1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[76.74873446008665</text:p>
          </table:table-cell>
          <table:table-cell office:value-type="float" office:value="5.16917341756288" calcext:value-type="float">
            <text:p>5.1691734176</text:p>
          </table:table-cell>
          <table:table-cell office:value-type="float" office:value="2.94695119534066" calcext:value-type="float">
            <text:p>2.9469511953</text:p>
          </table:table-cell>
          <table:table-cell office:value-type="float" office:value="251.335840084229" calcext:value-type="float">
            <text:p>251.3358400842</text:p>
          </table:table-cell>
          <table:table-cell office:value-type="float" office:value="0.502506750896222" calcext:value-type="float">
            <text:p>0.5025067509</text:p>
          </table:table-cell>
          <table:table-cell office:value-type="float" office:value="4.16917341756289" calcext:value-type="float">
            <text:p>4.1691734176</text:p>
          </table:table-cell>
          <table:table-cell office:value-type="float" office:value="1.55250999446561" calcext:value-type="float">
            <text:p>1.5525099945</text:p>
          </table:table-cell>
          <table:table-cell office:value-type="float" office:value="0.511553948516407" calcext:value-type="float">
            <text:p>0.5115539485</text:p>
          </table:table-cell>
          <table:table-cell office:value-type="string" calcext:value-type="string">
            <text:p>0.42414837629363217]</text:p>
          </table:table-cell>
          <table:table-cell office:value-type="float" office:value="619.256470357932" calcext:value-type="float">
            <text:p>619.2564703579</text:p>
          </table:table-cell>
          <table:table-cell table:formula="of:=[.K287]+1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[76.65305544774097</text:p>
          </table:table-cell>
          <table:table-cell office:value-type="float" office:value="5.0734944052172" calcext:value-type="float">
            <text:p>5.0734944052</text:p>
          </table:table-cell>
          <table:table-cell office:value-type="float" office:value="2.85127218299498" calcext:value-type="float">
            <text:p>2.851272183</text:p>
          </table:table-cell>
          <table:table-cell office:value-type="float" office:value="251.240161071884" calcext:value-type="float">
            <text:p>251.2401610719</text:p>
          </table:table-cell>
          <table:table-cell office:value-type="float" office:value="0.406827738550543" calcext:value-type="float">
            <text:p>0.4068277386</text:p>
          </table:table-cell>
          <table:table-cell office:value-type="float" office:value="4.07349440521721" calcext:value-type="float">
            <text:p>4.0734944052</text:p>
          </table:table-cell>
          <table:table-cell office:value-type="float" office:value="1.75312727841623" calcext:value-type="float">
            <text:p>1.7531272784</text:p>
          </table:table-cell>
          <table:table-cell office:value-type="float" office:value="0.415874936170728" calcext:value-type="float">
            <text:p>0.4158749362</text:p>
          </table:table-cell>
          <table:table-cell office:value-type="string" calcext:value-type="string">
            <text:p>0.6854923247068803]</text:p>
          </table:table-cell>
          <table:table-cell office:value-type="float" office:value="971.205612138141" calcext:value-type="float">
            <text:p>971.2056121381</text:p>
          </table:table-cell>
          <table:table-cell table:formula="of:=[.K288]+1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[76.6700307563829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string" calcext:value-type="string">
            <text:p>0.5719576585929282]</text:p>
          </table:table-cell>
          <table:table-cell office:value-type="float" office:value="533.919769368947" calcext:value-type="float">
            <text:p>533.9197693689</text:p>
          </table:table-cell>
          <table:table-cell table:formula="of:=[.K289]+1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[77.6700307563829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string" calcext:value-type="string">
            <text:p>0.5719576585929282]</text:p>
          </table:table-cell>
          <table:table-cell office:value-type="float" office:value="546.525471415691" calcext:value-type="float">
            <text:p>546.5254714157</text:p>
          </table:table-cell>
          <table:table-cell table:formula="of:=[.K290]+1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[76.67003075638294</text:p>
          </table:table-cell>
          <table:table-cell office:value-type="float" office:value="6.09046971385918" calcext:value-type="float">
            <text:p>6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string" calcext:value-type="string">
            <text:p>0.5719576585929282]</text:p>
          </table:table-cell>
          <table:table-cell office:value-type="float" office:value="532.740303937988" calcext:value-type="float">
            <text:p>532.740303938</text:p>
          </table:table-cell>
          <table:table-cell table:formula="of:=[.K291]+1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[76.6700307563829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3.86824749163696" calcext:value-type="float">
            <text:p>3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string" calcext:value-type="string">
            <text:p>0.5719576585929282]</text:p>
          </table:table-cell>
          <table:table-cell office:value-type="float" office:value="533.826320541252" calcext:value-type="float">
            <text:p>533.8263205413</text:p>
          </table:table-cell>
          <table:table-cell table:formula="of:=[.K292]+1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[76.6700307563829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2.257136380525" calcext:value-type="float">
            <text:p>252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string" calcext:value-type="string">
            <text:p>0.5719576585929282]</text:p>
          </table:table-cell>
          <table:table-cell office:value-type="float" office:value="533.906491798358" calcext:value-type="float">
            <text:p>533.9064917984</text:p>
          </table:table-cell>
          <table:table-cell table:formula="of:=[.K293]+1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[76.6700307563829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1.42380304719252" calcext:value-type="float">
            <text:p>1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string" calcext:value-type="string">
            <text:p>0.5719576585929282]</text:p>
          </table:table-cell>
          <table:table-cell office:value-type="float" office:value="533.827356604889" calcext:value-type="float">
            <text:p>533.8273566049</text:p>
          </table:table-cell>
          <table:table-cell table:formula="of:=[.K294]+1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[76.6700307563829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string" calcext:value-type="string">
            <text:p>0.5719576585929282]</text:p>
          </table:table-cell>
          <table:table-cell office:value-type="float" office:value="533.655153110797" calcext:value-type="float">
            <text:p>533.6551531108</text:p>
          </table:table-cell>
          <table:table-cell table:formula="of:=[.K295]+1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[76.6700307563829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2.8626951796508" calcext:value-type="float">
            <text:p>2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string" calcext:value-type="string">
            <text:p>0.5719576585929282]</text:p>
          </table:table-cell>
          <table:table-cell office:value-type="float" office:value="1092.35415691675" calcext:value-type="float">
            <text:p>1092.3541569168</text:p>
          </table:table-cell>
          <table:table-cell table:formula="of:=[.K296]+1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[76.6700307563829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1.4328502448127" calcext:value-type="float">
            <text:p>1.4328502448</text:p>
          </table:table-cell>
          <table:table-cell office:value-type="string" calcext:value-type="string">
            <text:p>0.5719576585929282]</text:p>
          </table:table-cell>
          <table:table-cell office:value-type="float" office:value="609.006950149673" calcext:value-type="float">
            <text:p>609.0069501497</text:p>
          </table:table-cell>
          <table:table-cell table:formula="of:=[.K297]+1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[76.6700307563829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string" calcext:value-type="string">
            <text:p>1.5719576585929282]</text:p>
          </table:table-cell>
          <table:table-cell office:value-type="float" office:value="7300.21960386492" calcext:value-type="float">
            <text:p>7300.2196038649</text:p>
          </table:table-cell>
          <table:table-cell table:formula="of:=[.K298]+1"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[76.6700307563829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string" calcext:value-type="string">
            <text:p>0.5719576585929282]</text:p>
          </table:table-cell>
          <table:table-cell office:value-type="float" office:value="533.919769368947" calcext:value-type="float">
            <text:p>533.9197693689</text:p>
          </table:table-cell>
          <table:table-cell table:formula="of:=[.K299]+1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[76.8922529786052</text:p>
          </table:table-cell>
          <table:table-cell office:value-type="float" office:value="5.3126919360814" calcext:value-type="float">
            <text:p>5.3126919361</text:p>
          </table:table-cell>
          <table:table-cell office:value-type="float" office:value="3.09046971385918" calcext:value-type="float">
            <text:p>3.0904697139</text:p>
          </table:table-cell>
          <table:table-cell office:value-type="float" office:value="251.479358602748" calcext:value-type="float">
            <text:p>251.4793586027</text:p>
          </table:table-cell>
          <table:table-cell office:value-type="float" office:value="0.646025269414741" calcext:value-type="float">
            <text:p>0.6460252694</text:p>
          </table:table-cell>
          <table:table-cell office:value-type="float" office:value="4.3126919360814" calcext:value-type="float">
            <text:p>4.3126919361</text:p>
          </table:table-cell>
          <table:table-cell office:value-type="float" office:value="2.08491740187302" calcext:value-type="float">
            <text:p>2.0849174019</text:p>
          </table:table-cell>
          <table:table-cell office:value-type="float" office:value="0.655072467034926" calcext:value-type="float">
            <text:p>0.655072467</text:p>
          </table:table-cell>
          <table:table-cell office:value-type="string" calcext:value-type="string">
            <text:p>1.0e-9]</text:p>
          </table:table-cell>
          <table:table-cell office:value-type="float" office:value="2039.99980944741" calcext:value-type="float">
            <text:p>2039.9998094474</text:p>
          </table:table-cell>
          <table:table-cell table:formula="of:=[.K300]+1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[76.83669742304963</text:p>
          </table:table-cell>
          <table:table-cell office:value-type="float" office:value="5.25713638052584" calcext:value-type="float">
            <text:p>5.2571363805</text:p>
          </table:table-cell>
          <table:table-cell office:value-type="float" office:value="3.03491415830362" calcext:value-type="float">
            <text:p>3.0349141583</text:p>
          </table:table-cell>
          <table:table-cell office:value-type="float" office:value="251.423803047192" calcext:value-type="float">
            <text:p>251.4238030472</text:p>
          </table:table-cell>
          <table:table-cell office:value-type="float" office:value="0.590469713859185" calcext:value-type="float">
            <text:p>0.5904697139</text:p>
          </table:table-cell>
          <table:table-cell office:value-type="float" office:value="4.25713638052584" calcext:value-type="float">
            <text:p>4.2571363805</text:p>
          </table:table-cell>
          <table:table-cell office:value-type="float" office:value="2.02936184631746" calcext:value-type="float">
            <text:p>2.0293618463</text:p>
          </table:table-cell>
          <table:table-cell office:value-type="float" office:value="0.59951691147937" calcext:value-type="float">
            <text:p>0.5995169115</text:p>
          </table:table-cell>
          <table:table-cell office:value-type="string" calcext:value-type="string">
            <text:p>0.28597882979646405]</text:p>
          </table:table-cell>
          <table:table-cell office:value-type="float" office:value="616.31527032379" calcext:value-type="float">
            <text:p>616.3152703238</text:p>
          </table:table-cell>
          <table:table-cell table:formula="of:=[.K301]+1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[76.92929001564221</text:p>
          </table:table-cell>
          <table:table-cell office:value-type="float" office:value="5.34972897311844" calcext:value-type="float">
            <text:p>5.3497289731</text:p>
          </table:table-cell>
          <table:table-cell office:value-type="float" office:value="3.12750675089622" calcext:value-type="float">
            <text:p>3.1275067509</text:p>
          </table:table-cell>
          <table:table-cell office:value-type="float" office:value="251.516395639785" calcext:value-type="float">
            <text:p>251.5163956398</text:p>
          </table:table-cell>
          <table:table-cell office:value-type="float" office:value="0.683062306451778" calcext:value-type="float">
            <text:p>0.6830623065</text:p>
          </table:table-cell>
          <table:table-cell office:value-type="float" office:value="4.34972897311844" calcext:value-type="float">
            <text:p>4.3497289731</text:p>
          </table:table-cell>
          <table:table-cell office:value-type="float" office:value="0.899732216687833" calcext:value-type="float">
            <text:p>0.8997322167</text:p>
          </table:table-cell>
          <table:table-cell office:value-type="float" office:value="0.692109504071963" calcext:value-type="float">
            <text:p>0.6921095041</text:p>
          </table:table-cell>
          <table:table-cell office:value-type="string" calcext:value-type="string">
            <text:p>0.5084068077492694]</text:p>
          </table:table-cell>
          <table:table-cell office:value-type="float" office:value="2638.23955980287" calcext:value-type="float">
            <text:p>2638.2395598029</text:p>
          </table:table-cell>
          <table:table-cell table:formula="of:=[.K302]+1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[76.73484557119775</text:p>
          </table:table-cell>
          <table:table-cell office:value-type="float" office:value="5.15528452867399" calcext:value-type="float">
            <text:p>5.1552845287</text:p>
          </table:table-cell>
          <table:table-cell office:value-type="float" office:value="2.93306230645177" calcext:value-type="float">
            <text:p>2.9330623065</text:p>
          </table:table-cell>
          <table:table-cell office:value-type="float" office:value="251.32195119534" calcext:value-type="float">
            <text:p>251.3219511953</text:p>
          </table:table-cell>
          <table:table-cell office:value-type="float" office:value="0.488617862007333" calcext:value-type="float">
            <text:p>0.488617862</text:p>
          </table:table-cell>
          <table:table-cell office:value-type="float" office:value="4.15528452867399" calcext:value-type="float">
            <text:p>4.1552845287</text:p>
          </table:table-cell>
          <table:table-cell office:value-type="float" office:value="2.37195443891006" calcext:value-type="float">
            <text:p>2.3719544389</text:p>
          </table:table-cell>
          <table:table-cell office:value-type="float" office:value="0.497665059627518" calcext:value-type="float">
            <text:p>0.4976650596</text:p>
          </table:table-cell>
          <table:table-cell office:value-type="string" calcext:value-type="string">
            <text:p>0.5560699458820135]</text:p>
          </table:table-cell>
          <table:table-cell office:value-type="float" office:value="465.979233382649" calcext:value-type="float">
            <text:p>465.9792333826</text:p>
          </table:table-cell>
          <table:table-cell table:formula="of:=[.K303]+1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[76.73998960411956</text:p>
          </table:table-cell>
          <table:table-cell office:value-type="float" office:value="5.1604285615958" calcext:value-type="float">
            <text:p>5.1604285616</text:p>
          </table:table-cell>
          <table:table-cell office:value-type="float" office:value="2.93820633937358" calcext:value-type="float">
            <text:p>2.9382063394</text:p>
          </table:table-cell>
          <table:table-cell office:value-type="float" office:value="251.327095228262" calcext:value-type="float">
            <text:p>251.3270952283</text:p>
          </table:table-cell>
          <table:table-cell office:value-type="float" office:value="0.493761894929144" calcext:value-type="float">
            <text:p>0.4937618949</text:p>
          </table:table-cell>
          <table:table-cell office:value-type="float" office:value="4.16042856159581" calcext:value-type="float">
            <text:p>4.1604285616</text:p>
          </table:table-cell>
          <table:table-cell office:value-type="float" office:value="1.80919723726397" calcext:value-type="float">
            <text:p>1.8091972373</text:p>
          </table:table-cell>
          <table:table-cell office:value-type="float" office:value="0.502809092549329" calcext:value-type="float">
            <text:p>0.5028090925</text:p>
          </table:table-cell>
          <table:table-cell office:value-type="string" calcext:value-type="string">
            <text:p>0.8544058845647444]</text:p>
          </table:table-cell>
          <table:table-cell office:value-type="float" office:value="1544.22376796409" calcext:value-type="float">
            <text:p>1544.2237679641</text:p>
          </table:table-cell>
          <table:table-cell table:formula="of:=[.K304]+1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[76.8125204683171</text:p>
          </table:table-cell>
          <table:table-cell office:value-type="float" office:value="5.23295942579333" calcext:value-type="float">
            <text:p>5.2329594258</text:p>
          </table:table-cell>
          <table:table-cell office:value-type="float" office:value="3.01073720357111" calcext:value-type="float">
            <text:p>3.0107372036</text:p>
          </table:table-cell>
          <table:table-cell office:value-type="float" office:value="251.39962609246" calcext:value-type="float">
            <text:p>251.3996260925</text:p>
          </table:table-cell>
          <table:table-cell office:value-type="float" office:value="0.566292759126675" calcext:value-type="float">
            <text:p>0.5662927591</text:p>
          </table:table-cell>
          <table:table-cell office:value-type="float" office:value="4.23295942579334" calcext:value-type="float">
            <text:p>4.2329594258</text:p>
          </table:table-cell>
          <table:table-cell office:value-type="float" office:value="1.97432069405409" calcext:value-type="float">
            <text:p>1.9743206941</text:p>
          </table:table-cell>
          <table:table-cell office:value-type="float" office:value="0.57533995674686" calcext:value-type="float">
            <text:p>0.5753399567</text:p>
          </table:table-cell>
          <table:table-cell office:value-type="string" calcext:value-type="string">
            <text:p>0.42808559348853414]</text:p>
          </table:table-cell>
          <table:table-cell office:value-type="float" office:value="380.463302355288" calcext:value-type="float">
            <text:p>380.4633023553</text:p>
          </table:table-cell>
          <table:table-cell table:formula="of:=[.K305]+1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[76.93832065121606</text:p>
          </table:table-cell>
          <table:table-cell office:value-type="float" office:value="5.35875960869228" calcext:value-type="float">
            <text:p>5.3587596087</text:p>
          </table:table-cell>
          <table:table-cell office:value-type="float" office:value="3.13653738647006" calcext:value-type="float">
            <text:p>3.1365373865</text:p>
          </table:table-cell>
          <table:table-cell office:value-type="float" office:value="251.525426275358" calcext:value-type="float">
            <text:p>251.5254262754</text:p>
          </table:table-cell>
          <table:table-cell office:value-type="float" office:value="0.692092942025623" calcext:value-type="float">
            <text:p>0.692092942</text:p>
          </table:table-cell>
          <table:table-cell office:value-type="float" office:value="4.35875960869228" calcext:value-type="float">
            <text:p>4.3587596087</text:p>
          </table:table-cell>
          <table:table-cell office:value-type="float" office:value="2.00066957379803" calcext:value-type="float">
            <text:p>2.00066957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364554857450816]</text:p>
          </table:table-cell>
          <table:table-cell office:value-type="float" office:value="395.593615453964" calcext:value-type="float">
            <text:p>395.593615454</text:p>
          </table:table-cell>
          <table:table-cell table:formula="of:=[.K306]+1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[75.7757184056234</text:p>
          </table:table-cell>
          <table:table-cell office:value-type="float" office:value="5.41837958532186" calcext:value-type="float">
            <text:p>5.4183795853</text:p>
          </table:table-cell>
          <table:table-cell office:value-type="float" office:value="3.19615736309964" calcext:value-type="float">
            <text:p>3.1961573631</text:p>
          </table:table-cell>
          <table:table-cell office:value-type="float" office:value="251.585046251988" calcext:value-type="float">
            <text:p>251.585046252</text:p>
          </table:table-cell>
          <table:table-cell office:value-type="float" office:value="0.751712918655202" calcext:value-type="float">
            <text:p>0.7517129187</text:p>
          </table:table-cell>
          <table:table-cell office:value-type="float" office:value="4.41837958532186" calcext:value-type="float">
            <text:p>4.4183795853</text:p>
          </table:table-cell>
          <table:table-cell office:value-type="float" office:value="2.03133055027519" calcext:value-type="float">
            <text:p>2.0313305503</text:p>
          </table:table-cell>
          <table:table-cell office:value-type="float" office:value="0.382728974354096" calcext:value-type="float">
            <text:p>0.3827289744</text:p>
          </table:table-cell>
          <table:table-cell office:value-type="string" calcext:value-type="string">
            <text:p>0.5285661140011157]</text:p>
          </table:table-cell>
          <table:table-cell office:value-type="float" office:value="379.035659073647" calcext:value-type="float">
            <text:p>379.0356590736</text:p>
          </table:table-cell>
          <table:table-cell table:formula="of:=[.K307]+1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[74.82856223024362</text:p>
          </table:table-cell>
          <table:table-cell office:value-type="float" office:value="5.5823345210532" calcext:value-type="float">
            <text:p>5.5823345211</text:p>
          </table:table-cell>
          <table:table-cell office:value-type="float" office:value="3.36011229883098" calcext:value-type="float">
            <text:p>3.3601122988</text:p>
          </table:table-cell>
          <table:table-cell office:value-type="float" office:value="251.749001187719" calcext:value-type="float">
            <text:p>251.7490011877</text:p>
          </table:table-cell>
          <table:table-cell office:value-type="float" office:value="0.915667854386544" calcext:value-type="float">
            <text:p>0.9156678544</text:p>
          </table:table-cell>
          <table:table-cell office:value-type="float" office:value="4.5823345210532" calcext:value-type="float">
            <text:p>4.5823345211</text:p>
          </table:table-cell>
          <table:table-cell office:value-type="float" office:value="2.11564823558739" calcext:value-type="float">
            <text:p>2.1156482356</text:p>
          </table:table-cell>
          <table:table-cell office:value-type="float" office:value="0.357668339124793" calcext:value-type="float">
            <text:p>0.3576683391</text:p>
          </table:table-cell>
          <table:table-cell office:value-type="string" calcext:value-type="string">
            <text:p>0.5068703417052095]</text:p>
          </table:table-cell>
          <table:table-cell office:value-type="float" office:value="382.752354735539" calcext:value-type="float">
            <text:p>382.7523547355</text:p>
          </table:table-cell>
          <table:table-cell table:formula="of:=[.K308]+1"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[76.57698232767683</text:p>
          </table:table-cell>
          <table:table-cell office:value-type="float" office:value="5.4912484456469" calcext:value-type="float">
            <text:p>5.4912484456</text:p>
          </table:table-cell>
          <table:table-cell office:value-type="float" office:value="3.26902622342468" calcext:value-type="float">
            <text:p>3.2690262234</text:p>
          </table:table-cell>
          <table:table-cell office:value-type="float" office:value="251.657915112313" calcext:value-type="float">
            <text:p>251.6579151123</text:p>
          </table:table-cell>
          <table:table-cell office:value-type="float" office:value="0.824581778980243" calcext:value-type="float">
            <text:p>0.824581779</text:p>
          </table:table-cell>
          <table:table-cell office:value-type="float" office:value="4.4912484456469" calcext:value-type="float">
            <text:p>4.4912484456</text:p>
          </table:table-cell>
          <table:table-cell office:value-type="float" office:value="2.06880507708061" calcext:value-type="float">
            <text:p>2.0688050771</text:p>
          </table:table-cell>
          <table:table-cell office:value-type="float" office:value="0.371590914252184" calcext:value-type="float">
            <text:p>0.3715909143</text:p>
          </table:table-cell>
          <table:table-cell office:value-type="string" calcext:value-type="string">
            <text:p>0.5189235485362687]</text:p>
          </table:table-cell>
          <table:table-cell office:value-type="float" office:value="373.211662777813" calcext:value-type="float">
            <text:p>373.2116627778</text:p>
          </table:table-cell>
          <table:table-cell table:formula="of:=[.K309]+1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[76.53045811332377</text:p>
          </table:table-cell>
          <table:table-cell office:value-type="float" office:value="5.69163781154076" calcext:value-type="float">
            <text:p>5.6916378115</text:p>
          </table:table-cell>
          <table:table-cell office:value-type="float" office:value="3.46941558931854" calcext:value-type="float">
            <text:p>3.4694155893</text:p>
          </table:table-cell>
          <table:table-cell office:value-type="float" office:value="251.858304478207" calcext:value-type="float">
            <text:p>251.8583044782</text:p>
          </table:table-cell>
          <table:table-cell office:value-type="float" office:value="1.02497114487411" calcext:value-type="float">
            <text:p>1.0249711449</text:p>
          </table:table-cell>
          <table:table-cell office:value-type="float" office:value="4.69163781154076" calcext:value-type="float">
            <text:p>4.6916378115</text:p>
          </table:table-cell>
          <table:table-cell office:value-type="float" office:value="2.17186002579552" calcext:value-type="float">
            <text:p>2.1718600258</text:p>
          </table:table-cell>
          <table:table-cell office:value-type="float" office:value="0.340961248971924" calcext:value-type="float">
            <text:p>0.340961249</text:p>
          </table:table-cell>
          <table:table-cell office:value-type="string" calcext:value-type="string">
            <text:p>0.49240649350793886]</text:p>
          </table:table-cell>
          <table:table-cell office:value-type="float" office:value="405.747905327969" calcext:value-type="float">
            <text:p>405.747905328</text:p>
          </table:table-cell>
          <table:table-cell table:formula="of:=[.K310]+1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[76.55630489907546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string" calcext:value-type="string">
            <text:p>0.5071381907458998]</text:p>
          </table:table-cell>
          <table:table-cell office:value-type="float" office:value="377.535269423217" calcext:value-type="float">
            <text:p>377.5352694232</text:p>
          </table:table-cell>
          <table:table-cell table:formula="of:=[.K311]+1"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[77.55630489907546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string" calcext:value-type="string">
            <text:p>0.5071381907458998]</text:p>
          </table:table-cell>
          <table:table-cell office:value-type="float" office:value="375.457584950225" calcext:value-type="float">
            <text:p>375.4575849502</text:p>
          </table:table-cell>
          <table:table-cell table:formula="of:=[.K312]+1"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[76.55630489907546</text:p>
          </table:table-cell>
          <table:table-cell office:value-type="float" office:value="6.58031038604417" calcext:value-type="float">
            <text:p>6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string" calcext:value-type="string">
            <text:p>0.5071381907458998]</text:p>
          </table:table-cell>
          <table:table-cell office:value-type="float" office:value="376.653290730906" calcext:value-type="float">
            <text:p>376.6532907309</text:p>
          </table:table-cell>
          <table:table-cell table:formula="of:=[.K313]+1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[76.55630489907546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4.35808816382195" calcext:value-type="float">
            <text:p>4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string" calcext:value-type="string">
            <text:p>0.5071381907458998]</text:p>
          </table:table-cell>
          <table:table-cell office:value-type="float" office:value="378.159922531483" calcext:value-type="float">
            <text:p>378.1599225315</text:p>
          </table:table-cell>
          <table:table-cell table:formula="of:=[.K314]+1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[76.55630489907546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1.524754830488" calcext:value-type="float">
            <text:p>251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string" calcext:value-type="string">
            <text:p>0.5071381907458998]</text:p>
          </table:table-cell>
          <table:table-cell office:value-type="float" office:value="377.603135477612" calcext:value-type="float">
            <text:p>377.6031354776</text:p>
          </table:table-cell>
          <table:table-cell table:formula="of:=[.K315]+1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[76.55630489907546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1.91364371937751" calcext:value-type="float">
            <text:p>1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string" calcext:value-type="string">
            <text:p>0.5071381907458998]</text:p>
          </table:table-cell>
          <table:table-cell office:value-type="float" office:value="377.592039779724" calcext:value-type="float">
            <text:p>377.5920397797</text:p>
          </table:table-cell>
          <table:table-cell table:formula="of:=[.K316]+1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[76.55630489907546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string" calcext:value-type="string">
            <text:p>0.5071381907458998]</text:p>
          </table:table-cell>
          <table:table-cell office:value-type="float" office:value="377.312740405003" calcext:value-type="float">
            <text:p>377.312740405</text:p>
          </table:table-cell>
          <table:table-cell table:formula="of:=[.K317]+1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[76.55630489907546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3.11460727650946" calcext:value-type="float">
            <text:p>3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string" calcext:value-type="string">
            <text:p>0.5071381907458998]</text:p>
          </table:table-cell>
          <table:table-cell office:value-type="float" office:value="2288.52630239145" calcext:value-type="float">
            <text:p>2288.5263023915</text:p>
          </table:table-cell>
          <table:table-cell table:formula="of:=[.K318]+1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[76.55630489907546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1.35797772968318" calcext:value-type="float">
            <text:p>1.3579777297</text:p>
          </table:table-cell>
          <table:table-cell office:value-type="string" calcext:value-type="string">
            <text:p>0.5071381907458998]</text:p>
          </table:table-cell>
          <table:table-cell office:value-type="float" office:value="493.02030281193" calcext:value-type="float">
            <text:p>493.0203028119</text:p>
          </table:table-cell>
          <table:table-cell table:formula="of:=[.K319]+1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[76.55630489907546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string" calcext:value-type="string">
            <text:p>1.5071381907458998]</text:p>
          </table:table-cell>
          <table:table-cell office:value-type="float" office:value="6435.72259453651" calcext:value-type="float">
            <text:p>6435.7225945365</text:p>
          </table:table-cell>
          <table:table-cell table:formula="of:=[.K320]+1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[76.55630489907546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string" calcext:value-type="string">
            <text:p>0.5071381907458998]</text:p>
          </table:table-cell>
          <table:table-cell office:value-type="float" office:value="377.535269423217" calcext:value-type="float">
            <text:p>377.5352694232</text:p>
          </table:table-cell>
          <table:table-cell table:formula="of:=[.K321]+1"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[76.77852712129771</text:p>
          </table:table-cell>
          <table:table-cell office:value-type="float" office:value="5.8025326082664" calcext:value-type="float">
            <text:p>5.8025326083</text:p>
          </table:table-cell>
          <table:table-cell office:value-type="float" office:value="3.58031038604418" calcext:value-type="float">
            <text:p>3.580310386</text:p>
          </table:table-cell>
          <table:table-cell office:value-type="float" office:value="250.74697705271" calcext:value-type="float">
            <text:p>250.7469770527</text:p>
          </table:table-cell>
          <table:table-cell office:value-type="float" office:value="1.13586594159974" calcext:value-type="float">
            <text:p>1.1358659416</text:p>
          </table:table-cell>
          <table:table-cell office:value-type="float" office:value="4.8025326082664" calcext:value-type="float">
            <text:p>4.8025326083</text:p>
          </table:table-cell>
          <table:table-cell office:value-type="float" office:value="2.33682949873169" calcext:value-type="float">
            <text:p>2.3368294987</text:p>
          </table:table-cell>
          <table:table-cell office:value-type="float" office:value="0.580199951905401" calcext:value-type="float">
            <text:p>0.5801999519</text:p>
          </table:table-cell>
          <table:table-cell office:value-type="string" calcext:value-type="string">
            <text:p>1.0e-9]</text:p>
          </table:table-cell>
          <table:table-cell office:value-type="float" office:value="3501.80999351738" calcext:value-type="float">
            <text:p>3501.8099935174</text:p>
          </table:table-cell>
          <table:table-cell table:formula="of:=[.K322]+1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[76.72297156574214</text:p>
          </table:table-cell>
          <table:table-cell office:value-type="float" office:value="5.74697705271084" calcext:value-type="float">
            <text:p>5.7469770527</text:p>
          </table:table-cell>
          <table:table-cell office:value-type="float" office:value="3.52475483048862" calcext:value-type="float">
            <text:p>3.5247548305</text:p>
          </table:table-cell>
          <table:table-cell office:value-type="float" office:value="250.691421497155" calcext:value-type="float">
            <text:p>250.6914214972</text:p>
          </table:table-cell>
          <table:table-cell office:value-type="float" office:value="1.08031038604418" calcext:value-type="float">
            <text:p>1.080310386</text:p>
          </table:table-cell>
          <table:table-cell office:value-type="float" office:value="4.74697705271084" calcext:value-type="float">
            <text:p>4.7469770527</text:p>
          </table:table-cell>
          <table:table-cell office:value-type="float" office:value="2.28127394317613" calcext:value-type="float">
            <text:p>2.2812739432</text:p>
          </table:table-cell>
          <table:table-cell office:value-type="float" office:value="0.524644396349846" calcext:value-type="float">
            <text:p>0.5246443963</text:p>
          </table:table-cell>
          <table:table-cell office:value-type="string" calcext:value-type="string">
            <text:p>0.2535690958729499]</text:p>
          </table:table-cell>
          <table:table-cell office:value-type="float" office:value="1322.87409007735" calcext:value-type="float">
            <text:p>1322.8740900774</text:p>
          </table:table-cell>
          <table:table-cell table:formula="of:=[.K323]+1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[76.81556415833472</text:p>
          </table:table-cell>
          <table:table-cell office:value-type="float" office:value="5.83956964530343" calcext:value-type="float">
            <text:p>5.8395696453</text:p>
          </table:table-cell>
          <table:table-cell office:value-type="float" office:value="3.61734742308121" calcext:value-type="float">
            <text:p>3.6173474231</text:p>
          </table:table-cell>
          <table:table-cell office:value-type="float" office:value="250.784014089747" calcext:value-type="float">
            <text:p>250.7840140897</text:p>
          </table:table-cell>
          <table:table-cell office:value-type="float" office:value="1.17290297863677" calcext:value-type="float">
            <text:p>1.1729029786</text:p>
          </table:table-cell>
          <table:table-cell office:value-type="float" office:value="4.83956964530343" calcext:value-type="float">
            <text:p>4.8395696453</text:p>
          </table:table-cell>
          <table:table-cell office:value-type="float" office:value="1.1516443135465" calcext:value-type="float">
            <text:p>1.1516443135</text:p>
          </table:table-cell>
          <table:table-cell office:value-type="float" office:value="0.617236988942438" calcext:value-type="float">
            <text:p>0.6172369889</text:p>
          </table:table-cell>
          <table:table-cell office:value-type="string" calcext:value-type="string">
            <text:p>0.45078950299635523]</text:p>
          </table:table-cell>
          <table:table-cell office:value-type="float" office:value="1576.24954813286" calcext:value-type="float">
            <text:p>1576.2495481329</text:p>
          </table:table-cell>
          <table:table-cell table:formula="of:=[.K324]+1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[76.75074934351991</text:p>
          </table:table-cell>
          <table:table-cell office:value-type="float" office:value="5.77475483048862" calcext:value-type="float">
            <text:p>5.7747548305</text:p>
          </table:table-cell>
          <table:table-cell office:value-type="float" office:value="3.5525326082664" calcext:value-type="float">
            <text:p>3.5525326083</text:p>
          </table:table-cell>
          <table:table-cell office:value-type="float" office:value="250.719199274933" calcext:value-type="float">
            <text:p>250.7191992749</text:p>
          </table:table-cell>
          <table:table-cell office:value-type="float" office:value="1.10808816382196" calcext:value-type="float">
            <text:p>1.1080881638</text:p>
          </table:table-cell>
          <table:table-cell office:value-type="float" office:value="4.77475483048862" calcext:value-type="float">
            <text:p>4.7747548305</text:p>
          </table:table-cell>
          <table:table-cell office:value-type="float" office:value="1.64238505428724" calcext:value-type="float">
            <text:p>1.6423850543</text:p>
          </table:table-cell>
          <table:table-cell office:value-type="float" office:value="0.552422174127624" calcext:value-type="float">
            <text:p>0.5524221741</text:p>
          </table:table-cell>
          <table:table-cell office:value-type="string" calcext:value-type="string">
            <text:p>0.4648766749337414]</text:p>
          </table:table-cell>
          <table:table-cell office:value-type="float" office:value="577.242680843527" calcext:value-type="float">
            <text:p>577.2426808435</text:p>
          </table:table-cell>
          <table:table-cell table:formula="of:=[.K325]+1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[76.65507033117422</text:p>
          </table:table-cell>
          <table:table-cell office:value-type="float" office:value="5.67907581814294" calcext:value-type="float">
            <text:p>5.6790758181</text:p>
          </table:table-cell>
          <table:table-cell office:value-type="float" office:value="3.45685359592072" calcext:value-type="float">
            <text:p>3.4568535959</text:p>
          </table:table-cell>
          <table:table-cell office:value-type="float" office:value="250.623520262587" calcext:value-type="float">
            <text:p>250.6235202626</text:p>
          </table:table-cell>
          <table:table-cell office:value-type="float" office:value="1.01240915147628" calcext:value-type="float">
            <text:p>1.0124091515</text:p>
          </table:table-cell>
          <table:table-cell office:value-type="float" office:value="4.67907581814294" calcext:value-type="float">
            <text:p>4.6790758181</text:p>
          </table:table-cell>
          <table:table-cell office:value-type="float" office:value="1.84300233823786" calcext:value-type="float">
            <text:p>1.8430023382</text:p>
          </table:table-cell>
          <table:table-cell office:value-type="float" office:value="0.456743161781945" calcext:value-type="float">
            <text:p>0.4567431618</text:p>
          </table:table-cell>
          <table:table-cell office:value-type="string" calcext:value-type="string">
            <text:p>0.7513158376605922]</text:p>
          </table:table-cell>
          <table:table-cell office:value-type="float" office:value="1050.49489134947" calcext:value-type="float">
            <text:p>1050.4948913495</text:p>
          </table:table-cell>
          <table:table-cell table:formula="of:=[.K326]+1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[76.67204563981619</text:p>
          </table:table-cell>
          <table:table-cell office:value-type="float" office:value="5.69605112678492" calcext:value-type="float">
            <text:p>5.6960511268</text:p>
          </table:table-cell>
          <table:table-cell office:value-type="float" office:value="3.47382890456269" calcext:value-type="float">
            <text:p>3.4738289046</text:p>
          </table:table-cell>
          <table:table-cell office:value-type="float" office:value="250.640495571229" calcext:value-type="float">
            <text:p>250.6404955712</text:p>
          </table:table-cell>
          <table:table-cell office:value-type="float" office:value="1.02938446011826" calcext:value-type="float">
            <text:p>1.0293844601</text:p>
          </table:table-cell>
          <table:table-cell office:value-type="float" office:value="4.69605112678492" calcext:value-type="float">
            <text:p>4.6960511268</text:p>
          </table:table-cell>
          <table:table-cell office:value-type="float" office:value="1.95257023947243" calcext:value-type="float">
            <text:p>1.9525702395</text:p>
          </table:table-cell>
          <table:table-cell office:value-type="float" office:value="0.47371847042392" calcext:value-type="float">
            <text:p>0.4737184704</text:p>
          </table:table-cell>
          <table:table-cell office:value-type="string" calcext:value-type="string">
            <text:p>0.6268791522136816]</text:p>
          </table:table-cell>
          <table:table-cell office:value-type="float" office:value="554.306254730329" calcext:value-type="float">
            <text:p>554.3062547303</text:p>
          </table:table-cell>
          <table:table-cell table:formula="of:=[.K327]+1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[76.60980284146231</text:p>
          </table:table-cell>
          <table:table-cell office:value-type="float" office:value="5.63380832843101" calcext:value-type="float">
            <text:p>5.6338083284</text:p>
          </table:table-cell>
          <table:table-cell office:value-type="float" office:value="3.41158610620879" calcext:value-type="float">
            <text:p>3.4115861062</text:p>
          </table:table-cell>
          <table:table-cell office:value-type="float" office:value="250.578252772875" calcext:value-type="float">
            <text:p>250.5782527729</text:p>
          </table:table-cell>
          <table:table-cell office:value-type="float" office:value="0.967141661764346" calcext:value-type="float">
            <text:p>0.9671416618</text:p>
          </table:table-cell>
          <table:table-cell office:value-type="float" office:value="4.63380832843101" calcext:value-type="float">
            <text:p>4.6338083284</text:p>
          </table:table-cell>
          <table:table-cell office:value-type="float" office:value="2.55082126827901" calcext:value-type="float">
            <text:p>2.5508212683</text:p>
          </table:table-cell>
          <table:table-cell office:value-type="float" office:value="0.411475672070011" calcext:value-type="float">
            <text:p>0.4114756721</text:p>
          </table:table-cell>
          <table:table-cell office:value-type="string" calcext:value-type="string">
            <text:p>0.5760088091064544]</text:p>
          </table:table-cell>
          <table:table-cell office:value-type="float" office:value="582.197877316684" calcext:value-type="float">
            <text:p>582.1978773167</text:p>
          </table:table-cell>
          <table:table-cell table:formula="of:=[.K328]+1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[76.71551271800551</text:p>
          </table:table-cell>
          <table:table-cell office:value-type="float" office:value="5.73951820497422" calcext:value-type="float">
            <text:p>5.739518205</text:p>
          </table:table-cell>
          <table:table-cell office:value-type="float" office:value="3.51729598275199" calcext:value-type="float">
            <text:p>3.5172959828</text:p>
          </table:table-cell>
          <table:table-cell office:value-type="float" office:value="250.683962649418" calcext:value-type="float">
            <text:p>250.6839626494</text:p>
          </table:table-cell>
          <table:table-cell office:value-type="float" office:value="1.07285153830756" calcext:value-type="float">
            <text:p>1.0728515383</text:p>
          </table:table-cell>
          <table:table-cell office:value-type="float" office:value="4.73951820497422" calcext:value-type="float">
            <text:p>4.739518205</text:p>
          </table:table-cell>
          <table:table-cell office:value-type="float" office:value="1.86949410778518" calcext:value-type="float">
            <text:p>1.8694941078</text:p>
          </table:table-cell>
          <table:table-cell office:value-type="float" office:value="0.51718554861322" calcext:value-type="float">
            <text:p>0.5171855486</text:p>
          </table:table-cell>
          <table:table-cell office:value-type="string" calcext:value-type="string">
            <text:p>0.49265970847691964]</text:p>
          </table:table-cell>
          <table:table-cell office:value-type="float" office:value="417.644695683228" calcext:value-type="float">
            <text:p>417.6446956832</text:p>
          </table:table-cell>
          <table:table-cell table:formula="of:=[.K329]+1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[76.69816589587475</text:p>
          </table:table-cell>
          <table:table-cell office:value-type="float" office:value="5.72217138284344" calcext:value-type="float">
            <text:p>5.7221713828</text:p>
          </table:table-cell>
          <table:table-cell office:value-type="float" office:value="3.49994916062122" calcext:value-type="float">
            <text:p>3.4999491606</text:p>
          </table:table-cell>
          <table:table-cell office:value-type="float" office:value="250.666615827287" calcext:value-type="float">
            <text:p>250.6666158273</text:p>
          </table:table-cell>
          <table:table-cell office:value-type="float" office:value="1.05550471617678" calcext:value-type="float">
            <text:p>1.0555047162</text:p>
          </table:table-cell>
          <table:table-cell office:value-type="float" office:value="4.72217138284344" calcext:value-type="float">
            <text:p>4.7221713828</text:p>
          </table:table-cell>
          <table:table-cell office:value-type="float" office:value="2.22217472049666" calcext:value-type="float">
            <text:p>2.2221747205</text:p>
          </table:table-cell>
          <table:table-cell office:value-type="float" office:value="0.499838726482448" calcext:value-type="float">
            <text:p>0.4998387265</text:p>
          </table:table-cell>
          <table:table-cell office:value-type="string" calcext:value-type="string">
            <text:p>0.38417978877390024]</text:p>
          </table:table-cell>
          <table:table-cell office:value-type="float" office:value="661.880646245866" calcext:value-type="float">
            <text:p>661.8806462459</text:p>
          </table:table-cell>
          <table:table-cell table:formula="of:=[.K330]+1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[76.67857570383083</text:p>
          </table:table-cell>
          <table:table-cell office:value-type="float" office:value="5.70258119079955" calcext:value-type="float">
            <text:p>5.7025811908</text:p>
          </table:table-cell>
          <table:table-cell office:value-type="float" office:value="3.48035896857733" calcext:value-type="float">
            <text:p>3.4803589686</text:p>
          </table:table-cell>
          <table:table-cell office:value-type="float" office:value="250.647025635243" calcext:value-type="float">
            <text:p>250.6470256352</text:p>
          </table:table-cell>
          <table:table-cell office:value-type="float" office:value="1.03591452413289" calcext:value-type="float">
            <text:p>1.0359145241</text:p>
          </table:table-cell>
          <table:table-cell office:value-type="float" office:value="4.70258119079955" calcext:value-type="float">
            <text:p>4.7025811908</text:p>
          </table:table-cell>
          <table:table-cell office:value-type="float" office:value="2.01997135972848" calcext:value-type="float">
            <text:p>2.0199713597</text:p>
          </table:table-cell>
          <table:table-cell office:value-type="float" office:value="0.480248534438552" calcext:value-type="float">
            <text:p>0.4802485344</text:p>
          </table:table-cell>
          <table:table-cell office:value-type="string" calcext:value-type="string">
            <text:p>0.5662043113537363]</text:p>
          </table:table-cell>
          <table:table-cell office:value-type="float" office:value="416.345837741522" calcext:value-type="float">
            <text:p>416.3458377415</text:p>
          </table:table-cell>
          <table:table-cell table:formula="of:=[.K331]+1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[76.8410779265611</text:p>
          </table:table-cell>
          <table:table-cell office:value-type="float" office:value="5.86508341352982" calcext:value-type="float">
            <text:p>5.8650834135</text:p>
          </table:table-cell>
          <table:table-cell office:value-type="float" office:value="3.6428611913076" calcext:value-type="float">
            <text:p>3.6428611913</text:p>
          </table:table-cell>
          <table:table-cell office:value-type="float" office:value="250.809527857974" calcext:value-type="float">
            <text:p>250.809527858</text:p>
          </table:table-cell>
          <table:table-cell office:value-type="float" office:value="1.19841674686316" calcext:value-type="float">
            <text:p>1.1984167469</text:p>
          </table:table-cell>
          <table:table-cell office:value-type="float" office:value="4.86508341352982" calcext:value-type="float">
            <text:p>4.8650834135</text:p>
          </table:table-cell>
          <table:table-cell office:value-type="float" office:value="2.03910747973052" calcext:value-type="float">
            <text:p>2.039107479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170465548212011]</text:p>
          </table:table-cell>
          <table:table-cell office:value-type="float" office:value="372.334514743747" calcext:value-type="float">
            <text:p>372.3345147437</text:p>
          </table:table-cell>
          <table:table-cell table:formula="of:=[.K332]+1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[76.98346444030392</text:p>
          </table:table-cell>
          <table:table-cell office:value-type="float" office:value="6.00746992727265" calcext:value-type="float">
            <text:p>6.0074699273</text:p>
          </table:table-cell>
          <table:table-cell office:value-type="float" office:value="3.78524770505043" calcext:value-type="float">
            <text:p>3.7852477051</text:p>
          </table:table-cell>
          <table:table-cell office:value-type="float" office:value="250.951914371717" calcext:value-type="float">
            <text:p>250.9519143717</text:p>
          </table:table-cell>
          <table:table-cell office:value-type="float" office:value="1.34080326060599" calcext:value-type="float">
            <text:p>1.3408032606</text:p>
          </table:table-cell>
          <table:table-cell office:value-type="float" office:value="5.00746992727265" calcext:value-type="float">
            <text:p>5.0074699273</text:p>
          </table:table-cell>
          <table:table-cell office:value-type="float" office:value="2.00135758134104" calcext:value-type="float">
            <text:p>2.001357581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220007368588517]</text:p>
          </table:table-cell>
          <table:table-cell office:value-type="float" office:value="383.946853358339" calcext:value-type="float">
            <text:p>383.9468533583</text:p>
          </table:table-cell>
          <table:table-cell table:formula="of:=[.K333]+1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[76.70977348731007</text:p>
          </table:table-cell>
          <table:table-cell office:value-type="float" office:value="5.73377897427881" calcext:value-type="float">
            <text:p>5.7337789743</text:p>
          </table:table-cell>
          <table:table-cell office:value-type="float" office:value="3.51155675205658" calcext:value-type="float">
            <text:p>3.5115567521</text:p>
          </table:table-cell>
          <table:table-cell office:value-type="float" office:value="250.678223418723" calcext:value-type="float">
            <text:p>250.6782234187</text:p>
          </table:table-cell>
          <table:table-cell office:value-type="float" office:value="1.06711230761214" calcext:value-type="float">
            <text:p>1.0671123076</text:p>
          </table:table-cell>
          <table:table-cell office:value-type="float" office:value="4.73377897427881" calcext:value-type="float">
            <text:p>4.7337789743</text:p>
          </table:table-cell>
          <table:table-cell office:value-type="float" office:value="2.32191250888709" calcext:value-type="float">
            <text:p>2.3219125089</text:p>
          </table:table-cell>
          <table:table-cell office:value-type="float" office:value="0.146390594324737" calcext:value-type="float">
            <text:p>0.1463905943</text:p>
          </table:table-cell>
          <table:table-cell office:value-type="string" calcext:value-type="string">
            <text:p>0.5369443362777994]</text:p>
          </table:table-cell>
          <table:table-cell office:value-type="float" office:value="437.06783124759" calcext:value-type="float">
            <text:p>437.0678312476</text:p>
          </table:table-cell>
          <table:table-cell table:formula="of:=[.K334]+1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[76.71407791033165</text:p>
          </table:table-cell>
          <table:table-cell office:value-type="float" office:value="5.73808339730036" calcext:value-type="float">
            <text:p>5.7380833973</text:p>
          </table:table-cell>
          <table:table-cell office:value-type="float" office:value="3.51586117507814" calcext:value-type="float">
            <text:p>3.5158611751</text:p>
          </table:table-cell>
          <table:table-cell office:value-type="float" office:value="250.682527841744" calcext:value-type="float">
            <text:p>250.6825278417</text:p>
          </table:table-cell>
          <table:table-cell office:value-type="float" office:value="1.0714167306337" calcext:value-type="float">
            <text:p>1.0714167306</text:p>
          </table:table-cell>
          <table:table-cell office:value-type="float" office:value="4.73808339730036" calcext:value-type="float">
            <text:p>4.7380833973</text:p>
          </table:table-cell>
          <table:table-cell office:value-type="float" office:value="1.98259870806066" calcext:value-type="float">
            <text:p>1.9825987081</text:p>
          </table:table-cell>
          <table:table-cell office:value-type="float" office:value="0.424486810041099" calcext:value-type="float">
            <text:p>0.42448681</text:p>
          </table:table-cell>
          <table:table-cell office:value-type="string" calcext:value-type="string">
            <text:p>0.5037308654271395]</text:p>
          </table:table-cell>
          <table:table-cell office:value-type="float" office:value="380.167346155844" calcext:value-type="float">
            <text:p>380.1673461558</text:p>
          </table:table-cell>
          <table:table-cell table:formula="of:=[.K335]+1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[76.75459988070716</text:p>
          </table:table-cell>
          <table:table-cell office:value-type="float" office:value="5.77860536767588" calcext:value-type="float">
            <text:p>5.7786053677</text:p>
          </table:table-cell>
          <table:table-cell office:value-type="float" office:value="3.55638314545366" calcext:value-type="float">
            <text:p>3.5563831455</text:p>
          </table:table-cell>
          <table:table-cell office:value-type="float" office:value="250.72304981212" calcext:value-type="float">
            <text:p>250.7230498121</text:p>
          </table:table-cell>
          <table:table-cell office:value-type="float" office:value="1.11193870100922" calcext:value-type="float">
            <text:p>1.111938701</text:p>
          </table:table-cell>
          <table:table-cell office:value-type="float" office:value="4.77860536767588" calcext:value-type="float">
            <text:p>4.7786053677</text:p>
          </table:table-cell>
          <table:table-cell office:value-type="float" office:value="2.16313022323983" calcext:value-type="float">
            <text:p>2.1631302232</text:p>
          </table:table-cell>
          <table:table-cell office:value-type="float" office:value="0.17093611418886" calcext:value-type="float">
            <text:p>0.1709361142</text:p>
          </table:table-cell>
          <table:table-cell office:value-type="string" calcext:value-type="string">
            <text:p>0.4495167454172948]</text:p>
          </table:table-cell>
          <table:table-cell office:value-type="float" office:value="439.507764981002" calcext:value-type="float">
            <text:p>439.507764981</text:p>
          </table:table-cell>
          <table:table-cell table:formula="of:=[.K336]+1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[76.69758174804991</text:p>
          </table:table-cell>
          <table:table-cell office:value-type="float" office:value="5.72158723501863" calcext:value-type="float">
            <text:p>5.721587235</text:p>
          </table:table-cell>
          <table:table-cell office:value-type="float" office:value="3.49936501279641" calcext:value-type="float">
            <text:p>3.4993650128</text:p>
          </table:table-cell>
          <table:table-cell office:value-type="float" office:value="250.666031679463" calcext:value-type="float">
            <text:p>250.6660316795</text:p>
          </table:table-cell>
          <table:table-cell office:value-type="float" office:value="1.05492056835197" calcext:value-type="float">
            <text:p>1.0549205684</text:p>
          </table:table-cell>
          <table:table-cell office:value-type="float" office:value="4.72158723501863" calcext:value-type="float">
            <text:p>4.721587235</text:p>
          </table:table-cell>
          <table:table-cell office:value-type="float" office:value="2.05576107560632" calcext:value-type="float">
            <text:p>2.0557610756</text:p>
          </table:table-cell>
          <table:table-cell office:value-type="float" office:value="0.402920429376129" calcext:value-type="float">
            <text:p>0.4029204294</text:p>
          </table:table-cell>
          <table:table-cell office:value-type="string" calcext:value-type="string">
            <text:p>0.5370324198696259]</text:p>
          </table:table-cell>
          <table:table-cell office:value-type="float" office:value="381.150152883124" calcext:value-type="float">
            <text:p>381.1501528831</text:p>
          </table:table-cell>
          <table:table-cell table:formula="of:=[.K337]+1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[76.73559383648808</text:p>
          </table:table-cell>
          <table:table-cell office:value-type="float" office:value="5.75959932345679" calcext:value-type="float">
            <text:p>5.7595993235</text:p>
          </table:table-cell>
          <table:table-cell office:value-type="float" office:value="3.53737710123457" calcext:value-type="float">
            <text:p>3.5373771012</text:p>
          </table:table-cell>
          <table:table-cell office:value-type="float" office:value="250.704043767901" calcext:value-type="float">
            <text:p>250.7040437679</text:p>
          </table:table-cell>
          <table:table-cell office:value-type="float" office:value="1.09293265679013" calcext:value-type="float">
            <text:p>1.0929326568</text:p>
          </table:table-cell>
          <table:table-cell office:value-type="float" office:value="4.75959932345679" calcext:value-type="float">
            <text:p>4.7595993235</text:p>
          </table:table-cell>
          <table:table-cell office:value-type="float" office:value="2.12734050736199" calcext:value-type="float">
            <text:p>2.1273405074</text:p>
          </table:table-cell>
          <table:table-cell office:value-type="float" office:value="0.248264219251283" calcext:value-type="float">
            <text:p>0.2482642193</text:p>
          </table:table-cell>
          <table:table-cell office:value-type="string" calcext:value-type="string">
            <text:p>0.4786886369014052]</text:p>
          </table:table-cell>
          <table:table-cell office:value-type="float" office:value="390.951228334951" calcext:value-type="float">
            <text:p>390.951228335</text:p>
          </table:table-cell>
          <table:table-cell table:formula="of:=[.K338]+1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[76.70708477015945</text:p>
          </table:table-cell>
          <table:table-cell office:value-type="float" office:value="5.73109025712817" calcext:value-type="float">
            <text:p>5.7310902571</text:p>
          </table:table-cell>
          <table:table-cell office:value-type="float" office:value="3.50886803490595" calcext:value-type="float">
            <text:p>3.5088680349</text:p>
          </table:table-cell>
          <table:table-cell office:value-type="float" office:value="250.675534701572" calcext:value-type="float">
            <text:p>250.6755347016</text:p>
          </table:table-cell>
          <table:table-cell office:value-type="float" office:value="1.06442359046151" calcext:value-type="float">
            <text:p>1.0644235905</text:p>
          </table:table-cell>
          <table:table-cell office:value-type="float" office:value="4.73109025712817" calcext:value-type="float">
            <text:p>4.7310902571</text:p>
          </table:table-cell>
          <table:table-cell office:value-type="float" office:value="2.07365593354524" calcext:value-type="float">
            <text:p>2.0736559335</text:p>
          </table:table-cell>
          <table:table-cell office:value-type="float" office:value="0.364256376844917" calcext:value-type="float">
            <text:p>0.3642563768</text:p>
          </table:table-cell>
          <table:table-cell office:value-type="string" calcext:value-type="string">
            <text:p>0.5224464741275707]</text:p>
          </table:table-cell>
          <table:table-cell office:value-type="float" office:value="373.247301050668" calcext:value-type="float">
            <text:p>373.2473010507</text:p>
          </table:table-cell>
          <table:table-cell table:formula="of:=[.K339]+1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[76.71754364305697</text:p>
          </table:table-cell>
          <table:table-cell office:value-type="float" office:value="5.74154913002569" calcext:value-type="float">
            <text:p>5.74154913</text:p>
          </table:table-cell>
          <table:table-cell office:value-type="float" office:value="3.51932690780346" calcext:value-type="float">
            <text:p>3.5193269078</text:p>
          </table:table-cell>
          <table:table-cell office:value-type="float" office:value="250.68599357447" calcext:value-type="float">
            <text:p>250.6859935745</text:p>
          </table:table-cell>
          <table:table-cell office:value-type="float" office:value="1.07488246335902" calcext:value-type="float">
            <text:p>1.0748824634</text:p>
          </table:table-cell>
          <table:table-cell office:value-type="float" office:value="4.74154913002569" calcext:value-type="float">
            <text:p>4.74154913</text:p>
          </table:table-cell>
          <table:table-cell office:value-type="float" office:value="2.22073781390423" calcext:value-type="float">
            <text:p>2.2207378139</text:p>
          </table:table-cell>
          <table:table-cell office:value-type="float" office:value="0.21331329787605" calcext:value-type="float">
            <text:p>0.2133132979</text:p>
          </table:table-cell>
          <table:table-cell office:value-type="string" calcext:value-type="string">
            <text:p>0.5161492154995428]</text:p>
          </table:table-cell>
          <table:table-cell office:value-type="float" office:value="403.390687318361" calcext:value-type="float">
            <text:p>403.3906873184</text:p>
          </table:table-cell>
          <table:table-cell table:formula="of:=[.K340]+1"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[76.71494434351298</text:p>
          </table:table-cell>
          <table:table-cell office:value-type="float" office:value="5.73894983048169" calcext:value-type="float">
            <text:p>5.7389498305</text:p>
          </table:table-cell>
          <table:table-cell office:value-type="float" office:value="3.51672760825947" calcext:value-type="float">
            <text:p>3.5167276083</text:p>
          </table:table-cell>
          <table:table-cell office:value-type="float" office:value="250.683394274926" calcext:value-type="float">
            <text:p>250.6833942749</text:p>
          </table:table-cell>
          <table:table-cell office:value-type="float" office:value="1.07228316381503" calcext:value-type="float">
            <text:p>1.0722831638</text:p>
          </table:table-cell>
          <table:table-cell office:value-type="float" office:value="4.73894983048169" calcext:value-type="float">
            <text:p>4.7389498305</text:p>
          </table:table-cell>
          <table:table-cell office:value-type="float" office:value="2.04213348452155" calcext:value-type="float">
            <text:p>2.0421334845</text:p>
          </table:table-cell>
          <table:table-cell office:value-type="float" office:value="0.371693431999837" calcext:value-type="float">
            <text:p>0.371693432</text:p>
          </table:table-cell>
          <table:table-cell office:value-type="string" calcext:value-type="string">
            <text:p>0.5068354529452404]</text:p>
          </table:table-cell>
          <table:table-cell office:value-type="float" office:value="371.732423905962" calcext:value-type="float">
            <text:p>371.732423906</text:p>
          </table:table-cell>
          <table:table-cell table:formula="of:=[.K341]+1"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[76.91056986418818</text:p>
          </table:table-cell>
          <table:table-cell office:value-type="float" office:value="5.93457535115688" calcext:value-type="float">
            <text:p>5.9345753512</text:p>
          </table:table-cell>
          <table:table-cell office:value-type="float" office:value="2.49013090671243" calcext:value-type="float">
            <text:p>2.4901309067</text:p>
          </table:table-cell>
          <table:table-cell office:value-type="float" office:value="250.879019795601" calcext:value-type="float">
            <text:p>250.8790197956</text:p>
          </table:table-cell>
          <table:table-cell office:value-type="float" office:value="1.26790868449022" calcext:value-type="float">
            <text:p>1.2679086845</text:p>
          </table:table-cell>
          <table:table-cell office:value-type="float" office:value="4.93457535115688" calcext:value-type="float">
            <text:p>4.9345753512</text:p>
          </table:table-cell>
          <table:table-cell office:value-type="float" office:value="2.072623958347" calcext:value-type="float">
            <text:p>2.0726239583</text:p>
          </table:table-cell>
          <table:table-cell office:value-type="float" office:value="0.282870312082116" calcext:value-type="float">
            <text:p>0.2828703121</text:p>
          </table:table-cell>
          <table:table-cell office:value-type="string" calcext:value-type="string">
            <text:p>0.5126746151139694]</text:p>
          </table:table-cell>
          <table:table-cell office:value-type="float" office:value="369.284593803482" calcext:value-type="float">
            <text:p>369.2845938035</text:p>
          </table:table-cell>
          <table:table-cell table:formula="of:=[.K342]+1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[77.08770234674454</text:p>
          </table:table-cell>
          <table:table-cell office:value-type="float" office:value="6.11170783371323" calcext:value-type="float">
            <text:p>6.1117078337</text:p>
          </table:table-cell>
          <table:table-cell office:value-type="float" office:value="1.55615227815768" calcext:value-type="float">
            <text:p>1.5561522782</text:p>
          </table:table-cell>
          <table:table-cell office:value-type="float" office:value="251.056152278157" calcext:value-type="float">
            <text:p>251.0561522782</text:p>
          </table:table-cell>
          <table:table-cell office:value-type="float" office:value="1.44504116704657" calcext:value-type="float">
            <text:p>1.445041167</text:p>
          </table:table-cell>
          <table:table-cell office:value-type="float" office:value="5.11170783371323" calcext:value-type="float">
            <text:p>5.1117078337</text:p>
          </table:table-cell>
          <table:table-cell office:value-type="float" office:value="2.05163229926577" calcext:value-type="float">
            <text:p>2.0516322993</text:p>
          </table:table-cell>
          <table:table-cell office:value-type="float" office:value="0.245316603281585" calcext:value-type="float">
            <text:p>0.2453166033</text:p>
          </table:table-cell>
          <table:table-cell office:value-type="string" calcext:value-type="string">
            <text:p>0.5154428272980042]</text:p>
          </table:table-cell>
          <table:table-cell office:value-type="float" office:value="370.893751614694" calcext:value-type="float">
            <text:p>370.8937516147</text:p>
          </table:table-cell>
          <table:table-cell table:formula="of:=[.K343]+1"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[77.0286581858924</text:p>
          </table:table-cell>
          <table:table-cell office:value-type="float" office:value="6.05266367286111" calcext:value-type="float">
            <text:p>6.0526636729</text:p>
          </table:table-cell>
          <table:table-cell office:value-type="float" office:value="3.08970070989815" calcext:value-type="float">
            <text:p>3.0897007099</text:p>
          </table:table-cell>
          <table:table-cell office:value-type="float" office:value="249.774885895083" calcext:value-type="float">
            <text:p>249.7748858951</text:p>
          </table:table-cell>
          <table:table-cell office:value-type="float" office:value="1.38599700619445" calcext:value-type="float">
            <text:p>1.3859970062</text:p>
          </table:table-cell>
          <table:table-cell office:value-type="float" office:value="5.05266367286111" calcext:value-type="float">
            <text:p>5.0526636729</text:p>
          </table:table-cell>
          <table:table-cell office:value-type="float" office:value="2.05862951895951" calcext:value-type="float">
            <text:p>2.058629519</text:p>
          </table:table-cell>
          <table:table-cell office:value-type="float" office:value="0.257834506215095" calcext:value-type="float">
            <text:p>0.2578345062</text:p>
          </table:table-cell>
          <table:table-cell office:value-type="string" calcext:value-type="string">
            <text:p>0.5145200899033258]</text:p>
          </table:table-cell>
          <table:table-cell office:value-type="float" office:value="369.252207817725" calcext:value-type="float">
            <text:p>369.2522078177</text:p>
          </table:table-cell>
          <table:table-cell table:formula="of:=[.K344]+1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[77.26483482930087</text:p>
          </table:table-cell>
          <table:table-cell office:value-type="float" office:value="6.28884031626958" calcext:value-type="float">
            <text:p>6.2888403163</text:p>
          </table:table-cell>
          <table:table-cell office:value-type="float" office:value="2.95550698293625" calcext:value-type="float">
            <text:p>2.9555069829</text:p>
          </table:table-cell>
          <table:table-cell office:value-type="float" office:value="248.89995142738" calcext:value-type="float">
            <text:p>248.8999514274</text:p>
          </table:table-cell>
          <table:table-cell office:value-type="float" office:value="1.62217364960292" calcext:value-type="float">
            <text:p>1.6221736496</text:p>
          </table:table-cell>
          <table:table-cell office:value-type="float" office:value="5.28884031626958" calcext:value-type="float">
            <text:p>5.2888403163</text:p>
          </table:table-cell>
          <table:table-cell office:value-type="float" office:value="2.03064064018454" calcext:value-type="float">
            <text:p>2.0306406402</text:p>
          </table:table-cell>
          <table:table-cell office:value-type="float" office:value="0.207762894481053" calcext:value-type="float">
            <text:p>0.2077628945</text:p>
          </table:table-cell>
          <table:table-cell office:value-type="string" calcext:value-type="string">
            <text:p>0.5182110394820387]</text:p>
          </table:table-cell>
          <table:table-cell office:value-type="float" office:value="373.354699692426" calcext:value-type="float">
            <text:p>373.3546996924</text:p>
          </table:table-cell>
          <table:table-cell table:formula="of:=[.K345]+1"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[77.13362558296285</text:p>
          </table:table-cell>
          <table:table-cell office:value-type="float" office:value="6.15763106993154" calcext:value-type="float">
            <text:p>6.1576310699</text:p>
          </table:table-cell>
          <table:table-cell office:value-type="float" office:value="3.03005905347064" calcext:value-type="float">
            <text:p>3.0300590535</text:p>
          </table:table-cell>
          <table:table-cell office:value-type="float" office:value="250.608248353882" calcext:value-type="float">
            <text:p>250.6082483539</text:p>
          </table:table-cell>
          <table:table-cell office:value-type="float" office:value="0.268742181042659" calcext:value-type="float">
            <text:p>0.268742181</text:p>
          </table:table-cell>
          <table:table-cell office:value-type="float" office:value="5.15763106993154" calcext:value-type="float">
            <text:p>5.1576310699</text:p>
          </table:table-cell>
          <table:table-cell office:value-type="float" office:value="2.04619001728175" calcext:value-type="float">
            <text:p>2.0461900173</text:p>
          </table:table-cell>
          <table:table-cell office:value-type="float" office:value="0.235580456555521" calcext:value-type="float">
            <text:p>0.2355804566</text:p>
          </table:table-cell>
          <table:table-cell office:value-type="string" calcext:value-type="string">
            <text:p>0.516160511938309]</text:p>
          </table:table-cell>
          <table:table-cell office:value-type="float" office:value="370.405512625139" calcext:value-type="float">
            <text:p>370.4055126251</text:p>
          </table:table-cell>
          <table:table-cell table:formula="of:=[.K346]+1"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[77.26191906827114</text:p>
          </table:table-cell>
          <table:table-cell office:value-type="float" office:value="6.28592455523985" calcext:value-type="float">
            <text:p>6.2859245552</text:p>
          </table:table-cell>
          <table:table-cell office:value-type="float" office:value="2.95716369561479" calcext:value-type="float">
            <text:p>2.9571636956</text:p>
          </table:table-cell>
          <table:table-cell office:value-type="float" office:value="250.626802470191" calcext:value-type="float">
            <text:p>250.6268024702</text:p>
          </table:table-cell>
          <table:table-cell office:value-type="float" office:value="1.12543072807936" calcext:value-type="float">
            <text:p>1.1254307281</text:p>
          </table:table-cell>
          <table:table-cell office:value-type="float" office:value="5.28592455523985" calcext:value-type="float">
            <text:p>5.2859245552</text:p>
          </table:table-cell>
          <table:table-cell office:value-type="float" office:value="2.03098618189781" calcext:value-type="float">
            <text:p>2.0309861819</text:p>
          </table:table-cell>
          <table:table-cell office:value-type="float" office:value="0.208381062527152" calcext:value-type="float">
            <text:p>0.2083810625</text:p>
          </table:table-cell>
          <table:table-cell office:value-type="string" calcext:value-type="string">
            <text:p>0.5181654722032891]</text:p>
          </table:table-cell>
          <table:table-cell office:value-type="float" office:value="373.350962868745" calcext:value-type="float">
            <text:p>373.3509628687</text:p>
          </table:table-cell>
          <table:table-cell table:formula="of:=[.K347]+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[77.41872221698128</text:p>
          </table:table-cell>
          <table:table-cell office:value-type="float" office:value="6.44272770395" calcext:value-type="float">
            <text:p>6.442727704</text:p>
          </table:table-cell>
          <table:table-cell office:value-type="float" office:value="2.86806936934653" calcext:value-type="float">
            <text:p>2.8680693693</text:p>
          </table:table-cell>
          <table:table-cell office:value-type="float" office:value="250.649479723459" calcext:value-type="float">
            <text:p>250.6494797235</text:p>
          </table:table-cell>
          <table:table-cell office:value-type="float" office:value="1.17249450779088" calcext:value-type="float">
            <text:p>1.1724945078</text:p>
          </table:table-cell>
          <table:table-cell office:value-type="float" office:value="4.22050548172777" calcext:value-type="float">
            <text:p>4.2205054817</text:p>
          </table:table-cell>
          <table:table-cell office:value-type="float" office:value="2.01240371642855" calcext:value-type="float">
            <text:p>2.0124037164</text:p>
          </table:table-cell>
          <table:table-cell office:value-type="float" office:value="0.175137358714702" calcext:value-type="float">
            <text:p>0.1751373587</text:p>
          </table:table-cell>
          <table:table-cell office:value-type="string" calcext:value-type="string">
            <text:p>0.5206159791938199]</text:p>
          </table:table-cell>
          <table:table-cell office:value-type="float" office:value="379.003594557159" calcext:value-type="float">
            <text:p>379.0035945572</text:p>
          </table:table-cell>
          <table:table-cell table:formula="of:=[.K348]+1"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[76.77190922855192</text:p>
          </table:table-cell>
          <table:table-cell office:value-type="float" office:value="5.79591471552063" calcext:value-type="float">
            <text:p>5.7959147155</text:p>
          </table:table-cell>
          <table:table-cell office:value-type="float" office:value="3.2355834652031" calcext:value-type="float">
            <text:p>3.2355834652</text:p>
          </table:table-cell>
          <table:table-cell office:value-type="float" office:value="250.555936053731" calcext:value-type="float">
            <text:p>250.5559360537</text:p>
          </table:table-cell>
          <table:table-cell office:value-type="float" office:value="0.978356416480856" calcext:value-type="float">
            <text:p>0.9783564165</text:p>
          </table:table-cell>
          <table:table-cell office:value-type="float" office:value="5.24035915996507" calcext:value-type="float">
            <text:p>5.24035916</text:p>
          </table:table-cell>
          <table:table-cell office:value-type="float" office:value="2.08905638648924" calcext:value-type="float">
            <text:p>2.0890563865</text:p>
          </table:table-cell>
          <table:table-cell office:value-type="float" office:value="0.31226763694106" calcext:value-type="float">
            <text:p>0.3122676369</text:p>
          </table:table-cell>
          <table:table-cell office:value-type="string" calcext:value-type="string">
            <text:p>0.5105076378578799]</text:p>
          </table:table-cell>
          <table:table-cell office:value-type="float" office:value="370.914399070835" calcext:value-type="float">
            <text:p>370.9143990708</text:p>
          </table:table-cell>
          <table:table-cell table:formula="of:=[.K349]+1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[77.46663429019827</text:p>
          </table:table-cell>
          <table:table-cell office:value-type="float" office:value="5.26841755494476" calcext:value-type="float">
            <text:p>5.2684175549</text:p>
          </table:table-cell>
          <table:table-cell office:value-type="float" office:value="2.84084610298679" calcext:value-type="float">
            <text:p>2.840846103</text:p>
          </table:table-cell>
          <table:table-cell office:value-type="float" office:value="250.656408884179" calcext:value-type="float">
            <text:p>250.6564088842</text:p>
          </table:table-cell>
          <table:table-cell office:value-type="float" office:value="1.18687510714718" calcext:value-type="float">
            <text:p>1.1868751071</text:p>
          </table:table-cell>
          <table:table-cell office:value-type="float" office:value="5.36718298704353" calcext:value-type="float">
            <text:p>5.367182987</text:p>
          </table:table-cell>
          <table:table-cell office:value-type="float" office:value="2.0067257408685" calcext:value-type="float">
            <text:p>2.0067257409</text:p>
          </table:table-cell>
          <table:table-cell office:value-type="float" office:value="0.164979560327565" calcext:value-type="float">
            <text:p>0.1649795603</text:p>
          </table:table-cell>
          <table:table-cell office:value-type="string" calcext:value-type="string">
            <text:p>0.5213647452187045]</text:p>
          </table:table-cell>
          <table:table-cell office:value-type="float" office:value="382.554615987027" calcext:value-type="float">
            <text:p>382.554615987</text:p>
          </table:table-cell>
          <table:table-cell table:formula="of:=[.K350]+1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[76.78388724685615</text:p>
          </table:table-cell>
          <table:table-cell office:value-type="float" office:value="6.25233717826932" calcext:value-type="float">
            <text:p>6.2523371783</text:p>
          </table:table-cell>
          <table:table-cell office:value-type="float" office:value="3.22877764861316" calcext:value-type="float">
            <text:p>3.2287776486</text:p>
          </table:table-cell>
          <table:table-cell office:value-type="float" office:value="250.557668343911" calcext:value-type="float">
            <text:p>250.5576683439</text:p>
          </table:table-cell>
          <table:table-cell office:value-type="float" office:value="0.98195156631993" calcext:value-type="float">
            <text:p>0.9819515663</text:p>
          </table:table-cell>
          <table:table-cell office:value-type="float" office:value="4.77702853629401" calcext:value-type="float">
            <text:p>4.7770285363</text:p>
          </table:table-cell>
          <table:table-cell office:value-type="float" office:value="2.08763689259922" calcext:value-type="float">
            <text:p>2.0876368926</text:p>
          </table:table-cell>
          <table:table-cell office:value-type="float" office:value="0.309728187344276" calcext:value-type="float">
            <text:p>0.3097281873</text:p>
          </table:table-cell>
          <table:table-cell office:value-type="string" calcext:value-type="string">
            <text:p>0.5106948293641009]</text:p>
          </table:table-cell>
          <table:table-cell office:value-type="float" office:value="370.336673286616" calcext:value-type="float">
            <text:p>370.3366732866</text:p>
          </table:table-cell>
          <table:table-cell table:formula="of:=[.K351]+1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[76.29498592303841</text:p>
          </table:table-cell>
          <table:table-cell office:value-type="float" office:value="6.41775684210591" calcext:value-type="float">
            <text:p>6.4177568421</text:p>
          </table:table-cell>
          <table:table-cell office:value-type="float" office:value="2.81211043294039" calcext:value-type="float">
            <text:p>2.8121104329</text:p>
          </table:table-cell>
          <table:table-cell office:value-type="float" office:value="250.663722998273" calcext:value-type="float">
            <text:p>250.6637229983</text:p>
          </table:table-cell>
          <table:table-cell office:value-type="float" office:value="1.20205462868994" calcext:value-type="float">
            <text:p>1.2020546287</text:p>
          </table:table-cell>
          <table:table-cell office:value-type="float" office:value="5.41089813154349" calcext:value-type="float">
            <text:p>5.4108981315</text:p>
          </table:table-cell>
          <table:table-cell office:value-type="float" office:value="2.00073232222178" calcext:value-type="float">
            <text:p>2.0007323222</text:p>
          </table:table-cell>
          <table:table-cell office:value-type="float" office:value="0.154257439807808" calcext:value-type="float">
            <text:p>0.1542574398</text:p>
          </table:table-cell>
          <table:table-cell office:value-type="string" calcext:value-type="string">
            <text:p>0.5221551093560826]</text:p>
          </table:table-cell>
          <table:table-cell office:value-type="float" office:value="379.419607460022" calcext:value-type="float">
            <text:p>379.41960746</text:p>
          </table:table-cell>
          <table:table-cell table:formula="of:=[.K352]+1"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[77.2409751550662</text:p>
          </table:table-cell>
          <table:table-cell office:value-type="float" office:value="5.78967200005961" calcext:value-type="float">
            <text:p>5.7896720001</text:p>
          </table:table-cell>
          <table:table-cell office:value-type="float" office:value="3.22159373110156" calcext:value-type="float">
            <text:p>3.2215937311</text:p>
          </table:table-cell>
          <table:table-cell office:value-type="float" office:value="250.559496872434" calcext:value-type="float">
            <text:p>250.5594968724</text:p>
          </table:table-cell>
          <table:table-cell office:value-type="float" office:value="0.98574644670562" calcext:value-type="float">
            <text:p>0.9857464467</text:p>
          </table:table-cell>
          <table:table-cell office:value-type="float" office:value="4.787957322419" calcext:value-type="float">
            <text:p>4.7879573224</text:p>
          </table:table-cell>
          <table:table-cell office:value-type="float" office:value="2.08613853793754" calcext:value-type="float">
            <text:p>2.0861385379</text:p>
          </table:table-cell>
          <table:table-cell office:value-type="float" office:value="0.307047657214336" calcext:value-type="float">
            <text:p>0.3070476572</text:p>
          </table:table-cell>
          <table:table-cell office:value-type="string" calcext:value-type="string">
            <text:p>0.5108924203984455]</text:p>
          </table:table-cell>
          <table:table-cell office:value-type="float" office:value="370.294688290278" calcext:value-type="float">
            <text:p>370.2946882903</text:p>
          </table:table-cell>
          <table:table-cell table:formula="of:=[.K353]+1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[76.58471755090832</text:p>
          </table:table-cell>
          <table:table-cell office:value-type="float" office:value="5.60186432731463" calcext:value-type="float">
            <text:p>5.6018643273</text:p>
          </table:table-cell>
          <table:table-cell office:value-type="float" office:value="3.27179713125572" calcext:value-type="float">
            <text:p>3.2717971313</text:p>
          </table:table-cell>
          <table:table-cell office:value-type="float" office:value="250.546718559069" calcext:value-type="float">
            <text:p>250.5467185591</text:p>
          </table:table-cell>
          <table:table-cell office:value-type="float" office:value="0.959226668571707" calcext:value-type="float">
            <text:p>0.9592266686</text:p>
          </table:table-cell>
          <table:table-cell office:value-type="float" office:value="4.59462457727652" calcext:value-type="float">
            <text:p>4.5946245773</text:p>
          </table:table-cell>
          <table:table-cell office:value-type="float" office:value="2.09660949595338" calcext:value-type="float">
            <text:p>2.096609496</text:p>
          </table:table-cell>
          <table:table-cell office:value-type="float" office:value="0.32578001689432" calcext:value-type="float">
            <text:p>0.3257800169</text:p>
          </table:table-cell>
          <table:table-cell office:value-type="string" calcext:value-type="string">
            <text:p>0.5095115941642834]</text:p>
          </table:table-cell>
          <table:table-cell office:value-type="float" office:value="372.741018750144" calcext:value-type="float">
            <text:p>372.7410187501</text:p>
          </table:table-cell>
          <table:table-cell table:formula="of:=[.K354]+1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[77.11235913363085</text:p>
          </table:table-cell>
          <table:table-cell office:value-type="float" office:value="6.1279817521344" calcext:value-type="float">
            <text:p>6.1279817521</text:p>
          </table:table-cell>
          <table:table-cell office:value-type="float" office:value="2.66741036893118" calcext:value-type="float">
            <text:p>2.6674103689</text:p>
          </table:table-cell>
          <table:table-cell office:value-type="float" office:value="250.469360518242" calcext:value-type="float">
            <text:p>250.4693605182</text:p>
          </table:table-cell>
          <table:table-cell office:value-type="float" office:value="0.996856712436264" calcext:value-type="float">
            <text:p>0.9968567124</text:p>
          </table:table-cell>
          <table:table-cell office:value-type="float" office:value="5.1191331687545" calcext:value-type="float">
            <text:p>5.1191331688</text:p>
          </table:table-cell>
          <table:table-cell office:value-type="float" office:value="2.0590405359522" calcext:value-type="float">
            <text:p>2.059040536</text:p>
          </table:table-cell>
          <table:table-cell office:value-type="float" office:value="0.161354400365311" calcext:value-type="float">
            <text:p>0.1613544004</text:p>
          </table:table-cell>
          <table:table-cell office:value-type="string" calcext:value-type="string">
            <text:p>0.5023561744703824]</text:p>
          </table:table-cell>
          <table:table-cell office:value-type="float" office:value="366.158914848555" calcext:value-type="float">
            <text:p>366.1589148486</text:p>
          </table:table-cell>
          <table:table-cell table:formula="of:=[.K355]+1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[77.31499631536654</text:p>
          </table:table-cell>
          <table:table-cell office:value-type="float" office:value="6.32642749963752" calcext:value-type="float">
            <text:p>6.3264274996</text:p>
          </table:table-cell>
          <table:table-cell office:value-type="float" office:value="2.2466815359438" calcext:value-type="float">
            <text:p>2.2466815359</text:p>
          </table:table-cell>
          <table:table-cell office:value-type="float" office:value="250.366273426578" calcext:value-type="float">
            <text:p>250.3662734266</text:p>
          </table:table-cell>
          <table:table-cell office:value-type="float" office:value="0.96307327342364" calcext:value-type="float">
            <text:p>0.9630732734</text:p>
          </table:table-cell>
          <table:table-cell office:value-type="float" office:value="5.31315462456767" calcext:value-type="float">
            <text:p>5.3131546246</text:p>
          </table:table-cell>
          <table:table-cell office:value-type="float" office:value="2.05173283715568" calcext:value-type="float">
            <text:p>2.0517328372</text:p>
          </table:table-cell>
          <table:table-cell office:value-type="float" office:value="0.0599034121255084" calcext:value-type="float">
            <text:p>0.0599034121</text:p>
          </table:table-cell>
          <table:table-cell office:value-type="string" calcext:value-type="string">
            <text:p>0.4923110246417882]</text:p>
          </table:table-cell>
          <table:table-cell office:value-type="float" office:value="365.33064727857" calcext:value-type="float">
            <text:p>365.3306472786</text:p>
          </table:table-cell>
          <table:table-cell table:formula="of:=[.K356]+1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[77.3970105227616</text:p>
          </table:table-cell>
          <table:table-cell office:value-type="float" office:value="6.41822172024192" calcext:value-type="float">
            <text:p>6.4182217202</text:p>
          </table:table-cell>
          <table:table-cell office:value-type="float" office:value="2.67667780695653" calcext:value-type="float">
            <text:p>2.676677807</text:p>
          </table:table-cell>
          <table:table-cell office:value-type="float" office:value="250.558077742415" calcext:value-type="float">
            <text:p>250.5580777424</text:p>
          </table:table-cell>
          <table:table-cell office:value-type="float" office:value="1.10290843540428" calcext:value-type="float">
            <text:p>1.1029084354</text:p>
          </table:table-cell>
          <table:table-cell office:value-type="float" office:value="5.41527219244862" calcext:value-type="float">
            <text:p>5.4152721924</text:p>
          </table:table-cell>
          <table:table-cell office:value-type="float" office:value="2.02611438270013" calcext:value-type="float">
            <text:p>2.0261143827</text:p>
          </table:table-cell>
          <table:table-cell office:value-type="float" office:value="0.140747070367284" calcext:value-type="float">
            <text:p>0.1407470704</text:p>
          </table:table-cell>
          <table:table-cell office:value-type="string" calcext:value-type="string">
            <text:p>0.5114687056508931]</text:p>
          </table:table-cell>
          <table:table-cell office:value-type="float" office:value="371.226923239831" calcext:value-type="float">
            <text:p>371.2269232398</text:p>
          </table:table-cell>
          <table:table-cell table:formula="of:=[.K357]+1"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[77.2641907240423</text:p>
          </table:table-cell>
          <table:table-cell office:value-type="float" office:value="6.27792225774053" calcext:value-type="float">
            <text:p>6.2779222577</text:p>
          </table:table-cell>
          <table:table-cell office:value-type="float" office:value="2.09090632815997" calcext:value-type="float">
            <text:p>2.0909063282</text:p>
          </table:table-cell>
          <table:table-cell office:value-type="float" office:value="250.239390640052" calcext:value-type="float">
            <text:p>250.2393906401</text:p>
          </table:table-cell>
          <table:table-cell office:value-type="float" office:value="0.842494287899734" calcext:value-type="float">
            <text:p>0.8424942879</text:p>
          </table:table-cell>
          <table:table-cell office:value-type="float" office:value="5.26707752928839" calcext:value-type="float">
            <text:p>5.2670775293</text:p>
          </table:table-cell>
          <table:table-cell office:value-type="float" office:value="2.08072904402735" calcext:value-type="float">
            <text:p>2.080729044</text:p>
          </table:table-cell>
          <table:table-cell office:value-type="float" office:value="0.497804212787667" calcext:value-type="float">
            <text:p>0.4978042128</text:p>
          </table:table-cell>
          <table:table-cell office:value-type="string" calcext:value-type="string">
            <text:p>0.5026942229561291]</text:p>
          </table:table-cell>
          <table:table-cell office:value-type="float" office:value="377.496546960658" calcext:value-type="float">
            <text:p>377.4965469607</text:p>
          </table:table-cell>
          <table:table-cell table:formula="of:=[.K358]+1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[76.94685612593139</text:p>
          </table:table-cell>
          <table:table-cell office:value-type="float" office:value="5.9682931245825" calcext:value-type="float">
            <text:p>5.9682931246</text:p>
          </table:table-cell>
          <table:table-cell office:value-type="float" office:value="3.25487247552069" calcext:value-type="float">
            <text:p>3.2548724755</text:p>
          </table:table-cell>
          <table:table-cell office:value-type="float" office:value="250.666993553493" calcext:value-type="float">
            <text:p>250.6669935535</text:p>
          </table:table-cell>
          <table:table-cell office:value-type="float" office:value="1.10943613212231" calcext:value-type="float">
            <text:p>1.1094361321</text:p>
          </table:table-cell>
          <table:table-cell office:value-type="float" office:value="4.96558194246946" calcext:value-type="float">
            <text:p>4.9655819425</text:p>
          </table:table-cell>
          <table:table-cell office:value-type="float" office:value="2.04951287080473" calcext:value-type="float">
            <text:p>2.0495128708</text:p>
          </table:table-cell>
          <table:table-cell office:value-type="float" office:value="0.124451053946917" calcext:value-type="float">
            <text:p>0.1244510539</text:p>
          </table:table-cell>
          <table:table-cell office:value-type="string" calcext:value-type="string">
            <text:p>0.5134584718549331]</text:p>
          </table:table-cell>
          <table:table-cell office:value-type="float" office:value="368.594250527883" calcext:value-type="float">
            <text:p>368.5942505279</text:p>
          </table:table-cell>
          <table:table-cell table:formula="of:=[.K359]+1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[77.44186025873894</text:p>
          </table:table-cell>
          <table:table-cell office:value-type="float" office:value="6.4550210172555" calcext:value-type="float">
            <text:p>6.4550210173</text:p>
          </table:table-cell>
          <table:table-cell office:value-type="float" office:value="2.1588498817106" calcext:value-type="float">
            <text:p>2.1588498817</text:p>
          </table:table-cell>
          <table:table-cell office:value-type="float" office:value="250.361879618337" calcext:value-type="float">
            <text:p>250.3618796183</text:p>
          </table:table-cell>
          <table:table-cell office:value-type="float" office:value="0.976884086127256" calcext:value-type="float">
            <text:p>0.9768840861</text:p>
          </table:table-cell>
          <table:table-cell office:value-type="float" office:value="5.44357380388936" calcext:value-type="float">
            <text:p>5.4435738039</text:p>
          </table:table-cell>
          <table:table-cell office:value-type="float" office:value="2.0793429028548" calcext:value-type="float">
            <text:p>2.0793429029</text:p>
          </table:table-cell>
          <table:table-cell office:value-type="float" office:value="0.0711680311094034" calcext:value-type="float">
            <text:p>0.0711680311</text:p>
          </table:table-cell>
          <table:table-cell office:value-type="string" calcext:value-type="string">
            <text:p>0.5143771068120215]</text:p>
          </table:table-cell>
          <table:table-cell office:value-type="float" office:value="367.30840852809" calcext:value-type="float">
            <text:p>367.3084085281</text:p>
          </table:table-cell>
          <table:table-cell table:formula="of:=[.K360]+1"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[76.76976068748527</text:p>
          </table:table-cell>
          <table:table-cell office:value-type="float" office:value="5.78392674905385" calcext:value-type="float">
            <text:p>5.7839267491</text:p>
          </table:table-cell>
          <table:table-cell office:value-type="float" office:value="2.88382681073666" calcext:value-type="float">
            <text:p>2.8838268107</text:p>
          </table:table-cell>
          <table:table-cell office:value-type="float" office:value="250.44359656772" calcext:value-type="float">
            <text:p>250.4435965677</text:p>
          </table:table-cell>
          <table:table-cell office:value-type="float" office:value="0.918253403587566" calcext:value-type="float">
            <text:p>0.9182534036</text:p>
          </table:table-cell>
          <table:table-cell office:value-type="float" office:value="4.77354068890926" calcext:value-type="float">
            <text:p>4.7735406889</text:p>
          </table:table-cell>
          <table:table-cell office:value-type="float" office:value="2.10719056471059" calcext:value-type="float">
            <text:p>2.1071905647</text:p>
          </table:table-cell>
          <table:table-cell office:value-type="float" office:value="0.286652384017983" calcext:value-type="float">
            <text:p>0.286652384</text:p>
          </table:table-cell>
          <table:table-cell office:value-type="string" calcext:value-type="string">
            <text:p>0.5103901654755085]</text:p>
          </table:table-cell>
          <table:table-cell office:value-type="float" office:value="372.249263989474" calcext:value-type="float">
            <text:p>372.2492639895</text:p>
          </table:table-cell>
          <table:table-cell table:formula="of:=[.K361]+1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[77.24019806394253</text:p>
          </table:table-cell>
          <table:table-cell office:value-type="float" office:value="6.2596479774449" calcext:value-type="float">
            <text:p>6.2596479774</text:p>
          </table:table-cell>
          <table:table-cell office:value-type="float" office:value="2.72846505790157" calcext:value-type="float">
            <text:p>2.7284650579</text:p>
          </table:table-cell>
          <table:table-cell office:value-type="float" office:value="250.529457448741" calcext:value-type="float">
            <text:p>250.5294574487</text:p>
          </table:table-cell>
          <table:table-cell office:value-type="float" office:value="1.0567446774501" calcext:value-type="float">
            <text:p>1.0567446775</text:p>
          </table:table-cell>
          <table:table-cell office:value-type="float" office:value="5.25483931656378" calcext:value-type="float">
            <text:p>5.2548393166</text:p>
          </table:table-cell>
          <table:table-cell office:value-type="float" office:value="2.04638342820275" calcext:value-type="float">
            <text:p>2.0463834282</text:p>
          </table:table-cell>
          <table:table-cell office:value-type="float" office:value="0.177223398779959" calcext:value-type="float">
            <text:p>0.1772233988</text:p>
          </table:table-cell>
          <table:table-cell office:value-type="string" calcext:value-type="string">
            <text:p>0.511199070607047]</text:p>
          </table:table-cell>
          <table:table-cell office:value-type="float" office:value="368.396345688829" calcext:value-type="float">
            <text:p>368.3963456888</text:p>
          </table:table-cell>
          <table:table-cell table:formula="of:=[.K362]+1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[77.49892616733732</text:p>
          </table:table-cell>
          <table:table-cell office:value-type="float" office:value="6.50928558975831" calcext:value-type="float">
            <text:p>6.5092855898</text:p>
          </table:table-cell>
          <table:table-cell office:value-type="float" office:value="2.21222817308976" calcext:value-type="float">
            <text:p>2.2122281731</text:p>
          </table:table-cell>
          <table:table-cell office:value-type="float" office:value="250.439854121962" calcext:value-type="float">
            <text:p>250.439854122</text:p>
          </table:table-cell>
          <table:table-cell office:value-type="float" office:value="1.06022503605971" calcext:value-type="float">
            <text:p>1.0602250361</text:p>
          </table:table-cell>
          <table:table-cell office:value-type="float" office:value="4.9516715339703" calcext:value-type="float">
            <text:p>4.951671534</text:p>
          </table:table-cell>
          <table:table-cell office:value-type="float" office:value="2.03476568130226" calcext:value-type="float">
            <text:p>2.0347656813</text:p>
          </table:table-cell>
          <table:table-cell office:value-type="float" office:value="0.08512198674174" calcext:value-type="float">
            <text:p>0.0851219867</text:p>
          </table:table-cell>
          <table:table-cell office:value-type="string" calcext:value-type="string">
            <text:p>0.511504884990559]</text:p>
          </table:table-cell>
          <table:table-cell office:value-type="float" office:value="370.320841979251" calcext:value-type="float">
            <text:p>370.3208419793</text:p>
          </table:table-cell>
          <table:table-cell table:formula="of:=[.K363]+1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[77.27451612038756</text:p>
          </table:table-cell>
          <table:table-cell office:value-type="float" office:value="6.28184308402017" calcext:value-type="float">
            <text:p>6.281843084</text:p>
          </table:table-cell>
          <table:table-cell office:value-type="float" office:value="4.03745400345342" calcext:value-type="float">
            <text:p>4.0374540035</text:p>
          </table:table-cell>
          <table:table-cell office:value-type="float" office:value="249.802682751714" calcext:value-type="float">
            <text:p>249.8026827517</text:p>
          </table:table-cell>
          <table:table-cell office:value-type="float" office:value="0.508025589719136" calcext:value-type="float">
            <text:p>0.5080255897</text:p>
          </table:table-cell>
          <table:table-cell office:value-type="float" office:value="5.04475923805705" calcext:value-type="float">
            <text:p>5.0447592381</text:p>
          </table:table-cell>
          <table:table-cell office:value-type="float" office:value="2.06844163120051" calcext:value-type="float">
            <text:p>2.0684416312</text:p>
          </table:table-cell>
          <table:table-cell office:value-type="float" office:value="0.116474216725694" calcext:value-type="float">
            <text:p>0.1164742167</text:p>
          </table:table-cell>
          <table:table-cell office:value-type="string" calcext:value-type="string">
            <text:p>0.5056945972598913]</text:p>
          </table:table-cell>
          <table:table-cell office:value-type="float" office:value="366.672878596849" calcext:value-type="float">
            <text:p>366.6728785968</text:p>
          </table:table-cell>
          <table:table-cell table:formula="of:=[.K364]+1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[77.25990189248583</text:p>
          </table:table-cell>
          <table:table-cell office:value-type="float" office:value="6.26352251759934" calcext:value-type="float">
            <text:p>6.2635225176</text:p>
          </table:table-cell>
          <table:table-cell office:value-type="float" office:value="2.78741277258107" calcext:value-type="float">
            <text:p>2.7874127726</text:p>
          </table:table-cell>
          <table:table-cell office:value-type="float" office:value="250.07157209773" calcext:value-type="float">
            <text:p>250.0715720977</text:p>
          </table:table-cell>
          <table:table-cell office:value-type="float" office:value="1.73749866654004" calcext:value-type="float">
            <text:p>1.7374986665</text:p>
          </table:table-cell>
          <table:table-cell office:value-type="float" office:value="4.97375337253329" calcext:value-type="float">
            <text:p>4.9737533725</text:p>
          </table:table-cell>
          <table:table-cell office:value-type="float" office:value="2.07882871627759" calcext:value-type="float">
            <text:p>2.0788287163</text:p>
          </table:table-cell>
          <table:table-cell office:value-type="float" office:value="0.099742310156241" calcext:value-type="float">
            <text:p>0.0997423102</text:p>
          </table:table-cell>
          <table:table-cell office:value-type="string" calcext:value-type="string">
            <text:p>0.5026511538021603]</text:p>
          </table:table-cell>
          <table:table-cell office:value-type="float" office:value="366.492280326135" calcext:value-type="float">
            <text:p>366.4922803261</text:p>
          </table:table-cell>
          <table:table-cell table:formula="of:=[.K365]+1"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[77.71542126095468</text:p>
          </table:table-cell>
          <table:table-cell office:value-type="float" office:value="6.17130204022378" calcext:value-type="float">
            <text:p>6.1713020402</text:p>
          </table:table-cell>
          <table:table-cell office:value-type="float" office:value="2.49061309387586" calcext:value-type="float">
            <text:p>2.4906130939</text:p>
          </table:table-cell>
          <table:table-cell office:value-type="float" office:value="250.014130719661" calcext:value-type="float">
            <text:p>250.0141307197</text:p>
          </table:table-cell>
          <table:table-cell office:value-type="float" office:value="1.19218863686724" calcext:value-type="float">
            <text:p>1.1921886369</text:p>
          </table:table-cell>
          <table:table-cell office:value-type="float" office:value="5.39807253644621" calcext:value-type="float">
            <text:p>5.3980725364</text:p>
          </table:table-cell>
          <table:table-cell office:value-type="float" office:value="2.03542446844419" calcext:value-type="float">
            <text:p>2.035424468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063293529181592]</text:p>
          </table:table-cell>
          <table:table-cell office:value-type="float" office:value="370.023512961471" calcext:value-type="float">
            <text:p>370.0235129615</text:p>
          </table:table-cell>
          <table:table-cell table:formula="of:=[.K366]+1"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[77.04849236127737</text:p>
          </table:table-cell>
          <table:table-cell office:value-type="float" office:value="5.83924617328267" calcext:value-type="float">
            <text:p>5.8392461733</text:p>
          </table:table-cell>
          <table:table-cell office:value-type="float" office:value="3.56902588512952" calcext:value-type="float">
            <text:p>3.5690258851</text:p>
          </table:table-cell>
          <table:table-cell office:value-type="float" office:value="250.037339741098" calcext:value-type="float">
            <text:p>250.0373397411</text:p>
          </table:table-cell>
          <table:table-cell office:value-type="float" office:value="1.14324041175136" calcext:value-type="float">
            <text:p>1.1432404118</text:p>
          </table:table-cell>
          <table:table-cell office:value-type="float" office:value="5.32262976154235" calcext:value-type="float">
            <text:p>5.3226297615</text:p>
          </table:table-cell>
          <table:table-cell office:value-type="float" office:value="2.0884420768838" calcext:value-type="float">
            <text:p>2.0884420769</text:p>
          </table:table-cell>
          <table:table-cell office:value-type="float" office:value="0.184621254874516" calcext:value-type="float">
            <text:p>0.1846212549</text:p>
          </table:table-cell>
          <table:table-cell office:value-type="string" calcext:value-type="string">
            <text:p>0.5043691790533904]</text:p>
          </table:table-cell>
          <table:table-cell office:value-type="float" office:value="368.433959592406" calcext:value-type="float">
            <text:p>368.4339595924</text:p>
          </table:table-cell>
          <table:table-cell table:formula="of:=[.K367]+1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[77.26366941937317</text:p>
          </table:table-cell>
          <table:table-cell office:value-type="float" office:value="6.56987624591984" calcext:value-type="float">
            <text:p>6.5698762459</text:p>
          </table:table-cell>
          <table:table-cell office:value-type="float" office:value="2.63686747245726" calcext:value-type="float">
            <text:p>2.6368674725</text:p>
          </table:table-cell>
          <table:table-cell office:value-type="float" office:value="249.801662072551" calcext:value-type="float">
            <text:p>249.8016620726</text:p>
          </table:table-cell>
          <table:table-cell office:value-type="float" office:value="1.2527176600045" calcext:value-type="float">
            <text:p>1.25271766</text:p>
          </table:table-cell>
          <table:table-cell office:value-type="float" office:value="5.60516007067661" calcext:value-type="float">
            <text:p>5.6051600707</text:p>
          </table:table-cell>
          <table:table-cell office:value-type="float" office:value="2.03758111779213" calcext:value-type="float">
            <text:p>2.037581117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035320344577137]</text:p>
          </table:table-cell>
          <table:table-cell office:value-type="float" office:value="367.867558953038" calcext:value-type="float">
            <text:p>367.867558953</text:p>
          </table:table-cell>
          <table:table-cell table:formula="of:=[.K368]+1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[76.68883401535547</text:p>
          </table:table-cell>
          <table:table-cell office:value-type="float" office:value="6.2768182514659" calcext:value-type="float">
            <text:p>6.2768182515</text:p>
          </table:table-cell>
          <table:table-cell office:value-type="float" office:value="3.40034908270104" calcext:value-type="float">
            <text:p>3.4003490827</text:p>
          </table:table-cell>
          <table:table-cell office:value-type="float" office:value="250.299812970412" calcext:value-type="float">
            <text:p>250.2998129704</text:p>
          </table:table-cell>
          <table:table-cell office:value-type="float" office:value="1.05972636387338" calcext:value-type="float">
            <text:p>1.0597263639</text:p>
          </table:table-cell>
          <table:table-cell office:value-type="float" office:value="5.04106430870061" calcext:value-type="float">
            <text:p>5.0410643087</text:p>
          </table:table-cell>
          <table:table-cell office:value-type="float" office:value="2.08877444269614" calcext:value-type="float">
            <text:p>2.0887744427</text:p>
          </table:table-cell>
          <table:table-cell office:value-type="float" office:value="0.24253737342963" calcext:value-type="float">
            <text:p>0.2425373734</text:p>
          </table:table-cell>
          <table:table-cell office:value-type="string" calcext:value-type="string">
            <text:p>0.5074734756134565]</text:p>
          </table:table-cell>
          <table:table-cell office:value-type="float" office:value="369.08198153634" calcext:value-type="float">
            <text:p>369.0819815363</text:p>
          </table:table-cell>
          <table:table-cell table:formula="of:=[.K369]+1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[77.3000806080762</text:p>
          </table:table-cell>
          <table:table-cell office:value-type="float" office:value="6.44526874740741" calcext:value-type="float">
            <text:p>6.4452687474</text:p>
          </table:table-cell>
          <table:table-cell office:value-type="float" office:value="2.87029443841273" calcext:value-type="float">
            <text:p>2.8702944384</text:p>
          </table:table-cell>
          <table:table-cell office:value-type="float" office:value="250.655708256174" calcext:value-type="float">
            <text:p>250.6557082562</text:p>
          </table:table-cell>
          <table:table-cell office:value-type="float" office:value="0.793413407363706" calcext:value-type="float">
            <text:p>0.7934134074</text:p>
          </table:table-cell>
          <table:table-cell office:value-type="float" office:value="5.38389553580559" calcext:value-type="float">
            <text:p>5.3838955358</text:p>
          </table:table-cell>
          <table:table-cell office:value-type="float" office:value="2.07226826412229" calcext:value-type="float">
            <text:p>2.072268264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9771682434165254]</text:p>
          </table:table-cell>
          <table:table-cell office:value-type="float" office:value="366.735896738039" calcext:value-type="float">
            <text:p>366.735896738</text:p>
          </table:table-cell>
          <table:table-cell table:formula="of:=[.K370]+1"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[77.77573735477333</text:p>
          </table:table-cell>
          <table:table-cell office:value-type="float" office:value="6.25854761234518" calcext:value-type="float">
            <text:p>6.2585476123</text:p>
          </table:table-cell>
          <table:table-cell office:value-type="float" office:value="2.44185614465688" calcext:value-type="float">
            <text:p>2.4418561447</text:p>
          </table:table-cell>
          <table:table-cell office:value-type="float" office:value="250.209869022125" calcext:value-type="float">
            <text:p>250.2098690221</text:p>
          </table:table-cell>
          <table:table-cell office:value-type="float" office:value="1.06050339268263" calcext:value-type="float">
            <text:p>1.0605033927</text:p>
          </table:table-cell>
          <table:table-cell office:value-type="float" office:value="5.47167961710054" calcext:value-type="float">
            <text:p>5.4716796171</text:p>
          </table:table-cell>
          <table:table-cell office:value-type="float" office:value="2.03845530070259" calcext:value-type="float">
            <text:p>2.038455300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02595293904454]</text:p>
          </table:table-cell>
          <table:table-cell office:value-type="float" office:value="368.483706766746" calcext:value-type="float">
            <text:p>368.4837067667</text:p>
          </table:table-cell>
          <table:table-cell table:formula="of:=[.K371]+1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[77.70191107282895</text:p>
          </table:table-cell>
          <table:table-cell office:value-type="float" office:value="6.63157373650918" calcext:value-type="float">
            <text:p>6.6315737365</text:p>
          </table:table-cell>
          <table:table-cell office:value-type="float" office:value="2.40666245608971" calcext:value-type="float">
            <text:p>2.4066624561</text:p>
          </table:table-cell>
          <table:table-cell office:value-type="float" office:value="249.741105209851" calcext:value-type="float">
            <text:p>249.7411052099</text:p>
          </table:table-cell>
          <table:table-cell office:value-type="float" office:value="0.999919682335996" calcext:value-type="float">
            <text:p>0.9999196823</text:p>
          </table:table-cell>
          <table:table-cell office:value-type="float" office:value="5.6596281332497" calcext:value-type="float">
            <text:p>5.6596281332</text:p>
          </table:table-cell>
          <table:table-cell office:value-type="float" office:value="2.07525963479352" calcext:value-type="float">
            <text:p>2.0752596348</text:p>
          </table:table-cell>
          <table:table-cell office:value-type="float" office:value="0.0331339742244881" calcext:value-type="float">
            <text:p>0.0331339742</text:p>
          </table:table-cell>
          <table:table-cell office:value-type="string" calcext:value-type="string">
            <text:p>0.4941962581184267]</text:p>
          </table:table-cell>
          <table:table-cell office:value-type="float" office:value="366.217631649762" calcext:value-type="float">
            <text:p>366.2176316498</text:p>
          </table:table-cell>
          <table:table-cell table:formula="of:=[.K372]+1"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[76.85662400355491</text:p>
          </table:table-cell>
          <table:table-cell office:value-type="float" office:value="6.42421394300516" calcext:value-type="float">
            <text:p>6.424213943</text:p>
          </table:table-cell>
          <table:table-cell office:value-type="float" office:value="3.21185796727193" calcext:value-type="float">
            <text:p>3.2118579673</text:p>
          </table:table-cell>
          <table:table-cell office:value-type="float" office:value="250.094060005158" calcext:value-type="float">
            <text:p>250.0940600052</text:p>
          </table:table-cell>
          <table:table-cell office:value-type="float" office:value="1.03538937503198" calcext:value-type="float">
            <text:p>1.035389375</text:p>
          </table:table-cell>
          <table:table-cell office:value-type="float" office:value="5.19529679554066" calcext:value-type="float">
            <text:p>5.1952967955</text:p>
          </table:table-cell>
          <table:table-cell office:value-type="float" office:value="2.09449594580476" calcext:value-type="float">
            <text:p>2.0944959458</text:p>
          </table:table-cell>
          <table:table-cell office:value-type="float" office:value="0.164948132332402" calcext:value-type="float">
            <text:p>0.1649481323</text:p>
          </table:table-cell>
          <table:table-cell office:value-type="string" calcext:value-type="string">
            <text:p>0.5031929836720106]</text:p>
          </table:table-cell>
          <table:table-cell office:value-type="float" office:value="368.633362382767" calcext:value-type="float">
            <text:p>368.6333623828</text:p>
          </table:table-cell>
          <table:table-cell table:formula="of:=[.K373]+1"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[77.54595901696872</text:p>
          </table:table-cell>
          <table:table-cell office:value-type="float" office:value="6.29996419501018" calcext:value-type="float">
            <text:p>6.299964195</text:p>
          </table:table-cell>
          <table:table-cell office:value-type="float" office:value="2.63435660031064" calcext:value-type="float">
            <text:p>2.6343566003</text:p>
          </table:table-cell>
          <table:table-cell office:value-type="float" office:value="250.180916767883" calcext:value-type="float">
            <text:p>250.1809167679</text:p>
          </table:table-cell>
          <table:table-cell office:value-type="float" office:value="1.05422488826996" calcext:value-type="float">
            <text:p>1.0542248883</text:p>
          </table:table-cell>
          <table:table-cell office:value-type="float" office:value="5.40258391171057" calcext:value-type="float">
            <text:p>5.4025839117</text:p>
          </table:table-cell>
          <table:table-cell office:value-type="float" office:value="2.05246546197813" calcext:value-type="float">
            <text:p>2.052465462</text:p>
          </table:table-cell>
          <table:table-cell office:value-type="float" office:value="0.0412370338331006" calcext:value-type="float">
            <text:p>0.0412370338</text:p>
          </table:table-cell>
          <table:table-cell office:value-type="string" calcext:value-type="string">
            <text:p>0.5027447163463432]</text:p>
          </table:table-cell>
          <table:table-cell office:value-type="float" office:value="366.592836691454" calcext:value-type="float">
            <text:p>366.5928366915</text:p>
          </table:table-cell>
          <table:table-cell table:formula="of:=[.K374]+1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[77.69441714276007</text:p>
          </table:table-cell>
          <table:table-cell office:value-type="float" office:value="6.94589716467378" calcext:value-type="float">
            <text:p>6.9458971647</text:p>
          </table:table-cell>
          <table:table-cell office:value-type="float" office:value="1.87698394128399" calcext:value-type="float">
            <text:p>1.8769839413</text:p>
          </table:table-cell>
          <table:table-cell office:value-type="float" office:value="250.298495292137" calcext:value-type="float">
            <text:p>250.2984952921</text:p>
          </table:table-cell>
          <table:table-cell office:value-type="float" office:value="0.932871128522939" calcext:value-type="float">
            <text:p>0.9328711285</text:p>
          </table:table-cell>
          <table:table-cell office:value-type="float" office:value="5.36211424002512" calcext:value-type="float">
            <text:p>5.36211424</text:p>
          </table:table-cell>
          <table:table-cell office:value-type="float" office:value="2.03651436631118" calcext:value-type="float">
            <text:p>2.036514366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010581068103972]</text:p>
          </table:table-cell>
          <table:table-cell office:value-type="float" office:value="367.840847708859" calcext:value-type="float">
            <text:p>367.8408477089</text:p>
          </table:table-cell>
          <table:table-cell table:formula="of:=[.K375]+1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[77.60364901316547</text:p>
          </table:table-cell>
          <table:table-cell office:value-type="float" office:value="6.67799517989574" calcext:value-type="float">
            <text:p>6.6779951799</text:p>
          </table:table-cell>
          <table:table-cell office:value-type="float" office:value="2.52832674259693" calcext:value-type="float">
            <text:p>2.5283267426</text:p>
          </table:table-cell>
          <table:table-cell office:value-type="float" office:value="249.755052660805" calcext:value-type="float">
            <text:p>249.7550526608</text:p>
          </table:table-cell>
          <table:table-cell office:value-type="float" office:value="0.991839407507051" calcext:value-type="float">
            <text:p>0.9918394075</text:p>
          </table:table-cell>
          <table:table-cell office:value-type="float" office:value="5.45374355688398" calcext:value-type="float">
            <text:p>5.4537435569</text:p>
          </table:table-cell>
          <table:table-cell office:value-type="float" office:value="2.07637989012744" calcext:value-type="float">
            <text:p>2.076379890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91974667746374]</text:p>
          </table:table-cell>
          <table:table-cell office:value-type="float" office:value="366.893513907659" calcext:value-type="float">
            <text:p>366.8935139077</text:p>
          </table:table-cell>
          <table:table-cell table:formula="of:=[.K376]+1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[77.65572867857753</text:p>
          </table:table-cell>
          <table:table-cell office:value-type="float" office:value="6.39179334119323" calcext:value-type="float">
            <text:p>6.3917933412</text:p>
          </table:table-cell>
          <table:table-cell office:value-type="float" office:value="2.59580416585005" calcext:value-type="float">
            <text:p>2.5958041659</text:p>
          </table:table-cell>
          <table:table-cell office:value-type="float" office:value="250.47249038994" calcext:value-type="float">
            <text:p>250.4724903899</text:p>
          </table:table-cell>
          <table:table-cell office:value-type="float" office:value="0.737893479953223" calcext:value-type="float">
            <text:p>0.73789348</text:p>
          </table:table-cell>
          <table:table-cell office:value-type="float" office:value="5.06977468859501" calcext:value-type="float">
            <text:p>5.0697746886</text:p>
          </table:table-cell>
          <table:table-cell office:value-type="float" office:value="2.0938041499459" calcext:value-type="float">
            <text:p>2.0938041499</text:p>
          </table:table-cell>
          <table:table-cell office:value-type="float" office:value="0.0937019948165413" calcext:value-type="float">
            <text:p>0.0937019948</text:p>
          </table:table-cell>
          <table:table-cell office:value-type="string" calcext:value-type="string">
            <text:p>0.49707340018207624]</text:p>
          </table:table-cell>
          <table:table-cell office:value-type="float" office:value="367.817371043978" calcext:value-type="float">
            <text:p>367.817371044</text:p>
          </table:table-cell>
          <table:table-cell table:formula="of:=[.K377]+1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[77.21638351870561</text:p>
          </table:table-cell>
          <table:table-cell office:value-type="float" office:value="5.89263823944361" calcext:value-type="float">
            <text:p>5.8926382394</text:p>
          </table:table-cell>
          <table:table-cell office:value-type="float" office:value="3.51542552470466" calcext:value-type="float">
            <text:p>3.5154255247</text:p>
          </table:table-cell>
          <table:table-cell office:value-type="float" office:value="250.014322747643" calcext:value-type="float">
            <text:p>250.0143227476</text:p>
          </table:table-cell>
          <table:table-cell office:value-type="float" office:value="1.01441164508595" calcext:value-type="float">
            <text:p>1.0144116451</text:p>
          </table:table-cell>
          <table:table-cell office:value-type="float" office:value="5.24785617448426" calcext:value-type="float">
            <text:p>5.2478561745</text:p>
          </table:table-cell>
          <table:table-cell office:value-type="float" office:value="2.10760196445679" calcext:value-type="float">
            <text:p>2.1076019645</text:p>
          </table:table-cell>
          <table:table-cell office:value-type="float" office:value="0.114524660109106" calcext:value-type="float">
            <text:p>0.1145246601</text:p>
          </table:table-cell>
          <table:table-cell office:value-type="string" calcext:value-type="string">
            <text:p>0.49866183746754367]</text:p>
          </table:table-cell>
          <table:table-cell office:value-type="float" office:value="371.235013026433" calcext:value-type="float">
            <text:p>371.2350130264</text:p>
          </table:table-cell>
          <table:table-cell table:formula="of:=[.K378]+1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[77.57490873674647</text:p>
          </table:table-cell>
          <table:table-cell office:value-type="float" office:value="6.68258243336624" calcext:value-type="float">
            <text:p>6.6825824334</text:p>
          </table:table-cell>
          <table:table-cell office:value-type="float" office:value="2.28659433713916" calcext:value-type="float">
            <text:p>2.2865943371</text:p>
          </table:table-cell>
          <table:table-cell office:value-type="float" office:value="250.227452156014" calcext:value-type="float">
            <text:p>250.227452156</text:p>
          </table:table-cell>
          <table:table-cell office:value-type="float" office:value="0.953256257663692" calcext:value-type="float">
            <text:p>0.9532562577</text:p>
          </table:table-cell>
          <table:table-cell office:value-type="float" office:value="5.3335497236399" calcext:value-type="float">
            <text:p>5.3335497236</text:p>
          </table:table-cell>
          <table:table-cell office:value-type="float" office:value="2.05428626584758" calcext:value-type="float">
            <text:p>2.0542862658</text:p>
          </table:table-cell>
          <table:table-cell office:value-type="float" office:value="0.0286311657772765" calcext:value-type="float">
            <text:p>0.0286311658</text:p>
          </table:table-cell>
          <table:table-cell office:value-type="string" calcext:value-type="string">
            <text:p>0.5004590394746838]</text:p>
          </table:table-cell>
          <table:table-cell office:value-type="float" office:value="366.031882415005" calcext:value-type="float">
            <text:p>366.031882415</text:p>
          </table:table-cell>
          <table:table-cell table:formula="of:=[.K379]+1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[77.23711199581462</text:p>
          </table:table-cell>
          <table:table-cell office:value-type="float" office:value="6.51136186118483" calcext:value-type="float">
            <text:p>6.5113618612</text:p>
          </table:table-cell>
          <table:table-cell office:value-type="float" office:value="2.72789200486951" calcext:value-type="float">
            <text:p>2.7278920049</text:p>
          </table:table-cell>
          <table:table-cell office:value-type="float" office:value="249.785874708968" calcext:value-type="float">
            <text:p>249.785874709</text:p>
          </table:table-cell>
          <table:table-cell office:value-type="float" office:value="1.25724768870244" calcext:value-type="float">
            <text:p>1.2572476887</text:p>
          </table:table-cell>
          <table:table-cell office:value-type="float" office:value="5.59881240036879" calcext:value-type="float">
            <text:p>5.5988124004</text:p>
          </table:table-cell>
          <table:table-cell office:value-type="float" office:value="2.04153042880022" calcext:value-type="float">
            <text:p>2.0415304288</text:p>
          </table:table-cell>
          <table:table-cell office:value-type="float" office:value="0.00636248206161699" calcext:value-type="float">
            <text:p>0.0063624821</text:p>
          </table:table-cell>
          <table:table-cell office:value-type="string" calcext:value-type="string">
            <text:p>0.5033989083831105]</text:p>
          </table:table-cell>
          <table:table-cell office:value-type="float" office:value="367.4154532789" calcext:value-type="float">
            <text:p>367.4154532789</text:p>
          </table:table-cell>
          <table:table-cell table:formula="of:=[.K380]+1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[77.34176616650535</text:p>
          </table:table-cell>
          <table:table-cell office:value-type="float" office:value="6.48146973118693" calcext:value-type="float">
            <text:p>6.4814697312</text:p>
          </table:table-cell>
          <table:table-cell office:value-type="float" office:value="2.69487004511465" calcext:value-type="float">
            <text:p>2.6948700451</text:p>
          </table:table-cell>
          <table:table-cell office:value-type="float" office:value="249.957528629211" calcext:value-type="float">
            <text:p>249.9575286292</text:p>
          </table:table-cell>
          <table:table-cell office:value-type="float" office:value="1.12740913651514" calcext:value-type="float">
            <text:p>1.1274091365</text:p>
          </table:table-cell>
          <table:table-cell office:value-type="float" office:value="5.46655297242535" calcext:value-type="float">
            <text:p>5.4665529724</text:p>
          </table:table-cell>
          <table:table-cell office:value-type="float" office:value="2.05459885908664" calcext:value-type="float">
            <text:p>2.0545988591</text:p>
          </table:table-cell>
          <table:table-cell office:value-type="float" office:value="0.0281973602503481" calcext:value-type="float">
            <text:p>0.0281973603</text:p>
          </table:table-cell>
          <table:table-cell office:value-type="string" calcext:value-type="string">
            <text:p>0.5018175313328519]</text:p>
          </table:table-cell>
          <table:table-cell office:value-type="float" office:value="366.244181583721" calcext:value-type="float">
            <text:p>366.2441815837</text:p>
          </table:table-cell>
          <table:table-cell table:formula="of:=[.K381]+1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[77.42873728404571</text:p>
          </table:table-cell>
          <table:table-cell office:value-type="float" office:value="6.45401167710732" calcext:value-type="float">
            <text:p>6.4540116771</text:p>
          </table:table-cell>
          <table:table-cell office:value-type="float" office:value="3.28396188087654" calcext:value-type="float">
            <text:p>3.2839618809</text:p>
          </table:table-cell>
          <table:table-cell office:value-type="float" office:value="249.806629705209" calcext:value-type="float">
            <text:p>249.8066297052</text:p>
          </table:table-cell>
          <table:table-cell office:value-type="float" office:value="1.05170709372571" calcext:value-type="float">
            <text:p>1.0517070937</text:p>
          </table:table-cell>
          <table:table-cell office:value-type="float" office:value="5.23011976697133" calcext:value-type="float">
            <text:p>5.230119767</text:p>
          </table:table-cell>
          <table:table-cell office:value-type="float" office:value="2.0504929994984" calcext:value-type="float">
            <text:p>2.0504929995</text:p>
          </table:table-cell>
          <table:table-cell office:value-type="float" office:value="0.0193474078000759" calcext:value-type="float">
            <text:p>0.0193474078</text:p>
          </table:table-cell>
          <table:table-cell office:value-type="string" calcext:value-type="string">
            <text:p>0.4833041849800167]</text:p>
          </table:table-cell>
          <table:table-cell office:value-type="float" office:value="365.467877765854" calcext:value-type="float">
            <text:p>365.4678777659</text:p>
          </table:table-cell>
          <table:table-cell table:formula="of:=[.K382]+1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[77.22807925648146</text:p>
          </table:table-cell>
          <table:table-cell office:value-type="float" office:value="6.18126340273632" calcext:value-type="float">
            <text:p>6.1812634027</text:p>
          </table:table-cell>
          <table:table-cell office:value-type="float" office:value="3.0824039396079" calcext:value-type="float">
            <text:p>3.0824039396</text:p>
          </table:table-cell>
          <table:table-cell office:value-type="float" office:value="250.424918228165" calcext:value-type="float">
            <text:p>250.4249182282</text:p>
          </table:table-cell>
          <table:table-cell office:value-type="float" office:value="1.05005570261673" calcext:value-type="float">
            <text:p>1.0500557026</text:p>
          </table:table-cell>
          <table:table-cell office:value-type="float" office:value="5.17025583844056" calcext:value-type="float">
            <text:p>5.1702558384</text:p>
          </table:table-cell>
          <table:table-cell office:value-type="float" office:value="2.04770336986375" calcext:value-type="float">
            <text:p>2.0477033699</text:p>
          </table:table-cell>
          <table:table-cell office:value-type="float" office:value="0.0948148616428295" calcext:value-type="float">
            <text:p>0.0948148616</text:p>
          </table:table-cell>
          <table:table-cell office:value-type="string" calcext:value-type="string">
            <text:p>0.5037798500975849]</text:p>
          </table:table-cell>
          <table:table-cell office:value-type="float" office:value="366.545424152964" calcext:value-type="float">
            <text:p>366.545424153</text:p>
          </table:table-cell>
          <table:table-cell table:formula="of:=[.K383]+1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[77.51564736121637</text:p>
          </table:table-cell>
          <table:table-cell office:value-type="float" office:value="6.3553219808533" calcext:value-type="float">
            <text:p>6.3553219809</text:p>
          </table:table-cell>
          <table:table-cell office:value-type="float" office:value="2.78757168850214" calcext:value-type="float">
            <text:p>2.7875716885</text:p>
          </table:table-cell>
          <table:table-cell office:value-type="float" office:value="249.472975959905" calcext:value-type="float">
            <text:p>249.4729759599</text:p>
          </table:table-cell>
          <table:table-cell office:value-type="float" office:value="1.30551332392742" calcext:value-type="float">
            <text:p>1.3055133239</text:p>
          </table:table-cell>
          <table:table-cell office:value-type="float" office:value="5.19262837121561" calcext:value-type="float">
            <text:p>5.1926283712</text:p>
          </table:table-cell>
          <table:table-cell office:value-type="float" office:value="2.04635613047811" calcext:value-type="float">
            <text:p>2.0463561305</text:p>
          </table:table-cell>
          <table:table-cell office:value-type="float" office:value="0.115884830674569" calcext:value-type="float">
            <text:p>0.1158848307</text:p>
          </table:table-cell>
          <table:table-cell office:value-type="string" calcext:value-type="string">
            <text:p>0.4993850325591799]</text:p>
          </table:table-cell>
          <table:table-cell office:value-type="float" office:value="365.713869695127" calcext:value-type="float">
            <text:p>365.7138696951</text:p>
          </table:table-cell>
          <table:table-cell table:formula="of:=[.K384]+1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[77.59479656908918</text:p>
          </table:table-cell>
          <table:table-cell office:value-type="float" office:value="6.53507628798123" calcext:value-type="float">
            <text:p>6.535076288</text:p>
          </table:table-cell>
          <table:table-cell office:value-type="float" office:value="1.34266049791672" calcext:value-type="float">
            <text:p>1.3426604979</text:p>
          </table:table-cell>
          <table:table-cell office:value-type="float" office:value="250.252733288407" calcext:value-type="float">
            <text:p>250.2527332884</text:p>
          </table:table-cell>
          <table:table-cell office:value-type="float" office:value="1.76812063806272" calcext:value-type="float">
            <text:p>1.7681206381</text:p>
          </table:table-cell>
          <table:table-cell office:value-type="float" office:value="5.56462447633272" calcext:value-type="float">
            <text:p>5.5646244763</text:p>
          </table:table-cell>
          <table:table-cell office:value-type="float" office:value="2.04527487435047" calcext:value-type="float">
            <text:p>2.045274874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900051341518942]</text:p>
          </table:table-cell>
          <table:table-cell office:value-type="float" office:value="366.899116533368" calcext:value-type="float">
            <text:p>366.8991165334</text:p>
          </table:table-cell>
          <table:table-cell table:formula="of:=[.K385]+1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[77.35458623256297</text:p>
          </table:table-cell>
          <table:table-cell office:value-type="float" office:value="6.34515138501044" calcext:value-type="float">
            <text:p>6.345151385</text:p>
          </table:table-cell>
          <table:table-cell office:value-type="float" office:value="3.36375562706924" calcext:value-type="float">
            <text:p>3.3637556271</text:p>
          </table:table-cell>
          <table:table-cell office:value-type="float" office:value="249.915195385887" calcext:value-type="float">
            <text:p>249.9151953859</text:p>
          </table:table-cell>
          <table:table-cell office:value-type="float" office:value="0.823049351805031" calcext:value-type="float">
            <text:p>0.8230493518</text:p>
          </table:table-cell>
          <table:table-cell office:value-type="float" office:value="5.17472554762596" calcext:value-type="float">
            <text:p>5.1747255476</text:p>
          </table:table-cell>
          <table:table-cell office:value-type="float" office:value="2.062649941988" calcext:value-type="float">
            <text:p>2.062649942</text:p>
          </table:table-cell>
          <table:table-cell office:value-type="float" office:value="0.0871755726119825" calcext:value-type="float">
            <text:p>0.0871755726</text:p>
          </table:table-cell>
          <table:table-cell office:value-type="string" calcext:value-type="string">
            <text:p>0.5017722314828921]</text:p>
          </table:table-cell>
          <table:table-cell office:value-type="float" office:value="365.92492962651" calcext:value-type="float">
            <text:p>365.9249296265</text:p>
          </table:table-cell>
          <table:table-cell table:formula="of:=[.K386]+1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[77.28082638708453</text:p>
          </table:table-cell>
          <table:table-cell office:value-type="float" office:value="6.52699677476906" calcext:value-type="float">
            <text:p>6.5269967748</text:p>
          </table:table-cell>
          <table:table-cell office:value-type="float" office:value="2.90784657367251" calcext:value-type="float">
            <text:p>2.9078465737</text:p>
          </table:table-cell>
          <table:table-cell office:value-type="float" office:value="249.815450076239" calcext:value-type="float">
            <text:p>249.8154500762</text:p>
          </table:table-cell>
          <table:table-cell office:value-type="float" office:value="1.17054899807523" calcext:value-type="float">
            <text:p>1.1705489981</text:p>
          </table:table-cell>
          <table:table-cell office:value-type="float" office:value="5.1561646106604" calcext:value-type="float">
            <text:p>5.1561646107</text:p>
          </table:table-cell>
          <table:table-cell office:value-type="float" office:value="2.06351426135282" calcext:value-type="float">
            <text:p>2.0635142614</text:p>
          </table:table-cell>
          <table:table-cell office:value-type="float" office:value="0.084725387336526" calcext:value-type="float">
            <text:p>0.0847253873</text:p>
          </table:table-cell>
          <table:table-cell office:value-type="string" calcext:value-type="string">
            <text:p>0.4927389073180086]</text:p>
          </table:table-cell>
          <table:table-cell office:value-type="float" office:value="365.517282928084" calcext:value-type="float">
            <text:p>365.5172829281</text:p>
          </table:table-cell>
          <table:table-cell table:formula="of:=[.K387]+1"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[77.61042773215024</text:p>
          </table:table-cell>
          <table:table-cell office:value-type="float" office:value="6.72252720527242" calcext:value-type="float">
            <text:p>6.7225272053</text:p>
          </table:table-cell>
          <table:table-cell office:value-type="float" office:value="2.42100870861184" calcext:value-type="float">
            <text:p>2.4210087086</text:p>
          </table:table-cell>
          <table:table-cell office:value-type="float" office:value="249.436011248862" calcext:value-type="float">
            <text:p>249.4360112489</text:p>
          </table:table-cell>
          <table:table-cell office:value-type="float" office:value="1.20149447160813" calcext:value-type="float">
            <text:p>1.2014944716</text:p>
          </table:table-cell>
          <table:table-cell office:value-type="float" office:value="5.38536129997926" calcext:value-type="float">
            <text:p>5.3853613</text:p>
          </table:table-cell>
          <table:table-cell office:value-type="float" office:value="2.07178988490922" calcext:value-type="float">
            <text:p>2.0717898849</text:p>
          </table:table-cell>
          <table:table-cell office:value-type="float" office:value="0.0289054541253963" calcext:value-type="float">
            <text:p>0.0289054541</text:p>
          </table:table-cell>
          <table:table-cell office:value-type="string" calcext:value-type="string">
            <text:p>0.48925023072686147]</text:p>
          </table:table-cell>
          <table:table-cell office:value-type="float" office:value="366.344886996747" calcext:value-type="float">
            <text:p>366.3448869967</text:p>
          </table:table-cell>
          <table:table-cell table:formula="of:=[.K388]+1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[77.6564997271824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string" calcext:value-type="string">
            <text:p>0.4874009441166639]</text:p>
          </table:table-cell>
          <table:table-cell office:value-type="float" office:value="364.771156871956" calcext:value-type="float">
            <text:p>364.771156872</text:p>
          </table:table-cell>
          <table:table-cell table:formula="of:=[.K389]+1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[78.6564997271824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string" calcext:value-type="string">
            <text:p>0.4874009441166639]</text:p>
          </table:table-cell>
          <table:table-cell office:value-type="float" office:value="365.032116513282" calcext:value-type="float">
            <text:p>365.0321165133</text:p>
          </table:table-cell>
          <table:table-cell table:formula="of:=[.K390]+1"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[77.65649972718242</text:p>
          </table:table-cell>
          <table:table-cell office:value-type="float" office:value="7.74226913211453" calcext:value-type="float">
            <text:p>7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string" calcext:value-type="string">
            <text:p>0.4874009441166639]</text:p>
          </table:table-cell>
          <table:table-cell office:value-type="float" office:value="364.0446912473" calcext:value-type="float">
            <text:p>364.0446912473</text:p>
          </table:table-cell>
          <table:table-cell table:formula="of:=[.K391]+1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[77.6564997271824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3.63457675031217" calcext:value-type="float">
            <text:p>3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string" calcext:value-type="string">
            <text:p>0.4874009441166639]</text:p>
          </table:table-cell>
          <table:table-cell office:value-type="float" office:value="365.08462412739" calcext:value-type="float">
            <text:p>365.0846241274</text:p>
          </table:table-cell>
          <table:table-cell table:formula="of:=[.K392]+1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[77.6564997271824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50.648121635104" calcext:value-type="float">
            <text:p>250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string" calcext:value-type="string">
            <text:p>0.4874009441166639]</text:p>
          </table:table-cell>
          <table:table-cell office:value-type="float" office:value="364.817863712604" calcext:value-type="float">
            <text:p>364.8178637126</text:p>
          </table:table-cell>
          <table:table-cell table:formula="of:=[.K393]+1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[77.6564997271824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1.39493946436663" calcext:value-type="float">
            <text:p>1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string" calcext:value-type="string">
            <text:p>0.4874009441166639]</text:p>
          </table:table-cell>
          <table:table-cell office:value-type="float" office:value="364.859506140665" calcext:value-type="float">
            <text:p>364.8595061407</text:p>
          </table:table-cell>
          <table:table-cell table:formula="of:=[.K394]+1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[77.6564997271824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6.67333219420786" calcext:value-type="float">
            <text:p>6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string" calcext:value-type="string">
            <text:p>0.4874009441166639]</text:p>
          </table:table-cell>
          <table:table-cell office:value-type="float" office:value="364.776460938734" calcext:value-type="float">
            <text:p>364.7764609387</text:p>
          </table:table-cell>
          <table:table-cell table:formula="of:=[.K395]+1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[77.6564997271824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3.03910035374685" calcext:value-type="float">
            <text:p>3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string" calcext:value-type="string">
            <text:p>0.4874009441166639]</text:p>
          </table:table-cell>
          <table:table-cell office:value-type="float" office:value="2091.52417451617" calcext:value-type="float">
            <text:p>2091.5241745162</text:p>
          </table:table-cell>
          <table:table-cell table:formula="of:=[.K396]+1"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[77.6564997271824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1.00823648204957" calcext:value-type="float">
            <text:p>1.008236482</text:p>
          </table:table-cell>
          <table:table-cell office:value-type="string" calcext:value-type="string">
            <text:p>0.4874009441166639]</text:p>
          </table:table-cell>
          <table:table-cell office:value-type="float" office:value="415.973446902759" calcext:value-type="float">
            <text:p>415.9734469028</text:p>
          </table:table-cell>
          <table:table-cell table:formula="of:=[.K397]+1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[77.6564997271824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string" calcext:value-type="string">
            <text:p>1.487400944116664]</text:p>
          </table:table-cell>
          <table:table-cell office:value-type="float" office:value="6507.41369646853" calcext:value-type="float">
            <text:p>6507.4136964685</text:p>
          </table:table-cell>
          <table:table-cell table:formula="of:=[.K398]+1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[77.6564997271824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string" calcext:value-type="string">
            <text:p>0.4874009441166639]</text:p>
          </table:table-cell>
          <table:table-cell office:value-type="float" office:value="364.771156871956" calcext:value-type="float">
            <text:p>364.771156872</text:p>
          </table:table-cell>
          <table:table-cell table:formula="of:=[.K399]+1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[77.87872194940468</text:p>
          </table:table-cell>
          <table:table-cell office:value-type="float" office:value="6.96449135433675" calcext:value-type="float">
            <text:p>6.9644913543</text:p>
          </table:table-cell>
          <table:table-cell office:value-type="float" office:value="2.85679897253439" calcext:value-type="float">
            <text:p>2.8567989725</text:p>
          </table:table-cell>
          <table:table-cell office:value-type="float" office:value="249.870343857327" calcext:value-type="float">
            <text:p>249.8703438573</text:p>
          </table:table-cell>
          <table:table-cell office:value-type="float" office:value="0.617161686588848" calcext:value-type="float">
            <text:p>0.6171616866</text:p>
          </table:table-cell>
          <table:table-cell office:value-type="float" office:value="5.89555441643008" calcext:value-type="float">
            <text:p>5.8955544164</text:p>
          </table:table-cell>
          <table:table-cell office:value-type="float" office:value="2.26132257596907" calcext:value-type="float">
            <text:p>2.261322576</text:p>
          </table:table-cell>
          <table:table-cell office:value-type="float" office:value="0.230458704271797" calcext:value-type="float">
            <text:p>0.2304587043</text:p>
          </table:table-cell>
          <table:table-cell office:value-type="string" calcext:value-type="string">
            <text:p>1.0e-9]</text:p>
          </table:table-cell>
          <table:table-cell office:value-type="float" office:value="2958.58142664482" calcext:value-type="float">
            <text:p>2958.5814266448</text:p>
          </table:table-cell>
          <table:table-cell table:formula="of:=[.K400]+1"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[77.8231663938491</text:p>
          </table:table-cell>
          <table:table-cell office:value-type="float" office:value="6.9089357987812" calcext:value-type="float">
            <text:p>6.9089357988</text:p>
          </table:table-cell>
          <table:table-cell office:value-type="float" office:value="2.80124341697883" calcext:value-type="float">
            <text:p>2.801243417</text:p>
          </table:table-cell>
          <table:table-cell office:value-type="float" office:value="249.814788301771" calcext:value-type="float">
            <text:p>249.8147883018</text:p>
          </table:table-cell>
          <table:table-cell office:value-type="float" office:value="0.561606131033292" calcext:value-type="float">
            <text:p>0.561606131</text:p>
          </table:table-cell>
          <table:table-cell office:value-type="float" office:value="5.83999886087453" calcext:value-type="float">
            <text:p>5.8399988609</text:p>
          </table:table-cell>
          <table:table-cell office:value-type="float" office:value="2.20576702041352" calcext:value-type="float">
            <text:p>2.2057670204</text:p>
          </table:table-cell>
          <table:table-cell office:value-type="float" office:value="0.174903148716241" calcext:value-type="float">
            <text:p>0.1749031487</text:p>
          </table:table-cell>
          <table:table-cell office:value-type="string" calcext:value-type="string">
            <text:p>0.24370047255833197]</text:p>
          </table:table-cell>
          <table:table-cell office:value-type="float" office:value="1095.91493553562" calcext:value-type="float">
            <text:p>1095.9149355356</text:p>
          </table:table-cell>
          <table:table-cell table:formula="of:=[.K401]+1"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[77.91575898644169</text:p>
          </table:table-cell>
          <table:table-cell office:value-type="float" office:value="7.00152839137379" calcext:value-type="float">
            <text:p>7.0015283914</text:p>
          </table:table-cell>
          <table:table-cell office:value-type="float" office:value="2.89383600957143" calcext:value-type="float">
            <text:p>2.8938360096</text:p>
          </table:table-cell>
          <table:table-cell office:value-type="float" office:value="249.907380894364" calcext:value-type="float">
            <text:p>249.9073808944</text:p>
          </table:table-cell>
          <table:table-cell office:value-type="float" office:value="0.654198723625885" calcext:value-type="float">
            <text:p>0.6541987236</text:p>
          </table:table-cell>
          <table:table-cell office:value-type="float" office:value="5.93259145346712" calcext:value-type="float">
            <text:p>5.9325914535</text:p>
          </table:table-cell>
          <table:table-cell office:value-type="float" office:value="1.07613739078389" calcext:value-type="float">
            <text:p>1.0761373908</text:p>
          </table:table-cell>
          <table:table-cell office:value-type="float" office:value="0.267495741308834" calcext:value-type="float">
            <text:p>0.2674957413</text:p>
          </table:table-cell>
          <table:table-cell office:value-type="string" calcext:value-type="string">
            <text:p>0.433245283770368]</text:p>
          </table:table-cell>
          <table:table-cell office:value-type="float" office:value="1787.49184732775" calcext:value-type="float">
            <text:p>1787.4918473278</text:p>
          </table:table-cell>
          <table:table-cell table:formula="of:=[.K402]+1"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[77.85094417162688</text:p>
          </table:table-cell>
          <table:table-cell office:value-type="float" office:value="6.93671357655897" calcext:value-type="float">
            <text:p>6.9367135766</text:p>
          </table:table-cell>
          <table:table-cell office:value-type="float" office:value="2.82902119475661" calcext:value-type="float">
            <text:p>2.8290211948</text:p>
          </table:table-cell>
          <table:table-cell office:value-type="float" office:value="249.842566079549" calcext:value-type="float">
            <text:p>249.8425660795</text:p>
          </table:table-cell>
          <table:table-cell office:value-type="float" office:value="0.58938390881107" calcext:value-type="float">
            <text:p>0.5893839088</text:p>
          </table:table-cell>
          <table:table-cell office:value-type="float" office:value="5.8677766386523" calcext:value-type="float">
            <text:p>5.8677766387</text:p>
          </table:table-cell>
          <table:table-cell office:value-type="float" office:value="1.56687813152463" calcext:value-type="float">
            <text:p>1.5668781315</text:p>
          </table:table-cell>
          <table:table-cell office:value-type="float" office:value="0.202680926494019" calcext:value-type="float">
            <text:p>0.2026809265</text:p>
          </table:table-cell>
          <table:table-cell office:value-type="string" calcext:value-type="string">
            <text:p>0.446784198856942]</text:p>
          </table:table-cell>
          <table:table-cell office:value-type="float" office:value="655.788476302419" calcext:value-type="float">
            <text:p>655.7884763024</text:p>
          </table:table-cell>
          <table:table-cell table:formula="of:=[.K403]+1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[77.75526515928118</text:p>
          </table:table-cell>
          <table:table-cell office:value-type="float" office:value="6.84103456421329" calcext:value-type="float">
            <text:p>6.8410345642</text:p>
          </table:table-cell>
          <table:table-cell office:value-type="float" office:value="2.73334218241093" calcext:value-type="float">
            <text:p>2.7333421824</text:p>
          </table:table-cell>
          <table:table-cell office:value-type="float" office:value="249.746887067203" calcext:value-type="float">
            <text:p>249.7468870672</text:p>
          </table:table-cell>
          <table:table-cell office:value-type="float" office:value="0.493704896465391" calcext:value-type="float">
            <text:p>0.4937048965</text:p>
          </table:table-cell>
          <table:table-cell office:value-type="float" office:value="5.77209762630663" calcext:value-type="float">
            <text:p>5.7720976263</text:p>
          </table:table-cell>
          <table:table-cell office:value-type="float" office:value="1.76749541547525" calcext:value-type="float">
            <text:p>1.7674954155</text:p>
          </table:table-cell>
          <table:table-cell office:value-type="float" office:value="0.10700191414834" calcext:value-type="float">
            <text:p>0.1070019141</text:p>
          </table:table-cell>
          <table:table-cell office:value-type="string" calcext:value-type="string">
            <text:p>0.7220754722839466]</text:p>
          </table:table-cell>
          <table:table-cell office:value-type="float" office:value="1112.40525486776" calcext:value-type="float">
            <text:p>1112.4052548678</text:p>
          </table:table-cell>
          <table:table-cell table:formula="of:=[.K404]+1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[77.80619108520713</text:p>
          </table:table-cell>
          <table:table-cell office:value-type="float" office:value="6.89196049013922" calcext:value-type="float">
            <text:p>6.8919604901</text:p>
          </table:table-cell>
          <table:table-cell office:value-type="float" office:value="2.78426810833686" calcext:value-type="float">
            <text:p>2.7842681083</text:p>
          </table:table-cell>
          <table:table-cell office:value-type="float" office:value="249.797812993129" calcext:value-type="float">
            <text:p>249.7978129931</text:p>
          </table:table-cell>
          <table:table-cell office:value-type="float" office:value="0.544630822391317" calcext:value-type="float">
            <text:p>0.5446308224</text:p>
          </table:table-cell>
          <table:table-cell office:value-type="float" office:value="5.82302355223255" calcext:value-type="float">
            <text:p>5.8230235522</text:p>
          </table:table-cell>
          <table:table-cell office:value-type="float" office:value="2.09619911917895" calcext:value-type="float">
            <text:p>2.0961991192</text:p>
          </table:table-cell>
          <table:table-cell office:value-type="float" office:value="0.157927840074266" calcext:value-type="float">
            <text:p>0.1579278401</text:p>
          </table:table-cell>
          <table:table-cell office:value-type="string" calcext:value-type="string">
            <text:p>0.36329422248973564]</text:p>
          </table:table-cell>
          <table:table-cell office:value-type="float" office:value="505.160845014046" calcext:value-type="float">
            <text:p>505.160845014</text:p>
          </table:table-cell>
          <table:table-cell table:formula="of:=[.K405]+1"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[77.71754225118792</text:p>
          </table:table-cell>
          <table:table-cell office:value-type="float" office:value="6.80331165612002" calcext:value-type="float">
            <text:p>6.8033116561</text:p>
          </table:table-cell>
          <table:table-cell office:value-type="float" office:value="2.69561927431765" calcext:value-type="float">
            <text:p>2.6956192743</text:p>
          </table:table-cell>
          <table:table-cell office:value-type="float" office:value="249.70916415911" calcext:value-type="float">
            <text:p>249.7091641591</text:p>
          </table:table-cell>
          <table:table-cell office:value-type="float" office:value="0.455981988372113" calcext:value-type="float">
            <text:p>0.4559819884</text:p>
          </table:table-cell>
          <table:table-cell office:value-type="float" office:value="5.73437471821335" calcext:value-type="float">
            <text:p>5.7343747182</text:p>
          </table:table-cell>
          <table:table-cell office:value-type="float" office:value="2.52401119050954" calcext:value-type="float">
            <text:p>2.5240111905</text:p>
          </table:table-cell>
          <table:table-cell office:value-type="float" office:value="0.0692790060550618" calcext:value-type="float">
            <text:p>0.0692790061</text:p>
          </table:table-cell>
          <table:table-cell office:value-type="string" calcext:value-type="string">
            <text:p>0.5004384179037351]</text:p>
          </table:table-cell>
          <table:table-cell office:value-type="float" office:value="724.23783452542" calcext:value-type="float">
            <text:p>724.2378345254</text:p>
          </table:table-cell>
          <table:table-cell table:formula="of:=[.K406]+1"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[77.81759369151715</text:p>
          </table:table-cell>
          <table:table-cell office:value-type="float" office:value="6.90336309644923" calcext:value-type="float">
            <text:p>6.9033630964</text:p>
          </table:table-cell>
          <table:table-cell office:value-type="float" office:value="2.79567071464687" calcext:value-type="float">
            <text:p>2.7956707146</text:p>
          </table:table-cell>
          <table:table-cell office:value-type="float" office:value="249.809215599439" calcext:value-type="float">
            <text:p>249.8092155994</text:p>
          </table:table-cell>
          <table:table-cell office:value-type="float" office:value="0.55603342870133" calcext:value-type="float">
            <text:p>0.5560334287</text:p>
          </table:table-cell>
          <table:table-cell office:value-type="float" office:value="5.83442615854256" calcext:value-type="float">
            <text:p>5.8344261585</text:p>
          </table:table-cell>
          <table:table-cell office:value-type="float" office:value="1.80616139627086" calcext:value-type="float">
            <text:p>1.8061613963</text:p>
          </table:table-cell>
          <table:table-cell office:value-type="float" office:value="0.16933044638428" calcext:value-type="float">
            <text:p>0.1693304464</text:p>
          </table:table-cell>
          <table:table-cell office:value-type="string" calcext:value-type="string">
            <text:p>0.46019775361864024]</text:p>
          </table:table-cell>
          <table:table-cell office:value-type="float" office:value="422.215101114446" calcext:value-type="float">
            <text:p>422.2151011144</text:p>
          </table:table-cell>
          <table:table-cell table:formula="of:=[.K407]+1"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[77.76482925012098</text:p>
          </table:table-cell>
          <table:table-cell office:value-type="float" office:value="6.85059865505311" calcext:value-type="float">
            <text:p>6.8505986551</text:p>
          </table:table-cell>
          <table:table-cell office:value-type="float" office:value="2.74290627325074" calcext:value-type="float">
            <text:p>2.7429062733</text:p>
          </table:table-cell>
          <table:table-cell office:value-type="float" office:value="249.756451158043" calcext:value-type="float">
            <text:p>249.756451158</text:p>
          </table:table-cell>
          <table:table-cell office:value-type="float" office:value="0.503268987305202" calcext:value-type="float">
            <text:p>0.5032689873</text:p>
          </table:table-cell>
          <table:table-cell office:value-type="float" office:value="5.78166171714644" calcext:value-type="float">
            <text:p>5.7816617171</text:p>
          </table:table-cell>
          <table:table-cell office:value-type="float" office:value="1.93023737554231" calcext:value-type="float">
            <text:p>1.9302373755</text:p>
          </table:table-cell>
          <table:table-cell office:value-type="float" office:value="0.116566004988151" calcext:value-type="float">
            <text:p>0.116566005</text:p>
          </table:table-cell>
          <table:table-cell office:value-type="string" calcext:value-type="string">
            <text:p>0.6054625122995869]</text:p>
          </table:table-cell>
          <table:table-cell office:value-type="float" office:value="547.051220116994" calcext:value-type="float">
            <text:p>547.051220117</text:p>
          </table:table-cell>
          <table:table-cell table:formula="of:=[.K408]+1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[77.7958506264356</text:p>
          </table:table-cell>
          <table:table-cell office:value-type="float" office:value="6.88162003136769" calcext:value-type="float">
            <text:p>6.8816200314</text:p>
          </table:table-cell>
          <table:table-cell office:value-type="float" office:value="2.77392764956533" calcext:value-type="float">
            <text:p>2.7739276496</text:p>
          </table:table-cell>
          <table:table-cell office:value-type="float" office:value="249.787472534358" calcext:value-type="float">
            <text:p>249.7874725344</text:p>
          </table:table-cell>
          <table:table-cell office:value-type="float" office:value="0.534290363619788" calcext:value-type="float">
            <text:p>0.5342903636</text:p>
          </table:table-cell>
          <table:table-cell office:value-type="float" office:value="5.81268309346102" calcext:value-type="float">
            <text:p>5.8126830935</text:p>
          </table:table-cell>
          <table:table-cell office:value-type="float" office:value="2.05470868326979" calcext:value-type="float">
            <text:p>2.0547086833</text:p>
          </table:table-cell>
          <table:table-cell office:value-type="float" office:value="0.147587381302737" calcext:value-type="float">
            <text:p>0.1475873813</text:p>
          </table:table-cell>
          <table:table-cell office:value-type="string" calcext:value-type="string">
            <text:p>0.42383629494219843]</text:p>
          </table:table-cell>
          <table:table-cell office:value-type="float" office:value="390.561470022548" calcext:value-type="float">
            <text:p>390.5614700225</text:p>
          </table:table-cell>
          <table:table-cell table:formula="of:=[.K409]+1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[77.74859485157063</text:p>
          </table:table-cell>
          <table:table-cell office:value-type="float" office:value="6.83436425650275" calcext:value-type="float">
            <text:p>6.8343642565</text:p>
          </table:table-cell>
          <table:table-cell office:value-type="float" office:value="2.72667187470039" calcext:value-type="float">
            <text:p>2.7266718747</text:p>
          </table:table-cell>
          <table:table-cell office:value-type="float" office:value="249.740216759493" calcext:value-type="float">
            <text:p>249.7402167595</text:p>
          </table:table-cell>
          <table:table-cell office:value-type="float" office:value="0.487034588754846" calcext:value-type="float">
            <text:p>0.4870345888</text:p>
          </table:table-cell>
          <table:table-cell office:value-type="float" office:value="5.76542731859608" calcext:value-type="float">
            <text:p>5.7654273186</text:p>
          </table:table-cell>
          <table:table-cell office:value-type="float" office:value="2.27550782889461" calcext:value-type="float">
            <text:p>2.2755078289</text:p>
          </table:table-cell>
          <table:table-cell office:value-type="float" office:value="0.100331606437795" calcext:value-type="float">
            <text:p>0.1003316064</text:p>
          </table:table-cell>
          <table:table-cell office:value-type="string" calcext:value-type="string">
            <text:p>0.5004786570203619]</text:p>
          </table:table-cell>
          <table:table-cell office:value-type="float" office:value="441.722640880421" calcext:value-type="float">
            <text:p>441.7226408804</text:p>
          </table:table-cell>
          <table:table-cell table:formula="of:=[.K410]+1"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[77.80034398153052</text:p>
          </table:table-cell>
          <table:table-cell office:value-type="float" office:value="6.88611338646261" calcext:value-type="float">
            <text:p>6.8861133865</text:p>
          </table:table-cell>
          <table:table-cell office:value-type="float" office:value="2.77842100466025" calcext:value-type="float">
            <text:p>2.7784210047</text:p>
          </table:table-cell>
          <table:table-cell office:value-type="float" office:value="249.791965889453" calcext:value-type="float">
            <text:p>249.7919658895</text:p>
          </table:table-cell>
          <table:table-cell office:value-type="float" office:value="0.538783718714709" calcext:value-type="float">
            <text:p>0.5387837187</text:p>
          </table:table-cell>
          <table:table-cell office:value-type="float" office:value="5.81717644855594" calcext:value-type="float">
            <text:p>5.8171764486</text:p>
          </table:table-cell>
          <table:table-cell office:value-type="float" office:value="1.92349800442679" calcext:value-type="float">
            <text:p>1.9234980044</text:p>
          </table:table-cell>
          <table:table-cell office:value-type="float" office:value="0.152080736397659" calcext:value-type="float">
            <text:p>0.1520807364</text:p>
          </table:table-cell>
          <table:table-cell office:value-type="string" calcext:value-type="string">
            <text:p>0.4702679794690706]</text:p>
          </table:table-cell>
          <table:table-cell office:value-type="float" office:value="374.822399996761" calcext:value-type="float">
            <text:p>374.8223999968</text:p>
          </table:table-cell>
          <table:table-cell table:formula="of:=[.K411]+1"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[77.9416542057605</text:p>
          </table:table-cell>
          <table:table-cell office:value-type="float" office:value="7.02742361069258" calcext:value-type="float">
            <text:p>7.0274236107</text:p>
          </table:table-cell>
          <table:table-cell office:value-type="float" office:value="2.91973122889022" calcext:value-type="float">
            <text:p>2.9197312289</text:p>
          </table:table-cell>
          <table:table-cell office:value-type="float" office:value="249.933276113683" calcext:value-type="float">
            <text:p>249.9332761137</text:p>
          </table:table-cell>
          <table:table-cell office:value-type="float" office:value="0.68009394294468" calcext:value-type="float">
            <text:p>0.6800939429</text:p>
          </table:table-cell>
          <table:table-cell office:value-type="float" office:value="5.95848667278591" calcext:value-type="float">
            <text:p>5.9584866728</text:p>
          </table:table-cell>
          <table:table-cell office:value-type="float" office:value="2.0168794604586" calcext:value-type="float">
            <text:p>2.016879460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6946814104509527]</text:p>
          </table:table-cell>
          <table:table-cell office:value-type="float" office:value="363.289170373683" calcext:value-type="float">
            <text:p>363.2891703737</text:p>
          </table:table-cell>
          <table:table-cell table:formula="of:=[.K412]+1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[78.08423144504954</text:p>
          </table:table-cell>
          <table:table-cell office:value-type="float" office:value="7.17000084998161" calcext:value-type="float">
            <text:p>7.17000085</text:p>
          </table:table-cell>
          <table:table-cell office:value-type="float" office:value="3.06230846817925" calcext:value-type="float">
            <text:p>3.0623084682</text:p>
          </table:table-cell>
          <table:table-cell office:value-type="float" office:value="250.075853352972" calcext:value-type="float">
            <text:p>250.075853353</text:p>
          </table:table-cell>
          <table:table-cell office:value-type="float" office:value="0.822671182233708" calcext:value-type="float">
            <text:p>0.8226711822</text:p>
          </table:table-cell>
          <table:table-cell office:value-type="float" office:value="6.10106391207494" calcext:value-type="float">
            <text:p>6.1010639121</text:p>
          </table:table-cell>
          <table:table-cell office:value-type="float" office:value="2.00576901381448" calcext:value-type="float">
            <text:p>2.00576901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6050173950931095]</text:p>
          </table:table-cell>
          <table:table-cell office:value-type="float" office:value="362.64257089239" calcext:value-type="float">
            <text:p>362.6425708924</text:p>
          </table:table-cell>
          <table:table-cell table:formula="of:=[.K413]+1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[77.86638793286599</text:p>
          </table:table-cell>
          <table:table-cell office:value-type="float" office:value="6.95215733779807" calcext:value-type="float">
            <text:p>6.9521573378</text:p>
          </table:table-cell>
          <table:table-cell office:value-type="float" office:value="2.84446495599571" calcext:value-type="float">
            <text:p>2.844464956</text:p>
          </table:table-cell>
          <table:table-cell office:value-type="float" office:value="249.858009840788" calcext:value-type="float">
            <text:p>249.8580098408</text:p>
          </table:table-cell>
          <table:table-cell office:value-type="float" office:value="0.604827670050166" calcext:value-type="float">
            <text:p>0.6048276701</text:p>
          </table:table-cell>
          <table:table-cell office:value-type="float" office:value="5.8832203998914" calcext:value-type="float">
            <text:p>5.8832203999</text:p>
          </table:table-cell>
          <table:table-cell office:value-type="float" office:value="1.99039564883448" calcext:value-type="float">
            <text:p>1.990395648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411806667900301]</text:p>
          </table:table-cell>
          <table:table-cell office:value-type="float" office:value="407.980211871867" calcext:value-type="float">
            <text:p>407.9802118719</text:p>
          </table:table-cell>
          <table:table-cell table:formula="of:=[.K414]+1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[77.8134849530432</text:p>
          </table:table-cell>
          <table:table-cell office:value-type="float" office:value="6.89925435797529" calcext:value-type="float">
            <text:p>6.899254358</text:p>
          </table:table-cell>
          <table:table-cell office:value-type="float" office:value="2.79156197617292" calcext:value-type="float">
            <text:p>2.7915619762</text:p>
          </table:table-cell>
          <table:table-cell office:value-type="float" office:value="249.805106860965" calcext:value-type="float">
            <text:p>249.805106861</text:p>
          </table:table-cell>
          <table:table-cell office:value-type="float" office:value="0.551924690227383" calcext:value-type="float">
            <text:p>0.5519246902</text:p>
          </table:table-cell>
          <table:table-cell office:value-type="float" office:value="5.83031742006862" calcext:value-type="float">
            <text:p>5.8303174201</text:p>
          </table:table-cell>
          <table:table-cell office:value-type="float" office:value="2.03863042466096" calcext:value-type="float">
            <text:p>2.0386304247</text:p>
          </table:table-cell>
          <table:table-cell office:value-type="float" office:value="0.0854456968594066" calcext:value-type="float">
            <text:p>0.0854456969</text:p>
          </table:table-cell>
          <table:table-cell office:value-type="string" calcext:value-type="string">
            <text:p>0.45317238790415637]</text:p>
          </table:table-cell>
          <table:table-cell office:value-type="float" office:value="367.867947084483" calcext:value-type="float">
            <text:p>367.8679470845</text:p>
          </table:table-cell>
          <table:table-cell table:formula="of:=[.K415]+1"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[77.86481479366276</text:p>
          </table:table-cell>
          <table:table-cell office:value-type="float" office:value="6.95058419859485" calcext:value-type="float">
            <text:p>6.9505841986</text:p>
          </table:table-cell>
          <table:table-cell office:value-type="float" office:value="2.84289181679249" calcext:value-type="float">
            <text:p>2.8428918168</text:p>
          </table:table-cell>
          <table:table-cell office:value-type="float" office:value="249.856436701585" calcext:value-type="float">
            <text:p>249.8564367016</text:p>
          </table:table-cell>
          <table:table-cell office:value-type="float" office:value="0.603254530846951" calcext:value-type="float">
            <text:p>0.6032545308</text:p>
          </table:table-cell>
          <table:table-cell office:value-type="float" office:value="5.88164726068819" calcext:value-type="float">
            <text:p>5.8816472607</text:p>
          </table:table-cell>
          <table:table-cell office:value-type="float" office:value="2.14719130995174" calcext:value-type="float">
            <text:p>2.1471913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909499619153993]</text:p>
          </table:table-cell>
          <table:table-cell office:value-type="float" office:value="381.911297835598" calcext:value-type="float">
            <text:p>381.9112978356</text:p>
          </table:table-cell>
          <table:table-cell table:formula="of:=[.K416]+1"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[77.81646168456358</text:p>
          </table:table-cell>
          <table:table-cell office:value-type="float" office:value="6.90223108949567" calcext:value-type="float">
            <text:p>6.9022310895</text:p>
          </table:table-cell>
          <table:table-cell office:value-type="float" office:value="2.79453870769331" calcext:value-type="float">
            <text:p>2.7945387077</text:p>
          </table:table-cell>
          <table:table-cell office:value-type="float" office:value="249.808083592486" calcext:value-type="float">
            <text:p>249.8080835925</text:p>
          </table:table-cell>
          <table:table-cell office:value-type="float" office:value="0.55490142174777" calcext:value-type="float">
            <text:p>0.5549014217</text:p>
          </table:table-cell>
          <table:table-cell office:value-type="float" office:value="5.833294151589" calcext:value-type="float">
            <text:p>5.8332941516</text:p>
          </table:table-cell>
          <table:table-cell office:value-type="float" office:value="1.97942133080803" calcext:value-type="float">
            <text:p>1.9794213308</text:p>
          </table:table-cell>
          <table:table-cell office:value-type="float" office:value="0.0839904277658532" calcext:value-type="float">
            <text:p>0.0839904278</text:p>
          </table:table-cell>
          <table:table-cell office:value-type="string" calcext:value-type="string">
            <text:p>0.4754384750806528]</text:p>
          </table:table-cell>
          <table:table-cell office:value-type="float" office:value="365.504494695662" calcext:value-type="float">
            <text:p>365.5044946957</text:p>
          </table:table-cell>
          <table:table-cell table:formula="of:=[.K417]+1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[77.85233531804349</text:p>
          </table:table-cell>
          <table:table-cell office:value-type="float" office:value="6.9381047229756" calcext:value-type="float">
            <text:p>6.938104723</text:p>
          </table:table-cell>
          <table:table-cell office:value-type="float" office:value="2.83041234117324" calcext:value-type="float">
            <text:p>2.8304123412</text:p>
          </table:table-cell>
          <table:table-cell office:value-type="float" office:value="249.843957225966" calcext:value-type="float">
            <text:p>249.843957226</text:p>
          </table:table-cell>
          <table:table-cell office:value-type="float" office:value="0.590775055227697" calcext:value-type="float">
            <text:p>0.5907750552</text:p>
          </table:table-cell>
          <table:table-cell office:value-type="float" office:value="5.86916778506893" calcext:value-type="float">
            <text:p>5.8691677851</text:p>
          </table:table-cell>
          <table:table-cell office:value-type="float" office:value="2.01890131330581" calcext:value-type="float">
            <text:p>2.018901313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5129935728528683]</text:p>
          </table:table-cell>
          <table:table-cell office:value-type="float" office:value="375.504347722616" calcext:value-type="float">
            <text:p>375.5043477226</text:p>
          </table:table-cell>
          <table:table-cell table:formula="of:=[.K418]+1"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[77.82319754429327</text:p>
          </table:table-cell>
          <table:table-cell office:value-type="float" office:value="6.90896694922536" calcext:value-type="float">
            <text:p>6.9089669492</text:p>
          </table:table-cell>
          <table:table-cell office:value-type="float" office:value="2.801274567423" calcext:value-type="float">
            <text:p>2.8012745674</text:p>
          </table:table-cell>
          <table:table-cell office:value-type="float" office:value="249.814819452215" calcext:value-type="float">
            <text:p>249.8148194522</text:p>
          </table:table-cell>
          <table:table-cell office:value-type="float" office:value="0.561637281477461" calcext:value-type="float">
            <text:p>0.5616372815</text:p>
          </table:table-cell>
          <table:table-cell office:value-type="float" office:value="5.8400300113187" calcext:value-type="float">
            <text:p>5.8400300113</text:p>
          </table:table-cell>
          <table:table-cell office:value-type="float" office:value="2.03369814682217" calcext:value-type="float">
            <text:p>2.0336981468</text:p>
          </table:table-cell>
          <table:table-cell office:value-type="float" office:value="0.050592059713752" calcext:value-type="float">
            <text:p>0.0505920597</text:p>
          </table:table-cell>
          <table:table-cell office:value-type="string" calcext:value-type="string">
            <text:p>0.4681276841413343]</text:p>
          </table:table-cell>
          <table:table-cell office:value-type="float" office:value="363.992002599078" calcext:value-type="float">
            <text:p>363.9920025991</text:p>
          </table:table-cell>
          <table:table-cell table:formula="of:=[.K419]+1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[77.85085544424082</text:p>
          </table:table-cell>
          <table:table-cell office:value-type="float" office:value="6.93662484917292" calcext:value-type="float">
            <text:p>6.9366248492</text:p>
          </table:table-cell>
          <table:table-cell office:value-type="float" office:value="2.82893246737056" calcext:value-type="float">
            <text:p>2.8289324674</text:p>
          </table:table-cell>
          <table:table-cell office:value-type="float" office:value="249.842477352163" calcext:value-type="float">
            <text:p>249.8424773522</text:p>
          </table:table-cell>
          <table:table-cell office:value-type="float" office:value="0.589295181425019" calcext:value-type="float">
            <text:p>0.5892951814</text:p>
          </table:table-cell>
          <table:table-cell office:value-type="float" office:value="5.86768791126625" calcext:value-type="float">
            <text:p>5.8676879113</text:p>
          </table:table-cell>
          <table:table-cell office:value-type="float" office:value="2.09017192182855" calcext:value-type="float">
            <text:p>2.090171921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891028654676343]</text:p>
          </table:table-cell>
          <table:table-cell office:value-type="float" office:value="368.515644148815" calcext:value-type="float">
            <text:p>368.5156441488</text:p>
          </table:table-cell>
          <table:table-cell table:formula="of:=[.K420]+1"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[77.82506012448289</text:p>
          </table:table-cell>
          <table:table-cell office:value-type="float" office:value="6.91082952941498" calcext:value-type="float">
            <text:p>6.9108295294</text:p>
          </table:table-cell>
          <table:table-cell office:value-type="float" office:value="2.80313714761262" calcext:value-type="float">
            <text:p>2.8031371476</text:p>
          </table:table-cell>
          <table:table-cell office:value-type="float" office:value="249.816682032405" calcext:value-type="float">
            <text:p>249.8166820324</text:p>
          </table:table-cell>
          <table:table-cell office:value-type="float" office:value="0.563499861667082" calcext:value-type="float">
            <text:p>0.5634998617</text:p>
          </table:table-cell>
          <table:table-cell office:value-type="float" office:value="5.84189259150832" calcext:value-type="float">
            <text:p>5.8418925915</text:p>
          </table:table-cell>
          <table:table-cell office:value-type="float" office:value="2.00710897856316" calcext:value-type="float">
            <text:p>2.0071089786</text:p>
          </table:table-cell>
          <table:table-cell office:value-type="float" office:value="0.0480089602751919" calcext:value-type="float">
            <text:p>0.0480089603</text:p>
          </table:table-cell>
          <table:table-cell office:value-type="string" calcext:value-type="string">
            <text:p>0.47885457267739817]</text:p>
          </table:table-cell>
          <table:table-cell office:value-type="float" office:value="363.999462563676" calcext:value-type="float">
            <text:p>363.9994625637</text:p>
          </table:table-cell>
          <table:table-cell table:formula="of:=[.K421]+1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[78.04827526768875</text:p>
          </table:table-cell>
          <table:table-cell office:value-type="float" office:value="7.13404467262083" calcext:value-type="float">
            <text:p>7.1340446726</text:p>
          </table:table-cell>
          <table:table-cell office:value-type="float" office:value="1.80413006859625" calcext:value-type="float">
            <text:p>1.8041300686</text:p>
          </table:table-cell>
          <table:table-cell office:value-type="float" office:value="250.039897175611" calcext:value-type="float">
            <text:p>250.0398971756</text:p>
          </table:table-cell>
          <table:table-cell office:value-type="float" office:value="0.786715004872931" calcext:value-type="float">
            <text:p>0.7867150049</text:p>
          </table:table-cell>
          <table:table-cell office:value-type="float" office:value="6.06510773471416" calcext:value-type="float">
            <text:p>6.0651077347</text:p>
          </table:table-cell>
          <table:table-cell office:value-type="float" office:value="2.02338370440446" calcext:value-type="float">
            <text:p>2.0233837044</text:p>
          </table:table-cell>
          <table:table-cell office:value-type="float" office:value="0.024656832014068" calcext:value-type="float">
            <text:p>0.024656832</text:p>
          </table:table-cell>
          <table:table-cell office:value-type="string" calcext:value-type="string">
            <text:p>0.47524120277845305]</text:p>
          </table:table-cell>
          <table:table-cell office:value-type="float" office:value="363.670720864766" calcext:value-type="float">
            <text:p>363.6707208648</text:p>
          </table:table-cell>
          <table:table-cell table:formula="of:=[.K422]+1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[76.91311427669015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string" calcext:value-type="string">
            <text:p>0.47253903803662844]</text:p>
          </table:table-cell>
          <table:table-cell office:value-type="float" office:value="363.364627889199" calcext:value-type="float">
            <text:p>363.3646278892</text:p>
          </table:table-cell>
          <table:table-cell table:formula="of:=[.K423]+1"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[77.91311427669015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string" calcext:value-type="string">
            <text:p>0.47253903803662844]</text:p>
          </table:table-cell>
          <table:table-cell office:value-type="float" office:value="363.002645749722" calcext:value-type="float">
            <text:p>363.0026457497</text:p>
          </table:table-cell>
          <table:table-cell table:formula="of:=[.K424]+1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[76.91311427669015</text:p>
          </table:table-cell>
          <table:table-cell office:value-type="float" office:value="8.22110590384445" calcext:value-type="float">
            <text:p>8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string" calcext:value-type="string">
            <text:p>0.47253903803662844]</text:p>
          </table:table-cell>
          <table:table-cell office:value-type="float" office:value="362.751366834873" calcext:value-type="float">
            <text:p>362.7513668349</text:p>
          </table:table-cell>
          <table:table-cell table:formula="of:=[.K425]+1"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[76.91311427669015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3.61958636154827" calcext:value-type="float">
            <text:p>3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string" calcext:value-type="string">
            <text:p>0.47253903803662844]</text:p>
          </table:table-cell>
          <table:table-cell office:value-type="float" office:value="363.736118349441" calcext:value-type="float">
            <text:p>363.7361183494</text:p>
          </table:table-cell>
          <table:table-cell table:formula="of:=[.K426]+1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[76.91311427669015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1.126958406834" calcext:value-type="float">
            <text:p>251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string" calcext:value-type="string">
            <text:p>0.47253903803662844]</text:p>
          </table:table-cell>
          <table:table-cell office:value-type="float" office:value="363.410206160184" calcext:value-type="float">
            <text:p>363.4102061602</text:p>
          </table:table-cell>
          <table:table-cell table:formula="of:=[.K427]+1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[76.91311427669015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1.87377623609655" calcext:value-type="float">
            <text:p>1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string" calcext:value-type="string">
            <text:p>0.47253903803662844]</text:p>
          </table:table-cell>
          <table:table-cell office:value-type="float" office:value="363.404127512036" calcext:value-type="float">
            <text:p>363.404127512</text:p>
          </table:table-cell>
          <table:table-cell table:formula="of:=[.K428]+1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[76.91311427669015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7.15216896593779" calcext:value-type="float">
            <text:p>7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string" calcext:value-type="string">
            <text:p>0.47253903803662844]</text:p>
          </table:table-cell>
          <table:table-cell office:value-type="float" office:value="363.380496714876" calcext:value-type="float">
            <text:p>363.3804967149</text:p>
          </table:table-cell>
          <table:table-cell table:formula="of:=[.K429]+1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[76.91311427669015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3.01989111566171" calcext:value-type="float">
            <text:p>3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string" calcext:value-type="string">
            <text:p>0.47253903803662844]</text:p>
          </table:table-cell>
          <table:table-cell office:value-type="float" office:value="2208.38180627604" calcext:value-type="float">
            <text:p>2208.381806276</text:p>
          </table:table-cell>
          <table:table-cell table:formula="of:=[.K430]+1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[76.91311427669015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1.02830579867284" calcext:value-type="float">
            <text:p>1.0283057987</text:p>
          </table:table-cell>
          <table:table-cell office:value-type="string" calcext:value-type="string">
            <text:p>0.47253903803662844]</text:p>
          </table:table-cell>
          <table:table-cell office:value-type="float" office:value="415.900851389463" calcext:value-type="float">
            <text:p>415.9008513895</text:p>
          </table:table-cell>
          <table:table-cell table:formula="of:=[.K431]+1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[76.91311427669015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string" calcext:value-type="string">
            <text:p>1.4725390380366283]</text:p>
          </table:table-cell>
          <table:table-cell office:value-type="float" office:value="6175.78505752583" calcext:value-type="float">
            <text:p>6175.7850575258</text:p>
          </table:table-cell>
          <table:table-cell table:formula="of:=[.K432]+1"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[76.91311427669015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string" calcext:value-type="string">
            <text:p>0.47253903803662844]</text:p>
          </table:table-cell>
          <table:table-cell office:value-type="float" office:value="363.364627889199" calcext:value-type="float">
            <text:p>363.3646278892</text:p>
          </table:table-cell>
          <table:table-cell table:formula="of:=[.K433]+1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[77.13533649891241</text:p>
          </table:table-cell>
          <table:table-cell office:value-type="float" office:value="7.44332812606668" calcext:value-type="float">
            <text:p>7.4433281261</text:p>
          </table:table-cell>
          <table:table-cell office:value-type="float" office:value="2.84180858377049" calcext:value-type="float">
            <text:p>2.8418085838</text:p>
          </table:table-cell>
          <table:table-cell office:value-type="float" office:value="250.349180629057" calcext:value-type="float">
            <text:p>250.3491806291</text:p>
          </table:table-cell>
          <table:table-cell office:value-type="float" office:value="1.09599845831878" calcext:value-type="float">
            <text:p>1.0959984583</text:p>
          </table:table-cell>
          <table:table-cell office:value-type="float" office:value="6.37439118816001" calcext:value-type="float">
            <text:p>6.3743911882</text:p>
          </table:table-cell>
          <table:table-cell office:value-type="float" office:value="2.24211333788393" calcext:value-type="float">
            <text:p>2.2421133379</text:p>
          </table:table-cell>
          <table:table-cell office:value-type="float" office:value="0.250528020895067" calcext:value-type="float">
            <text:p>0.2505280209</text:p>
          </table:table-cell>
          <table:table-cell office:value-type="string" calcext:value-type="string">
            <text:p>1.0e-9]</text:p>
          </table:table-cell>
          <table:table-cell office:value-type="float" office:value="2844.29325902709" calcext:value-type="float">
            <text:p>2844.2932590271</text:p>
          </table:table-cell>
          <table:table-cell table:formula="of:=[.K434]+1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[77.07978094335684</text:p>
          </table:table-cell>
          <table:table-cell office:value-type="float" office:value="7.38777257051112" calcext:value-type="float">
            <text:p>7.3877725705</text:p>
          </table:table-cell>
          <table:table-cell office:value-type="float" office:value="2.78625302821494" calcext:value-type="float">
            <text:p>2.7862530282</text:p>
          </table:table-cell>
          <table:table-cell office:value-type="float" office:value="250.293625073501" calcext:value-type="float">
            <text:p>250.2936250735</text:p>
          </table:table-cell>
          <table:table-cell office:value-type="float" office:value="1.04044290276322" calcext:value-type="float">
            <text:p>1.0404429028</text:p>
          </table:table-cell>
          <table:table-cell office:value-type="float" office:value="6.31883563260446" calcext:value-type="float">
            <text:p>6.3188356326</text:p>
          </table:table-cell>
          <table:table-cell office:value-type="float" office:value="2.18655778232838" calcext:value-type="float">
            <text:p>2.1865577823</text:p>
          </table:table-cell>
          <table:table-cell office:value-type="float" office:value="0.194972465339511" calcext:value-type="float">
            <text:p>0.1949724653</text:p>
          </table:table-cell>
          <table:table-cell office:value-type="string" calcext:value-type="string">
            <text:p>0.2362695195183142]</text:p>
          </table:table-cell>
          <table:table-cell office:value-type="float" office:value="1087.08363600629" calcext:value-type="float">
            <text:p>1087.0836360063</text:p>
          </table:table-cell>
          <table:table-cell table:formula="of:=[.K435]+1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[77.17237353594942</text:p>
          </table:table-cell>
          <table:table-cell office:value-type="float" office:value="7.48036516310371" calcext:value-type="float">
            <text:p>7.4803651631</text:p>
          </table:table-cell>
          <table:table-cell office:value-type="float" office:value="2.87884562080753" calcext:value-type="float">
            <text:p>2.8788456208</text:p>
          </table:table-cell>
          <table:table-cell office:value-type="float" office:value="250.386217666094" calcext:value-type="float">
            <text:p>250.3862176661</text:p>
          </table:table-cell>
          <table:table-cell office:value-type="float" office:value="1.13303549535581" calcext:value-type="float">
            <text:p>1.1330354954</text:p>
          </table:table-cell>
          <table:table-cell office:value-type="float" office:value="6.41142822519705" calcext:value-type="float">
            <text:p>6.4114282252</text:p>
          </table:table-cell>
          <table:table-cell office:value-type="float" office:value="1.05692815269875" calcext:value-type="float">
            <text:p>1.0569281527</text:p>
          </table:table-cell>
          <table:table-cell office:value-type="float" office:value="0.287565057932104" calcext:value-type="float">
            <text:p>0.2875650579</text:p>
          </table:table-cell>
          <table:table-cell office:value-type="string" calcext:value-type="string">
            <text:p>0.420034700588114]</text:p>
          </table:table-cell>
          <table:table-cell office:value-type="float" office:value="1797.99087899613" calcext:value-type="float">
            <text:p>1797.9908789961</text:p>
          </table:table-cell>
          <table:table-cell table:formula="of:=[.K436]+1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[77.10755872113461</text:p>
          </table:table-cell>
          <table:table-cell office:value-type="float" office:value="7.4155503482889" calcext:value-type="float">
            <text:p>7.4155503483</text:p>
          </table:table-cell>
          <table:table-cell office:value-type="float" office:value="2.81403080599271" calcext:value-type="float">
            <text:p>2.814030806</text:p>
          </table:table-cell>
          <table:table-cell office:value-type="float" office:value="250.321402851279" calcext:value-type="float">
            <text:p>250.3214028513</text:p>
          </table:table-cell>
          <table:table-cell office:value-type="float" office:value="1.068220680541" calcext:value-type="float">
            <text:p>1.0682206805</text:p>
          </table:table-cell>
          <table:table-cell office:value-type="float" office:value="6.34661341038223" calcext:value-type="float">
            <text:p>6.3466134104</text:p>
          </table:table-cell>
          <table:table-cell office:value-type="float" office:value="1.54766889343949" calcext:value-type="float">
            <text:p>1.5476688934</text:p>
          </table:table-cell>
          <table:table-cell office:value-type="float" office:value="0.222750243117289" calcext:value-type="float">
            <text:p>0.2227502431</text:p>
          </table:table-cell>
          <table:table-cell office:value-type="string" calcext:value-type="string">
            <text:p>0.43316078495024257]</text:p>
          </table:table-cell>
          <table:table-cell office:value-type="float" office:value="647.548081451489" calcext:value-type="float">
            <text:p>647.5480814515</text:p>
          </table:table-cell>
          <table:table-cell table:formula="of:=[.K437]+1"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[77.01187970878891</text:p>
          </table:table-cell>
          <table:table-cell office:value-type="float" office:value="7.31987133594322" calcext:value-type="float">
            <text:p>7.3198713359</text:p>
          </table:table-cell>
          <table:table-cell office:value-type="float" office:value="2.71835179364703" calcext:value-type="float">
            <text:p>2.7183517936</text:p>
          </table:table-cell>
          <table:table-cell office:value-type="float" office:value="250.225723838933" calcext:value-type="float">
            <text:p>250.2257238389</text:p>
          </table:table-cell>
          <table:table-cell office:value-type="float" office:value="0.97254166819532" calcext:value-type="float">
            <text:p>0.9725416682</text:p>
          </table:table-cell>
          <table:table-cell office:value-type="float" office:value="6.25093439803655" calcext:value-type="float">
            <text:p>6.250934398</text:p>
          </table:table-cell>
          <table:table-cell office:value-type="float" office:value="1.74828617739011" calcext:value-type="float">
            <text:p>1.7482861774</text:p>
          </table:table-cell>
          <table:table-cell office:value-type="float" office:value="0.12707123077161" calcext:value-type="float">
            <text:p>0.1270712308</text:p>
          </table:table-cell>
          <table:table-cell office:value-type="string" calcext:value-type="string">
            <text:p>0.7000578336468569]</text:p>
          </table:table-cell>
          <table:table-cell office:value-type="float" office:value="1042.2910803693" calcext:value-type="float">
            <text:p>1042.2910803693</text:p>
          </table:table-cell>
          <table:table-cell table:formula="of:=[.K438]+1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[77.02885501743089</text:p>
          </table:table-cell>
          <table:table-cell office:value-type="float" office:value="7.33684664458519" calcext:value-type="float">
            <text:p>7.3368466446</text:p>
          </table:table-cell>
          <table:table-cell office:value-type="float" office:value="2.73532710228901" calcext:value-type="float">
            <text:p>2.7353271023</text:p>
          </table:table-cell>
          <table:table-cell office:value-type="float" office:value="250.242699147575" calcext:value-type="float">
            <text:p>250.2426991476</text:p>
          </table:table-cell>
          <table:table-cell office:value-type="float" office:value="0.989516976837296" calcext:value-type="float">
            <text:p>0.9895169768</text:p>
          </table:table-cell>
          <table:table-cell office:value-type="float" office:value="6.26790970667853" calcext:value-type="float">
            <text:p>6.2679097067</text:p>
          </table:table-cell>
          <table:table-cell office:value-type="float" office:value="1.85785407862467" calcext:value-type="float">
            <text:p>1.8578540786</text:p>
          </table:table-cell>
          <table:table-cell office:value-type="float" office:value="0.144046539413585" calcext:value-type="float">
            <text:p>0.1440465394</text:p>
          </table:table-cell>
          <table:table-cell office:value-type="string" calcext:value-type="string">
            <text:p>0.5841107551147212]</text:p>
          </table:table-cell>
          <table:table-cell office:value-type="float" office:value="565.256738574497" calcext:value-type="float">
            <text:p>565.2567385745</text:p>
          </table:table-cell>
          <table:table-cell table:formula="of:=[.K439]+1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[76.966612219077</text:p>
          </table:table-cell>
          <table:table-cell office:value-type="float" office:value="7.27460384623129" calcext:value-type="float">
            <text:p>7.2746038462</text:p>
          </table:table-cell>
          <table:table-cell office:value-type="float" office:value="2.6730843039351" calcext:value-type="float">
            <text:p>2.6730843039</text:p>
          </table:table-cell>
          <table:table-cell office:value-type="float" office:value="250.180456349221" calcext:value-type="float">
            <text:p>250.1804563492</text:p>
          </table:table-cell>
          <table:table-cell office:value-type="float" office:value="0.927274178483386" calcext:value-type="float">
            <text:p>0.9272741785</text:p>
          </table:table-cell>
          <table:table-cell office:value-type="float" office:value="6.20566690832462" calcext:value-type="float">
            <text:p>6.2056669083</text:p>
          </table:table-cell>
          <table:table-cell office:value-type="float" office:value="2.45610510743126" calcext:value-type="float">
            <text:p>2.4561051074</text:p>
          </table:table-cell>
          <table:table-cell office:value-type="float" office:value="0.0818037410596755" calcext:value-type="float">
            <text:p>0.0818037411</text:p>
          </table:table-cell>
          <table:table-cell office:value-type="string" calcext:value-type="string">
            <text:p>0.536711006029257]</text:p>
          </table:table-cell>
          <table:table-cell office:value-type="float" office:value="545.325757412076" calcext:value-type="float">
            <text:p>545.3257574121</text:p>
          </table:table-cell>
          <table:table-cell table:formula="of:=[.K440]+1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[77.03148418981317</text:p>
          </table:table-cell>
          <table:table-cell office:value-type="float" office:value="7.33947581696745" calcext:value-type="float">
            <text:p>7.339475817</text:p>
          </table:table-cell>
          <table:table-cell office:value-type="float" office:value="2.73795627467127" calcext:value-type="float">
            <text:p>2.7379562747</text:p>
          </table:table-cell>
          <table:table-cell office:value-type="float" office:value="250.245328319957" calcext:value-type="float">
            <text:p>250.24532832</text:p>
          </table:table-cell>
          <table:table-cell office:value-type="float" office:value="0.992146149219554" calcext:value-type="float">
            <text:p>0.9921461492</text:p>
          </table:table-cell>
          <table:table-cell office:value-type="float" office:value="6.27053887906079" calcext:value-type="float">
            <text:p>6.2705388791</text:p>
          </table:table-cell>
          <table:table-cell office:value-type="float" office:value="2.2788645953142" calcext:value-type="float">
            <text:p>2.2788645953</text:p>
          </table:table-cell>
          <table:table-cell office:value-type="float" office:value="0.146675711795844" calcext:value-type="float">
            <text:p>0.1466757118</text:p>
          </table:table-cell>
          <table:table-cell office:value-type="string" calcext:value-type="string">
            <text:p>0.3752277582902308]</text:p>
          </table:table-cell>
          <table:table-cell office:value-type="float" office:value="754.209658987836" calcext:value-type="float">
            <text:p>754.2096589878</text:p>
          </table:table-cell>
          <table:table-cell table:formula="of:=[.K441]+1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[77.02951231052646</text:p>
          </table:table-cell>
          <table:table-cell office:value-type="float" office:value="7.33750393768076" calcext:value-type="float">
            <text:p>7.3375039377</text:p>
          </table:table-cell>
          <table:table-cell office:value-type="float" office:value="2.73598439538457" calcext:value-type="float">
            <text:p>2.7359843954</text:p>
          </table:table-cell>
          <table:table-cell office:value-type="float" office:value="250.243356440671" calcext:value-type="float">
            <text:p>250.2433564407</text:p>
          </table:table-cell>
          <table:table-cell office:value-type="float" office:value="0.99017426993286" calcext:value-type="float">
            <text:p>0.9901742699</text:p>
          </table:table-cell>
          <table:table-cell office:value-type="float" office:value="6.26856699977409" calcext:value-type="float">
            <text:p>6.2685669998</text:p>
          </table:table-cell>
          <table:table-cell office:value-type="float" office:value="1.96310670779706" calcext:value-type="float">
            <text:p>1.9631067078</text:p>
          </table:table-cell>
          <table:table-cell office:value-type="float" office:value="0.14470383250915" calcext:value-type="float">
            <text:p>0.1447038325</text:p>
          </table:table-cell>
          <table:table-cell office:value-type="string" calcext:value-type="string">
            <text:p>0.5318900059085986]</text:p>
          </table:table-cell>
          <table:table-cell office:value-type="float" office:value="404.098417699594" calcext:value-type="float">
            <text:p>404.0984176996</text:p>
          </table:table-cell>
          <table:table-cell table:formula="of:=[.K442]+1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[77.10770478626694</text:p>
          </table:table-cell>
          <table:table-cell office:value-type="float" office:value="7.41569641342125" calcext:value-type="float">
            <text:p>7.4156964134</text:p>
          </table:table-cell>
          <table:table-cell office:value-type="float" office:value="2.81417687112506" calcext:value-type="float">
            <text:p>2.8141768711</text:p>
          </table:table-cell>
          <table:table-cell office:value-type="float" office:value="250.321548916411" calcext:value-type="float">
            <text:p>250.3215489164</text:p>
          </table:table-cell>
          <table:table-cell office:value-type="float" office:value="1.06836674567335" calcext:value-type="float">
            <text:p>1.0683667457</text:p>
          </table:table-cell>
          <table:table-cell office:value-type="float" office:value="6.34675947551458" calcext:value-type="float">
            <text:p>6.3467594755</text:p>
          </table:table-cell>
          <table:table-cell office:value-type="float" office:value="1.57105836658891" calcext:value-type="float">
            <text:p>1.5710583666</text:p>
          </table:table-cell>
          <table:table-cell office:value-type="float" office:value="0.222896308249636" calcext:value-type="float">
            <text:p>0.2228963082</text:p>
          </table:table-cell>
          <table:table-cell office:value-type="string" calcext:value-type="string">
            <text:p>0.4215561740155488]</text:p>
          </table:table-cell>
          <table:table-cell office:value-type="float" office:value="591.887868459856" calcext:value-type="float">
            <text:p>591.8878684599</text:p>
          </table:table-cell>
          <table:table-cell table:formula="of:=[.K443]+1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[77.0018853608745</text:p>
          </table:table-cell>
          <table:table-cell office:value-type="float" office:value="7.30987698802878" calcext:value-type="float">
            <text:p>7.309876988</text:p>
          </table:table-cell>
          <table:table-cell office:value-type="float" office:value="2.70835744573259" calcext:value-type="float">
            <text:p>2.7083574457</text:p>
          </table:table-cell>
          <table:table-cell office:value-type="float" office:value="250.215729491019" calcext:value-type="float">
            <text:p>250.215729491</text:p>
          </table:table-cell>
          <table:table-cell office:value-type="float" office:value="0.962547320280876" calcext:value-type="float">
            <text:p>0.9625473203</text:p>
          </table:table-cell>
          <table:table-cell office:value-type="float" office:value="6.24094005012211" calcext:value-type="float">
            <text:p>6.2409400501</text:p>
          </table:table-cell>
          <table:table-cell office:value-type="float" office:value="2.23484342222067" calcext:value-type="float">
            <text:p>2.2348434222</text:p>
          </table:table-cell>
          <table:table-cell office:value-type="float" office:value="0.117076882857166" calcext:value-type="float">
            <text:p>0.1170768829</text:p>
          </table:table-cell>
          <table:table-cell office:value-type="string" calcext:value-type="string">
            <text:p>0.50792229802583]</text:p>
          </table:table-cell>
          <table:table-cell office:value-type="float" office:value="412.686307515661" calcext:value-type="float">
            <text:p>412.6863075157</text:p>
          </table:table-cell>
          <table:table-cell table:formula="of:=[.K444]+1"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[77.18092963625031</text:p>
          </table:table-cell>
          <table:table-cell office:value-type="float" office:value="7.48892126340459" calcext:value-type="float">
            <text:p>7.4889212634</text:p>
          </table:table-cell>
          <table:table-cell office:value-type="float" office:value="2.88740172110841" calcext:value-type="float">
            <text:p>2.8874017211</text:p>
          </table:table-cell>
          <table:table-cell office:value-type="float" office:value="250.394773766394" calcext:value-type="float">
            <text:p>250.3947737664</text:p>
          </table:table-cell>
          <table:table-cell office:value-type="float" office:value="1.14159159565669" calcext:value-type="float">
            <text:p>1.1415915957</text:p>
          </table:table-cell>
          <table:table-cell office:value-type="float" office:value="6.41998432549793" calcext:value-type="float">
            <text:p>6.4199843255</text:p>
          </table:table-cell>
          <table:table-cell office:value-type="float" office:value="2.05503953759378" calcext:value-type="float">
            <text:p>2.055039537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935910886724443]</text:p>
          </table:table-cell>
          <table:table-cell office:value-type="float" office:value="365.185960940076" calcext:value-type="float">
            <text:p>365.1859609401</text:p>
          </table:table-cell>
          <table:table-cell table:formula="of:=[.K445]+1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[77.13194616881614</text:p>
          </table:table-cell>
          <table:table-cell office:value-type="float" office:value="7.43993779597045" calcext:value-type="float">
            <text:p>7.439937796</text:p>
          </table:table-cell>
          <table:table-cell office:value-type="float" office:value="2.83841825367427" calcext:value-type="float">
            <text:p>2.8384182537</text:p>
          </table:table-cell>
          <table:table-cell office:value-type="float" office:value="250.34579029896" calcext:value-type="float">
            <text:p>250.345790299</text:p>
          </table:table-cell>
          <table:table-cell office:value-type="float" office:value="1.09260812822255" calcext:value-type="float">
            <text:p>1.0926081282</text:p>
          </table:table-cell>
          <table:table-cell office:value-type="float" office:value="6.37100085806379" calcext:value-type="float">
            <text:p>6.3710008581</text:p>
          </table:table-cell>
          <table:table-cell office:value-type="float" office:value="1.80013081222884" calcext:value-type="float">
            <text:p>1.800130812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550231154936015]</text:p>
          </table:table-cell>
          <table:table-cell office:value-type="float" office:value="418.895856327871" calcext:value-type="float">
            <text:p>418.8958563279</text:p>
          </table:table-cell>
          <table:table-cell table:formula="of:=[.K446]+1"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[77.0344005628599</text:p>
          </table:table-cell>
          <table:table-cell office:value-type="float" office:value="7.3423921900142" calcext:value-type="float">
            <text:p>7.34239219</text:p>
          </table:table-cell>
          <table:table-cell office:value-type="float" office:value="2.74087264771801" calcext:value-type="float">
            <text:p>2.7408726477</text:p>
          </table:table-cell>
          <table:table-cell office:value-type="float" office:value="250.248244693004" calcext:value-type="float">
            <text:p>250.248244693</text:p>
          </table:table-cell>
          <table:table-cell office:value-type="float" office:value="0.995062522266295" calcext:value-type="float">
            <text:p>0.9950625223</text:p>
          </table:table-cell>
          <table:table-cell office:value-type="float" office:value="6.27345525210753" calcext:value-type="float">
            <text:p>6.2734552521</text:p>
          </table:table-cell>
          <table:table-cell office:value-type="float" office:value="2.12616526972271" calcext:value-type="float">
            <text:p>2.1261652697</text:p>
          </table:table-cell>
          <table:table-cell office:value-type="float" office:value="0.0775853538851973" calcext:value-type="float">
            <text:p>0.0775853539</text:p>
          </table:table-cell>
          <table:table-cell office:value-type="string" calcext:value-type="string">
            <text:p>0.4946975023927729]</text:p>
          </table:table-cell>
          <table:table-cell office:value-type="float" office:value="375.957902798278" calcext:value-type="float">
            <text:p>375.9579027983</text:p>
          </table:table-cell>
          <table:table-cell table:formula="of:=[.K447]+1"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[77.10540549746051</text:p>
          </table:table-cell>
          <table:table-cell office:value-type="float" office:value="7.41339712461479" calcext:value-type="float">
            <text:p>7.4133971246</text:p>
          </table:table-cell>
          <table:table-cell office:value-type="float" office:value="2.8118775823186" calcext:value-type="float">
            <text:p>2.8118775823</text:p>
          </table:table-cell>
          <table:table-cell office:value-type="float" office:value="250.319249627605" calcext:value-type="float">
            <text:p>250.3192496276</text:p>
          </table:table-cell>
          <table:table-cell office:value-type="float" office:value="1.06606745686689" calcext:value-type="float">
            <text:p>1.0660674569</text:p>
          </table:table-cell>
          <table:table-cell office:value-type="float" office:value="6.34446018670812" calcext:value-type="float">
            <text:p>6.3444601867</text:p>
          </table:table-cell>
          <table:table-cell office:value-type="float" office:value="2.10810276263594" calcext:value-type="float">
            <text:p>2.108102762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227904068295383]</text:p>
          </table:table-cell>
          <table:table-cell office:value-type="float" office:value="426.821946854008" calcext:value-type="float">
            <text:p>426.821946854</text:p>
          </table:table-cell>
          <table:table-cell table:formula="of:=[.K448]+1"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[77.04848560725998</text:p>
          </table:table-cell>
          <table:table-cell office:value-type="float" office:value="7.35647723441427" calcext:value-type="float">
            <text:p>7.3564772344</text:p>
          </table:table-cell>
          <table:table-cell office:value-type="float" office:value="2.75495769211808" calcext:value-type="float">
            <text:p>2.7549576921</text:p>
          </table:table-cell>
          <table:table-cell office:value-type="float" office:value="250.262329737404" calcext:value-type="float">
            <text:p>250.2623297374</text:p>
          </table:table-cell>
          <table:table-cell office:value-type="float" office:value="1.00914756666637" calcext:value-type="float">
            <text:p>1.0091475667</text:p>
          </table:table-cell>
          <table:table-cell office:value-type="float" office:value="6.2875402965076" calcext:value-type="float">
            <text:p>6.2875402965</text:p>
          </table:table-cell>
          <table:table-cell office:value-type="float" office:value="1.99935572150678" calcext:value-type="float">
            <text:p>1.9993557215</text:p>
          </table:table-cell>
          <table:table-cell office:value-type="float" office:value="0.0876700243431919" calcext:value-type="float">
            <text:p>0.0876700243</text:p>
          </table:table-cell>
          <table:table-cell office:value-type="string" calcext:value-type="string">
            <text:p>0.5046151061388335]</text:p>
          </table:table-cell>
          <table:table-cell office:value-type="float" office:value="371.964103489664" calcext:value-type="float">
            <text:p>371.9641034897</text:p>
          </table:table-cell>
          <table:table-cell table:formula="of:=[.K449]+1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[77.10364725499375</text:p>
          </table:table-cell>
          <table:table-cell office:value-type="float" office:value="7.41163888214803" calcext:value-type="float">
            <text:p>7.4116388821</text:p>
          </table:table-cell>
          <table:table-cell office:value-type="float" office:value="2.81011933985185" calcext:value-type="float">
            <text:p>2.8101193399</text:p>
          </table:table-cell>
          <table:table-cell office:value-type="float" office:value="250.317491385138" calcext:value-type="float">
            <text:p>250.3174913851</text:p>
          </table:table-cell>
          <table:table-cell office:value-type="float" office:value="1.06430921440014" calcext:value-type="float">
            <text:p>1.0643092144</text:p>
          </table:table-cell>
          <table:table-cell office:value-type="float" office:value="6.34270194424137" calcext:value-type="float">
            <text:p>6.3427019442</text:p>
          </table:table-cell>
          <table:table-cell office:value-type="float" office:value="1.91686430110674" calcext:value-type="float">
            <text:p>1.916864301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6218682228893315]</text:p>
          </table:table-cell>
          <table:table-cell office:value-type="float" office:value="371.673872081949" calcext:value-type="float">
            <text:p>371.673872082</text:p>
          </table:table-cell>
          <table:table-cell table:formula="of:=[.K450]+1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[77.10182035453448</text:p>
          </table:table-cell>
          <table:table-cell office:value-type="float" office:value="7.4098119816888" calcext:value-type="float">
            <text:p>7.4098119817</text:p>
          </table:table-cell>
          <table:table-cell office:value-type="float" office:value="2.80829243939262" calcext:value-type="float">
            <text:p>2.8082924394</text:p>
          </table:table-cell>
          <table:table-cell office:value-type="float" office:value="250.315664484679" calcext:value-type="float">
            <text:p>250.3156644847</text:p>
          </table:table-cell>
          <table:table-cell office:value-type="float" office:value="1.0624823139409" calcext:value-type="float">
            <text:p>1.0624823139</text:p>
          </table:table-cell>
          <table:table-cell office:value-type="float" office:value="6.34087504378214" calcext:value-type="float">
            <text:p>6.3408750438</text:p>
          </table:table-cell>
          <table:table-cell office:value-type="float" office:value="2.02534242256711" calcext:value-type="float">
            <text:p>2.025342422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0.44284071102067246]</text:p>
          </table:table-cell>
          <table:table-cell office:value-type="float" office:value="370.163419801747" calcext:value-type="float">
            <text:p>370.1634198017</text:p>
          </table:table-cell>
          <table:table-cell table:formula="of:=[.K451]+1"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[77.04625272892088</text:p>
          </table:table-cell>
          <table:table-cell office:value-type="float" office:value="7.3542443560752" calcext:value-type="float">
            <text:p>7.3542443561</text:p>
          </table:table-cell>
          <table:table-cell office:value-type="float" office:value="2.75272481377902" calcext:value-type="float">
            <text:p>2.7527248138</text:p>
          </table:table-cell>
          <table:table-cell office:value-type="float" office:value="250.260096859065" calcext:value-type="float">
            <text:p>250.2600968591</text:p>
          </table:table-cell>
          <table:table-cell office:value-type="float" office:value="1.0069146883273" calcext:value-type="float">
            <text:p>1.0069146883</text:p>
          </table:table-cell>
          <table:table-cell office:value-type="float" office:value="6.28530741816854" calcext:value-type="float">
            <text:p>6.2853074182</text:p>
          </table:table-cell>
          <table:table-cell office:value-type="float" office:value="2.13194009218056" calcext:value-type="float">
            <text:p>2.1319400922</text:p>
          </table:table-cell>
          <table:table-cell office:value-type="float" office:value="0.0440312418244245" calcext:value-type="float">
            <text:p>0.0440312418</text:p>
          </table:table-cell>
          <table:table-cell office:value-type="string" calcext:value-type="string">
            <text:p>0.48096985903318146]</text:p>
          </table:table-cell>
          <table:table-cell office:value-type="float" office:value="385.436382050994" calcext:value-type="float">
            <text:p>385.436382051</text:p>
          </table:table-cell>
          <table:table-cell table:formula="of:=[.K452]+1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[77.08929862347553</text:p>
          </table:table-cell>
          <table:table-cell office:value-type="float" office:value="7.39729025062983" calcext:value-type="float">
            <text:p>7.3972902506</text:p>
          </table:table-cell>
          <table:table-cell office:value-type="float" office:value="2.79577070833364" calcext:value-type="float">
            <text:p>2.7957707083</text:p>
          </table:table-cell>
          <table:table-cell office:value-type="float" office:value="250.30314275362" calcext:value-type="float">
            <text:p>250.3031427536</text:p>
          </table:table-cell>
          <table:table-cell office:value-type="float" office:value="1.04996058288193" calcext:value-type="float">
            <text:p>1.0499605829</text:p>
          </table:table-cell>
          <table:table-cell office:value-type="float" office:value="6.32835331272316" calcext:value-type="float">
            <text:p>6.3283533127</text:p>
          </table:table-cell>
          <table:table-cell office:value-type="float" office:value="1.97063324887519" calcext:value-type="float">
            <text:p>1.9706332489</text:p>
          </table:table-cell>
          <table:table-cell office:value-type="float" office:value="0.0110078112061061" calcext:value-type="float">
            <text:p>0.0110078112</text:p>
          </table:table-cell>
          <table:table-cell office:value-type="string" calcext:value-type="string">
            <text:p>0.46688258147499523]</text:p>
          </table:table-cell>
          <table:table-cell office:value-type="float" office:value="363.786398611968" calcext:value-type="float">
            <text:p>363.786398612</text:p>
          </table:table-cell>
          <table:table-cell table:formula="of:=[.K453]+1"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[77.04529702247817</text:p>
          </table:table-cell>
          <table:table-cell office:value-type="float" office:value="7.35328864963244" calcext:value-type="float">
            <text:p>7.3532886496</text:p>
          </table:table-cell>
          <table:table-cell office:value-type="float" office:value="2.75176910733626" calcext:value-type="float">
            <text:p>2.7517691073</text:p>
          </table:table-cell>
          <table:table-cell office:value-type="float" office:value="250.259141152622" calcext:value-type="float">
            <text:p>250.2591411526</text:p>
          </table:table-cell>
          <table:table-cell office:value-type="float" office:value="1.00595898188454" calcext:value-type="float">
            <text:p>1.0059589819</text:p>
          </table:table-cell>
          <table:table-cell office:value-type="float" office:value="6.28435171172578" calcext:value-type="float">
            <text:p>6.2843517117</text:p>
          </table:table-cell>
          <table:table-cell office:value-type="float" office:value="2.01130437656643" calcext:value-type="float">
            <text:p>2.0113043766</text:p>
          </table:table-cell>
          <table:table-cell office:value-type="float" office:value="0.0464774218702258" calcext:value-type="float">
            <text:p>0.0464774219</text:p>
          </table:table-cell>
          <table:table-cell office:value-type="string" calcext:value-type="string">
            <text:p>0.5056586081801805]</text:p>
          </table:table-cell>
          <table:table-cell office:value-type="float" office:value="370.515781593066" calcext:value-type="float">
            <text:p>370.5157815931</text:p>
          </table:table-cell>
          <table:table-cell table:formula="of:=[.K454]+1"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[77.0876895215204</text:p>
          </table:table-cell>
          <table:table-cell office:value-type="float" office:value="7.39568114867471" calcext:value-type="float">
            <text:p>7.3956811487</text:p>
          </table:table-cell>
          <table:table-cell office:value-type="float" office:value="2.79416160637853" calcext:value-type="float">
            <text:p>2.7941616064</text:p>
          </table:table-cell>
          <table:table-cell office:value-type="float" office:value="250.301533651665" calcext:value-type="float">
            <text:p>250.3015336517</text:p>
          </table:table-cell>
          <table:table-cell office:value-type="float" office:value="1.04835148092681" calcext:value-type="float">
            <text:p>1.0483514809</text:p>
          </table:table-cell>
          <table:table-cell office:value-type="float" office:value="6.32674421076805" calcext:value-type="float">
            <text:p>6.3267442108</text:p>
          </table:table-cell>
          <table:table-cell office:value-type="float" office:value="2.02183291106694" calcext:value-type="float">
            <text:p>2.0218329111</text:p>
          </table:table-cell>
          <table:table-cell office:value-type="float" office:value="0.0116193562175565" calcext:value-type="float">
            <text:p>0.0116193562</text:p>
          </table:table-cell>
          <table:table-cell office:value-type="string" calcext:value-type="string">
            <text:p>0.45854518531054944]</text:p>
          </table:table-cell>
          <table:table-cell office:value-type="float" office:value="364.893006453455" calcext:value-type="float">
            <text:p>364.8930064535</text:p>
          </table:table-cell>
          <table:table-cell table:formula="of:=[.K455]+1"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[76.9454677152668</text:p>
          </table:table-cell>
          <table:table-cell office:value-type="float" office:value="7.25345934242112" calcext:value-type="float">
            <text:p>7.2534593424</text:p>
          </table:table-cell>
          <table:table-cell office:value-type="float" office:value="2.65193980012494" calcext:value-type="float">
            <text:p>2.6519398001</text:p>
          </table:table-cell>
          <table:table-cell office:value-type="float" office:value="250.159311845411" calcext:value-type="float">
            <text:p>250.1593118454</text:p>
          </table:table-cell>
          <table:table-cell office:value-type="float" office:value="0.906129674673222" calcext:value-type="float">
            <text:p>0.9061296747</text:p>
          </table:table-cell>
          <table:table-cell office:value-type="float" office:value="6.18452240451446" calcext:value-type="float">
            <text:p>6.1845224045</text:p>
          </table:table-cell>
          <table:table-cell office:value-type="float" office:value="1.97422801120047" calcext:value-type="float">
            <text:p>1.9742280112</text:p>
          </table:table-cell>
          <table:table-cell office:value-type="float" office:value="0.0490595008074606" calcext:value-type="float">
            <text:p>0.0490595008</text:p>
          </table:table-cell>
          <table:table-cell office:value-type="string" calcext:value-type="string">
            <text:p>0.4471202520035431]</text:p>
          </table:table-cell>
          <table:table-cell office:value-type="float" office:value="361.114657758789" calcext:value-type="float">
            <text:p>361.1146577588</text:p>
          </table:table-cell>
          <table:table-cell table:formula="of:=[.K456]+1"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[76.82773675477505</text:p>
          </table:table-cell>
          <table:table-cell office:value-type="float" office:value="7.13572838192939" calcext:value-type="float">
            <text:p>7.1357283819</text:p>
          </table:table-cell>
          <table:table-cell office:value-type="float" office:value="2.5342088396332" calcext:value-type="float">
            <text:p>2.5342088396</text:p>
          </table:table-cell>
          <table:table-cell office:value-type="float" office:value="250.041580884919" calcext:value-type="float">
            <text:p>250.0415808849</text:p>
          </table:table-cell>
          <table:table-cell office:value-type="float" office:value="0.788398714181487" calcext:value-type="float">
            <text:p>0.7883987142</text:p>
          </table:table-cell>
          <table:table-cell office:value-type="float" office:value="6.06679144402272" calcext:value-type="float">
            <text:p>6.066791444</text:p>
          </table:table-cell>
          <table:table-cell office:value-type="float" office:value="1.93382224800381" calcext:value-type="float">
            <text:p>1.933822248</text:p>
          </table:table-cell>
          <table:table-cell office:value-type="float" office:value="0.0735892507111909" calcext:value-type="float">
            <text:p>0.0735892507</text:p>
          </table:table-cell>
          <table:table-cell office:value-type="string" calcext:value-type="string">
            <text:p>0.4238848336690925]</text:p>
          </table:table-cell>
          <table:table-cell office:value-type="float" office:value="359.40605161194" calcext:value-type="float">
            <text:p>359.4060516119</text:p>
          </table:table-cell>
          <table:table-cell table:formula="of:=[.K457]+1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[76.98094054849774</text:p>
          </table:table-cell>
          <table:table-cell office:value-type="float" office:value="7.28893217565204" calcext:value-type="float">
            <text:p>7.2889321757</text:p>
          </table:table-cell>
          <table:table-cell office:value-type="float" office:value="2.68741263335586" calcext:value-type="float">
            <text:p>2.6874126334</text:p>
          </table:table-cell>
          <table:table-cell office:value-type="float" office:value="250.194784678642" calcext:value-type="float">
            <text:p>250.1947846786</text:p>
          </table:table-cell>
          <table:table-cell office:value-type="float" office:value="0.941602507904143" calcext:value-type="float">
            <text:p>0.9416025079</text:p>
          </table:table-cell>
          <table:table-cell office:value-type="float" office:value="6.21999523774538" calcext:value-type="float">
            <text:p>6.2199952377</text:p>
          </table:table-cell>
          <table:table-cell office:value-type="float" office:value="1.98787671260216" calcext:value-type="float">
            <text:p>1.9878767126</text:p>
          </table:table-cell>
          <table:table-cell office:value-type="float" office:value="0.0512112332551562" calcext:value-type="float">
            <text:p>0.0512112333</text:p>
          </table:table-cell>
          <table:table-cell office:value-type="string" calcext:value-type="string">
            <text:p>0.4744638550006698]</text:p>
          </table:table-cell>
          <table:table-cell office:value-type="float" office:value="363.530879263818" calcext:value-type="float">
            <text:p>363.5308792638</text:p>
          </table:table-cell>
          <table:table-cell table:formula="of:=[.K458]+1"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[76.95525187432536</text:p>
          </table:table-cell>
          <table:table-cell office:value-type="float" office:value="7.26324350147964" calcext:value-type="float">
            <text:p>7.2632435015</text:p>
          </table:table-cell>
          <table:table-cell office:value-type="float" office:value="2.66172395918346" calcext:value-type="float">
            <text:p>2.6617239592</text:p>
          </table:table-cell>
          <table:table-cell office:value-type="float" office:value="250.16909600447" calcext:value-type="float">
            <text:p>250.1690960045</text:p>
          </table:table-cell>
          <table:table-cell office:value-type="float" office:value="0.915913833731741" calcext:value-type="float">
            <text:p>0.9159138337</text:p>
          </table:table-cell>
          <table:table-cell office:value-type="float" office:value="6.19430656357297" calcext:value-type="float">
            <text:p>6.1943065636</text:p>
          </table:table-cell>
          <table:table-cell office:value-type="float" office:value="2.04290825562213" calcext:value-type="float">
            <text:p>2.0429082556</text:p>
          </table:table-cell>
          <table:table-cell office:value-type="float" office:value="0.0607568720552844" calcext:value-type="float">
            <text:p>0.0607568721</text:p>
          </table:table-cell>
          <table:table-cell office:value-type="string" calcext:value-type="string">
            <text:p>0.467811186286374]</text:p>
          </table:table-cell>
          <table:table-cell office:value-type="float" office:value="366.25265451742" calcext:value-type="float">
            <text:p>366.2526545174</text:p>
          </table:table-cell>
          <table:table-cell table:formula="of:=[.K459]+1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[77.05578693618799</text:p>
          </table:table-cell>
          <table:table-cell office:value-type="float" office:value="7.36377856334228" calcext:value-type="float">
            <text:p>7.3637785633</text:p>
          </table:table-cell>
          <table:table-cell office:value-type="float" office:value="2.76225902104609" calcext:value-type="float">
            <text:p>2.762259021</text:p>
          </table:table-cell>
          <table:table-cell office:value-type="float" office:value="250.269631066332" calcext:value-type="float">
            <text:p>250.2696310663</text:p>
          </table:table-cell>
          <table:table-cell office:value-type="float" office:value="1.01644889559438" calcext:value-type="float">
            <text:p>1.0164488956</text:p>
          </table:table-cell>
          <table:table-cell office:value-type="float" office:value="6.29484162543561" calcext:value-type="float">
            <text:p>6.2948416254</text:p>
          </table:table-cell>
          <table:table-cell office:value-type="float" office:value="1.98870200056193" calcext:value-type="float">
            <text:p>1.9887020006</text:p>
          </table:table-cell>
          <table:table-cell office:value-type="float" office:value="0.0234450764184007" calcext:value-type="float">
            <text:p>0.0234450764</text:p>
          </table:table-cell>
          <table:table-cell office:value-type="string" calcext:value-type="string">
            <text:p>0.46711473267783993]</text:p>
          </table:table-cell>
          <table:table-cell office:value-type="float" office:value="362.580042720969" calcext:value-type="float">
            <text:p>362.580042721</text:p>
          </table:table-cell>
          <table:table-cell table:formula="of:=[.K460]+1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[77.16314125655467</text:p>
          </table:table-cell>
          <table:table-cell office:value-type="float" office:value="7.47113288370897" calcext:value-type="float">
            <text:p>7.4711328837</text:p>
          </table:table-cell>
          <table:table-cell office:value-type="float" office:value="1.64739111919057" calcext:value-type="float">
            <text:p>1.6473911192</text:p>
          </table:table-cell>
          <table:table-cell office:value-type="float" office:value="250.376985386699" calcext:value-type="float">
            <text:p>250.3769853867</text:p>
          </table:table-cell>
          <table:table-cell office:value-type="float" office:value="1.12380321596108" calcext:value-type="float">
            <text:p>1.123803216</text:p>
          </table:table-cell>
          <table:table-cell office:value-type="float" office:value="6.40219594580231" calcext:value-type="float">
            <text:p>6.4021959458</text:p>
          </table:table-cell>
          <table:table-cell office:value-type="float" office:value="1.98671947436899" calcext:value-type="float">
            <text:p>1.9867194744</text:p>
          </table:table-cell>
          <table:table-cell office:value-type="float" office:value="0.0423787240875587" calcext:value-type="float">
            <text:p>0.0423787241</text:p>
          </table:table-cell>
          <table:table-cell office:value-type="string" calcext:value-type="string">
            <text:p>0.4609493285338989]</text:p>
          </table:table-cell>
          <table:table-cell office:value-type="float" office:value="362.282336420356" calcext:value-type="float">
            <text:p>362.2823364204</text:p>
          </table:table-cell>
          <table:table-cell table:formula="of:=[.K461]+1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[77.13580403098196</text:p>
          </table:table-cell>
          <table:table-cell office:value-type="float" office:value="7.44379565813626" calcext:value-type="float">
            <text:p>7.4437956581</text:p>
          </table:table-cell>
          <table:table-cell office:value-type="float" office:value="2.34844895534625" calcext:value-type="float">
            <text:p>2.3484489553</text:p>
          </table:table-cell>
          <table:table-cell office:value-type="float" office:value="250.349648161126" calcext:value-type="float">
            <text:p>250.3496481611</text:p>
          </table:table-cell>
          <table:table-cell office:value-type="float" office:value="1.09646599038836" calcext:value-type="float">
            <text:p>1.0964659904</text:p>
          </table:table-cell>
          <table:table-cell office:value-type="float" office:value="6.3748587202296" calcext:value-type="float">
            <text:p>6.3748587202</text:p>
          </table:table-cell>
          <table:table-cell office:value-type="float" office:value="2.01847671337672" calcext:value-type="float">
            <text:p>2.0184767134</text:p>
          </table:table-cell>
          <table:table-cell office:value-type="float" office:value="0.0175105096902251" calcext:value-type="float">
            <text:p>0.0175105097</text:p>
          </table:table-cell>
          <table:table-cell office:value-type="string" calcext:value-type="string">
            <text:p>0.4560212834661306]</text:p>
          </table:table-cell>
          <table:table-cell office:value-type="float" office:value="364.697936128255" calcext:value-type="float">
            <text:p>364.6979361283</text:p>
          </table:table-cell>
          <table:table-cell table:formula="of:=[.K462]+1"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[77.0196564191188</text:p>
          </table:table-cell>
          <table:table-cell office:value-type="float" office:value="7.3276480462731" calcext:value-type="float">
            <text:p>7.3276480463</text:p>
          </table:table-cell>
          <table:table-cell office:value-type="float" office:value="2.60267171385345" calcext:value-type="float">
            <text:p>2.6026717139</text:p>
          </table:table-cell>
          <table:table-cell office:value-type="float" office:value="250.233500549263" calcext:value-type="float">
            <text:p>250.2335005493</text:p>
          </table:table-cell>
          <table:table-cell office:value-type="float" office:value="0.980318378525197" calcext:value-type="float">
            <text:p>0.9803183785</text:p>
          </table:table-cell>
          <table:table-cell office:value-type="float" office:value="6.25871110836643" calcext:value-type="float">
            <text:p>6.2587111084</text:p>
          </table:table-cell>
          <table:table-cell office:value-type="float" office:value="1.9955267127958" calcext:value-type="float">
            <text:p>1.9955267128</text:p>
          </table:table-cell>
          <table:table-cell office:value-type="float" office:value="0.0427860523639234" calcext:value-type="float">
            <text:p>0.0427860524</text:p>
          </table:table-cell>
          <table:table-cell office:value-type="string" calcext:value-type="string">
            <text:p>0.469853212117035]</text:p>
          </table:table-cell>
          <table:table-cell office:value-type="float" office:value="362.543354526543" calcext:value-type="float">
            <text:p>362.5433545265</text:p>
          </table:table-cell>
          <table:table-cell table:formula="of:=[.K463]+1"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[77.22730633444036</text:p>
          </table:table-cell>
          <table:table-cell office:value-type="float" office:value="7.53529796159466" calcext:value-type="float">
            <text:p>7.5352979616</text:p>
          </table:table-cell>
          <table:table-cell office:value-type="float" office:value="2.41251641655499" calcext:value-type="float">
            <text:p>2.4125164166</text:p>
          </table:table-cell>
          <table:table-cell office:value-type="float" office:value="249.218928242362" calcext:value-type="float">
            <text:p>249.2189282424</text:p>
          </table:table-cell>
          <table:table-cell office:value-type="float" office:value="1.18796829384676" calcext:value-type="float">
            <text:p>1.1879682938</text:p>
          </table:table-cell>
          <table:table-cell office:value-type="float" office:value="6.46636102368799" calcext:value-type="float">
            <text:p>6.4663610237</text:p>
          </table:table-cell>
          <table:table-cell office:value-type="float" office:value="1.9810479985692" calcext:value-type="float">
            <text:p>1.9810479986</text:p>
          </table:table-cell>
          <table:table-cell office:value-type="float" office:value="0.0436337784261102" calcext:value-type="float">
            <text:p>0.0436337784</text:p>
          </table:table-cell>
          <table:table-cell office:value-type="string" calcext:value-type="string">
            <text:p>0.45734925022581774]</text:p>
          </table:table-cell>
          <table:table-cell office:value-type="float" office:value="361.394181175682" calcext:value-type="float">
            <text:p>361.3941811757</text:p>
          </table:table-cell>
          <table:table-cell table:formula="of:=[.K464]+1"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[77.2971267917182</text:p>
          </table:table-cell>
          <table:table-cell office:value-type="float" office:value="7.60511841887248" calcext:value-type="float">
            <text:p>7.6051184189</text:p>
          </table:table-cell>
          <table:table-cell office:value-type="float" office:value="2.36650087322315" calcext:value-type="float">
            <text:p>2.3665008732</text:p>
          </table:table-cell>
          <table:table-cell office:value-type="float" office:value="250.017143761369" calcext:value-type="float">
            <text:p>250.0171437614</text:p>
          </table:table-cell>
          <table:table-cell office:value-type="float" office:value="0.0355665289023608" calcext:value-type="float">
            <text:p>0.0355665289</text:p>
          </table:table-cell>
          <table:table-cell office:value-type="float" office:value="6.53618148096582" calcext:value-type="float">
            <text:p>6.536181481</text:p>
          </table:table-cell>
          <table:table-cell office:value-type="float" office:value="1.97241619477086" calcext:value-type="float">
            <text:p>1.9724161948</text:p>
          </table:table-cell>
          <table:table-cell office:value-type="float" office:value="0.0470399961490582" calcext:value-type="float">
            <text:p>0.0470399961</text:p>
          </table:table-cell>
          <table:table-cell office:value-type="string" calcext:value-type="string">
            <text:p>0.45397374182341543]</text:p>
          </table:table-cell>
          <table:table-cell office:value-type="float" office:value="361.046308482735" calcext:value-type="float">
            <text:p>361.0463084827</text:p>
          </table:table-cell>
          <table:table-cell table:formula="of:=[.K465]+1"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[77.38246290616885</text:p>
          </table:table-cell>
          <table:table-cell office:value-type="float" office:value="7.69045453332315" calcext:value-type="float">
            <text:p>7.6904545333</text:p>
          </table:table-cell>
          <table:table-cell office:value-type="float" office:value="2.31025965359534" calcext:value-type="float">
            <text:p>2.3102596536</text:p>
          </table:table-cell>
          <table:table-cell office:value-type="float" office:value="249.992740506821" calcext:value-type="float">
            <text:p>249.9927405068</text:p>
          </table:table-cell>
          <table:table-cell office:value-type="float" office:value="0.849297705081428" calcext:value-type="float">
            <text:p>0.8492977051</text:p>
          </table:table-cell>
          <table:table-cell office:value-type="float" office:value="5.39929537319427" calcext:value-type="float">
            <text:p>5.3992953732</text:p>
          </table:table-cell>
          <table:table-cell office:value-type="float" office:value="1.96186621235067" calcext:value-type="float">
            <text:p>1.9618662124</text:p>
          </table:table-cell>
          <table:table-cell office:value-type="float" office:value="0.0512031511437723" calcext:value-type="float">
            <text:p>0.0512031511</text:p>
          </table:table-cell>
          <table:table-cell office:value-type="string" calcext:value-type="string">
            <text:p>0.4498481204427014]</text:p>
          </table:table-cell>
          <table:table-cell office:value-type="float" office:value="360.767536655652" calcext:value-type="float">
            <text:p>360.7675366557</text:p>
          </table:table-cell>
          <table:table-cell table:formula="of:=[.K466]+1"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[77.48676260160858</text:p>
          </table:table-cell>
          <table:table-cell office:value-type="float" office:value="7.79475422876286" calcext:value-type="float">
            <text:p>7.7947542288</text:p>
          </table:table-cell>
          <table:table-cell office:value-type="float" office:value="2.24152038516136" calcext:value-type="float">
            <text:p>2.2415203852</text:p>
          </table:table-cell>
          <table:table-cell office:value-type="float" office:value="249.962914306818" calcext:value-type="float">
            <text:p>249.9629143068</text:p>
          </table:table-cell>
          <table:table-cell office:value-type="float" office:value="0.843858031522512" calcext:value-type="float">
            <text:p>0.8438580315</text:p>
          </table:table-cell>
          <table:table-cell office:value-type="float" office:value="6.23199013036237" calcext:value-type="float">
            <text:p>6.2319901304</text:p>
          </table:table-cell>
          <table:table-cell office:value-type="float" office:value="1.94897178939267" calcext:value-type="float">
            <text:p>1.9489717894</text:p>
          </table:table-cell>
          <table:table-cell office:value-type="float" office:value="0.0562914516928675" calcext:value-type="float">
            <text:p>0.0562914517</text:p>
          </table:table-cell>
          <table:table-cell office:value-type="string" calcext:value-type="string">
            <text:p>0.4448056943107177]</text:p>
          </table:table-cell>
          <table:table-cell office:value-type="float" office:value="360.537831318632" calcext:value-type="float">
            <text:p>360.5378313186</text:p>
          </table:table-cell>
          <table:table-cell table:formula="of:=[.K467]+1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[76.39201778492375</text:p>
          </table:table-cell>
          <table:table-cell office:value-type="float" office:value="7.92223163430029" calcext:value-type="float">
            <text:p>7.9222316343</text:p>
          </table:table-cell>
          <table:table-cell office:value-type="float" office:value="2.15750572374205" calcext:value-type="float">
            <text:p>2.1575057237</text:p>
          </table:table-cell>
          <table:table-cell office:value-type="float" office:value="249.926460062369" calcext:value-type="float">
            <text:p>249.9264600624</text:p>
          </table:table-cell>
          <table:table-cell office:value-type="float" office:value="0.837209541617169" calcext:value-type="float">
            <text:p>0.8372095416</text:p>
          </table:table-cell>
          <table:table-cell office:value-type="float" office:value="6.24972816690117" calcext:value-type="float">
            <text:p>6.2497281669</text:p>
          </table:table-cell>
          <table:table-cell office:value-type="float" office:value="1.93321193911066" calcext:value-type="float">
            <text:p>1.9332119391</text:p>
          </table:table-cell>
          <table:table-cell office:value-type="float" office:value="0.0625104856973171" calcext:value-type="float">
            <text:p>0.0625104857</text:p>
          </table:table-cell>
          <table:table-cell office:value-type="string" calcext:value-type="string">
            <text:p>0.43864272903829316]</text:p>
          </table:table-cell>
          <table:table-cell office:value-type="float" office:value="359.843114481885" calcext:value-type="float">
            <text:p>359.8431144819</text:p>
          </table:table-cell>
          <table:table-cell table:formula="of:=[.K468]+1"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[77.2762185645312</text:p>
          </table:table-cell>
          <table:table-cell office:value-type="float" office:value="6.85581512995714" calcext:value-type="float">
            <text:p>6.85581513</text:p>
          </table:table-cell>
          <table:table-cell office:value-type="float" office:value="2.05482113756289" calcext:value-type="float">
            <text:p>2.0548211376</text:p>
          </table:table-cell>
          <table:table-cell office:value-type="float" office:value="249.881904874711" calcext:value-type="float">
            <text:p>249.8819048747</text:p>
          </table:table-cell>
          <table:table-cell office:value-type="float" office:value="0.829083609510639" calcext:value-type="float">
            <text:p>0.8290836095</text:p>
          </table:table-cell>
          <table:table-cell office:value-type="float" office:value="6.27140798933748" calcext:value-type="float">
            <text:p>6.2714079893</text:p>
          </table:table-cell>
          <table:table-cell office:value-type="float" office:value="1.91394989987709" calcext:value-type="float">
            <text:p>1.9139498999</text:p>
          </table:table-cell>
          <table:table-cell office:value-type="float" office:value="0.070111527258311" calcext:value-type="float">
            <text:p>0.0701115273</text:p>
          </table:table-cell>
          <table:table-cell office:value-type="string" calcext:value-type="string">
            <text:p>0.43111021592755183]</text:p>
          </table:table-cell>
          <table:table-cell office:value-type="float" office:value="360.895253344106" calcext:value-type="float">
            <text:p>360.8952533441</text:p>
          </table:table-cell>
          <table:table-cell table:formula="of:=[.K469]+1"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[77.1825307113319</text:p>
          </table:table-cell>
          <table:table-cell office:value-type="float" office:value="7.60026170748484" calcext:value-type="float">
            <text:p>7.6002617075</text:p>
          </table:table-cell>
          <table:table-cell office:value-type="float" office:value="1.75494005951324" calcext:value-type="float">
            <text:p>1.7549400595</text:p>
          </table:table-cell>
          <table:table-cell office:value-type="float" office:value="249.653070839297" calcext:value-type="float">
            <text:p>249.6530708393</text:p>
          </table:table-cell>
          <table:table-cell office:value-type="float" office:value="0.644774219771981" calcext:value-type="float">
            <text:p>0.6447742198</text:p>
          </table:table-cell>
          <table:table-cell office:value-type="float" office:value="6.12352785515118" calcext:value-type="float">
            <text:p>6.1235278552</text:p>
          </table:table-cell>
          <table:table-cell office:value-type="float" office:value="1.92852743704691" calcext:value-type="float">
            <text:p>1.928527437</text:p>
          </table:table-cell>
          <table:table-cell office:value-type="float" office:value="0.0853425719216236" calcext:value-type="float">
            <text:p>0.0853425719</text:p>
          </table:table-cell>
          <table:table-cell office:value-type="string" calcext:value-type="string">
            <text:p>0.42853351756405417]</text:p>
          </table:table-cell>
          <table:table-cell office:value-type="float" office:value="359.380745760694" calcext:value-type="float">
            <text:p>359.3807457607</text:p>
          </table:table-cell>
          <table:table-cell table:formula="of:=[.K470]+1"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[77.24590259890387</text:p>
          </table:table-cell>
          <table:table-cell office:value-type="float" office:value="7.71850327955613" calcext:value-type="float">
            <text:p>7.7185032796</text:p>
          </table:table-cell>
          <table:table-cell office:value-type="float" office:value="1.25128057874681" calcext:value-type="float">
            <text:p>1.2512805787</text:p>
          </table:table-cell>
          <table:table-cell office:value-type="float" office:value="249.344790725779" calcext:value-type="float">
            <text:p>249.3447907258</text:p>
          </table:table-cell>
          <table:table-cell office:value-type="float" office:value="0.458936881860781" calcext:value-type="float">
            <text:p>0.4589368819</text:p>
          </table:table-cell>
          <table:table-cell office:value-type="float" office:value="6.03787097000896" calcext:value-type="float">
            <text:p>6.03787097</text:p>
          </table:table-cell>
          <table:table-cell office:value-type="float" office:value="1.8984401552894" calcext:value-type="float">
            <text:p>1.8984401553</text:p>
          </table:table-cell>
          <table:table-cell office:value-type="float" office:value="0.116291319673235" calcext:value-type="float">
            <text:p>0.1162913197</text:p>
          </table:table-cell>
          <table:table-cell office:value-type="string" calcext:value-type="string">
            <text:p>0.4092429100071613]</text:p>
          </table:table-cell>
          <table:table-cell office:value-type="float" office:value="358.734184495486" calcext:value-type="float">
            <text:p>358.7341844955</text:p>
          </table:table-cell>
          <table:table-cell table:formula="of:=[.K471]+1"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[77.26893815724222</text:p>
          </table:table-cell>
          <table:table-cell office:value-type="float" office:value="7.72324894306137" calcext:value-type="float">
            <text:p>7.7232489431</text:p>
          </table:table-cell>
          <table:table-cell office:value-type="float" office:value="1.61421822557107" calcext:value-type="float">
            <text:p>1.6142182256</text:p>
          </table:table-cell>
          <table:table-cell office:value-type="float" office:value="249.491710284481" calcext:value-type="float">
            <text:p>249.4917102845</text:p>
          </table:table-cell>
          <table:table-cell office:value-type="float" office:value="0.56504218202685" calcext:value-type="float">
            <text:p>0.565042182</text:p>
          </table:table-cell>
          <table:table-cell office:value-type="float" office:value="6.11058278591869" calcext:value-type="float">
            <text:p>6.1105827859</text:p>
          </table:table-cell>
          <table:table-cell office:value-type="float" office:value="1.90012793425605" calcext:value-type="float">
            <text:p>1.9001279343</text:p>
          </table:table-cell>
          <table:table-cell office:value-type="float" office:value="0.0823360998226145" calcext:value-type="float">
            <text:p>0.0823360998</text:p>
          </table:table-cell>
          <table:table-cell office:value-type="string" calcext:value-type="string">
            <text:p>0.41232608210044275]</text:p>
          </table:table-cell>
          <table:table-cell office:value-type="float" office:value="358.502374589131" calcext:value-type="float">
            <text:p>358.5023745891</text:p>
          </table:table-cell>
          <table:table-cell table:formula="of:=[.K472]+1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[77.39357902630393</text:p>
          </table:table-cell>
          <table:table-cell office:value-type="float" office:value="7.9210493914555" calcext:value-type="float">
            <text:p>7.9210493915</text:p>
          </table:table-cell>
          <table:table-cell office:value-type="float" office:value="1.11999148142988" calcext:value-type="float">
            <text:p>1.1199914814</text:p>
          </table:table-cell>
          <table:table-cell office:value-type="float" office:value="249.12081515209" calcext:value-type="float">
            <text:p>249.1208151521</text:p>
          </table:table-cell>
          <table:table-cell office:value-type="float" office:value="0.357404083777677" calcext:value-type="float">
            <text:p>0.3574040838</text:p>
          </table:table-cell>
          <table:table-cell office:value-type="float" office:value="6.03651862469483" calcext:value-type="float">
            <text:p>6.0365186247</text:p>
          </table:table-cell>
          <table:table-cell office:value-type="float" office:value="1.85242854498617" calcext:value-type="float">
            <text:p>1.852428545</text:p>
          </table:table-cell>
          <table:table-cell office:value-type="float" office:value="0.10211112355196" calcext:value-type="float">
            <text:p>0.1021111236</text:p>
          </table:table-cell>
          <table:table-cell office:value-type="string" calcext:value-type="string">
            <text:p>0.3835625170921466]</text:p>
          </table:table-cell>
          <table:table-cell office:value-type="float" office:value="357.615842444988" calcext:value-type="float">
            <text:p>357.615842445</text:p>
          </table:table-cell>
          <table:table-cell table:formula="of:=[.K473]+1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[77.17666171308394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string" calcext:value-type="string">
            <text:p>0.40403289647430063]</text:p>
          </table:table-cell>
          <table:table-cell office:value-type="float" office:value="357.71214454896" calcext:value-type="float">
            <text:p>357.712144549</text:p>
          </table:table-cell>
          <table:table-cell table:formula="of:=[.K474]+1"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[78.17666171308394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string" calcext:value-type="string">
            <text:p>0.40403289647430063]</text:p>
          </table:table-cell>
          <table:table-cell office:value-type="float" office:value="358.20905299013" calcext:value-type="float">
            <text:p>358.2090529901</text:p>
          </table:table-cell>
          <table:table-cell table:formula="of:=[.K475]+1"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[77.17666171308394</text:p>
          </table:table-cell>
          <table:table-cell office:value-type="float" office:value="8.67974555179138" calcext:value-type="float">
            <text:p>8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string" calcext:value-type="string">
            <text:p>0.40403289647430063]</text:p>
          </table:table-cell>
          <table:table-cell office:value-type="float" office:value="357.252453204241" calcext:value-type="float">
            <text:p>357.2524532042</text:p>
          </table:table-cell>
          <table:table-cell table:formula="of:=[.K476]+1"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[77.17666171308394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3.45229890073158" calcext:value-type="float">
            <text:p>3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string" calcext:value-type="string">
            <text:p>0.40403289647430063]</text:p>
          </table:table-cell>
          <table:table-cell office:value-type="float" office:value="357.816924755613" calcext:value-type="float">
            <text:p>357.8169247556</text:p>
          </table:table-cell>
          <table:table-cell table:formula="of:=[.K477]+1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[77.17666171308394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50.06907650602" calcext:value-type="float">
            <text:p>250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string" calcext:value-type="string">
            <text:p>0.40403289647430063]</text:p>
          </table:table-cell>
          <table:table-cell office:value-type="float" office:value="357.737766284115" calcext:value-type="float">
            <text:p>357.7377662841</text:p>
          </table:table-cell>
          <table:table-cell table:formula="of:=[.K478]+1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[77.17666171308394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1.25124642632799" calcext:value-type="float">
            <text:p>1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string" calcext:value-type="string">
            <text:p>0.40403289647430063]</text:p>
          </table:table-cell>
          <table:table-cell office:value-type="float" office:value="357.795961880101" calcext:value-type="float">
            <text:p>357.7959618801</text:p>
          </table:table-cell>
          <table:table-cell table:formula="of:=[.K479]+1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[77.17666171308394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6.88583632157005" calcext:value-type="float">
            <text:p>6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string" calcext:value-type="string">
            <text:p>0.40403289647430063]</text:p>
          </table:table-cell>
          <table:table-cell office:value-type="float" office:value="357.742199006475" calcext:value-type="float">
            <text:p>357.7421990065</text:p>
          </table:table-cell>
          <table:table-cell table:formula="of:=[.K480]+1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[77.17666171308394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2.87909274393112" calcext:value-type="float">
            <text:p>2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string" calcext:value-type="string">
            <text:p>0.40403289647430063]</text:p>
          </table:table-cell>
          <table:table-cell office:value-type="float" office:value="2318.60388299103" calcext:value-type="float">
            <text:p>2318.603882991</text:p>
          </table:table-cell>
          <table:table-cell table:formula="of:=[.K481]+1"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[77.17666171308394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1.09601729464662" calcext:value-type="float">
            <text:p>1.0960172946</text:p>
          </table:table-cell>
          <table:table-cell office:value-type="string" calcext:value-type="string">
            <text:p>0.40403289647430063]</text:p>
          </table:table-cell>
          <table:table-cell office:value-type="float" office:value="408.317155129103" calcext:value-type="float">
            <text:p>408.3171551291</text:p>
          </table:table-cell>
          <table:table-cell table:formula="of:=[.K482]+1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[77.17666171308394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string" calcext:value-type="string">
            <text:p>1.4040328964743005]</text:p>
          </table:table-cell>
          <table:table-cell office:value-type="float" office:value="5569.88510480685" calcext:value-type="float">
            <text:p>5569.8851048069</text:p>
          </table:table-cell>
          <table:table-cell table:formula="of:=[.K483]+1"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[77.17666171308394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string" calcext:value-type="string">
            <text:p>0.40403289647430063]</text:p>
          </table:table-cell>
          <table:table-cell office:value-type="float" office:value="357.71214454896" calcext:value-type="float">
            <text:p>357.712144549</text:p>
          </table:table-cell>
          <table:table-cell table:formula="of:=[.K484]+1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[77.39888393530615</text:p>
          </table:table-cell>
          <table:table-cell office:value-type="float" office:value="7.90196777401361" calcext:value-type="float">
            <text:p>7.901967774</text:p>
          </table:table-cell>
          <table:table-cell office:value-type="float" office:value="2.6745211229538" calcext:value-type="float">
            <text:p>2.674521123</text:p>
          </table:table-cell>
          <table:table-cell office:value-type="float" office:value="249.291298728243" calcext:value-type="float">
            <text:p>249.2912987282</text:p>
          </table:table-cell>
          <table:table-cell office:value-type="float" office:value="0.473468648550216" calcext:value-type="float">
            <text:p>0.4734686486</text:p>
          </table:table-cell>
          <table:table-cell office:value-type="float" office:value="6.10805854379227" calcext:value-type="float">
            <text:p>6.1080585438</text:p>
          </table:table-cell>
          <table:table-cell office:value-type="float" office:value="2.10131496615335" calcext:value-type="float">
            <text:p>2.1013149662</text:p>
          </table:table-cell>
          <table:table-cell office:value-type="float" office:value="0.318239516868846" calcext:value-type="float">
            <text:p>0.3182395169</text:p>
          </table:table-cell>
          <table:table-cell office:value-type="string" calcext:value-type="string">
            <text:p>1.0e-9]</text:p>
          </table:table-cell>
          <table:table-cell office:value-type="float" office:value="2077.10772921962" calcext:value-type="float">
            <text:p>2077.1077292196</text:p>
          </table:table-cell>
          <table:table-cell table:formula="of:=[.K485]+1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[77.44826665135554</text:p>
          </table:table-cell>
          <table:table-cell office:value-type="float" office:value="7.95135049006299" calcext:value-type="float">
            <text:p>7.9513504901</text:p>
          </table:table-cell>
          <table:table-cell office:value-type="float" office:value="2.72390383900319" calcext:value-type="float">
            <text:p>2.723903839</text:p>
          </table:table-cell>
          <table:table-cell office:value-type="float" office:value="249.340681444292" calcext:value-type="float">
            <text:p>249.3406814443</text:p>
          </table:table-cell>
          <table:table-cell office:value-type="float" office:value="0.522851364599598" calcext:value-type="float">
            <text:p>0.5228513646</text:p>
          </table:table-cell>
          <table:table-cell office:value-type="float" office:value="6.15744125984165" calcext:value-type="float">
            <text:p>6.1574412598</text:p>
          </table:table-cell>
          <table:table-cell office:value-type="float" office:value="0.928475459980507" calcext:value-type="float">
            <text:p>0.92847546</text:p>
          </table:table-cell>
          <table:table-cell office:value-type="float" office:value="0.367622232918229" calcext:value-type="float">
            <text:p>0.3676222329</text:p>
          </table:table-cell>
          <table:table-cell office:value-type="string" calcext:value-type="string">
            <text:p>0.31424780859112256]</text:p>
          </table:table-cell>
          <table:table-cell office:value-type="float" office:value="1952.10425972901" calcext:value-type="float">
            <text:p>1952.104259729</text:p>
          </table:table-cell>
          <table:table-cell table:formula="of:=[.K486]+1"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[77.2370183660332</text:p>
          </table:table-cell>
          <table:table-cell office:value-type="float" office:value="7.74010220474063" calcext:value-type="float">
            <text:p>7.7401022047</text:p>
          </table:table-cell>
          <table:table-cell office:value-type="float" office:value="2.51265555368083" calcext:value-type="float">
            <text:p>2.5126555537</text:p>
          </table:table-cell>
          <table:table-cell office:value-type="float" office:value="249.12943315897" calcext:value-type="float">
            <text:p>249.129433159</text:p>
          </table:table-cell>
          <table:table-cell office:value-type="float" office:value="0.311603079277239" calcext:value-type="float">
            <text:p>0.3116030793</text:p>
          </table:table-cell>
          <table:table-cell office:value-type="float" office:value="5.94619297451929" calcext:value-type="float">
            <text:p>5.9461929745</text:p>
          </table:table-cell>
          <table:table-cell office:value-type="float" office:value="1.44562223638654" calcext:value-type="float">
            <text:p>1.4456222364</text:p>
          </table:table-cell>
          <table:table-cell office:value-type="float" office:value="0.156373947595869" calcext:value-type="float">
            <text:p>0.1563739476</text:p>
          </table:table-cell>
          <table:table-cell office:value-type="string" calcext:value-type="string">
            <text:p>0.7881135501967838]</text:p>
          </table:table-cell>
          <table:table-cell office:value-type="float" office:value="2048.97146079041" calcext:value-type="float">
            <text:p>2048.9714607904</text:p>
          </table:table-cell>
          <table:table-cell table:formula="of:=[.K487]+1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[77.27748475835143</text:p>
          </table:table-cell>
          <table:table-cell office:value-type="float" office:value="7.78056859705887" calcext:value-type="float">
            <text:p>7.7805685971</text:p>
          </table:table-cell>
          <table:table-cell office:value-type="float" office:value="2.55312194599907" calcext:value-type="float">
            <text:p>2.553121946</text:p>
          </table:table-cell>
          <table:table-cell office:value-type="float" office:value="249.169899551288" calcext:value-type="float">
            <text:p>249.1698995513</text:p>
          </table:table-cell>
          <table:table-cell office:value-type="float" office:value="0.352069471595483" calcext:value-type="float">
            <text:p>0.3520694716</text:p>
          </table:table-cell>
          <table:table-cell office:value-type="float" office:value="5.98665936683754" calcext:value-type="float">
            <text:p>5.9866593668</text:p>
          </table:table-cell>
          <table:table-cell office:value-type="float" office:value="1.60954541882824" calcext:value-type="float">
            <text:p>1.6095454188</text:p>
          </table:table-cell>
          <table:table-cell office:value-type="float" office:value="0.196840339914114" calcext:value-type="float">
            <text:p>0.1968403399</text:p>
          </table:table-cell>
          <table:table-cell office:value-type="string" calcext:value-type="string">
            <text:p>0.5910851628975878]</text:p>
          </table:table-cell>
          <table:table-cell office:value-type="float" office:value="940.510882909096" calcext:value-type="float">
            <text:p>940.5108829091</text:p>
          </table:table-cell>
          <table:table-cell table:formula="of:=[.K488]+1"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[77.1496841182051</text:p>
          </table:table-cell>
          <table:table-cell office:value-type="float" office:value="7.65276795691256" calcext:value-type="float">
            <text:p>7.6527679569</text:p>
          </table:table-cell>
          <table:table-cell office:value-type="float" office:value="2.42532130585275" calcext:value-type="float">
            <text:p>2.4253213059</text:p>
          </table:table-cell>
          <table:table-cell office:value-type="float" office:value="249.042098911142" calcext:value-type="float">
            <text:p>249.0420989111</text:p>
          </table:table-cell>
          <table:table-cell office:value-type="float" office:value="0.224268831449164" calcext:value-type="float">
            <text:p>0.2242688314</text:p>
          </table:table-cell>
          <table:table-cell office:value-type="float" office:value="5.85885872669122" calcext:value-type="float">
            <text:p>5.8588587267</text:p>
          </table:table-cell>
          <table:table-cell office:value-type="float" office:value="2.76981062230332" calcext:value-type="float">
            <text:p>2.7698106223</text:p>
          </table:table-cell>
          <table:table-cell office:value-type="float" office:value="0.0690396997677946" calcext:value-type="float">
            <text:p>0.0690396998</text:p>
          </table:table-cell>
          <table:table-cell office:value-type="string" calcext:value-type="string">
            <text:p>0.5353851546737646]</text:p>
          </table:table-cell>
          <table:table-cell office:value-type="float" office:value="1033.18930611133" calcext:value-type="float">
            <text:p>1033.1893061113</text:p>
          </table:table-cell>
          <table:table-cell table:formula="of:=[.K489]+1" office:value-type="float" office:value="490" calcext:value-type="float">
            <text:p>490</text:p>
          </table:table-cell>
        </table:table-row>
      </table:table>
      <table:named-expressions/>
      <table:database-ranges>
        <table:database-range table:name="__Anonymous_Sheet_DB__0" table:target-range-address="Sheet1.A1:Sheet1.K490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08:56:29.605038779</meta:creation-date>
    <dc:date>2016-05-18T09:04:50.964333857</dc:date>
    <meta:editing-duration>PT8M23S</meta:editing-duration>
    <meta:editing-cycles>1</meta:editing-cycles>
    <meta:document-statistic meta:table-count="1" meta:cell-count="5390" meta:object-count="1"/>
    <meta:generator>LibreOffice/5.1.2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201cm" svg:y="4.201cm" style:legend-expansion="high" chart:style-name="ch2"/>
        <chart:plot-area chart:style-name="ch3" table:cell-range-address="Sheet1.J1:Sheet1.K490" svg:x="1.331cm" svg:y="0.18cm" svg:width="11.55cm" svg:height="7.659cm">
          <chartooo:coordinate-region svg:x="2.508cm" svg:y="0.379cm" svg:width="10.093cm" svg:height="6.813cm"/>
          <chart:axis chart:dimension="x" chart:name="primary-x" chart:style-name="ch4">
            <chart:title svg:x="5.845cm" svg:y="8.019cm" chart:style-name="ch5">
              <text:p>Iteration Number</text:p>
            </chart:title>
          </chart:axis>
          <chart:axis chart:dimension="y" chart:name="primary-y" chart:style-name="ch4">
            <chart:title svg:x="0.451cm" svg:y="4.41cm" chart:style-name="ch6">
              <text:p>MSE</text:p>
            </chart:title>
            <chart:grid chart:style-name="ch7" chart:class="major"/>
          </chart:axis>
          <chart:series chart:style-name="ch8" chart:values-cell-range-address="Sheet1.J1:Sheet1.J490" chart:class="chart:scatter">
            <chart:domain table:cell-range-address="Sheet1.K1:Sheet1.K490"/>
            <chart:data-point chart:repeated="4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1:Sheet1.K490</svg:desc>
                </draw:g>
              </table:table-cell>
              <table:table-cell office:value-type="float" office:value="1167.70586026432">
                <text:p>1167.70586026432</text:p>
                <draw:g>
                  <svg:desc>Sheet1.J1:Sheet1.J4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6.42381990878">
                <text:p>1136.42381990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35.95905121381">
                <text:p>1135.95905121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37.65361413864">
                <text:p>1137.65361413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37.60158868745">
                <text:p>1137.60158868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37.64849113052">
                <text:p>1137.64849113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6.418573840756">
                <text:p>596.418573840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33.72772135667">
                <text:p>1233.72772135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320.83490523006">
                <text:p>8320.83490523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37.71034899947">
                <text:p>1137.71034899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04.77222731388">
                <text:p>1304.77222731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0.601517780941">
                <text:p>430.601517780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63.259400893342">
                <text:p>563.259400893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89.888479000708">
                <text:p>489.8884790007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8.004632998796">
                <text:p>438.004632998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3.444336804857">
                <text:p>413.444336804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3.804627756811">
                <text:p>663.804627756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46.348212019906">
                <text:p>646.348212019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60.638715825531">
                <text:p>660.638715825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61.748332422615">
                <text:p>661.748332422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64.003374507995">
                <text:p>664.003374507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64.168253641441">
                <text:p>664.168253641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63.794223641014">
                <text:p>663.794223641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890.87178762398">
                <text:p>3890.87178762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01.114927356625">
                <text:p>901.114927356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669.14789659388">
                <text:p>5669.147896593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63.804627756811">
                <text:p>663.8046277568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622.67694349313">
                <text:p>5622.67694349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527.69599601114">
                <text:p>2527.69599601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51.767599164288">
                <text:p>851.767599164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4.687636029816">
                <text:p>704.6876360298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77.514341436476">
                <text:p>377.5143414364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34.911512493498">
                <text:p>434.911512493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50.08412502061">
                <text:p>1650.08412502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16.781554941359">
                <text:p>416.7815549413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45.13241009902">
                <text:p>2245.13241009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19.182815263207">
                <text:p>419.182815263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8.557584324059">
                <text:p>388.557584324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7.208265408019">
                <text:p>387.208265408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86.149382564924">
                <text:p>386.1493825649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7.36575263488">
                <text:p>387.365752634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88.651727573102">
                <text:p>388.6517275731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88.772735331922">
                <text:p>388.7727353319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88.286190782263">
                <text:p>388.2861907822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229.34877507183">
                <text:p>2229.34877507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33.887465815488">
                <text:p>533.8874658154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361.18775005089">
                <text:p>6361.187750050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88.557584324059">
                <text:p>388.557584324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491.78163544674">
                <text:p>3491.781635446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05.88794637194">
                <text:p>1305.88794637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617.65000018036">
                <text:p>1617.650000180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06.401725353168">
                <text:p>606.4017253531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15.96943814257">
                <text:p>1115.969438142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93.647973976195">
                <text:p>593.647973976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79.808895620143">
                <text:p>579.808895620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58.818986599212">
                <text:p>858.8189865992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30.934017411062">
                <text:p>430.934017411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55.683556180971">
                <text:p>555.6835561809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22.068467213286">
                <text:p>422.068467213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80.828571349456">
                <text:p>380.828571349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90.784811843457">
                <text:p>390.7848118434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10.237269303628">
                <text:p>410.2372693036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58.87052341255">
                <text:p>458.87052341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87.696964893839">
                <text:p>387.6969648938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22.190228063955">
                <text:p>422.190228063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87.929064965975">
                <text:p>387.929064965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84.813381539602">
                <text:p>384.8133815396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85.776622327027">
                <text:p>385.7766223270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87.030646209433">
                <text:p>387.0306462094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88.02039831348">
                <text:p>388.020398313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88.180980592029">
                <text:p>388.1809805920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87.793920534218">
                <text:p>387.7939205342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481.43990213212">
                <text:p>2481.43990213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15.604039586367">
                <text:p>515.604039586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000.69831611397">
                <text:p>6000.69831611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87.929064965975">
                <text:p>387.9290649659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372.68833184213">
                <text:p>3372.68833184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29.77841517895">
                <text:p>1329.778415178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571.694240399">
                <text:p>1571.6942403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64.254432737972">
                <text:p>564.2544327379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60.436597234006">
                <text:p>960.436597234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20.814537409796">
                <text:p>520.814537409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44.409774601463">
                <text:p>644.4097746014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10.028648201947">
                <text:p>410.0286482019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88.401226542029">
                <text:p>688.401226542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05.989731228271">
                <text:p>405.9897312282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71.956654151381">
                <text:p>371.9566541513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78.813317745901">
                <text:p>378.8133177459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58.320948714138">
                <text:p>458.3209487141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78.913869816362">
                <text:p>378.913869816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49.96354469269">
                <text:p>449.96354469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80.354303593567">
                <text:p>380.3543035935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81.885261106768">
                <text:p>381.885261106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78.321537491126">
                <text:p>378.321537491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79.580232520865">
                <text:p>379.5802325208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80.42099880501">
                <text:p>380.420998805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80.524017232016">
                <text:p>380.524017232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80.129100108705">
                <text:p>380.1291001087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987.00715589392">
                <text:p>1987.007155893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98.514512292231">
                <text:p>498.5145122922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398.4156862577">
                <text:p>6398.41568625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80.354303593567">
                <text:p>380.3543035935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990.50347651716">
                <text:p>2990.503476517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84.51216435843">
                <text:p>1084.512164358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845.90773693008">
                <text:p>1845.907736930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01.367070765088">
                <text:p>701.3670707650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20.79754695289">
                <text:p>1220.797546952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04.342572353599">
                <text:p>504.3425723535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98.15782032428">
                <text:p>698.157820324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68.664804669999">
                <text:p>468.6648046699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24.010424566324">
                <text:p>524.0104245663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11.397539450686">
                <text:p>411.3975394506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76.11711052105">
                <text:p>376.117110521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85.992820708502">
                <text:p>385.9928207085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57.914138715562">
                <text:p>457.9141387155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95.167448637644">
                <text:p>395.1674486376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42.709821612213">
                <text:p>442.7098216122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81.461538974252">
                <text:p>381.4615389742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94.310300858046">
                <text:p>394.3103008580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80.994669699819">
                <text:p>380.9946696998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75.671510903288">
                <text:p>375.6715109032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80.04757684307">
                <text:p>380.047576843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83.73481591068">
                <text:p>383.734815910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77.111959859453">
                <text:p>377.1119598594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78.325168276605">
                <text:p>378.325168276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80.742291815938">
                <text:p>380.7422918159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76.523613287044">
                <text:p>376.5236132870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77.783369608447">
                <text:p>377.7833696084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78.37974518285">
                <text:p>378.379745182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78.428579579">
                <text:p>378.4285795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78.220553139532">
                <text:p>378.2205531395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920.83186641499">
                <text:p>1920.831866414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75.26481558574">
                <text:p>475.264815585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268.76927291729">
                <text:p>6268.76927291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78.325168276605">
                <text:p>378.3251682766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727.72709856481">
                <text:p>2727.727098564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86.332280326393">
                <text:p>986.3322803263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957.70559224172">
                <text:p>1957.705592241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88.133940217881">
                <text:p>788.1339402178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05.716527747294">
                <text:p>905.7165277472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18.354223632771">
                <text:p>518.354223632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27.15077974203">
                <text:p>1027.150779742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50.015333624121">
                <text:p>450.0153336241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58.99621250775">
                <text:p>458.996212507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74.170618293883">
                <text:p>374.1706182938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90.14210931439">
                <text:p>390.142109314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96.098317212326">
                <text:p>496.0983172123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88.973788085609">
                <text:p>388.9737880856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80.004666908431">
                <text:p>480.0046669084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88.47453415603">
                <text:p>388.47453415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20.342851348216">
                <text:p>420.3428513482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73.066255755145">
                <text:p>373.0662557551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10.257819174104">
                <text:p>410.2578191741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74.428727080676">
                <text:p>374.4287270806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70.480992090067">
                <text:p>370.4809920900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75.153177256751">
                <text:p>375.1531772567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70.098551593283">
                <text:p>370.0985515932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9.378110730352">
                <text:p>369.3781107303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68.504025226779">
                <text:p>368.5040252267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69.895270686944">
                <text:p>369.8952706869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70.164804582193">
                <text:p>370.1648045821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70.235026905588">
                <text:p>370.2350269055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70.068284676469">
                <text:p>370.0682846764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237.11823073249">
                <text:p>2237.118230732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64.966513279553">
                <text:p>464.9665132795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024.48468654492">
                <text:p>6024.484686544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70.098551593283">
                <text:p>370.0985515932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001.97817230414">
                <text:p>3001.978172304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145.95322484256">
                <text:p>1145.953224842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47.87038346764">
                <text:p>1747.870383467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34.227251762929">
                <text:p>634.2272517629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52.19022576734">
                <text:p>1052.190225767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69.234180157168">
                <text:p>569.2341801571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62.110531398786">
                <text:p>562.1105313987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787.278338680479">
                <text:p>787.2783386804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10.50962903085">
                <text:p>410.50962903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80.145667369756">
                <text:p>580.1456673697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27.670870170629">
                <text:p>427.6708701706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71.214935347416">
                <text:p>371.2149353474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16.103545154289">
                <text:p>416.1035451542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78.589638278356">
                <text:p>378.5896382783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10.548237190313">
                <text:p>410.5482371903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79.542769273135">
                <text:p>379.5427692731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78.494557477129">
                <text:p>378.4945574771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04.285592819269">
                <text:p>404.2855928192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68.613358433187">
                <text:p>368.6133584331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77.340912367343">
                <text:p>377.3409123673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70.913902735578">
                <text:p>370.9139027355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73.851492658194">
                <text:p>373.851492658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69.183088158274">
                <text:p>369.1830881582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71.3821064861">
                <text:p>371.38210648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69.385895357456">
                <text:p>369.3858953574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69.671526455648">
                <text:p>369.671526455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67.862609500582">
                <text:p>367.8626095005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69.272117197799">
                <text:p>369.2721171977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69.446715254993">
                <text:p>369.4467152549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69.531290119456">
                <text:p>369.5312901194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69.360062182732">
                <text:p>369.3600621827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115.29945127297">
                <text:p>2115.299451272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60.224425512443">
                <text:p>460.2244255124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163.95233046511">
                <text:p>6163.952330465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377.86115102474">
                <text:p>6377.861151024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158.26802195528">
                <text:p>6158.268021955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162.79557709812">
                <text:p>6162.79557709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163.2317697024">
                <text:p>6163.23176970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160.57172037409">
                <text:p>6160.571720374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163.93449449464">
                <text:p>6163.934494494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677.40088919141">
                <text:p>5677.400889191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119.74330189565">
                <text:p>6119.743301895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3349.0776786152">
                <text:p>23349.07767861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163.95233046511">
                <text:p>6163.952330465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67.279869178322">
                <text:p>467.2798691783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703.87447403967">
                <text:p>3703.874474039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703.63289353723">
                <text:p>3703.632893537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703.72027677212">
                <text:p>3703.720276772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703.94324877474">
                <text:p>3703.943248774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703.87553373309">
                <text:p>3703.875533733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703.87630679137">
                <text:p>3703.876306791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702.86500611085">
                <text:p>3702.865006110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4315.6087950445">
                <text:p>14315.60879504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015.34218855424">
                <text:p>4015.342188554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362.56149789998">
                <text:p>1362.561497899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703.87447403967">
                <text:p>3703.874474039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49.790724274615">
                <text:p>549.7907242746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871.241027457">
                <text:p>4871.2410274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848.856964530818">
                <text:p>848.8569645308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607.250313181058">
                <text:p>607.2503131810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97.308683860157">
                <text:p>597.3086838601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06.346161328122">
                <text:p>606.3461613281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07.119918450363">
                <text:p>607.1199184503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07.337467476729">
                <text:p>607.3374674767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607.555219738479">
                <text:p>607.5552197384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606.717732887304">
                <text:p>606.7177328873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403.91114555647">
                <text:p>4403.911145556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69.905509412891">
                <text:p>769.9055094128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395.61143121385">
                <text:p>4395.611431213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07.250313181058">
                <text:p>607.2503131810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076.95140514969">
                <text:p>2076.951405149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165.96447797781">
                <text:p>1165.964477977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323.51427655862">
                <text:p>9323.514276558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78.159623252129">
                <text:p>578.1596232521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68.780583033934">
                <text:p>468.7805830339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524.46560780266">
                <text:p>1524.465607802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73.865645795298">
                <text:p>373.8656457952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71.205168826386">
                <text:p>371.2051688263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69.525291793346">
                <text:p>369.5252917933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69.783972132129">
                <text:p>369.7839721321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68.481738607175">
                <text:p>368.4817386071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69.44905388354">
                <text:p>369.449053883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69.571278065694">
                <text:p>369.5712780656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69.627835726038">
                <text:p>369.6278357260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69.231967867059">
                <text:p>369.2319678670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219.70587766613">
                <text:p>2219.705877666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76.52538014992">
                <text:p>476.525380149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966.56295181899">
                <text:p>5966.562951818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69.525291793346">
                <text:p>369.5252917933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640.74355147213">
                <text:p>2640.743551472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027.90533751965">
                <text:p>1027.905337519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911.02549584353">
                <text:p>1911.025495843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94.568462371146">
                <text:p>694.5684623711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056.05459689796">
                <text:p>1056.054596897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99.827788402223">
                <text:p>499.8277884022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67.361054282924">
                <text:p>767.3610542829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39.959623971535">
                <text:p>439.9596239715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38.057452383718">
                <text:p>538.0574523837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98.553645722142">
                <text:p>398.5536457221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64.192092798">
                <text:p>364.1920927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64.497423821138">
                <text:p>364.4974238211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39.404996163447">
                <text:p>439.4049961634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86.111872987625">
                <text:p>386.111872987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89.673005527126">
                <text:p>389.6730055271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71.629442102356">
                <text:p>371.6294421023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98.188897355412">
                <text:p>398.1888973554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70.378765777918">
                <text:p>370.3787657779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68.872546283995">
                <text:p>368.8725462839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69.375119503192">
                <text:p>369.3751195031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70.460010050085">
                <text:p>370.4600100500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70.4356039996">
                <text:p>370.43560399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70.530201994595">
                <text:p>370.5302019945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70.239799066799">
                <text:p>370.2397990667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387.68954779488">
                <text:p>2387.689547794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72.529349858936">
                <text:p>472.5293498589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964.62568584345">
                <text:p>5964.625685843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70.378765777918">
                <text:p>370.3787657779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916.74576190682">
                <text:p>2916.745761906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154.48209544086">
                <text:p>1154.482095440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743.31958875277">
                <text:p>1743.319588752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619.256470357932">
                <text:p>619.2564703579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971.205612138141">
                <text:p>971.2056121381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33.919769368947">
                <text:p>533.9197693689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46.525471415691">
                <text:p>546.5254714156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32.740303937988">
                <text:p>532.7403039379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33.826320541252">
                <text:p>533.826320541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33.906491798358">
                <text:p>533.9064917983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33.827356604889">
                <text:p>533.8273566048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33.655153110797">
                <text:p>533.6551531107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92.35415691675">
                <text:p>1092.354156916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609.006950149673">
                <text:p>609.0069501496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300.21960386492">
                <text:p>7300.219603864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33.919769368947">
                <text:p>533.9197693689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039.99980944741">
                <text:p>2039.999809447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16.31527032379">
                <text:p>616.315270323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638.23955980287">
                <text:p>2638.2395598028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65.979233382649">
                <text:p>465.9792333826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544.22376796409">
                <text:p>1544.223767964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80.463302355288">
                <text:p>380.4633023552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95.593615453964">
                <text:p>395.5936154539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79.035659073647">
                <text:p>379.0356590736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82.752354735539">
                <text:p>382.7523547355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73.211662777813">
                <text:p>373.2116627778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05.747905327969">
                <text:p>405.7479053279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77.535269423217">
                <text:p>377.5352694232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75.457584950225">
                <text:p>375.4575849502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76.653290730906">
                <text:p>376.6532907309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78.159922531483">
                <text:p>378.1599225314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77.603135477612">
                <text:p>377.6031354776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77.592039779724">
                <text:p>377.5920397797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77.312740405003">
                <text:p>377.3127404050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288.52630239145">
                <text:p>2288.526302391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93.02030281193">
                <text:p>493.020302811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6435.72259453651">
                <text:p>6435.722594536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77.535269423217">
                <text:p>377.5352694232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501.80999351738">
                <text:p>3501.809993517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322.87409007735">
                <text:p>1322.874090077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576.24954813286">
                <text:p>1576.249548132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77.242680843527">
                <text:p>577.2426808435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050.49489134947">
                <text:p>1050.494891349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54.306254730329">
                <text:p>554.3062547303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82.197877316684">
                <text:p>582.1978773166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17.644695683228">
                <text:p>417.6446956832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661.880646245866">
                <text:p>661.8806462458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16.345837741522">
                <text:p>416.3458377415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72.334514743747">
                <text:p>372.3345147437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83.946853358339">
                <text:p>383.9468533583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37.06783124759">
                <text:p>437.067831247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80.167346155844">
                <text:p>380.1673461558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39.507764981002">
                <text:p>439.5077649810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81.150152883124">
                <text:p>381.1501528831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90.951228334951">
                <text:p>390.9512283349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73.247301050668">
                <text:p>373.2473010506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03.390687318361">
                <text:p>403.3906873183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71.732423905962">
                <text:p>371.7324239059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69.284593803482">
                <text:p>369.2845938034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70.893751614694">
                <text:p>370.8937516146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69.252207817725">
                <text:p>369.2522078177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73.354699692426">
                <text:p>373.3546996924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70.405512625139">
                <text:p>370.4055126251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73.350962868745">
                <text:p>373.3509628687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79.003594557159">
                <text:p>379.0035945571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70.914399070835">
                <text:p>370.9143990708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82.554615987027">
                <text:p>382.5546159870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70.336673286616">
                <text:p>370.3366732866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79.419607460022">
                <text:p>379.4196074600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70.294688290278">
                <text:p>370.2946882902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72.741018750144">
                <text:p>372.7410187501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66.158914848555">
                <text:p>366.1589148485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65.33064727857">
                <text:p>365.330647278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71.226923239831">
                <text:p>371.2269232398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77.496546960658">
                <text:p>377.4965469606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8.594250527883">
                <text:p>368.5942505278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67.30840852809">
                <text:p>367.308408528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72.249263989474">
                <text:p>372.2492639894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68.396345688829">
                <text:p>368.3963456888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70.320841979251">
                <text:p>370.3208419792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66.672878596849">
                <text:p>366.6728785968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66.492280326135">
                <text:p>366.4922803261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70.023512961471">
                <text:p>370.0235129614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68.433959592406">
                <text:p>368.4339595924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367.867558953038">
                <text:p>367.8675589530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69.08198153634">
                <text:p>369.081981536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66.735896738039">
                <text:p>366.7358967380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68.483706766746">
                <text:p>368.4837067667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366.217631649762">
                <text:p>366.2176316497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368.633362382767">
                <text:p>368.6333623827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66.592836691454">
                <text:p>366.5928366914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67.840847708859">
                <text:p>367.8408477088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66.893513907659">
                <text:p>366.8935139076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67.817371043978">
                <text:p>367.8173710439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71.235013026433">
                <text:p>371.2350130264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66.031882415005">
                <text:p>366.0318824150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67.4154532789">
                <text:p>367.41545327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66.244181583721">
                <text:p>366.2441815837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65.467877765854">
                <text:p>365.4678777658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66.545424152964">
                <text:p>366.5454241529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65.713869695127">
                <text:p>365.7138696951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66.899116533368">
                <text:p>366.8991165333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65.92492962651">
                <text:p>365.924929626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65.517282928084">
                <text:p>365.5172829280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66.344886996747">
                <text:p>366.3448869967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64.771156871956">
                <text:p>364.7711568719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65.032116513282">
                <text:p>365.0321165132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64.0446912473">
                <text:p>364.04469124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65.08462412739">
                <text:p>365.084624127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64.817863712604">
                <text:p>364.8178637126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64.859506140665">
                <text:p>364.8595061406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64.776460938734">
                <text:p>364.7764609387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091.52417451617">
                <text:p>2091.524174516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15.973446902759">
                <text:p>415.9734469027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6507.41369646853">
                <text:p>6507.413696468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64.771156871956">
                <text:p>364.7711568719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958.58142664482">
                <text:p>2958.581426644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095.91493553562">
                <text:p>1095.914935535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787.49184732775">
                <text:p>1787.491847327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655.788476302419">
                <text:p>655.7884763024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112.40525486776">
                <text:p>1112.405254867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05.160845014046">
                <text:p>505.1608450140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724.23783452542">
                <text:p>724.237834525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22.215101114446">
                <text:p>422.2151011144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47.051220116994">
                <text:p>547.0512201169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90.561470022548">
                <text:p>390.5614700225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41.722640880421">
                <text:p>441.7226408804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74.822399996761">
                <text:p>374.8223999967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63.289170373683">
                <text:p>363.2891703736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62.64257089239">
                <text:p>362.642570892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07.980211871867">
                <text:p>407.9802118718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67.867947084483">
                <text:p>367.8679470844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81.911297835598">
                <text:p>381.9112978355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65.504494695662">
                <text:p>365.5044946956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75.504347722616">
                <text:p>375.5043477226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63.992002599078">
                <text:p>363.9920025990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68.515644148815">
                <text:p>368.5156441488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63.999462563676">
                <text:p>363.9994625636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63.670720864766">
                <text:p>363.6707208647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63.364627889199">
                <text:p>363.3646278891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63.002645749722">
                <text:p>363.0026457497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362.751366834873">
                <text:p>362.7513668348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363.736118349441">
                <text:p>363.7361183494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63.410206160184">
                <text:p>363.4102061601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363.404127512036">
                <text:p>363.4041275120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63.380496714876">
                <text:p>363.3804967148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208.38180627604">
                <text:p>2208.381806276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15.900851389463">
                <text:p>415.9008513894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6175.78505752583">
                <text:p>6175.785057525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63.364627889199">
                <text:p>363.3646278891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844.29325902709">
                <text:p>2844.293259027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087.08363600629">
                <text:p>1087.083636006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797.99087899613">
                <text:p>1797.990878996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647.548081451489">
                <text:p>647.5480814514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042.2910803693">
                <text:p>1042.29108036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65.256738574497">
                <text:p>565.2567385744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545.325757412076">
                <text:p>545.3257574120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754.209658987836">
                <text:p>754.2096589878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04.098417699594">
                <text:p>404.0984176995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91.887868459856">
                <text:p>591.8878684598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12.686307515661">
                <text:p>412.6863075156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365.185960940076">
                <text:p>365.1859609400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18.895856327871">
                <text:p>418.8958563278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375.957902798278">
                <text:p>375.9579027982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26.821946854008">
                <text:p>426.8219468540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71.964103489664">
                <text:p>371.9641034896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71.673872081949">
                <text:p>371.6738720819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70.163419801747">
                <text:p>370.1634198017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385.436382050994">
                <text:p>385.4363820509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63.786398611968">
                <text:p>363.7863986119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70.515781593066">
                <text:p>370.5157815930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364.893006453455">
                <text:p>364.8930064534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61.114657758789">
                <text:p>361.1146577587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59.40605161194">
                <text:p>359.406051611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363.530879263818">
                <text:p>363.5308792638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66.25265451742">
                <text:p>366.252654517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62.580042720969">
                <text:p>362.5800427209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362.282336420356">
                <text:p>362.2823364203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64.697936128255">
                <text:p>364.6979361282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362.543354526543">
                <text:p>362.5433545265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61.394181175682">
                <text:p>361.3941811756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361.046308482735">
                <text:p>361.0463084827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60.767536655652">
                <text:p>360.7675366556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360.537831318632">
                <text:p>360.5378313186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359.843114481885">
                <text:p>359.8431144818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60.895253344106">
                <text:p>360.8952533441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59.380745760694">
                <text:p>359.3807457606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58.734184495486">
                <text:p>358.7341844954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358.502374589131">
                <text:p>358.5023745891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57.615842444988">
                <text:p>357.6158424449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357.71214454896">
                <text:p>357.712144548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358.20905299013">
                <text:p>358.209052990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57.252453204241">
                <text:p>357.2524532042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57.816924755613">
                <text:p>357.8169247556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57.737766284115">
                <text:p>357.7377662841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57.795961880101">
                <text:p>357.7959618801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57.742199006475">
                <text:p>357.7421990064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318.60388299103">
                <text:p>2318.603882991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08.317155129103">
                <text:p>408.3171551291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5569.88510480685">
                <text:p>5569.885104806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57.71214454896">
                <text:p>357.712144548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077.10772921962">
                <text:p>2077.107729219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952.10425972901">
                <text:p>1952.104259729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048.97146079041">
                <text:p>2048.971460790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40.510882909096">
                <text:p>940.5108829090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033.18930611133">
                <text:p>1033.18930611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